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emf" manifest:media-type="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ConduitITC TT" svg:font-family="&quot;ConduitITC TT&quot;"/>
    <style:font-face style:name="Franklin Gothic Demi" svg:font-family="&quot;Franklin Gothic Demi&quot;"/>
    <style:font-face style:name="Franklin Gothic Book" svg:font-family="&quot;Franklin Gothic Book&quot;"/>
  </office:font-face-decls>
  <office:automatic-styles>
    <style:style style:name="ce1" style:family="table-cell" style:parent-style-name="Default" style:data-style-name="N0"/>
    <style:style style:name="ce2" style:family="table-cell" style:parent-style-name="Normal_32_2" style:data-style-name="N0">
      <style:table-cell-properties style:vertical-align="automatic" fo:background-color="transparent" style:cell-protect="none"/>
      <style:text-properties style:font-name="ConduitITC TT" style:font-name-asian="ConduitITC TT" style:font-name-complex="ConduitITC TT" fo:font-size="10pt" style:font-size-asian="10pt" style:font-size-complex="10pt"/>
    </style:style>
    <style:style style:name="ce3" style:family="table-cell" style:parent-style-name="Normal_32_2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4" style:family="table-cell" style:parent-style-name="Normal_32_2" style:data-style-name="N0">
      <style:table-cell-properties style:vertical-align="middle" fo:background-color="#4F6228" style:cell-protect="none"/>
      <style:text-properties fo:color="#FFFFFF" style:font-name="ConduitITC TT" style:font-name-asian="ConduitITC TT" style:font-name-complex="ConduitITC TT" fo:font-size="14pt" style:font-size-asian="14pt" style:font-size-complex="14pt" fo:font-weight="bold" style:font-weight-asian="bold" style:font-weight-complex="bold"/>
    </style:style>
    <style:style style:name="ce5" style:family="table-cell" style:parent-style-name="Normal_32_2" style:data-style-name="N0">
      <style:table-cell-properties style:vertical-align="middle" fo:wrap-option="wrap" fo:background-color="#4F6228" style:cell-protect="none"/>
      <style:text-properties fo:color="#FFFFFF" style:font-name="ConduitITC TT" style:font-name-asian="ConduitITC TT" style:font-name-complex="ConduitITC TT" fo:font-size="14pt" style:font-size-asian="14pt" style:font-size-complex="14pt" fo:font-weight="bold" style:font-weight-asian="bold" style:font-weight-complex="bold"/>
    </style:style>
    <style:style style:name="ce6" style:family="table-cell" style:parent-style-name="Normal_32_2" style:data-style-name="N0">
      <style:table-cell-properties style:vertical-align="automatic" fo:background-color="transparent" style:cell-protect="none"/>
      <style:text-properties style:font-name="ConduitITC TT" style:font-name-asian="ConduitITC TT" style:font-name-complex="ConduitITC TT" fo:font-size="12pt" style:font-size-asian="12pt" style:font-size-complex="12pt" fo:font-weight="bold" style:font-weight-asian="bold" style:font-weight-complex="bold"/>
    </style:style>
    <style:style style:name="ce7" style:family="table-cell" style:parent-style-name="Normal_32_2" style:data-style-name="N0">
      <style:table-cell-properties style:vertical-align="automatic" fo:background-color="transparent" style:cell-protect="none"/>
      <style:text-properties style:font-name="ConduitITC TT" style:font-name-asian="ConduitITC TT" style:font-name-complex="ConduitITC TT" fo:font-size="12pt" style:font-size-asian="12pt" style:font-size-complex="12pt"/>
    </style:style>
    <style:style style:name="ce8" style:family="table-cell" style:parent-style-name="Normal_32_2" style:data-style-name="N41">
      <style:table-cell-properties style:vertical-align="automatic" fo:background-color="transparent" style:cell-protect="none"/>
      <style:text-properties style:font-name="ConduitITC TT" style:font-name-asian="ConduitITC TT" style:font-name-complex="ConduitITC TT" fo:font-size="10pt" style:font-size-asian="10pt" style:font-size-complex="10pt"/>
    </style:style>
    <style:style style:name="ce9" style:family="table-cell" style:parent-style-name="Normal_32_2" style:data-style-name="N0">
      <style:table-cell-properties fo:border-top="thin solid #000000" fo:border-bottom="none" fo:border-left="none" fo:border-right="none" style:vertical-align="automatic" fo:background-color="transparent" style:cell-protect="none"/>
      <style:text-properties style:font-name="ConduitITC TT" style:font-name-asian="ConduitITC TT" style:font-name-complex="ConduitITC TT" fo:font-size="8pt" style:font-size-asian="8pt" style:font-size-complex="8pt"/>
    </style:style>
    <style:style style:name="ce10" style:family="table-cell" style:parent-style-name="Normal_32_2" style:data-style-name="N1">
      <style:table-cell-properties fo:border-top="thin solid #000000" fo:border-bottom="none" fo:border-left="thin solid #000000" fo:border-right="none" style:vertical-align="middle" fo:background-color="#EBF1DE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1" style:family="table-cell" style:parent-style-name="Normal_32_2" style:data-style-name="N1">
      <style:table-cell-properties fo:border-top="thin solid #000000" fo:border-bottom="none" fo:border-left="none" fo:border-right="thin solid #000000" style:vertical-align="middle" fo:background-color="#EBF1DE" style:cell-protect="none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2" style:family="table-cell" style:parent-style-name="Normal_32_2" style:data-style-name="N0">
      <style:table-cell-properties fo:border-top="thin solid #000000" fo:border-bottom="none" fo:border-left="thin solid #000000" fo:border-right="none"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/>
    </style:style>
    <style:style style:name="ce13" style:family="table-cell" style:parent-style-name="Normal_32_2" style:data-style-name="N0">
      <style:table-cell-properties fo:border-top="thin solid #000000" fo:border-bottom="none" fo:border-left="none" fo:border-right="thin solid #000000"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/>
    </style:style>
    <style:style style:name="ce14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7pt" style:font-size-asian="7pt" style:font-size-complex="7pt"/>
    </style:style>
    <style:style style:name="ce15" style:family="table-cell" style:parent-style-name="Normal_32_2" style:data-style-name="N0">
      <style:table-cell-properties style:vertical-align="automatic" fo:background-color="transparent" style:cell-protect="none"/>
      <style:text-properties style:font-name="ConduitITC TT" style:font-name-asian="ConduitITC TT" style:font-name-complex="ConduitITC TT" fo:font-size="8pt" style:font-size-asian="8pt" style:font-size-complex="8pt"/>
    </style:style>
    <style:style style:name="ce16" style:family="table-cell" style:parent-style-name="Normal_32_2" style:data-style-name="N1">
      <style:table-cell-properties fo:border-top="none" fo:border-bottom="none" fo:border-left="thin solid #000000" fo:border-right="none" style:vertical-align="middle" fo:background-color="#EBF1DE" style:cell-protect="none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7" style:family="table-cell" style:parent-style-name="Normal_32_2" style:data-style-name="N1">
      <style:table-cell-properties fo:border-top="none" fo:border-bottom="none" fo:border-left="none" fo:border-right="thin solid #000000" style:vertical-align="middle" fo:background-color="#EBF1DE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8" style:family="table-cell" style:parent-style-name="Normal_32_2" style:data-style-name="N1">
      <style:table-cell-properties fo:border-top="none" fo:border-bottom="none" fo:border-left="thin solid #000000" fo:border-right="none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9" style:family="table-cell" style:parent-style-name="Normal_32_2" style:data-style-name="N1">
      <style:table-cell-properties fo:border-top="none" fo:border-bottom="none" fo:border-left="none" fo:border-right="thin solid #000000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20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 style:cell-protect="none"/>
      <style:text-properties style:font-name="ConduitITC TT" style:font-name-asian="ConduitITC TT" style:font-name-complex="ConduitITC TT" fo:font-size="8pt" style:font-size-asian="8pt" style:font-size-complex="8pt"/>
    </style:style>
    <style:style style:name="ce21" style:family="table-cell" style:parent-style-name="Normal_32_2" style:data-style-name="N0">
      <style:table-cell-properties fo:border-top="none" fo:border-bottom="thin solid #000000" fo:border-left="thin solid #000000" fo:border-right="none" style:vertical-align="middle" fo:background-color="#EBF1DE" style:cell-protect="none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2" style:family="table-cell" style:parent-style-name="Normal_32_2" style:data-style-name="N0">
      <style:table-cell-properties fo:border-top="none" fo:border-bottom="thin solid #000000" fo:border-left="none" fo:border-right="thin solid #000000" style:vertical-align="middle" fo:background-color="#EBF1DE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3" style:family="table-cell" style:parent-style-name="Normal_32_2" style:data-style-name="N0">
      <style:table-cell-properties fo:border-top="none" fo:border-bottom="thin solid #000000" fo:border-left="thin solid #000000" fo:border-right="none"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/>
    </style:style>
    <style:style style:name="ce24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/>
    </style:style>
    <style:style style:name="ce25" style:family="table-cell" style:parent-style-name="Normal_32_2" style:data-style-name="N0">
      <style:table-cell-properties fo:border-top="none" fo:border-bottom="thin solid #000000" fo:border-left="thin solid #000000" fo:border-right="none" style:vertical-align="automatic" fo:background-color="transparent" style:cell-protect="none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6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cell-protect="none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7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 style:cell-protect="none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8" style:family="table-cell" style:parent-style-name="Normal_32_2" style:data-style-name="N0">
      <style:table-cell-properties style:vertical-align="automatic" fo:background-color="transparent"/>
      <style:text-properties fo:color="#FFFFFF" style:font-name="ConduitITC TT" style:font-name-asian="ConduitITC TT" style:font-name-complex="ConduitITC TT" fo:font-size="7pt" style:font-size-asian="7pt" style:font-size-complex="7pt"/>
    </style:style>
    <style:style style:name="ce29" style:family="table-cell" style:parent-style-name="Normal_32_2" style:data-style-name="N0">
      <style:table-cell-properties fo:border-top="none" fo:border-bottom="none" fo:border-left="thin solid #000000" fo:border-right="none" style:vertical-align="middle" fo:background-color="#EBF1DE" style:cell-protect="none" style:repeat-content="false"/>
      <style:paragraph-properties fo:text-align="end" fo:margin-right="0.706cm"/>
      <style:text-properties style:font-name="Franklin Gothic Demi" style:font-name-asian="Franklin Gothic Demi" style:font-name-complex="Franklin Gothic Demi" fo:font-size="10pt" style:font-size-asian="10pt" style:font-size-complex="10pt" fo:font-weight="bold" style:font-weight-asian="bold" style:font-weight-complex="bold"/>
    </style:style>
    <style:style style:name="ce30" style:family="table-cell" style:parent-style-name="Normal_32_2" style:data-style-name="N0">
      <style:table-cell-properties fo:border-top="none" fo:border-bottom="none" fo:border-left="none" fo:border-right="thin solid #000000" style:vertical-align="middle" fo:background-color="#EBF1DE" style:cell-protect="none" style:repeat-content="false"/>
      <style:paragraph-properties fo:text-align="center"/>
      <style:text-properties style:font-name="Franklin Gothic Demi" style:font-name-asian="Franklin Gothic Demi" style:font-name-complex="Franklin Gothic Demi" fo:font-size="10pt" style:font-size-asian="10pt" style:font-size-complex="10pt" fo:font-weight="bold" style:font-weight-asian="bold" style:font-weight-complex="bold"/>
    </style:style>
    <style:style style:name="ce31" style:family="table-cell" style:parent-style-name="Normal_32_2" style:data-style-name="N0">
      <style:table-cell-properties fo:border-top="thin solid #000000" fo:border-bottom="none" fo:border-left="thin solid #000000" fo:border-right="none" style:vertical-align="middle" fo:background-color="transparent" style:cell-protect="none" style:repeat-content="false"/>
      <style:paragraph-properties fo:text-align="end" fo:margin-right="0.706cm"/>
      <style:text-properties style:font-name="Franklin Gothic Demi" style:font-name-asian="Franklin Gothic Demi" style:font-name-complex="Franklin Gothic Demi" fo:font-size="10pt" style:font-size-asian="10pt" style:font-size-complex="10pt" fo:font-weight="bold" style:font-weight-asian="bold" style:font-weight-complex="bold"/>
    </style:style>
    <style:style style:name="ce32" style:family="table-cell" style:parent-style-name="Normal_32_2" style:data-style-name="N0">
      <style:table-cell-properties fo:border-top="thin solid #000000" fo:border-bottom="none" fo:border-left="none" fo:border-right="thin solid #000000" style:vertical-align="middle" fo:background-color="transparent" style:cell-protect="none" style:repeat-content="false"/>
      <style:paragraph-properties fo:text-align="end" fo:margin-right="0.706cm"/>
      <style:text-properties style:font-name="Franklin Gothic Demi" style:font-name-asian="Franklin Gothic Demi" style:font-name-complex="Franklin Gothic Demi" fo:font-size="10pt" style:font-size-asian="10pt" style:font-size-complex="10pt" fo:font-weight="bold" style:font-weight-asian="bold" style:font-weight-complex="bold"/>
    </style:style>
    <style:style style:name="ce33" style:family="table-cell" style:parent-style-name="Normal_32_2" style:data-style-name="N0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Franklin Gothic Demi" style:font-name-asian="Franklin Gothic Demi" style:font-name-complex="Franklin Gothic Demi" fo:font-size="10pt" style:font-size-asian="10pt" style:font-size-complex="10pt" fo:font-weight="bold" style:font-weight-asian="bold" style:font-weight-complex="bold"/>
    </style:style>
    <style:style style:name="ce34" style:family="table-cell" style:parent-style-name="Normal_32_2" style:data-style-name="N0">
      <style:table-cell-properties style:vertical-align="middle" fo:background-color="transparent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35" style:family="table-cell" style:parent-style-name="Normal_32_2" style:data-style-name="N38">
      <style:table-cell-properties fo:border-top="none" fo:border-bottom="none" fo:border-left="thin solid #000000" fo:border-right="none" style:vertical-align="middle" fo:background-color="#EBF1DE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36" style:family="table-cell" style:parent-style-name="Normal_32_2" style:data-style-name="N37">
      <style:table-cell-properties fo:border-top="none" fo:border-bottom="none" fo:border-left="none" fo:border-right="thin solid #000000" style:vertical-align="middle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37" style:family="table-cell" style:parent-style-name="Normal_32_2" style:data-style-name="N38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38" style:family="table-cell" style:parent-style-name="Normal_32_2" style:data-style-name="N37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39" style:family="table-cell" style:parent-style-name="Normal_32_2" style:data-style-name="N39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40" style:family="table-cell" style:parent-style-name="Normal_32_2" style:data-style-name="N40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41" style:family="table-cell" style:parent-style-name="Normal_32_2" style:data-style-name="N38">
      <style:table-cell-properties style:vertical-align="automatic" fo:background-color="transparent"/>
      <style:text-properties style:font-name="ConduitITC TT" style:font-name-asian="ConduitITC TT" style:font-name-complex="ConduitITC TT" fo:font-size="10pt" style:font-size-asian="10pt" style:font-size-complex="10pt"/>
    </style:style>
    <style:style style:name="ce42" style:family="table-cell" style:parent-style-name="Normal_32_2" style:data-style-name="N0">
      <style:table-cell-properties style:vertical-align="automatic" fo:background-color="transparent"/>
      <style:text-properties fo:color="#FFFFFF" style:font-name="ConduitITC TT" style:font-name-asian="ConduitITC TT" style:font-name-complex="ConduitITC TT" fo:font-size="10pt" style:font-size-asian="10pt" style:font-size-complex="10pt"/>
    </style:style>
    <style:style style:name="ce43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10pt" style:font-size-asian="10pt" style:font-size-complex="10pt"/>
    </style:style>
    <style:style style:name="ce44" style:family="table-cell" style:parent-style-name="Normal_32_2" style:data-style-name="N38">
      <style:table-cell-properties fo:border-top="none" fo:border-bottom="none" fo:border-left="thin solid #000000" fo:border-right="none" style:vertical-align="middle" fo:background-color="#EBF1DE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45" style:family="table-cell" style:parent-style-name="Normal_32_2" style:data-style-name="N37">
      <style:table-cell-properties fo:border-top="none" fo:border-bottom="none" fo:border-left="none" fo:border-right="thin solid #000000" style:vertical-align="middle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46" style:family="table-cell" style:parent-style-name="Normal_32_2" style:data-style-name="N38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47" style:family="table-cell" style:parent-style-name="Normal_32_2" style:data-style-name="N37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48" style:family="table-cell" style:parent-style-name="Normal_32_2" style:data-style-name="N39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/>
    </style:style>
    <style:style style:name="ce49" style:family="table-cell" style:parent-style-name="Normal_32_2" style:data-style-name="N40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50" style:family="table-cell" style:parent-style-name="Normal_32_2" style:data-style-name="N42">
      <style:table-cell-properties style:vertical-align="automatic" fo:background-color="transparent"/>
      <style:text-properties style:font-name="ConduitITC TT" style:font-name-asian="ConduitITC TT" style:font-name-complex="ConduitITC TT" fo:font-size="10pt" style:font-size-asian="10pt" style:font-size-complex="10pt"/>
    </style:style>
    <style:style style:name="ce51" style:family="table-cell" style:parent-style-name="Normal_32_2" style:data-style-name="N38">
      <style:table-cell-properties fo:border-top="none" fo:border-bottom="none" fo:border-left="thin solid #000000" fo:border-right="none" style:vertical-align="automatic" fo:background-color="#EBF1DE" style:repeat-content="false"/>
      <style:paragraph-properties fo:text-align="end" fo:margin-right="0.706cm"/>
      <style:text-properties fo:color="#FFFFFF" style:font-name="ConduitITC TT" style:font-name-asian="ConduitITC TT" style:font-name-complex="ConduitITC TT" fo:font-size="10pt" style:font-size-asian="10pt" style:font-size-complex="10pt"/>
    </style:style>
    <style:style style:name="ce52" style:family="table-cell" style:parent-style-name="Normal_32_2" style:data-style-name="N37">
      <style:table-cell-properties fo:border-top="none" fo:border-bottom="none" fo:border-left="none" fo:border-right="thin solid #000000" style:vertical-align="automatic" fo:background-color="#EBF1DE" style:repeat-content="false"/>
      <style:paragraph-properties fo:text-align="end" fo:margin-right="0.353cm"/>
      <style:text-properties fo:color="#FFFFFF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53" style:family="table-cell" style:parent-style-name="Normal_32_2" style:data-style-name="N38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end" fo:margin-right="0.706cm"/>
      <style:text-properties fo:color="#FFFFFF" style:font-name="ConduitITC TT" style:font-name-asian="ConduitITC TT" style:font-name-complex="ConduitITC TT" fo:font-size="10pt" style:font-size-asian="10pt" style:font-size-complex="10pt"/>
    </style:style>
    <style:style style:name="ce54" style:family="table-cell" style:parent-style-name="Normal_32_2" style:data-style-name="N37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end" fo:margin-right="0.353cm"/>
      <style:text-properties fo:color="#FFFFFF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55" style:family="table-cell" style:parent-style-name="Normal_32_2" style:data-style-name="N38">
      <style:table-cell-properties fo:border-top="none" fo:border-bottom="none" fo:border-left="thin solid #000000" fo:border-right="none" style:vertical-align="automatic" fo:background-color="#EBF1DE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56" style:family="table-cell" style:parent-style-name="Normal_32_2" style:data-style-name="N37">
      <style:table-cell-properties fo:border-top="none" fo:border-bottom="none" fo:border-left="none" fo:border-right="thin solid #000000" style:vertical-align="automatic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57" style:family="table-cell" style:parent-style-name="Normal_32_2" style:data-style-name="N38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58" style:family="table-cell" style:parent-style-name="Normal_32_2" style:data-style-name="N37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59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8pt" style:font-size-asian="8pt" style:font-size-complex="8pt"/>
    </style:style>
    <style:style style:name="ce60" style:family="table-cell" style:parent-style-name="Normal_32_2" style:data-style-name="N0">
      <style:table-cell-properties style:vertical-align="automatic" fo:background-color="transparent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61" style:family="table-cell" style:parent-style-name="Normal_32_2" style:data-style-name="N38">
      <style:table-cell-properties fo:border-top="none" fo:border-bottom="none" fo:border-left="thin solid #000000" fo:border-right="none" style:vertical-align="automatic" fo:background-color="#EBF1DE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62" style:family="table-cell" style:parent-style-name="Normal_32_2" style:data-style-name="N37">
      <style:table-cell-properties fo:border-top="none" fo:border-bottom="none" fo:border-left="none" fo:border-right="thin solid #000000" style:vertical-align="automatic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63" style:family="table-cell" style:parent-style-name="Normal_32_2" style:data-style-name="N38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64" style:family="table-cell" style:parent-style-name="Normal_32_2" style:data-style-name="N37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65" style:family="table-cell" style:parent-style-name="Normal_32_2" style:data-style-name="N38">
      <style:table-cell-properties style:vertical-align="automatic" fo:background-color="transparent"/>
      <style:text-properties style:font-name="ConduitITC TT" style:font-name-asian="ConduitITC TT" style:font-name-complex="ConduitITC TT" fo:font-size="8pt" style:font-size-asian="8pt" style:font-size-complex="8pt"/>
    </style:style>
    <style:style style:name="ce66" style:family="table-cell" style:parent-style-name="Normal_32_2" style:data-style-name="N38">
      <style:table-cell-properties style:vertical-align="automatic" fo:background-color="transparent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67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68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/>
      <style:text-properties style:font-name="ConduitITC TT" style:font-name-asian="ConduitITC TT" style:font-name-complex="ConduitITC TT" fo:font-size="10pt" style:font-size-asian="10pt" style:font-size-complex="10pt"/>
    </style:style>
    <style:style style:name="ce69" style:family="table-cell" style:parent-style-name="Normal_32_2" style:data-style-name="N38">
      <style:table-cell-properties fo:border-top="none" fo:border-bottom="thin solid #000000" fo:border-left="thin solid #000000" fo:border-right="none" style:vertical-align="automatic" fo:background-color="#EBF1DE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70" style:family="table-cell" style:parent-style-name="Normal_32_2" style:data-style-name="N37">
      <style:table-cell-properties fo:border-top="none" fo:border-bottom="thin solid #000000" fo:border-left="none" fo:border-right="thin solid #000000" style:vertical-align="automatic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71" style:family="table-cell" style:parent-style-name="Normal_32_2" style:data-style-name="N38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72" style:family="table-cell" style:parent-style-name="Normal_32_2" style:data-style-name="N37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73" style:family="table-cell" style:parent-style-name="Normal_32_2" style:data-style-name="N39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/>
    </style:style>
    <style:style style:name="ce74" style:family="table-cell" style:parent-style-name="Normal_32_2" style:data-style-name="N4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75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76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8pt" style:font-size-asian="8pt" style:font-size-complex="8pt" fo:font-style="italic" style:font-style-asian="italic" style:font-style-complex="italic"/>
    </style:style>
    <style:style style:name="ce77" style:family="table-cell" style:parent-style-name="Normal_32_2" style:data-style-name="N0">
      <style:table-cell-properties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/>
    </style:style>
    <style:style style:name="ce78" style:family="table-cell" style:parent-style-name="Default" style:data-style-name="N38"/>
    <style:style style:name="ce79" style:family="table-cell" style:parent-style-name="Default" style:data-style-name="N0">
      <style:text-properties fo:font-size="10pt" style:font-size-asian="10pt" style:font-size-complex="10pt"/>
    </style:style>
    <style:style style:name="ce80" style:family="table-cell" style:parent-style-name="Normal_32_2" style:data-style-name="N0">
      <style:table-cell-properties style:vertical-align="middle" fo:background-color="#4F6228" style:cell-protect="none" style:repeat-content="false"/>
      <style:paragraph-properties fo:text-align="center"/>
      <style:text-properties fo:color="#FFFFFF" style:font-name="ConduitITC TT" style:font-name-asian="ConduitITC TT" style:font-name-complex="ConduitITC TT" fo:font-size="14pt" style:font-size-asian="14pt" style:font-size-complex="14pt" fo:font-weight="bold" style:font-weight-asian="bold" style:font-weight-complex="bold"/>
    </style:style>
    <style:style style:name="ce81" style:family="table-cell" style:parent-style-name="Normal_32_2" style:data-style-name="N1">
      <style:table-cell-properties fo:border-top="thin solid #000000" fo:border-bottom="thin solid #000000" fo:border-left="thin solid #000000" fo:border-right="none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82" style:family="table-cell" style:parent-style-name="Normal_32_2" style:data-style-name="N1">
      <style:table-cell-properties fo:border-top="thin solid #000000" fo:border-bottom="none" fo:border-left="thin solid #000000" fo:border-right="thin solid #000000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83" style:family="table-cell" style:parent-style-name="Normal_32_2" style:data-style-name="N1">
      <style:table-cell-properties fo:border-top="thin solid #000000" fo:border-bottom="none" fo:border-left="thin solid #000000" fo:border-right="none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84" style:family="table-cell" style:parent-style-name="Normal_32_2" style:data-style-name="N1">
      <style:table-cell-properties fo:border-top="none" fo:border-bottom="none" fo:border-left="thin solid #000000" fo:border-right="none" style:vertical-align="middle" fo:background-color="#EBF1DE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85" style:family="table-cell" style:parent-style-name="Normal_32_2" style:data-style-name="N0">
      <style:table-cell-properties fo:border-top="none" fo:border-bottom="none" fo:border-left="thin solid #000000" fo:border-right="none" style:vertical-align="middle" fo:background-color="#EBF1DE" style:cell-protect="none" style:repeat-content="false"/>
      <style:paragraph-properties fo:text-align="end" fo:margin-right="0.706cm"/>
      <style:text-properties style:font-name="Franklin Gothic Demi" style:font-name-asian="Franklin Gothic Demi" style:font-name-complex="Franklin Gothic Demi" fo:font-size="8pt" style:font-size-asian="8pt" style:font-size-complex="8pt" fo:font-weight="bold" style:font-weight-asian="bold" style:font-weight-complex="bold"/>
    </style:style>
    <style:style style:name="ce86" style:family="table-cell" style:parent-style-name="Normal_32_2" style:data-style-name="N0">
      <style:table-cell-properties fo:border-top="none" fo:border-bottom="none" fo:border-left="none" fo:border-right="thin solid #000000" style:vertical-align="middle" fo:background-color="#EBF1DE" style:cell-protect="none" style:repeat-content="false"/>
      <style:paragraph-properties fo:text-align="center"/>
      <style:text-properties style:font-name="Franklin Gothic Demi" style:font-name-asian="Franklin Gothic Demi" style:font-name-complex="Franklin Gothic Demi" fo:font-size="8pt" style:font-size-asian="8pt" style:font-size-complex="8pt" fo:font-weight="bold" style:font-weight-asian="bold" style:font-weight-complex="bold"/>
    </style:style>
    <style:style style:name="ce87" style:family="table-cell" style:parent-style-name="Normal_32_2" style:data-style-name="N0">
      <style:table-cell-properties fo:border-top="thin solid #000000" fo:border-bottom="none" fo:border-left="thin solid #000000" fo:border-right="none" style:vertical-align="middle" fo:background-color="transparent" style:cell-protect="none" style:repeat-content="false"/>
      <style:paragraph-properties fo:text-align="end" fo:margin-right="0.706cm"/>
      <style:text-properties style:font-name="Franklin Gothic Demi" style:font-name-asian="Franklin Gothic Demi" style:font-name-complex="Franklin Gothic Demi" fo:font-size="8pt" style:font-size-asian="8pt" style:font-size-complex="8pt" fo:font-weight="bold" style:font-weight-asian="bold" style:font-weight-complex="bold"/>
    </style:style>
    <style:style style:name="ce88" style:family="table-cell" style:parent-style-name="Normal_32_2" style:data-style-name="N0">
      <style:table-cell-properties fo:border-top="thin solid #000000" fo:border-bottom="none" fo:border-left="none" fo:border-right="thin solid #000000" style:vertical-align="middle" fo:background-color="transparent" style:cell-protect="none" style:repeat-content="false"/>
      <style:paragraph-properties fo:text-align="end" fo:margin-right="0.706cm"/>
      <style:text-properties style:font-name="Franklin Gothic Demi" style:font-name-asian="Franklin Gothic Demi" style:font-name-complex="Franklin Gothic Demi" fo:font-size="8pt" style:font-size-asian="8pt" style:font-size-complex="8pt" fo:font-weight="bold" style:font-weight-asian="bold" style:font-weight-complex="bold"/>
    </style:style>
    <style:style style:name="ce89" style:family="table-cell" style:parent-style-name="Normal_32_2" style:data-style-name="N0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Franklin Gothic Demi" style:font-name-asian="Franklin Gothic Demi" style:font-name-complex="Franklin Gothic Demi" fo:font-size="8pt" style:font-size-asian="8pt" style:font-size-complex="8pt" fo:font-weight="bold" style:font-weight-asian="bold" style:font-weight-complex="bold"/>
    </style:style>
    <style:style style:name="ce90" style:family="table-cell" style:parent-style-name="Normal_32_2" style:data-style-name="N38">
      <style:table-cell-properties style:vertical-align="automatic" fo:background-color="transparent"/>
      <style:text-properties fo:color="#FF0000" style:font-name="ConduitITC TT" style:font-name-asian="ConduitITC TT" style:font-name-complex="ConduitITC TT" fo:font-size="8pt" style:font-size-asian="8pt" style:font-size-complex="8pt"/>
    </style:style>
    <style:style style:name="ce91" style:family="table-cell" style:parent-style-name="Default" style:data-style-name="N37"/>
    <style:style style:name="ce92" style:family="table-cell" style:parent-style-name="Default" style:data-style-name="N0">
      <style:table-cell-properties fo:background-color="transparent"/>
    </style:style>
    <style:style style:name="ce93" style:family="table-cell" style:parent-style-name="Normal_32_2" style:data-style-name="N1">
      <style:table-cell-properties fo:border-top="thin solid #000000" fo:border-bottom="none" fo:border-left="thin solid #000000" fo:border-right="none" style:vertical-align="middle" fo:background-color="#EBF1DE" style:cell-protect="none" style:repeat-content="false"/>
      <style:paragraph-properties fo:text-align="center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94" style:family="table-cell" style:parent-style-name="Normal_32_2" style:data-style-name="N1">
      <style:table-cell-properties fo:border-top="thin solid #000000" fo:border-bottom="none" fo:border-left="none" fo:border-right="thin solid #000000" style:vertical-align="middle" fo:background-color="#EBF1DE" style:cell-protect="none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95" style:family="table-cell" style:parent-style-name="Normal_32_2" style:data-style-name="N0">
      <style:table-cell-properties fo:border-top="thin solid #000000" fo:border-bottom="none" fo:border-left="thin solid #000000" fo:border-right="none"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/>
    </style:style>
    <style:style style:name="ce96" style:family="table-cell" style:parent-style-name="Normal_32_2" style:data-style-name="N0">
      <style:table-cell-properties fo:border-top="thin solid #000000" fo:border-bottom="none" fo:border-left="none" fo:border-right="thin solid #000000"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/>
    </style:style>
    <style:style style:name="ce97" style:family="table-cell" style:parent-style-name="Normal_32_2" style:data-style-name="N1">
      <style:table-cell-properties fo:border-top="none" fo:border-bottom="none" fo:border-left="none" fo:border-right="thin solid #000000" style:vertical-align="middle" fo:background-color="#EBF1DE" style:cell-protect="none" style:repeat-content="false"/>
      <style:paragraph-properties fo:text-align="center"/>
      <style:text-properties style:font-name="ConduitITC TT" style:font-name-asian="ConduitITC TT" style:font-name-complex="ConduitITC TT" fo:font-size="9pt" style:font-size-asian="9pt" style:font-size-complex="9pt" fo:font-style="italic" style:font-style-asian="italic" style:font-style-complex="italic" fo:font-weight="bold" style:font-weight-asian="bold" style:font-weight-complex="bold"/>
    </style:style>
    <style:style style:name="ce98" style:family="table-cell" style:parent-style-name="Normal_32_2" style:data-style-name="N1">
      <style:table-cell-properties fo:border-top="none" fo:border-bottom="none" fo:border-left="none" fo:border-right="thin solid #000000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9pt" style:font-size-asian="9pt" style:font-size-complex="9pt" fo:font-style="italic" style:font-style-asian="italic" style:font-style-complex="italic" fo:font-weight="bold" style:font-weight-asian="bold" style:font-weight-complex="bold"/>
    </style:style>
    <style:style style:name="ce99" style:family="table-cell" style:parent-style-name="Normal_32_2" style:data-style-name="N0">
      <style:table-cell-properties fo:border-top="none" fo:border-bottom="thin solid #000000" fo:border-left="thin solid #000000" fo:border-right="none" style:vertical-align="middle" fo:background-color="#EBF1DE" style:cell-protect="none" style:repeat-content="false"/>
      <style:paragraph-properties fo:text-align="end" fo:margin-right="0.706cm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100" style:family="table-cell" style:parent-style-name="Normal_32_2" style:data-style-name="N0">
      <style:table-cell-properties fo:border-top="none" fo:border-bottom="thin solid #000000" fo:border-left="none" fo:border-right="thin solid #000000" style:vertical-align="middle" fo:background-color="#EBF1DE" style:cell-protect="none" style:repeat-content="false"/>
      <style:paragraph-properties fo:text-align="center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101" style:family="table-cell" style:parent-style-name="Normal_32_2" style:data-style-name="N0">
      <style:table-cell-properties fo:border-top="none" fo:border-bottom="thin solid #000000" fo:border-left="thin solid #000000" fo:border-right="none"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/>
    </style:style>
    <style:style style:name="ce102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/>
    </style:style>
    <style:style style:name="ce103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cell-protect="none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/>
    </style:style>
    <style:style style:name="ce104" style:family="table-cell" style:parent-style-name="Normal_32_2" style:data-style-name="N0">
      <style:table-cell-properties fo:border-top="none" fo:border-bottom="thin solid #000000" fo:border-left="thin solid #000000" fo:border-right="none" style:vertical-align="automatic" fo:background-color="transparent" style:cell-protect="none" style:repeat-content="false"/>
      <style:paragraph-properties fo:text-align="end" fo:margin-right="0cm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105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cell-protect="none" style:repeat-content="false"/>
      <style:paragraph-properties fo:text-align="end" fo:margin-right="0.353cm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106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 style:cell-protect="none" style:repeat-content="false"/>
      <style:paragraph-properties fo:text-align="end" fo:margin-right="0.353cm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107" style:family="table-cell" style:parent-style-name="Normal_32_2" style:data-style-name="N0">
      <style:table-cell-properties fo:border-top="thin solid #000000" fo:border-bottom="none" fo:border-left="thin solid #000000" fo:border-right="none" style:vertical-align="automatic" fo:background-color="#EBF1DE" style:cell-protect="none" style:repeat-content="false"/>
      <style:paragraph-properties fo:text-align="end" fo:margin-right="0.353cm"/>
      <style:text-properties style:font-name="Franklin Gothic Demi" style:font-name-asian="Franklin Gothic Demi" style:font-name-complex="Franklin Gothic Demi" fo:font-size="9pt" style:font-size-asian="9pt" style:font-size-complex="9pt" fo:font-weight="bold" style:font-weight-asian="bold" style:font-weight-complex="bold"/>
    </style:style>
    <style:style style:name="ce108" style:family="table-cell" style:parent-style-name="Normal_32_2" style:data-style-name="N0">
      <style:table-cell-properties fo:border-top="thin solid #000000" fo:border-bottom="none" fo:border-left="none" fo:border-right="thin solid #000000" style:vertical-align="automatic" fo:background-color="#EBF1DE" style:cell-protect="none" style:repeat-content="false"/>
      <style:paragraph-properties fo:text-align="end" fo:margin-right="0cm"/>
      <style:text-properties style:font-name="Franklin Gothic Demi" style:font-name-asian="Franklin Gothic Demi" style:font-name-complex="Franklin Gothic Demi" fo:font-size="9pt" style:font-size-asian="9pt" style:font-size-complex="9pt" fo:font-weight="bold" style:font-weight-asian="bold" style:font-weight-complex="bold"/>
    </style:style>
    <style:style style:name="ce109" style:family="table-cell" style:parent-style-name="Normal_32_2" style:data-style-name="N0">
      <style:table-cell-properties fo:border-top="thin solid #000000" fo:border-bottom="none" fo:border-left="thin solid #000000" fo:border-right="none" style:vertical-align="automatic" fo:background-color="transparent" style:cell-protect="none" style:repeat-content="false"/>
      <style:paragraph-properties fo:text-align="end" fo:margin-right="0.353cm"/>
      <style:text-properties style:font-name="Franklin Gothic Demi" style:font-name-asian="Franklin Gothic Demi" style:font-name-complex="Franklin Gothic Demi" fo:font-size="9pt" style:font-size-asian="9pt" style:font-size-complex="9pt" fo:font-weight="bold" style:font-weight-asian="bold" style:font-weight-complex="bold"/>
    </style:style>
    <style:style style:name="ce110" style:family="table-cell" style:parent-style-name="Normal_32_2" style:data-style-name="N0">
      <style:table-cell-properties fo:border-top="thin solid #000000" fo:border-bottom="none" fo:border-left="none" fo:border-right="thin solid #000000" style:vertical-align="automatic" fo:background-color="transparent" style:cell-protect="none" style:repeat-content="false"/>
      <style:paragraph-properties fo:text-align="end" fo:margin-right="0cm"/>
      <style:text-properties style:font-name="Franklin Gothic Demi" style:font-name-asian="Franklin Gothic Demi" style:font-name-complex="Franklin Gothic Demi" fo:font-size="9pt" style:font-size-asian="9pt" style:font-size-complex="9pt" fo:font-weight="bold" style:font-weight-asian="bold" style:font-weight-complex="bold"/>
    </style:style>
    <style:style style:name="ce111" style:family="table-cell" style:parent-style-name="Normal_32_2" style:data-style-name="N0">
      <style:table-cell-properties style:vertical-align="automatic" fo:background-color="transparent" style:cell-protect="none" style:repeat-content="false"/>
      <style:paragraph-properties fo:text-align="center"/>
      <style:text-properties style:font-name="Franklin Gothic Demi" style:font-name-asian="Franklin Gothic Demi" style:font-name-complex="Franklin Gothic Demi" fo:font-size="9pt" style:font-size-asian="9pt" style:font-size-complex="9pt" fo:font-weight="bold" style:font-weight-asian="bold" style:font-weight-complex="bold"/>
    </style:style>
    <style:style style:name="ce112" style:family="table-cell" style:parent-style-name="Normal_32_2" style:data-style-name="N0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Franklin Gothic Demi" style:font-name-asian="Franklin Gothic Demi" style:font-name-complex="Franklin Gothic Demi" fo:font-size="9pt" style:font-size-asian="9pt" style:font-size-complex="9pt" fo:font-weight="bold" style:font-weight-asian="bold" style:font-weight-complex="bold"/>
    </style:style>
    <style:style style:name="ce113" style:family="table-cell" style:parent-style-name="Normal_32_2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14" style:family="table-cell" style:parent-style-name="Normal_32_2" style:data-style-name="N38">
      <style:table-cell-properties fo:border-top="none" fo:border-bottom="none" fo:border-left="thin solid #000000" fo:border-right="none" style:vertical-align="automatic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15" style:family="table-cell" style:parent-style-name="Normal_32_2" style:data-style-name="N37">
      <style:table-cell-properties fo:border-top="none" fo:border-bottom="none" fo:border-left="none" fo:border-right="thin solid #000000" style:vertical-align="automatic" fo:background-color="#EBF1DE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16" style:family="table-cell" style:parent-style-name="Normal_32_2" style:data-style-name="N38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17" style:family="table-cell" style:parent-style-name="Normal_32_2" style:data-style-name="N37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18" style:family="table-cell" style:parent-style-name="Normal_32_2" style:data-style-name="N37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19" style:family="table-cell" style:parent-style-name="Normal_32_2" style:data-style-name="N0">
      <style:table-cell-properties style:vertical-align="automatic" fo:background-color="transparent" style:repeat-content="false"/>
      <style:paragraph-properties fo:text-align="start" fo:margin-left="0.353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20" style:family="table-cell" style:parent-style-name="Normal_32_2" style:data-style-name="N0">
      <style:table-cell-properties style:vertical-align="automatic" fo:background-color="transparent" style:repeat-content="false"/>
      <style:paragraph-properties fo:text-align="start" fo:margin-left="1.059cm"/>
      <style:text-properties style:font-name="ConduitITC TT" style:font-name-asian="ConduitITC TT" style:font-name-complex="ConduitITC TT" fo:font-size="10pt" style:font-size-asian="10pt" style:font-size-complex="10pt"/>
    </style:style>
    <style:style style:name="ce121" style:family="table-cell" style:parent-style-name="Normal_32_2" style:data-style-name="N38">
      <style:table-cell-properties fo:border-top="none" fo:border-bottom="none" fo:border-left="thin solid #000000" fo:border-right="none" style:vertical-align="automatic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/>
    </style:style>
    <style:style style:name="ce122" style:family="table-cell" style:parent-style-name="Normal_32_2" style:data-style-name="N37">
      <style:table-cell-properties fo:border-top="none" fo:border-bottom="none" fo:border-left="none" fo:border-right="thin solid #000000" style:vertical-align="automatic" fo:background-color="#EBF1DE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23" style:family="table-cell" style:parent-style-name="Normal_32_2" style:data-style-name="N38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/>
    </style:style>
    <style:style style:name="ce124" style:family="table-cell" style:parent-style-name="Normal_32_2" style:data-style-name="N37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25" style:family="table-cell" style:parent-style-name="Normal_32_2" style:data-style-name="N37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26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start" fo:margin-left="0cm"/>
      <style:text-properties style:font-name="ConduitITC TT" style:font-name-asian="ConduitITC TT" style:font-name-complex="ConduitITC TT" fo:font-size="7pt" style:font-size-asian="7pt" style:font-size-complex="7pt"/>
    </style:style>
    <style:style style:name="ce127" style:family="table-cell" style:parent-style-name="Default" style:data-style-name="N38">
      <style:table-cell-properties fo:border-top="none" fo:border-bottom="thin solid #000000" fo:border-left="thin solid #000000" fo:border-right="none" style:vertical-align="automatic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9pt" style:font-size-asian="9pt" style:font-size-complex="9pt"/>
    </style:style>
    <style:style style:name="ce128" style:family="table-cell" style:parent-style-name="Normal_32_2" style:data-style-name="N37">
      <style:table-cell-properties fo:border-top="none" fo:border-bottom="thin solid #000000" fo:border-left="none" fo:border-right="thin solid #000000" style:vertical-align="automatic" fo:background-color="#EBF1DE" style:repeat-content="false"/>
      <style:paragraph-properties fo:text-align="end" fo:margin-right="0cm"/>
      <style:text-properties style:font-name="ConduitITC TT" style:font-name-asian="ConduitITC TT" style:font-name-complex="ConduitITC TT" fo:font-size="9pt" style:font-size-asian="9pt" style:font-size-complex="9pt"/>
    </style:style>
    <style:style style:name="ce129" style:family="table-cell" style:parent-style-name="Default" style:data-style-name="N38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9pt" style:font-size-asian="9pt" style:font-size-complex="9pt"/>
    </style:style>
    <style:style style:name="ce130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/>
    </style:style>
    <style:style style:name="ce131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/>
    </style:style>
    <style:style style:name="ce132" style:family="table-cell" style:parent-style-name="Normal_32_2" style:data-style-name="N39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9pt" style:font-size-asian="9pt" style:font-size-complex="9pt"/>
    </style:style>
    <style:style style:name="ce133" style:family="table-cell" style:parent-style-name="Normal_32_2" style:data-style-name="N4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9pt" style:font-size-asian="9pt" style:font-size-complex="9pt"/>
    </style:style>
    <style:style style:name="ce134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9pt" style:font-size-asian="9pt" style:font-size-complex="9pt" fo:font-style="italic" style:font-style-asian="italic" style:font-style-complex="italic"/>
    </style:style>
    <style:style style:name="ce135" style:family="table-cell" style:parent-style-name="Normal_32_3" style:data-style-name="N0">
      <style:table-cell-properties style:vertical-align="automatic" fo:background-color="transparent" style:cell-protect="none"/>
      <style:text-properties style:font-name="ConduitITC TT" style:font-name-asian="ConduitITC TT" style:font-name-complex="ConduitITC TT" fo:font-size="12pt" style:font-size-asian="12pt" style:font-size-complex="12pt" fo:font-weight="bold" style:font-weight-asian="bold" style:font-weight-complex="bold"/>
    </style:style>
    <style:style style:name="ce136" style:family="table-cell" style:parent-style-name="Default" style:data-style-name="N36">
      <style:table-cell-properties fo:border-top="thin solid #000000" fo:border-bottom="none" fo:border-left="thin solid #000000" fo:border-right="none" style:vertical-align="automatic" fo:background-color="#EBF1DE" style:repeat-content="false"/>
      <style:paragraph-properties fo:text-align="end" fo:margin-right="1.059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137" style:family="table-cell" style:parent-style-name="Normal_32_2" style:data-style-name="N37">
      <style:table-cell-properties fo:border-top="thin solid #000000" fo:border-bottom="none" fo:border-left="none" fo:border-right="thin solid #000000" style:vertical-align="automatic" fo:background-color="#EBF1DE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138" style:family="table-cell" style:parent-style-name="Default" style:data-style-name="N36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end" fo:margin-right="1.059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139" style:family="table-cell" style:parent-style-name="Normal_32_2" style:data-style-name="N37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140" style:family="table-cell" style:parent-style-name="Default" style:data-style-name="N36">
      <style:table-cell-properties fo:border-top="thin solid #000000" fo:border-bottom="none" fo:border-left="thin solid #000000" fo:border-right="none" style:vertical-align="automatic" fo:background-color="transparent" style:repeat-content="false"/>
      <style:paragraph-properties fo:text-align="end" fo:margin-right="1.059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141" style:family="table-cell" style:parent-style-name="Normal_32_2" style:data-style-name="N37">
      <style:table-cell-properties fo:border-top="thin solid #000000" fo:border-bottom="none" fo:border-left="none" fo:border-right="thin solid #000000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 fo:font-style="italic" style:font-style-asian="italic" style:font-style-complex="italic" fo:font-weight="bold" style:font-weight-asian="bold" style:font-weight-complex="bold"/>
    </style:style>
    <style:style style:name="ce142" style:family="table-cell" style:parent-style-name="Normal_32_2" style:data-style-name="N39">
      <style:table-cell-properties style:vertical-align="middle" fo:background-color="transparent" style:repeat-content="false"/>
      <style:paragraph-properties fo:text-align="end" fo:margin-right="1.059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143" style:family="table-cell" style:parent-style-name="Normal_32_2" style:data-style-name="N40">
      <style:table-cell-properties style:vertical-align="middle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144" style:family="table-cell" style:parent-style-name="Normal_32_3" style:data-style-name="N0">
      <style:table-cell-properties style:vertical-align="middle" fo:background-color="transparent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45" style:family="table-cell" style:parent-style-name="Normal_32_2" style:data-style-name="N37">
      <style:table-cell-properties fo:border-top="none" fo:border-bottom="none" fo:border-left="none" fo:border-right="thin solid #000000" style:vertical-align="middle" fo:background-color="#EBF1DE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46" style:family="table-cell" style:parent-style-name="Normal_32_2" style:data-style-name="N38">
      <style:table-cell-properties style:vertical-align="middle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47" style:family="table-cell" style:parent-style-name="Normal_32_2" style:data-style-name="N37">
      <style:table-cell-properties style:vertical-align="middle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48" style:family="table-cell" style:parent-style-name="Normal_32_2" style:data-style-name="N37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49" style:family="table-cell" style:parent-style-name="Normal_32_3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ConduitITC TT" style:font-name-asian="ConduitITC TT" style:font-name-complex="ConduitITC TT" fo:font-size="10pt" style:font-size-asian="10pt" style:font-size-complex="10pt"/>
    </style:style>
    <style:style style:name="ce150" style:family="table-cell" style:parent-style-name="Normal_32_2" style:data-style-name="N37">
      <style:table-cell-properties fo:border-top="none" fo:border-bottom="none" fo:border-left="none" fo:border-right="thin solid #000000" style:vertical-align="middle" fo:background-color="#EBF1DE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51" style:family="table-cell" style:parent-style-name="Normal_32_2" style:data-style-name="N38">
      <style:table-cell-properties style:vertical-align="middle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152" style:family="table-cell" style:parent-style-name="Normal_32_2" style:data-style-name="N37">
      <style:table-cell-properties style:vertical-align="middle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53" style:family="table-cell" style:parent-style-name="Normal_32_2" style:data-style-name="N37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54" style:family="table-cell" style:parent-style-name="Normal_32_3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start" fo:margin-left="0.353cm"/>
      <style:text-properties style:font-name="ConduitITC TT" style:font-name-asian="ConduitITC TT" style:font-name-complex="ConduitITC TT" fo:font-size="9pt" style:font-size-asian="9pt" style:font-size-complex="9pt"/>
    </style:style>
    <style:style style:name="ce155" style:family="table-cell" style:parent-style-name="Normal_32_2" style:data-style-name="N38">
      <style:table-cell-properties fo:border-top="none" fo:border-bottom="thin solid #000000" fo:border-left="thin solid #000000" fo:border-right="none" style:vertical-align="middle" fo:background-color="#EBF1DE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156" style:family="table-cell" style:parent-style-name="Normal_32_2" style:data-style-name="N37">
      <style:table-cell-properties fo:border-top="none" fo:border-bottom="thin solid #000000" fo:border-left="none" fo:border-right="thin solid #000000" style:vertical-align="middle" fo:background-color="#EBF1DE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57" style:family="table-cell" style:parent-style-name="Normal_32_2" style:data-style-name="N38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158" style:family="table-cell" style:parent-style-name="Normal_32_2" style:data-style-name="N37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59" style:family="table-cell" style:parent-style-name="Normal_32_2" style:data-style-name="N38">
      <style:table-cell-properties fo:border-top="none" fo:border-bottom="thin solid #000000" fo:border-left="thin solid #000000" fo:border-right="none" style:vertical-align="middle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160" style:family="table-cell" style:parent-style-name="Normal_32_2" style:data-style-name="N37">
      <style:table-cell-properties fo:border-top="none" fo:border-bottom="thin solid #000000" fo:border-left="none" fo:border-right="thin solid #000000" style:vertical-align="middle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61" style:family="table-cell" style:parent-style-name="Normal_32_2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ConduitITC TT" style:font-name-asian="ConduitITC TT" style:font-name-complex="ConduitITC TT" fo:font-size="7pt" style:font-size-asian="7pt" style:font-size-complex="7pt"/>
    </style:style>
    <style:style style:name="ce162" style:family="table-cell" style:parent-style-name="Normal_32_2" style:data-style-name="N39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/>
    </style:style>
    <style:style style:name="ce163" style:family="table-cell" style:parent-style-name="Normal_32_2" style:data-style-name="N40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 fo:font-style="italic" style:font-style-asian="italic" style:font-style-complex="italic"/>
    </style:style>
    <style:style style:name="ce164" style:family="table-cell" style:parent-style-name="Default" style:data-style-name="N0">
      <style:table-cell-properties fo:background-color="transparent"/>
      <style:text-properties fo:font-size="10pt" style:font-size-asian="10pt" style:font-size-complex="10pt"/>
    </style:style>
    <style:style style:name="ce165" style:family="table-cell" style:parent-style-name="Default" style:data-style-name="N0">
      <style:table-cell-properties fo:background-color="#4F6228"/>
    </style:style>
    <style:style style:name="ce166" style:family="table-cell" style:parent-style-name="Normal_32_2" style:data-style-name="N1">
      <style:table-cell-properties fo:border-top="thin solid #000000" fo:border-bottom="thin solid #000000" fo:border-left="thin solid #000000" fo:border-right="none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167" style:family="table-cell" style:parent-style-name="Normal_32_2" style:data-style-name="N1">
      <style:table-cell-properties fo:border-top="thin solid #000000" fo:border-bottom="none" fo:border-left="thin solid #000000" fo:border-right="thin solid #000000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168" style:family="table-cell" style:parent-style-name="Normal_32_2" style:data-style-name="N1">
      <style:table-cell-properties fo:border-top="thin solid #000000" fo:border-bottom="none" fo:border-left="thin solid #000000" fo:border-right="none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169" style:family="table-cell" style:parent-style-name="Normal_32_2" style:data-style-name="N0">
      <style:table-cell-properties style:vertical-align="middle" fo:background-color="transparent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170" style:family="table-cell" style:parent-style-name="Default" style:data-style-name="N0">
      <style:text-properties fo:font-weight="bold" style:font-weight-asian="bold" style:font-weight-complex="bold"/>
    </style:style>
    <style:style style:name="ce171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172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173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9pt" style:font-size-asian="9pt" style:font-size-complex="9pt"/>
    </style:style>
    <style:style style:name="ce174" style:family="table-cell" style:parent-style-name="Normal_32_2" style:data-style-name="N0">
      <style:table-cell-properties style:vertical-align="middle" fo:background-color="transparent"/>
      <style:text-properties style:font-name="ConduitITC TT" style:font-name-asian="ConduitITC TT" style:font-name-complex="ConduitITC TT" fo:font-size="9pt" style:font-size-asian="9pt" style:font-size-complex="9pt"/>
    </style:style>
    <style:style style:name="ce175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/>
      <style:text-properties style:font-name="ConduitITC TT" style:font-name-asian="ConduitITC TT" style:font-name-complex="ConduitITC TT" fo:font-size="8pt" style:font-size-asian="8pt" style:font-size-complex="8pt"/>
    </style:style>
    <style:style style:name="ce176" style:family="table-cell" style:parent-style-name="Normal_32_2" style:data-style-name="N38">
      <style:table-cell-properties fo:border-top="none" fo:border-bottom="thin solid #000000" fo:border-left="thin solid #000000" fo:border-right="none" style:vertical-align="automatic" fo:background-color="#EBF1DE" style:repeat-content="false"/>
      <style:paragraph-properties fo:text-align="end" fo:margin-right="0.706cm"/>
      <style:text-properties style:font-name="ConduitITC TT" style:font-name-asian="ConduitITC TT" style:font-name-complex="ConduitITC TT" fo:font-size="8pt" style:font-size-asian="8pt" style:font-size-complex="8pt"/>
    </style:style>
    <style:style style:name="ce177" style:family="table-cell" style:parent-style-name="Normal_32_2" style:data-style-name="N37">
      <style:table-cell-properties fo:border-top="none" fo:border-bottom="thin solid #000000" fo:border-left="none" fo:border-right="thin solid #000000" style:vertical-align="automatic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style="italic" style:font-style-asian="italic" style:font-style-complex="italic"/>
    </style:style>
    <style:style style:name="ce178" style:family="table-cell" style:parent-style-name="Normal_32_2" style:data-style-name="N38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8pt" style:font-size-asian="8pt" style:font-size-complex="8pt"/>
    </style:style>
    <style:style style:name="ce179" style:family="table-cell" style:parent-style-name="Normal_32_2" style:data-style-name="N37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style="italic" style:font-style-asian="italic" style:font-style-complex="italic"/>
    </style:style>
    <style:style style:name="ce180" style:family="table-cell" style:parent-style-name="Normal_32_2" style:data-style-name="N39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/>
    </style:style>
    <style:style style:name="ce181" style:family="table-cell" style:parent-style-name="Normal_32_2" style:data-style-name="N4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 fo:font-style="italic" style:font-style-asian="italic" style:font-style-complex="italic"/>
    </style:style>
    <style:style style:name="ce182" style:family="table-cell" style:parent-style-name="Default" style:data-style-name="N1"/>
    <style:style style:name="ce183" style:family="table-cell" style:parent-style-name="Normal_32_2" style:data-style-name="N0">
      <style:table-cell-properties style:vertical-align="middle" fo:background-color="#4F6228" style:cell-protect="none"/>
      <style:text-properties fo:color="#FFFFFF" style:font-name="ConduitITC TT" style:font-name-asian="ConduitITC TT" style:font-name-complex="ConduitITC TT" fo:font-size="12pt" style:font-size-asian="12pt" style:font-size-complex="12pt" fo:font-weight="bold" style:font-weight-asian="bold" style:font-weight-complex="bold"/>
    </style:style>
    <style:style style:name="ce184" style:family="table-cell" style:parent-style-name="Normal_32_2" style:data-style-name="N0">
      <style:table-cell-properties style:vertical-align="middle" fo:background-color="#4F6228" style:cell-protect="none" style:repeat-content="false"/>
      <style:paragraph-properties fo:text-align="end" fo:margin-right="0cm"/>
      <style:text-properties fo:color="#FFFFFF" style:font-name="ConduitITC TT" style:font-name-asian="ConduitITC TT" style:font-name-complex="ConduitITC TT" fo:font-size="12pt" style:font-size-asian="12pt" style:font-size-complex="12pt" fo:font-weight="bold" style:font-weight-asian="bold" style:font-weight-complex="bold"/>
    </style:style>
    <style:style style:name="ce185" style:family="table-cell" style:parent-style-name="Default" style:data-style-name="N38">
      <style:table-cell-properties style:vertical-align="middle" fo:background-color="#F3FCFF"/>
      <style:text-properties style:font-name="ConduitITC TT" style:font-name-asian="ConduitITC TT" style:font-name-complex="ConduitITC TT" fo:font-size="9pt" style:font-size-asian="9pt" style:font-size-complex="9pt"/>
    </style:style>
    <style:style style:name="ce186" style:family="table-cell" style:parent-style-name="Normal_32_2" style:data-style-name="N37">
      <style:table-cell-properties style:vertical-align="automatic" fo:background-color="#F3FCFF" style:repeat-content="false"/>
      <style:paragraph-properties fo:text-align="end" fo:margin-right="0.353cm"/>
      <style:text-properties style:font-name="ConduitITC TT" style:font-name-asian="ConduitITC TT" style:font-name-complex="ConduitITC TT" fo:font-size="9pt" style:font-size-asian="9pt" style:font-size-complex="9pt"/>
    </style:style>
    <style:style style:name="ce187" style:family="table-cell" style:parent-style-name="Normal_32_2" style:data-style-name="N0">
      <style:table-cell-properties style:vertical-align="automatic" fo:background-color="transparent"/>
      <style:text-properties fo:color="#FFFFFF" style:font-name="ConduitITC TT" style:font-name-asian="ConduitITC TT" style:font-name-complex="ConduitITC TT" fo:font-size="9pt" style:font-size-asian="9pt" style:font-size-complex="9pt"/>
    </style:style>
    <style:style style:name="ce188" style:family="table-cell" style:parent-style-name="Normal_32_2" style:data-style-name="N43">
      <style:table-cell-properties style:vertical-align="automatic" fo:background-color="transparent"/>
      <style:text-properties fo:color="#FFFFFF" style:font-name="ConduitITC TT" style:font-name-asian="ConduitITC TT" style:font-name-complex="ConduitITC TT" fo:font-size="9pt" style:font-size-asian="9pt" style:font-size-complex="9pt"/>
    </style:style>
    <style:style style:name="ce189" style:family="table-cell" style:parent-style-name="Normal_32_2" style:data-style-name="N39">
      <style:table-cell-properties style:vertical-align="automatic" fo:background-color="transparent"/>
      <style:text-properties fo:color="#FFFFFF" style:font-name="ConduitITC TT" style:font-name-asian="ConduitITC TT" style:font-name-complex="ConduitITC TT" fo:font-size="9pt" style:font-size-asian="9pt" style:font-size-complex="9pt"/>
    </style:style>
    <style:style style:name="ce190" style:family="table-cell" style:parent-style-name="Default" style:data-style-name="N42">
      <style:text-properties fo:color="#FFFFFF" fo:font-size="9pt" style:font-size-asian="9pt" style:font-size-complex="9pt"/>
    </style:style>
    <style:style style:name="ce191" style:family="table-cell" style:parent-style-name="Default" style:data-style-name="N0">
      <style:text-properties fo:font-size="9pt" style:font-size-asian="9pt" style:font-size-complex="9pt"/>
    </style:style>
    <style:style style:name="ce192" style:family="table-cell" style:parent-style-name="Default" style:data-style-name="N0">
      <style:text-properties fo:color="#FFFFFF" fo:font-size="9pt" style:font-size-asian="9pt" style:font-size-complex="9pt"/>
    </style:style>
    <style:style style:name="ce193" style:family="table-cell" style:parent-style-name="Default" style:data-style-name="N0">
      <style:table-cell-properties style:vertical-align="automatic" fo:wrap-option="wrap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194" style:family="table-cell" style:parent-style-name="Normal_32_2" style:data-style-name="N1">
      <style:table-cell-properties style:vertical-align="automatic" fo:background-color="transparent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195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/>
    </style:style>
    <style:style style:name="ce196" style:family="table-cell" style:parent-style-name="Normal_32_2" style:data-style-name="N40">
      <style:table-cell-properties style:vertical-align="automatic" fo:background-color="transparent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197" style:family="table-cell" style:parent-style-name="Normal_32_2" style:data-style-name="N0">
      <style:table-cell-properties style:vertical-align="middle" fo:background-color="#4F6228" style:cell-protect="none" style:repeat-content="false"/>
      <style:paragraph-properties fo:text-align="end" fo:margin-right="0cm"/>
      <style:text-properties fo:color="#FFFFFF" style:font-name="ConduitITC TT" style:font-name-asian="ConduitITC TT" style:font-name-complex="ConduitITC TT" fo:font-size="14pt" style:font-size-asian="14pt" style:font-size-complex="14pt" fo:font-weight="bold" style:font-weight-asian="bold" style:font-weight-complex="bold"/>
    </style:style>
    <style:style style:name="ce198" style:family="table-cell" style:parent-style-name="Normal_32_3" style:data-style-name="N0">
      <style:table-cell-properties style:vertical-align="middle" fo:background-color="transparent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199" style:family="table-cell" style:parent-style-name="Normal_32_3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ConduitITC TT" style:font-name-asian="ConduitITC TT" style:font-name-complex="ConduitITC TT" fo:font-size="9pt" style:font-size-asian="9pt" style:font-size-complex="9pt"/>
    </style:style>
    <style:style style:name="ce200" style:family="table-cell" style:parent-style-name="Normal_32_3" style:data-style-name="N3">
      <style:table-cell-properties style:vertical-align="automatic" fo:background-color="transparent"/>
      <style:text-properties fo:color="#FFFFFF" style:font-name="Franklin Gothic Book" style:font-name-asian="Franklin Gothic Book" style:font-name-complex="Franklin Gothic Book" fo:font-size="8pt" style:font-size-asian="8pt" style:font-size-complex="8pt"/>
    </style:style>
    <style:style style:name="ce201" style:family="table-cell" style:parent-style-name="Normal_32_2" style:data-style-name="N38">
      <style:table-cell-properties style:vertical-align="automatic" fo:background-color="transparent"/>
      <style:text-properties fo:color="#FFFFFF" style:font-name="ConduitITC TT" style:font-name-asian="ConduitITC TT" style:font-name-complex="ConduitITC TT" fo:font-size="9pt" style:font-size-asian="9pt" style:font-size-complex="9pt"/>
    </style:style>
    <style:style style:name="ce202" style:family="table-cell" style:parent-style-name="Normal_32_2" style:data-style-name="N37">
      <style:table-cell-properties style:vertical-align="automatic" fo:background-color="transparent"/>
      <style:text-properties fo:color="#FFFFFF" style:font-name="ConduitITC TT" style:font-name-asian="ConduitITC TT" style:font-name-complex="ConduitITC TT" fo:font-size="9pt" style:font-size-asian="9pt" style:font-size-complex="9pt"/>
    </style:style>
    <style:style style:name="ce203" style:family="table-cell" style:parent-style-name="Default" style:data-style-name="N0">
      <style:table-cell-properties fo:background-color="#E6B8B7"/>
      <style:text-properties fo:color="#FFFFFF" fo:font-size="9pt" style:font-size-asian="9pt" style:font-size-complex="9pt"/>
    </style:style>
    <style:style style:name="ce204" style:family="table-cell" style:parent-style-name="Default" style:data-style-name="N42">
      <style:table-cell-properties fo:background-color="#E6B8B7"/>
      <style:text-properties fo:color="#FFFFFF" fo:font-size="9pt" style:font-size-asian="9pt" style:font-size-complex="9pt"/>
    </style:style>
    <style:style style:name="ce205" style:family="table-cell" style:parent-style-name="Normal_32_2" style:data-style-name="N37">
      <style:table-cell-properties style:vertical-align="automatic" fo:background-color="transparent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206" style:family="table-cell" style:parent-style-name="Normal_32_3" style:data-style-name="N0">
      <style:table-cell-properties style:vertical-align="automatic" fo:background-color="transparent" style:cell-protect="none"/>
      <style:text-properties style:font-name="ConduitITC TT" style:font-name-asian="ConduitITC TT" style:font-name-complex="ConduitITC TT" fo:font-size="11pt" style:font-size-asian="11pt" style:font-size-complex="11pt" fo:font-weight="bold" style:font-weight-asian="bold" style:font-weight-complex="bold"/>
    </style:style>
    <style:style style:name="ce207" style:family="table-cell" style:parent-style-name="Normal_32_2" style:data-style-name="N37">
      <style:table-cell-properties fo:border-top="thin solid #000000" fo:border-bottom="none" fo:border-left="none" fo:border-right="thin solid #000000" style:vertical-align="automatic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08" style:family="table-cell" style:parent-style-name="Normal_32_2" style:data-style-name="N37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09" style:family="table-cell" style:parent-style-name="Normal_32_2" style:data-style-name="N37">
      <style:table-cell-properties fo:border-top="thin solid #000000" fo:border-bottom="none" fo:border-left="none" fo:border-right="thin solid #000000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style="italic" style:font-style-asian="italic" style:font-style-complex="italic" fo:font-weight="bold" style:font-weight-asian="bold" style:font-weight-complex="bold"/>
    </style:style>
    <style:style style:name="ce210" style:family="table-cell" style:parent-style-name="Normal_32_2" style:data-style-name="N39">
      <style:table-cell-properties style:vertical-align="middle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11" style:family="table-cell" style:parent-style-name="Normal_32_2" style:data-style-name="N40">
      <style:table-cell-properties style:vertical-align="middle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12" style:family="table-cell" style:parent-style-name="Normal_32_3" style:data-style-name="N0">
      <style:table-cell-properties style:vertical-align="middle" fo:background-color="transparent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13" style:family="table-cell" style:parent-style-name="Normal_32_2" style:data-style-name="N37">
      <style:table-cell-properties style:vertical-align="middle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214" style:family="table-cell" style:parent-style-name="Normal_32_2" style:data-style-name="N39">
      <style:table-cell-properties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15" style:family="table-cell" style:parent-style-name="Normal_32_3" style:data-style-name="N0">
      <style:table-cell-properties style:vertical-align="middle" fo:background-color="transparent" style:repeat-content="false"/>
      <style:paragraph-properties fo:text-align="start" fo:margin-left="0.353cm"/>
      <style:text-properties style:font-name="ConduitITC TT" style:font-name-asian="ConduitITC TT" style:font-name-complex="ConduitITC TT" fo:font-size="8pt" style:font-size-asian="8pt" style:font-size-complex="8pt"/>
    </style:style>
    <style:style style:name="ce216" style:family="table-cell" style:parent-style-name="Normal_32_2" style:data-style-name="N37">
      <style:table-cell-properties style:vertical-align="middle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17" style:family="table-cell" style:parent-style-name="Normal_32_2" style:data-style-name="N39">
      <style:table-cell-properties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/>
    </style:style>
    <style:style style:name="ce218" style:family="table-cell" style:parent-style-name="Normal_32_3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start" fo:margin-left="0.353cm"/>
      <style:text-properties style:font-name="ConduitITC TT" style:font-name-asian="ConduitITC TT" style:font-name-complex="ConduitITC TT" fo:font-size="8pt" style:font-size-asian="8pt" style:font-size-complex="8pt"/>
    </style:style>
    <style:style style:name="ce219" style:family="table-cell" style:parent-style-name="Default" style:data-style-name="N36">
      <style:table-cell-properties fo:border-top="none" fo:border-bottom="thin solid #000000" fo:border-left="thin solid #000000" fo:border-right="none" style:vertical-align="automatic" fo:background-color="#EBF1DE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/>
    </style:style>
    <style:style style:name="ce220" style:family="table-cell" style:parent-style-name="Normal_32_2" style:data-style-name="N37">
      <style:table-cell-properties fo:border-top="none" fo:border-bottom="thin solid #000000" fo:border-left="none" fo:border-right="thin solid #000000" style:vertical-align="automatic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style="italic" style:font-style-asian="italic" style:font-style-complex="italic" fo:font-weight="bold" style:font-weight-asian="bold" style:font-weight-complex="bold"/>
    </style:style>
    <style:style style:name="ce221" style:family="table-cell" style:parent-style-name="Default" style:data-style-name="N36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/>
    </style:style>
    <style:style style:name="ce222" style:family="table-cell" style:parent-style-name="Normal_32_2" style:data-style-name="N37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23" style:family="table-cell" style:parent-style-name="Default" style:data-style-name="N36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/>
    </style:style>
    <style:style style:name="ce224" style:family="table-cell" style:parent-style-name="Normal_32_2" style:data-style-name="N37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style="italic" style:font-style-asian="italic" style:font-style-complex="italic" fo:font-weight="bold" style:font-weight-asian="bold" style:font-weight-complex="bold"/>
    </style:style>
    <style:style style:name="ce225" style:family="table-cell" style:parent-style-name="Normal_32_2" style:data-style-name="N39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/>
    </style:style>
    <style:style style:name="ce226" style:family="table-cell" style:parent-style-name="Normal_32_2" style:data-style-name="N4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/>
    </style:style>
    <style:style style:name="ce227" style:family="table-cell" style:parent-style-name="Normal_32_2" style:data-style-name="N4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/>
    </style:style>
    <style:style style:name="T1" style:family="text" style:parent-style-name="Default">
      <style:text-properties fo:color="#000000" style:text-line-through-style="none" style:font-name="ConduitITC TT" style:font-name-asian="ConduitITC TT" style:font-name-complex="ConduitITC TT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ConduitITC TT" style:font-name-asian="ConduitITC TT" style:font-name-complex="ConduitITC TT" fo:font-size="7pt" style:font-size-asian="7pt" style:font-size-complex="7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5.635625cm"/>
    </style:style>
    <style:style style:name="co3" style:family="table-column">
      <style:table-column-properties fo:break-before="auto" style:column-width="2.75166666666667cm"/>
    </style:style>
    <style:style style:name="co4" style:family="table-column">
      <style:table-column-properties fo:break-before="auto" style:column-width="2.01083333333333cm"/>
    </style:style>
    <style:style style:name="co5" style:family="table-column">
      <style:table-column-properties fo:break-before="auto" style:column-width="2.619375cm"/>
    </style:style>
    <style:style style:name="co6" style:family="table-column">
      <style:table-column-properties fo:break-before="auto" style:column-width="1.79916666666667cm"/>
    </style:style>
    <style:style style:name="co7" style:family="table-column">
      <style:table-column-properties fo:break-before="auto" style:column-width="2.59291666666667cm"/>
    </style:style>
    <style:style style:name="co8" style:family="table-column">
      <style:table-column-properties fo:break-before="auto" style:column-width="1.74625cm"/>
    </style:style>
    <style:style style:name="co9" style:family="table-column">
      <style:table-column-properties fo:break-before="auto" style:column-width="1.42875cm"/>
    </style:style>
    <style:style style:name="co10" style:family="table-column">
      <style:table-column-properties fo:break-before="auto" style:column-width="1.508125cm"/>
    </style:style>
    <style:style style:name="co11" style:family="table-column">
      <style:table-column-properties fo:break-before="auto" style:column-width="1.37583333333333cm"/>
    </style:style>
    <style:style style:name="co12" style:family="table-column">
      <style:table-column-properties fo:break-before="auto" style:column-width="8.59895833333333cm"/>
    </style:style>
    <style:style style:name="co13" style:family="table-column">
      <style:table-column-properties fo:break-before="auto" style:column-width="2.64583333333333cm"/>
    </style:style>
    <style:style style:name="co14" style:family="table-column">
      <style:table-column-properties fo:break-before="auto" style:column-width="1.45520833333333cm"/>
    </style:style>
    <style:style style:name="co15" style:family="table-column">
      <style:table-column-properties fo:break-before="auto" style:column-width="2.54cm"/>
    </style:style>
    <style:style style:name="co16" style:family="table-column">
      <style:table-column-properties fo:break-before="auto" style:column-width="1.905cm"/>
    </style:style>
    <style:style style:name="co17" style:family="table-column">
      <style:table-column-properties fo:break-before="auto" style:column-width="1.93145833333333cm"/>
    </style:style>
    <style:style style:name="co18" style:family="table-column">
      <style:table-column-properties fo:break-before="auto" style:column-width="1.61395833333333cm"/>
    </style:style>
    <style:style style:name="co19" style:family="table-column">
      <style:table-column-properties fo:break-before="auto" style:column-width="8.94291666666667cm"/>
    </style:style>
    <style:style style:name="co20" style:family="table-column">
      <style:table-column-properties fo:break-before="auto" style:column-width="2.8575cm"/>
    </style:style>
    <style:style style:name="co21" style:family="table-column">
      <style:table-column-properties fo:break-before="auto" style:column-width="1.825625cm"/>
    </style:style>
    <style:style style:name="co22" style:family="table-column">
      <style:table-column-properties fo:break-before="auto" style:column-width="1.56104166666667cm"/>
    </style:style>
    <style:style style:name="co23" style:family="table-column">
      <style:table-column-properties fo:break-before="auto" style:column-width="5.794375cm"/>
    </style:style>
    <style:style style:name="co24" style:family="table-column">
      <style:table-column-properties fo:break-before="auto" style:column-width="9.49854166666667cm"/>
    </style:style>
    <style:style style:name="co25" style:family="table-column">
      <style:table-column-properties fo:break-before="auto" style:column-width="7.43479166666667cm"/>
    </style:style>
    <style:style style:name="co26" style:family="table-column">
      <style:table-column-properties fo:break-before="auto" style:column-width="2.72520833333333cm"/>
    </style:style>
    <style:style style:name="co27" style:family="table-column">
      <style:table-column-properties fo:break-before="auto" style:column-width="1.64041666666667cm"/>
    </style:style>
    <style:style style:name="co28" style:family="table-column">
      <style:table-column-properties fo:break-before="auto" style:column-width="2.67229166666667cm"/>
    </style:style>
    <style:style style:name="co29" style:family="table-column">
      <style:table-column-properties fo:break-before="auto" style:column-width="1.349375cm"/>
    </style:style>
    <style:style style:name="co30" style:family="table-column">
      <style:table-column-properties fo:break-before="auto" style:column-width="8.83708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24.95pt" style:use-optimal-row-height="false" fo:break-before="auto"/>
    </style:style>
    <style:style style:name="ro3" style:family="table-row">
      <style:table-row-properties style:row-height="18.75pt" style:use-optimal-row-height="false" fo:break-before="auto"/>
    </style:style>
    <style:style style:name="ro4" style:family="table-row">
      <style:table-row-properties style:row-height="6.75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9.95pt" style:use-optimal-row-height="false" fo:break-before="auto"/>
    </style:style>
    <style:style style:name="ro7" style:family="table-row">
      <style:table-row-properties style:row-height="9.75pt" style:use-optimal-row-height="false" fo:break-before="auto"/>
    </style:style>
    <style:style style:name="ro8" style:family="table-row">
      <style:table-row-properties style:row-height="9pt" style:use-optimal-row-height="false" fo:break-before="auto"/>
    </style:style>
    <style:style style:name="ro9" style:family="table-row">
      <style:table-row-properties style:row-height="17.25pt" style:use-optimal-row-height="false" fo:break-before="auto"/>
    </style:style>
    <style:style style:name="ro10" style:family="table-row">
      <style:table-row-properties style:row-height="8.25pt" style:use-optimal-row-height="false" fo:break-before="auto"/>
    </style:style>
    <style:style style:name="ro11" style:family="table-row">
      <style:table-row-properties style:row-height="15.75pt" style:use-optimal-row-height="false" fo:break-before="auto"/>
    </style:style>
    <style:style style:name="ro12" style:family="table-row">
      <style:table-row-properties style:row-height="10.5pt" style:use-optimal-row-height="false" fo:break-before="auto"/>
    </style:style>
    <style:style style:name="ro13" style:family="table-row">
      <style:table-row-properties style:row-height="11.25pt" style:use-optimal-row-height="false" fo:break-before="auto"/>
    </style:style>
    <style:style style:name="ro14" style:family="table-row">
      <style:table-row-properties style:row-height="12pt" style:use-optimal-row-height="false" fo:break-before="auto"/>
    </style:style>
    <style:style style:name="ro15" style:family="table-row">
      <style:table-row-properties style:row-height="21pt" style:use-optimal-row-height="false" fo:break-before="auto"/>
    </style:style>
    <style:style style:name="ro16" style:family="table-row">
      <style:table-row-properties style:row-height="12.75pt" style:use-optimal-row-height="false" fo:break-before="auto"/>
    </style:style>
    <style:style style:name="ro17" style:family="table-row">
      <style:table-row-properties style:row-height="18pt" style:use-optimal-row-height="false" fo:break-before="auto"/>
    </style:style>
    <style:style style:name="ro18" style:family="table-row">
      <style:table-row-properties style:row-height="21.95pt" style:use-optimal-row-height="false" fo:break-before="auto"/>
    </style:style>
    <style:style style:name="ro19" style:family="table-row">
      <style:table-row-properties style:row-height="6pt" style:use-optimal-row-height="false" fo:break-before="auto"/>
    </style:style>
    <style:style style:name="ro20" style:family="table-row">
      <style:table-row-properties style:row-height="7.5pt" style:use-optimal-row-height="false" fo:break-before="auto"/>
    </style:style>
    <style:style style:name="ro21" style:family="table-row">
      <style:table-row-properties style:row-height="5.25pt" style:use-optimal-row-height="false" fo:break-before="auto"/>
    </style:style>
    <style:style style:name="ro22" style:family="table-row">
      <style:table-row-properties style:row-height="20.25pt" style:use-optimal-row-height="false" fo:break-before="auto"/>
    </style:style>
    <style:style style:name="ro23" style:family="table-row">
      <style:table-row-properties style:row-height="13.5pt" style:use-optimal-row-height="false" fo:break-before="auto"/>
    </style:style>
    <style:style style:name="ro24" style:family="table-row">
      <style:table-row-properties style:row-height="30pt" style:use-optimal-row-height="false" fo:break-before="auto"/>
    </style:style>
    <style:style style:name="ro25" style:family="table-row">
      <style:table-row-properties style:row-height="23.25pt" style:use-optimal-row-height="false" fo:break-before="auto"/>
    </style:style>
    <style:style style:name="ro26" style:family="table-row">
      <style:table-row-properties style:row-height="25.5pt" style:use-optimal-row-height="false" fo:break-before="auto"/>
    </style:style>
    <style:style style:name="ro27" style:family="table-row">
      <style:table-row-properties style:row-height="22.5pt" style:use-optimal-row-height="false" fo:break-before="auto"/>
    </style:style>
    <style:style style:name="ro28" style:family="table-row">
      <style:table-row-properties style:row-height="14.25pt" style:use-optimal-row-height="false" fo:break-before="auto"/>
    </style:style>
    <style:style style:name="ro29" style:family="table-row">
      <style:table-row-properties style:row-height="18.6pt" style:use-optimal-row-height="false" fo:break-before="auto"/>
    </style:style>
    <style:style style:name="ro30" style:family="table-row">
      <style:table-row-properties style:row-height="24pt" style:use-optimal-row-height="false" fo:break-before="auto"/>
    </style:style>
    <style:style style:name="ro31" style:family="table-row">
      <style:table-row-properties style:row-height="16.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family="graphic" style:name="a30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1" style:parent-style-name="Graphics">
      <style:graphic-properties draw:fill="none" fo:clip="rect(0in, 0in, 0in, 0in)" draw:stroke="none"/>
    </style:style>
    <style:style style:family="text" style:name="a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87" style:parent-style-name="Graphics">
      <style:graphic-properties draw:fill="none" fo:clip="rect(0in, 0in, 0in, 0in)" draw:stroke="none"/>
    </style:style>
    <style:style style:family="text" style:name="a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5" style:parent-style-name="Graphics">
      <style:graphic-properties draw:fill="none" fo:clip="rect(0in, 0in, 0in, 0in)" draw:stroke="none"/>
    </style:style>
    <style:style style:family="text" style:name="a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9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98" style:parent-style-name="Graphics">
      <style:graphic-properties draw:fill="none" fo:clip="rect(0in, 0in, 0in, 0in)" draw:stroke="none"/>
    </style:style>
    <style:style style:family="text" style:name="a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6" style:parent-style-name="Graphics">
      <style:graphic-properties draw:fill="none" fo:clip="rect(0in, 0in, 0in, 0in)" draw:stroke="none"/>
    </style:style>
    <style:style style:family="text" style:name="a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5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0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" style:parent-style-name="Graphics">
      <style:graphic-properties draw:fill="none" fo:clip="rect(0in, 0in, 0in, 0in)" draw:stroke="none"/>
    </style:style>
    <style:style style:family="paragraph" style:name="a10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67" style:parent-style-name="Graphics">
      <style:graphic-properties draw:fill="none" fo:clip="rect(0in, 0in, 0in, 0in)" draw:stroke="none"/>
    </style:style>
    <style:style style:family="text" style:name="a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1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12" style:parent-style-name="Graphics">
      <style:graphic-properties draw:fill="none" fo:clip="rect(0in, 0in, 0in, 0in)" draw:stroke="none"/>
    </style:style>
    <style:style style:family="text" style:name="a1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20" style:parent-style-name="Graphics">
      <style:graphic-properties draw:fill="none" fo:clip="rect(0in, 0in, 0in, 0in)" draw:stroke="none"/>
    </style:style>
    <style:style style:family="paragraph" style:name="a11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2153in" style:font-size-asian="0.12153in" style:font-size-complex="0.1215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q1" table:style-name="ta1">
        <table:table-column table:style-name="co1" table:default-cell-style-name="ce1" table:visibility="collapse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8" table:default-cell-style-name="ce1"/>
        <table:table-column table:style-name="co9" table:default-cell-style-name="ce1"/>
        <table:table-column table:style-name="co6" table:default-cell-style-name="ce1"/>
        <table:table-column table:style-name="co10" table:default-cell-style-name="ce1"/>
        <table:table-column table:style-name="co1" table:number-columns-repeated="16372" table:default-cell-style-name="ce1"/>
        <table:table-row table:style-name="ro1">
          <table:table-cell table:number-columns-repeated="8"/>
          <table:table-cell table:style-name="ce1">
            <draw:g draw:z-index="3" draw:name="Grupo 8" draw:id="id4">
              <svg:title/>
              <svg:desc/>
              <draw:frame draw:id="id2" draw:style-name="a9" draw:name="Picture 184" svg:x="0in" svg:y="0.11905in" svg:width="2.50916in" svg:height="0.65634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3" draw:style-name="a13" draw:name="CaixaDeTexto 10" svg:x="0.46693in" svg:y="0.24251in" svg:width="1.91457in" svg:height="0.51757in">
                <draw:text-box>
                  <text:p text:style-name="a12" text:class-names="" text:cond-style-name=""><text:span text:style-name="a10" text:class-names="">FEVEREIRO 2019</text:span><text:span text:style-name="a11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1">
          <table:table-cell table:style-name="ce1">
            <draw:frame draw:z-index="1" draw:id="id0" draw:style-name="a5" draw:name="Text Box 122" svg:x="0in" svg:y="0in" svg:width="0.97917in" svg:height="0.32063in">
              <draw:text-box>
                <text:p text:style-name="a2" text:class-names="" text:cond-style-name=""><text:span text:style-name="a0" text:class-names="">Página <text:s text:c="1"/>5</text:span><text:span text:style-name="a1" text:class-names="">/14</text:span></text:p>
                <text:p text:style-name="a4" text:class-names="" text:cond-style-name=""><text:span text:style-name="a3" text:class-names=""/></text:p>
              </draw:text-box>
              <svg:title/>
              <svg:desc/>
            </draw:frame>
          </table:table-cell>
          <table:table-cell table:number-columns-repeated="8"/>
          <table:table-cell table:style-name="ce1">
            <draw:frame draw:z-index="2" draw:id="id1" draw:style-name="a8" draw:name="CaixaDeTexto 4" svg:x="0.21875in" svg:y="0.04167in" svg:width="1.42239in" svg:height="0.25584in">
              <draw:text-box>
                <text:p text:style-name="a7" text:class-names="" text:cond-style-name=""><text:span text:style-name="a6" text:class-names="">OUTUBRO 2016</text:span></text:p>
              </draw:text-box>
              <svg:title/>
              <svg:desc/>
            </draw:frame>
          </table:table-cell>
          <table:table-cell table:number-columns-repeated="16374"/>
        </table:table-row>
        <table:table-row table:number-rows-repeated="3" table:style-name="ro1">
          <table:table-cell/>
          <table:table-cell table:number-columns-repeated="11" table:style-name="ce2"/>
          <table:table-cell table:number-columns-repeated="6" table:style-name="ce3"/>
          <table:table-cell table:number-columns-repeated="16366"/>
        </table:table-row>
        <table:table-row table:style-name="ro2">
          <table:table-cell/>
          <table:table-cell office:value-type="string" table:style-name="ce4">
            <text:p>Quadro 1 - PEDIDOS DE EMPREGO <text:s text:c="2"/>E <text:s text:c="3"/>DESEMPREGO REGISTADO</text:p>
          </table:table-cell>
          <table:table-cell table:number-columns-repeated="2" table:style-name="ce5"/>
          <table:table-cell table:number-columns-repeated="6" table:style-name="ce4"/>
          <table:table-cell office:value-type="string" table:number-columns-spanned="2" table:number-rows-spanned="1" table:style-name="ce80">
            <text:p>TOTAL <text:s/>PAÍS</text:p>
          </table:table-cell>
          <table:covered-table-cell/>
          <table:table-cell table:number-columns-repeated="2" table:style-name="ce3"/>
          <table:table-cell table:number-columns-repeated="16370" table:style-name="ce1"/>
        </table:table-row>
        <table:table-row table:style-name="ro2">
          <table:table-cell/>
          <table:table-cell office:value-type="string" table:style-name="ce6">
            <text:p>Situação no fim do mês</text:p>
          </table:table-cell>
          <table:table-cell table:number-columns-repeated="2" table:style-name="ce7"/>
          <table:table-cell table:number-columns-repeated="4" table:style-name="ce6"/>
          <table:table-cell table:number-columns-repeated="4" table:style-name="ce7"/>
          <table:table-cell table:number-columns-repeated="6" table:style-name="ce3"/>
          <table:table-cell table:number-columns-repeated="16366"/>
        </table:table-row>
        <table:table-row table:style-name="ro1">
          <table:table-cell/>
          <table:table-cell table:style-name="ce2"/>
          <table:table-cell table:style-name="ce8"/>
          <table:table-cell table:number-columns-repeated="9" table:style-name="ce2"/>
          <table:table-cell table:number-columns-repeated="6" table:style-name="ce3"/>
          <table:table-cell table:number-columns-repeated="16366"/>
        </table:table-row>
        <table:table-row table:style-name="ro1">
          <table:table-cell/>
          <table:table-cell table:style-name="ce9"/>
          <table:table-cell table:style-name="ce10"/>
          <table:table-cell table:style-name="ce11"/>
          <table:table-cell table:style-name="ce12"/>
          <table:table-cell table:style-name="ce13"/>
          <table:table-cell table:style-name="ce12"/>
          <table:table-cell table:style-name="ce13"/>
          <table:table-cell office:value-type="string" table:number-columns-spanned="4" table:number-rows-spanned="1" table:style-name="ce81">
            <text:p>Variação</text:p>
          </table:table-cell>
          <table:covered-table-cell table:number-columns-repeated="3"/>
          <table:table-cell table:number-columns-repeated="6" table:style-name="ce14"/>
          <table:table-cell table:number-columns-repeated="16366"/>
        </table:table-row>
        <table:table-row table:style-name="ro3">
          <table:table-cell/>
          <table:table-cell table:style-name="ce15"/>
          <table:table-cell office:value-type="string" table:style-name="ce16">
            <text:p>FEVEREIRO 2019</text:p>
          </table:table-cell>
          <table:table-cell office:value-type="string" table:style-name="ce17">
            <text:p>%</text:p>
          </table:table-cell>
          <table:table-cell office:value-type="string" table:style-name="ce18">
            <text:p>JANEIRO 2019</text:p>
          </table:table-cell>
          <table:table-cell office:value-type="string" table:style-name="ce19">
            <text:p>%</text:p>
          </table:table-cell>
          <table:table-cell office:value-type="string" table:style-name="ce18">
            <text:p>FEVEREIRO 2018</text:p>
          </table:table-cell>
          <table:table-cell office:value-type="string" table:style-name="ce19">
            <text:p>%</text:p>
          </table:table-cell>
          <table:table-cell office:value-type="string" table:number-columns-spanned="2" table:number-rows-spanned="1" table:style-name="ce82">
            <text:p>Mês <text:s/>anterior</text:p>
          </table:table-cell>
          <table:covered-table-cell/>
          <table:table-cell office:value-type="string" table:number-columns-spanned="2" table:number-rows-spanned="1" table:style-name="ce83">
            <text:p>Mês <text:s/>homólogo<text:span text:style-name="T1">(1)<text:s/></text:span></text:p>
          </table:table-cell>
          <table:covered-table-cell/>
          <table:table-cell table:number-columns-repeated="6" table:style-name="ce14"/>
          <table:table-cell table:number-columns-repeated="16366"/>
        </table:table-row>
        <table:table-row table:style-name="ro1">
          <table:table-cell/>
          <table:table-cell table:style-name="ce20"/>
          <table:table-cell table:style-name="ce21"/>
          <table:table-cell table:style-name="ce22"/>
          <table:table-cell table:style-name="ce23"/>
          <table:table-cell table:style-name="ce24"/>
          <table:table-cell table:style-name="ce23"/>
          <table:table-cell table:style-name="ce24"/>
          <table:table-cell office:value-type="string" table:style-name="ce25">
            <text:p>Var. Abs.</text:p>
          </table:table-cell>
          <table:table-cell office:value-type="string" table:style-name="ce26">
            <text:p>Var. %</text:p>
          </table:table-cell>
          <table:table-cell office:value-type="string" table:style-name="ce25">
            <text:p>Var. Abs.</text:p>
          </table:table-cell>
          <table:table-cell office:value-type="string" table:style-name="ce27">
            <text:p>Var. %</text:p>
          </table:table-cell>
          <table:table-cell table:number-columns-repeated="6" table:style-name="ce28"/>
          <table:table-cell table:number-columns-repeated="16366"/>
        </table:table-row>
        <table:table-row table:style-name="ro4">
          <table:table-cell/>
          <table:table-cell table:style-name="ce2"/>
          <table:table-cell table:style-name="ce29"/>
          <table:table-cell table:style-name="ce30"/>
          <table:table-cell table:style-name="ce31"/>
          <table:table-cell table:style-name="ce32"/>
          <table:table-cell table:style-name="ce31"/>
          <table:table-cell table:style-name="ce32"/>
          <table:table-cell table:number-columns-repeated="4" table:style-name="ce33"/>
          <table:table-cell table:number-columns-repeated="6" table:style-name="ce28"/>
          <table:table-cell table:number-columns-repeated="16366"/>
        </table:table-row>
        <table:table-row table:style-name="ro5">
          <table:table-cell/>
          <table:table-cell office:value-type="string" table:style-name="ce34">
            <text:p>PEDIDOS DE EMPREGO</text:p>
          </table:table-cell>
          <table:table-cell office:value-type="float" office:value="504886" table:style-name="ce35">
            <text:p>504 886</text:p>
          </table:table-cell>
          <table:table-cell office:value-type="float" office:value="100" table:style-name="ce36">
            <text:p>100,0<text:s text:c="5"/></text:p>
          </table:table-cell>
          <table:table-cell office:value-type="float" office:value="514314" table:style-name="ce37">
            <text:p>514 314</text:p>
          </table:table-cell>
          <table:table-cell office:value-type="float" office:value="100" table:style-name="ce38">
            <text:p>100,0<text:s text:c="5"/></text:p>
          </table:table-cell>
          <table:table-cell office:value-type="float" office:value="574134" table:style-name="ce37">
            <text:p>574 134</text:p>
          </table:table-cell>
          <table:table-cell office:value-type="float" office:value="100" table:style-name="ce38">
            <text:p>100,0<text:s text:c="5"/></text:p>
          </table:table-cell>
          <table:table-cell office:value-type="float" office:value="-9428" table:style-name="ce39">
            <text:p><text:s/>-9 428</text:p>
          </table:table-cell>
          <table:table-cell office:value-type="float" office:value="-1.8331214005451921" table:style-name="ce40">
            <text:p>-1,8<text:s text:c="3"/></text:p>
          </table:table-cell>
          <table:table-cell office:value-type="float" office:value="-69248" table:style-name="ce39">
            <text:p><text:s/>-69 248</text:p>
          </table:table-cell>
          <table:table-cell office:value-type="float" office:value="-12.061295795058296" table:style-name="ce40">
            <text:p>-12,1<text:s text:c="3"/></text:p>
          </table:table-cell>
          <table:table-cell table:style-name="ce41"/>
          <table:table-cell table:style-name="ce3"/>
          <table:table-cell table:number-columns-repeated="4" table:style-name="ce42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7"/>DESEMPREGO REGISTADO</text:p>
          </table:table-cell>
          <table:table-cell office:value-type="float" office:value="342702" table:style-name="ce44">
            <text:p>342 702</text:p>
          </table:table-cell>
          <table:table-cell office:value-type="float" office:value="67.877104930618003" table:style-name="ce45">
            <text:p>67,9<text:s text:c="5"/></text:p>
          </table:table-cell>
          <table:table-cell office:value-type="float" office:value="350772" table:style-name="ce46">
            <text:p>350 772</text:p>
          </table:table-cell>
          <table:table-cell office:value-type="float" office:value="68.201915561310798" table:style-name="ce47">
            <text:p>68,2<text:s text:c="5"/></text:p>
          </table:table-cell>
          <table:table-cell office:value-type="float" office:value="404604" table:style-name="ce46">
            <text:p>404 604</text:p>
          </table:table-cell>
          <table:table-cell office:value-type="float" office:value="70.472050078901432" table:style-name="ce47">
            <text:p>70,5<text:s text:c="5"/></text:p>
          </table:table-cell>
          <table:table-cell office:value-type="float" office:value="-8070" table:style-name="ce48">
            <text:p><text:s/>-8 070</text:p>
          </table:table-cell>
          <table:table-cell office:value-type="float" office:value="-2.3006397317915912" table:style-name="ce49">
            <text:p>-2,3<text:s text:c="3"/></text:p>
          </table:table-cell>
          <table:table-cell office:value-type="float" office:value="-61902" table:style-name="ce48">
            <text:p><text:s/>-61 902</text:p>
          </table:table-cell>
          <table:table-cell office:value-type="float" office:value="-15.299403861553518" table:style-name="ce49">
            <text:p>-15,3<text:s text:c="3"/></text:p>
          </table:table-cell>
          <table:table-cell table:style-name="ce42"/>
          <table:table-cell table:number-columns-repeated="3" table:style-name="ce50"/>
          <table:table-cell table:number-columns-repeated="2" table:style-name="ce42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7"/>EMPREGADOS</text:p>
          </table:table-cell>
          <table:table-cell office:value-type="float" office:value="44602" table:style-name="ce44">
            <text:p>44 602</text:p>
          </table:table-cell>
          <table:table-cell office:value-type="float" office:value="8.8340734343990519" table:style-name="ce45">
            <text:p>8,8<text:s text:c="5"/></text:p>
          </table:table-cell>
          <table:table-cell office:value-type="float" office:value="45869" table:style-name="ce46">
            <text:p>45 869</text:p>
          </table:table-cell>
          <table:table-cell office:value-type="float" office:value="8.9184817057284071" table:style-name="ce47">
            <text:p>8,9<text:s text:c="5"/></text:p>
          </table:table-cell>
          <table:table-cell office:value-type="float" office:value="55017" table:style-name="ce46">
            <text:p>55 017</text:p>
          </table:table-cell>
          <table:table-cell office:value-type="float" office:value="9.5826061511772522" table:style-name="ce47">
            <text:p>9,6<text:s text:c="5"/></text:p>
          </table:table-cell>
          <table:table-cell office:value-type="float" office:value="-1267" table:style-name="ce48">
            <text:p><text:s/>-1 267</text:p>
          </table:table-cell>
          <table:table-cell office:value-type="float" office:value="-2.7622141315485402" table:style-name="ce49">
            <text:p>-2,8<text:s text:c="3"/></text:p>
          </table:table-cell>
          <table:table-cell office:value-type="float" office:value="-10415" table:style-name="ce48">
            <text:p><text:s/>-10 415</text:p>
          </table:table-cell>
          <table:table-cell office:value-type="float" office:value="-18.930512387080356" table:style-name="ce49">
            <text:p>-18,9<text:s text:c="3"/></text:p>
          </table:table-cell>
          <table:table-cell table:style-name="ce42"/>
          <table:table-cell table:number-columns-repeated="3" table:style-name="ce50"/>
          <table:table-cell table:number-columns-repeated="2" table:style-name="ce42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7"/>OCUPADOS</text:p>
          </table:table-cell>
          <table:table-cell office:value-type="float" office:value="91367" table:style-name="ce44">
            <text:p>91 367</text:p>
          </table:table-cell>
          <table:table-cell office:value-type="float" office:value="18.096560411657283" table:style-name="ce45">
            <text:p>18,1<text:s text:c="5"/></text:p>
          </table:table-cell>
          <table:table-cell office:value-type="float" office:value="91765" table:style-name="ce46">
            <text:p>91 765</text:p>
          </table:table-cell>
          <table:table-cell office:value-type="float" office:value="17.842213122722693" table:style-name="ce47">
            <text:p>17,8<text:s text:c="5"/></text:p>
          </table:table-cell>
          <table:table-cell office:value-type="float" office:value="89889" table:style-name="ce46">
            <text:p>89 889</text:p>
          </table:table-cell>
          <table:table-cell office:value-type="float" office:value="15.656449539654504" table:style-name="ce47">
            <text:p>15,7<text:s text:c="5"/></text:p>
          </table:table-cell>
          <table:table-cell office:value-type="float" office:value="-398" table:style-name="ce48">
            <text:p><text:s/>- 398</text:p>
          </table:table-cell>
          <table:table-cell office:value-type="float" office:value="-0.43371655860077368" table:style-name="ce49">
            <text:p>-0,4<text:s text:c="3"/></text:p>
          </table:table-cell>
          <table:table-cell office:value-type="float" office:value="1478" table:style-name="ce48">
            <text:p>+1 478</text:p>
          </table:table-cell>
          <table:table-cell office:value-type="float" office:value="1.644250130716773" table:style-name="ce49">
            <text:p>+1,6<text:s text:c="3"/></text:p>
          </table:table-cell>
          <table:table-cell table:style-name="ce42"/>
          <table:table-cell table:number-columns-repeated="3" table:style-name="ce50"/>
          <table:table-cell table:number-columns-repeated="2" table:style-name="ce42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7"/>INDISPONIVEIS TEMPORÁRIAMENTE</text:p>
          </table:table-cell>
          <table:table-cell office:value-type="float" office:value="26215" table:style-name="ce44">
            <text:p>26 215</text:p>
          </table:table-cell>
          <table:table-cell office:value-type="float" office:value="5.1922612233256613" table:style-name="ce45">
            <text:p>5,2<text:s text:c="5"/></text:p>
          </table:table-cell>
          <table:table-cell office:value-type="float" office:value="25908" table:style-name="ce46">
            <text:p>25 908</text:p>
          </table:table-cell>
          <table:table-cell office:value-type="float" office:value="5.0373896102381037" table:style-name="ce47">
            <text:p>5,0<text:s text:c="5"/></text:p>
          </table:table-cell>
          <table:table-cell office:value-type="float" office:value="24624" table:style-name="ce46">
            <text:p>24 624</text:p>
          </table:table-cell>
          <table:table-cell office:value-type="float" office:value="4.2888942302668012" table:style-name="ce47">
            <text:p>4,3<text:s text:c="5"/></text:p>
          </table:table-cell>
          <table:table-cell office:value-type="float" office:value="307" table:style-name="ce48">
            <text:p>+ 307</text:p>
          </table:table-cell>
          <table:table-cell office:value-type="float" office:value="1.1849621738459164" table:style-name="ce49">
            <text:p>+1,2<text:s text:c="3"/></text:p>
          </table:table-cell>
          <table:table-cell office:value-type="float" office:value="1591" table:style-name="ce48">
            <text:p>+1 591</text:p>
          </table:table-cell>
          <table:table-cell office:value-type="float" office:value="6.4611760883690712" table:style-name="ce49">
            <text:p>+6,5<text:s text:c="3"/></text:p>
          </table:table-cell>
          <table:table-cell table:style-name="ce42"/>
          <table:table-cell table:number-columns-repeated="3" table:style-name="ce50"/>
          <table:table-cell table:number-columns-repeated="2" table:style-name="ce42"/>
          <table:table-cell table:number-columns-repeated="16366"/>
        </table:table-row>
        <table:table-row table:style-name="ro5">
          <table:table-cell/>
          <table:table-cell table:style-name="ce43"/>
          <table:table-cell table:style-name="ce51"/>
          <table:table-cell table:style-name="ce52"/>
          <table:table-cell table:style-name="ce53"/>
          <table:table-cell table:style-name="ce54"/>
          <table:table-cell table:style-name="ce53"/>
          <table:table-cell table:style-name="ce54"/>
          <table:table-cell table:style-name="ce48"/>
          <table:table-cell table:style-name="ce49"/>
          <table:table-cell table:style-name="ce48"/>
          <table:table-cell table:style-name="ce49"/>
          <table:table-cell table:number-columns-repeated="6" table:style-name="ce42"/>
          <table:table-cell table:number-columns-repeated="16366"/>
        </table:table-row>
        <table:table-row table:style-name="ro5">
          <table:table-cell/>
          <table:table-cell office:value-type="string" table:style-name="ce34">
            <text:p><text:s text:c="5"/>DESEMPREGO REGISTADO</text:p>
          </table:table-cell>
          <table:table-cell office:value-type="float" office:value="342702" table:style-name="ce55">
            <text:p>342 702</text:p>
          </table:table-cell>
          <table:table-cell office:value-type="float" office:value="100" table:style-name="ce56">
            <text:p>100,0<text:s text:c="5"/></text:p>
          </table:table-cell>
          <table:table-cell office:value-type="float" office:value="350772" table:style-name="ce57">
            <text:p>350 772</text:p>
          </table:table-cell>
          <table:table-cell office:value-type="float" office:value="100" table:style-name="ce58">
            <text:p>100,0<text:s text:c="5"/></text:p>
          </table:table-cell>
          <table:table-cell office:value-type="float" office:value="404604" table:style-name="ce57">
            <text:p>404 604</text:p>
          </table:table-cell>
          <table:table-cell office:value-type="float" office:value="100" table:style-name="ce58">
            <text:p>100,0<text:s text:c="5"/></text:p>
          </table:table-cell>
          <table:table-cell office:value-type="float" office:value="-8070" table:style-name="ce39">
            <text:p><text:s/>-8 070</text:p>
          </table:table-cell>
          <table:table-cell office:value-type="float" office:value="-2.3006397317915912" table:style-name="ce40">
            <text:p>-2,3<text:s text:c="3"/></text:p>
          </table:table-cell>
          <table:table-cell office:value-type="float" office:value="-61902" table:style-name="ce39">
            <text:p><text:s/>-61 902</text:p>
          </table:table-cell>
          <table:table-cell office:value-type="float" office:value="-15.299403861553518" table:style-name="ce40">
            <text:p>-15,3<text:s text:c="3"/></text:p>
          </table:table-cell>
          <table:table-cell table:number-columns-repeated="2" table:style-name="ce59"/>
          <table:table-cell table:number-columns-repeated="4" table:style-name="ce60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13"/>Homens<text:s/></text:p>
          </table:table-cell>
          <table:table-cell office:value-type="float" office:value="151196" table:style-name="ce61">
            <text:p>151 196</text:p>
          </table:table-cell>
          <table:table-cell office:value-type="float" office:value="44.118797089016113" table:style-name="ce62">
            <text:p>44,1<text:s text:c="5"/></text:p>
          </table:table-cell>
          <table:table-cell office:value-type="float" office:value="154873" table:style-name="ce63">
            <text:p>154 873</text:p>
          </table:table-cell>
          <table:table-cell office:value-type="float" office:value="44.152041782126282" table:style-name="ce64">
            <text:p>44,2<text:s text:c="5"/></text:p>
          </table:table-cell>
          <table:table-cell office:value-type="float" office:value="183522" table:style-name="ce63">
            <text:p>183 522</text:p>
          </table:table-cell>
          <table:table-cell office:value-type="float" office:value="45.358424533618056" table:style-name="ce64">
            <text:p>45,4<text:s text:c="5"/></text:p>
          </table:table-cell>
          <table:table-cell office:value-type="float" office:value="-3677" table:style-name="ce48">
            <text:p><text:s/>-3 677</text:p>
          </table:table-cell>
          <table:table-cell office:value-type="float" office:value="-2.3742033795432387" table:style-name="ce49">
            <text:p>-2,4<text:s text:c="3"/></text:p>
          </table:table-cell>
          <table:table-cell office:value-type="float" office:value="-32326" table:style-name="ce48">
            <text:p><text:s/>-32 326</text:p>
          </table:table-cell>
          <table:table-cell office:value-type="float" office:value="-17.61423698521158" table:style-name="ce49">
            <text:p>-17,6<text:s text:c="3"/></text:p>
          </table:table-cell>
          <table:table-cell table:number-columns-repeated="2" table:style-name="ce59"/>
          <table:table-cell table:number-columns-repeated="4" table:style-name="ce60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13"/>Mulheres</text:p>
          </table:table-cell>
          <table:table-cell office:value-type="float" office:value="191506" table:style-name="ce61">
            <text:p>191 506</text:p>
          </table:table-cell>
          <table:table-cell office:value-type="float" office:value="55.881202910983887" table:style-name="ce62">
            <text:p>55,9<text:s text:c="5"/></text:p>
          </table:table-cell>
          <table:table-cell office:value-type="float" office:value="195899" table:style-name="ce63">
            <text:p>195 899</text:p>
          </table:table-cell>
          <table:table-cell office:value-type="float" office:value="55.847958217873718" table:style-name="ce64">
            <text:p>55,8<text:s text:c="5"/></text:p>
          </table:table-cell>
          <table:table-cell office:value-type="float" office:value="221082" table:style-name="ce63">
            <text:p>221 082</text:p>
          </table:table-cell>
          <table:table-cell office:value-type="float" office:value="54.641575466381944" table:style-name="ce64">
            <text:p>54,6<text:s text:c="5"/></text:p>
          </table:table-cell>
          <table:table-cell office:value-type="float" office:value="-4393" table:style-name="ce48">
            <text:p><text:s/>-4 393</text:p>
          </table:table-cell>
          <table:table-cell office:value-type="float" office:value="-2.2424820953654687" table:style-name="ce49">
            <text:p>-2,2<text:s text:c="3"/></text:p>
          </table:table-cell>
          <table:table-cell office:value-type="float" office:value="-29576" table:style-name="ce48">
            <text:p><text:s/>-29 576</text:p>
          </table:table-cell>
          <table:table-cell office:value-type="float" office:value="-13.37784170579242" table:style-name="ce49">
            <text:p>-13,4<text:s text:c="3"/></text:p>
          </table:table-cell>
          <table:table-cell table:number-columns-repeated="2" table:style-name="ce59"/>
          <table:table-cell table:number-columns-repeated="4" table:style-name="ce60"/>
          <table:table-cell table:number-columns-repeated="16366"/>
        </table:table-row>
        <table:table-row table:style-name="ro6">
          <table:table-cell/>
          <table:table-cell table:style-name="ce43"/>
          <table:table-cell table:style-name="ce61"/>
          <table:table-cell table:style-name="ce62"/>
          <table:table-cell table:style-name="ce63"/>
          <table:table-cell table:style-name="ce64"/>
          <table:table-cell table:style-name="ce63"/>
          <table:table-cell table:style-name="ce64"/>
          <table:table-cell table:style-name="ce48"/>
          <table:table-cell table:style-name="ce49"/>
          <table:table-cell table:style-name="ce48"/>
          <table:table-cell table:style-name="ce49"/>
          <table:table-cell table:number-columns-repeated="2" table:style-name="ce59"/>
          <table:table-cell table:number-columns-repeated="4" table:style-name="ce60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13"/>&lt; 25 anos</text:p>
          </table:table-cell>
          <table:table-cell office:value-type="float" office:value="36585" table:style-name="ce61">
            <text:p>36 585</text:p>
          </table:table-cell>
          <table:table-cell office:value-type="float" office:value="10.675455643678765" table:style-name="ce62">
            <text:p>10,7<text:s text:c="5"/></text:p>
          </table:table-cell>
          <table:table-cell office:value-type="float" office:value="37470" table:style-name="ce63">
            <text:p>37 470</text:p>
          </table:table-cell>
          <table:table-cell office:value-type="float" office:value="10.682152509322295" table:style-name="ce64">
            <text:p>10,7<text:s text:c="5"/></text:p>
          </table:table-cell>
          <table:table-cell office:value-type="float" office:value="45046" table:style-name="ce63">
            <text:p>45 046</text:p>
          </table:table-cell>
          <table:table-cell office:value-type="float" office:value="11.133355082994731" table:style-name="ce64">
            <text:p>11,1<text:s text:c="5"/></text:p>
          </table:table-cell>
          <table:table-cell office:value-type="float" office:value="-885" table:style-name="ce48">
            <text:p><text:s/>- 885</text:p>
          </table:table-cell>
          <table:table-cell office:value-type="float" office:value="-2.3618895116092875" table:style-name="ce49">
            <text:p>-2,4<text:s text:c="3"/></text:p>
          </table:table-cell>
          <table:table-cell office:value-type="float" office:value="-8461" table:style-name="ce48">
            <text:p><text:s/>-8 461</text:p>
          </table:table-cell>
          <table:table-cell office:value-type="float" office:value="-18.783021799937842" table:style-name="ce49">
            <text:p>-18,8<text:s text:c="3"/></text:p>
          </table:table-cell>
          <table:table-cell table:style-name="ce65"/>
          <table:table-cell table:style-name="ce66"/>
          <table:table-cell table:number-columns-repeated="4" table:style-name="ce60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13"/>&gt;= 25 anos</text:p>
          </table:table-cell>
          <table:table-cell office:value-type="float" office:value="306117" table:style-name="ce61">
            <text:p>306 117</text:p>
          </table:table-cell>
          <table:table-cell office:value-type="float" office:value="89.32454435632124" table:style-name="ce62">
            <text:p>89,3<text:s text:c="5"/></text:p>
          </table:table-cell>
          <table:table-cell office:value-type="float" office:value="313302" table:style-name="ce63">
            <text:p>313 302</text:p>
          </table:table-cell>
          <table:table-cell office:value-type="float" office:value="89.317847490677707" table:style-name="ce64">
            <text:p>89,3<text:s text:c="5"/></text:p>
          </table:table-cell>
          <table:table-cell office:value-type="float" office:value="359558" table:style-name="ce63">
            <text:p>359 558</text:p>
          </table:table-cell>
          <table:table-cell office:value-type="float" office:value="88.86664491700526" table:style-name="ce64">
            <text:p>88,9<text:s text:c="5"/></text:p>
          </table:table-cell>
          <table:table-cell office:value-type="float" office:value="-7185" table:style-name="ce48">
            <text:p><text:s/>-7 185</text:p>
          </table:table-cell>
          <table:table-cell office:value-type="float" office:value="-2.2933144378267616" table:style-name="ce49">
            <text:p>-2,3<text:s text:c="3"/></text:p>
          </table:table-cell>
          <table:table-cell office:value-type="float" office:value="-53441" table:style-name="ce48">
            <text:p><text:s/>-53 441</text:p>
          </table:table-cell>
          <table:table-cell office:value-type="float" office:value="-14.862970647294734" table:style-name="ce49">
            <text:p>-14,9<text:s text:c="3"/></text:p>
          </table:table-cell>
          <table:table-cell table:style-name="ce59"/>
          <table:table-cell table:style-name="ce66"/>
          <table:table-cell table:number-columns-repeated="4" table:style-name="ce60"/>
          <table:table-cell table:number-columns-repeated="16366"/>
        </table:table-row>
        <table:table-row table:style-name="ro6">
          <table:table-cell/>
          <table:table-cell table:style-name="ce43"/>
          <table:table-cell table:style-name="ce61"/>
          <table:table-cell table:style-name="ce62"/>
          <table:table-cell table:style-name="ce63"/>
          <table:table-cell table:style-name="ce64"/>
          <table:table-cell table:style-name="ce63"/>
          <table:table-cell table:style-name="ce64"/>
          <table:table-cell table:style-name="ce48"/>
          <table:table-cell table:style-name="ce49"/>
          <table:table-cell table:style-name="ce48"/>
          <table:table-cell table:style-name="ce49"/>
          <table:table-cell table:style-name="ce59"/>
          <table:table-cell table:style-name="ce66"/>
          <table:table-cell table:number-columns-repeated="4" table:style-name="ce60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13"/>Inscritos &lt; 1 ano</text:p>
          </table:table-cell>
          <table:table-cell office:value-type="float" office:value="196151" table:style-name="ce61">
            <text:p>196 151</text:p>
          </table:table-cell>
          <table:table-cell office:value-type="float" office:value="57.236607898407364" table:style-name="ce62">
            <text:p>57,2<text:s text:c="5"/></text:p>
          </table:table-cell>
          <table:table-cell office:value-type="float" office:value="200720" table:style-name="ce63">
            <text:p>200 720</text:p>
          </table:table-cell>
          <table:table-cell office:value-type="float" office:value="57.222355262107584" table:style-name="ce64">
            <text:p>57,2<text:s text:c="5"/></text:p>
          </table:table-cell>
          <table:table-cell office:value-type="float" office:value="214583" table:style-name="ce63">
            <text:p>214 583</text:p>
          </table:table-cell>
          <table:table-cell office:value-type="float" office:value="53.035313541141463" table:style-name="ce64">
            <text:p>53,0<text:s text:c="5"/></text:p>
          </table:table-cell>
          <table:table-cell office:value-type="float" office:value="-4569" table:style-name="ce48">
            <text:p><text:s/>-4 569</text:p>
          </table:table-cell>
          <table:table-cell office:value-type="float" office:value="-2.2763053009166998" table:style-name="ce49">
            <text:p>-2,3<text:s text:c="3"/></text:p>
          </table:table-cell>
          <table:table-cell office:value-type="float" office:value="-18432" table:style-name="ce48">
            <text:p><text:s/>-18 432</text:p>
          </table:table-cell>
          <table:table-cell office:value-type="float" office:value="-8.5896832461098978" table:style-name="ce49">
            <text:p>-8,6<text:s text:c="3"/></text:p>
          </table:table-cell>
          <table:table-cell table:style-name="ce65"/>
          <table:table-cell table:style-name="ce66"/>
          <table:table-cell table:number-columns-repeated="4" table:style-name="ce60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13"/>Inscritos &gt;= 1 ano</text:p>
          </table:table-cell>
          <table:table-cell office:value-type="float" office:value="146551" table:style-name="ce61">
            <text:p>146 551</text:p>
          </table:table-cell>
          <table:table-cell office:value-type="float" office:value="42.763392101592643" table:style-name="ce62">
            <text:p>42,8<text:s text:c="5"/></text:p>
          </table:table-cell>
          <table:table-cell office:value-type="float" office:value="150052" table:style-name="ce63">
            <text:p>150 052</text:p>
          </table:table-cell>
          <table:table-cell office:value-type="float" office:value="42.777644737892416" table:style-name="ce64">
            <text:p>42,8<text:s text:c="5"/></text:p>
          </table:table-cell>
          <table:table-cell office:value-type="float" office:value="190021" table:style-name="ce63">
            <text:p>190 021</text:p>
          </table:table-cell>
          <table:table-cell office:value-type="float" office:value="46.964686458858537" table:style-name="ce64">
            <text:p>47,0<text:s text:c="5"/></text:p>
          </table:table-cell>
          <table:table-cell office:value-type="float" office:value="-3501" table:style-name="ce48">
            <text:p><text:s/>-3 501</text:p>
          </table:table-cell>
          <table:table-cell office:value-type="float" office:value="-2.3331911603977287" table:style-name="ce49">
            <text:p>-2,3<text:s text:c="3"/></text:p>
          </table:table-cell>
          <table:table-cell office:value-type="float" office:value="-43470" table:style-name="ce48">
            <text:p><text:s/>-43 470</text:p>
          </table:table-cell>
          <table:table-cell office:value-type="float" office:value="-22.876418922119136" table:style-name="ce49">
            <text:p>-22,9<text:s text:c="3"/></text:p>
          </table:table-cell>
          <table:table-cell table:style-name="ce59"/>
          <table:table-cell table:style-name="ce66"/>
          <table:table-cell table:number-columns-repeated="4" table:style-name="ce60"/>
          <table:table-cell table:number-columns-repeated="16366"/>
        </table:table-row>
        <table:table-row table:style-name="ro6">
          <table:table-cell/>
          <table:table-cell table:style-name="ce43"/>
          <table:table-cell table:style-name="ce61"/>
          <table:table-cell table:style-name="ce62"/>
          <table:table-cell table:style-name="ce63"/>
          <table:table-cell table:style-name="ce64"/>
          <table:table-cell table:style-name="ce63"/>
          <table:table-cell table:style-name="ce64"/>
          <table:table-cell table:style-name="ce48"/>
          <table:table-cell table:style-name="ce49"/>
          <table:table-cell table:style-name="ce48"/>
          <table:table-cell table:style-name="ce49"/>
          <table:table-cell table:style-name="ce59"/>
          <table:table-cell table:style-name="ce66"/>
          <table:table-cell table:number-columns-repeated="4" table:style-name="ce60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13"/>Primeiro Emprego</text:p>
          </table:table-cell>
          <table:table-cell office:value-type="float" office:value="32865" table:style-name="ce61">
            <text:p>32 865</text:p>
          </table:table-cell>
          <table:table-cell office:value-type="float" office:value="9.5899644589176596" table:style-name="ce62">
            <text:p>9,6<text:s text:c="5"/></text:p>
          </table:table-cell>
          <table:table-cell office:value-type="float" office:value="33590" table:style-name="ce63">
            <text:p>33 590</text:p>
          </table:table-cell>
          <table:table-cell office:value-type="float" office:value="9.5760208910631395" table:style-name="ce64">
            <text:p>9,6<text:s text:c="5"/></text:p>
          </table:table-cell>
          <table:table-cell office:value-type="float" office:value="42585" table:style-name="ce63">
            <text:p>42 585</text:p>
          </table:table-cell>
          <table:table-cell office:value-type="float" office:value="10.525106029599311" table:style-name="ce64">
            <text:p>10,5<text:s text:c="5"/></text:p>
          </table:table-cell>
          <table:table-cell office:value-type="float" office:value="-725" table:style-name="ce48">
            <text:p><text:s/>- 725</text:p>
          </table:table-cell>
          <table:table-cell office:value-type="float" office:value="-2.1583804703780887" table:style-name="ce49">
            <text:p>-2,2<text:s text:c="3"/></text:p>
          </table:table-cell>
          <table:table-cell office:value-type="float" office:value="-9720" table:style-name="ce48">
            <text:p><text:s/>-9 720</text:p>
          </table:table-cell>
          <table:table-cell office:value-type="float" office:value="-22.824938358576961" table:style-name="ce49">
            <text:p>-22,8<text:s text:c="3"/></text:p>
          </table:table-cell>
          <table:table-cell table:style-name="ce65"/>
          <table:table-cell table:style-name="ce66"/>
          <table:table-cell table:number-columns-repeated="4" table:style-name="ce60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13"/>Novo Emprego</text:p>
          </table:table-cell>
          <table:table-cell office:value-type="float" office:value="309837" table:style-name="ce61">
            <text:p>309 837</text:p>
          </table:table-cell>
          <table:table-cell office:value-type="float" office:value="90.410035541082351" table:style-name="ce62">
            <text:p>90,4<text:s text:c="5"/></text:p>
          </table:table-cell>
          <table:table-cell office:value-type="float" office:value="317182" table:style-name="ce63">
            <text:p>317 182</text:p>
          </table:table-cell>
          <table:table-cell office:value-type="float" office:value="90.423979108936862" table:style-name="ce64">
            <text:p>90,4<text:s text:c="5"/></text:p>
          </table:table-cell>
          <table:table-cell office:value-type="float" office:value="362019" table:style-name="ce63">
            <text:p>362 019</text:p>
          </table:table-cell>
          <table:table-cell office:value-type="float" office:value="89.4748939704007" table:style-name="ce64">
            <text:p>89,5<text:s text:c="5"/></text:p>
          </table:table-cell>
          <table:table-cell office:value-type="float" office:value="-7345" table:style-name="ce48">
            <text:p><text:s/>-7 345</text:p>
          </table:table-cell>
          <table:table-cell office:value-type="float" office:value="-2.3157051787301928" table:style-name="ce49">
            <text:p>-2,3<text:s text:c="3"/></text:p>
          </table:table-cell>
          <table:table-cell office:value-type="float" office:value="-52182" table:style-name="ce48">
            <text:p><text:s/>-52 182</text:p>
          </table:table-cell>
          <table:table-cell office:value-type="float" office:value="-14.414160582731844" table:style-name="ce49">
            <text:p>-14,4<text:s text:c="3"/></text:p>
          </table:table-cell>
          <table:table-cell table:style-name="ce59"/>
          <table:table-cell table:style-name="ce66"/>
          <table:table-cell table:number-columns-repeated="4" table:style-name="ce60"/>
          <table:table-cell table:number-columns-repeated="16366"/>
        </table:table-row>
        <table:table-row table:style-name="ro6">
          <table:table-cell/>
          <table:table-cell table:style-name="ce43"/>
          <table:table-cell table:style-name="ce61"/>
          <table:table-cell table:style-name="ce62"/>
          <table:table-cell table:style-name="ce63"/>
          <table:table-cell table:style-name="ce64"/>
          <table:table-cell table:style-name="ce63"/>
          <table:table-cell table:style-name="ce64"/>
          <table:table-cell table:style-name="ce48"/>
          <table:table-cell table:style-name="ce49"/>
          <table:table-cell table:style-name="ce48"/>
          <table:table-cell table:style-name="ce49"/>
          <table:table-cell table:number-columns-repeated="2" table:style-name="ce59"/>
          <table:table-cell table:number-columns-repeated="4" table:style-name="ce60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13"/>Nenhum <text:s/>Nível de Instrução</text:p>
          </table:table-cell>
          <table:table-cell office:value-type="float" office:value="23884" table:style-name="ce61">
            <text:p>23 884</text:p>
          </table:table-cell>
          <table:table-cell office:value-type="float" office:value="6.9693202840952191" table:style-name="ce62">
            <text:p>7,0<text:s text:c="5"/></text:p>
          </table:table-cell>
          <table:table-cell office:value-type="float" office:value="24017" table:style-name="ce63">
            <text:p>24 017</text:p>
          </table:table-cell>
          <table:table-cell office:value-type="float" office:value="6.8468976999304392" table:style-name="ce64">
            <text:p>6,8<text:s text:c="5"/></text:p>
          </table:table-cell>
          <table:table-cell office:value-type="float" office:value="26042" table:style-name="ce63">
            <text:p>26 042</text:p>
          </table:table-cell>
          <table:table-cell office:value-type="float" office:value="6.4364168421468886" table:style-name="ce64">
            <text:p>6,4<text:s text:c="5"/></text:p>
          </table:table-cell>
          <table:table-cell office:value-type="float" office:value="-133" table:style-name="ce48">
            <text:p><text:s/>- 133</text:p>
          </table:table-cell>
          <table:table-cell office:value-type="float" office:value="-0.55377440979306325" table:style-name="ce49">
            <text:p>-0,6<text:s text:c="3"/></text:p>
          </table:table-cell>
          <table:table-cell office:value-type="float" office:value="-2158" table:style-name="ce48">
            <text:p><text:s/>-2 158</text:p>
          </table:table-cell>
          <table:table-cell office:value-type="float" office:value="-8.2866139313416785" table:style-name="ce49">
            <text:p>-8,3<text:s text:c="3"/></text:p>
          </table:table-cell>
          <table:table-cell table:style-name="ce65"/>
          <table:table-cell table:style-name="ce59"/>
          <table:table-cell table:number-columns-repeated="4" table:style-name="ce60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13"/>Básico - 1º Ciclo</text:p>
          </table:table-cell>
          <table:table-cell office:value-type="float" office:value="60420" table:style-name="ce61">
            <text:p>60 420</text:p>
          </table:table-cell>
          <table:table-cell office:value-type="float" office:value="17.630477791200519" table:style-name="ce62">
            <text:p>17,6<text:s text:c="5"/></text:p>
          </table:table-cell>
          <table:table-cell office:value-type="float" office:value="61456" table:style-name="ce63">
            <text:p>61 456</text:p>
          </table:table-cell>
          <table:table-cell office:value-type="float" office:value="17.520212559725408" table:style-name="ce64">
            <text:p>17,5<text:s text:c="5"/></text:p>
          </table:table-cell>
          <table:table-cell office:value-type="float" office:value="76485" table:style-name="ce63">
            <text:p>76 485</text:p>
          </table:table-cell>
          <table:table-cell office:value-type="float" office:value="18.903668772429338" table:style-name="ce64">
            <text:p>18,9<text:s text:c="5"/></text:p>
          </table:table-cell>
          <table:table-cell office:value-type="float" office:value="-1036" table:style-name="ce48">
            <text:p><text:s/>-1 036</text:p>
          </table:table-cell>
          <table:table-cell office:value-type="float" office:value="-1.6857589169487111" table:style-name="ce49">
            <text:p>-1,7<text:s text:c="3"/></text:p>
          </table:table-cell>
          <table:table-cell office:value-type="float" office:value="-16065" table:style-name="ce48">
            <text:p><text:s/>-16 065</text:p>
          </table:table-cell>
          <table:table-cell office:value-type="float" office:value="-21.004118454598942" table:style-name="ce49">
            <text:p>-21,0<text:s text:c="3"/></text:p>
          </table:table-cell>
          <table:table-cell table:number-columns-repeated="6" table:style-name="ce59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13"/>Básico - 2º Ciclo</text:p>
          </table:table-cell>
          <table:table-cell office:value-type="float" office:value="50954" table:style-name="ce61">
            <text:p>50 954</text:p>
          </table:table-cell>
          <table:table-cell office:value-type="float" office:value="14.86831124417132" table:style-name="ce62">
            <text:p>14,9<text:s text:c="5"/></text:p>
          </table:table-cell>
          <table:table-cell office:value-type="float" office:value="51716" table:style-name="ce63">
            <text:p>51 716</text:p>
          </table:table-cell>
          <table:table-cell office:value-type="float" office:value="14.743480095332581" table:style-name="ce64">
            <text:p>14,7<text:s text:c="5"/></text:p>
          </table:table-cell>
          <table:table-cell office:value-type="float" office:value="61130" table:style-name="ce63">
            <text:p>61 130</text:p>
          </table:table-cell>
          <table:table-cell office:value-type="float" office:value="15.108600013840693" table:style-name="ce64">
            <text:p>15,1<text:s text:c="5"/></text:p>
          </table:table-cell>
          <table:table-cell office:value-type="float" office:value="-762" table:style-name="ce48">
            <text:p><text:s/>- 762</text:p>
          </table:table-cell>
          <table:table-cell office:value-type="float" office:value="-1.4734318199396705" table:style-name="ce49">
            <text:p>-1,5<text:s text:c="3"/></text:p>
          </table:table-cell>
          <table:table-cell office:value-type="float" office:value="-10176" table:style-name="ce48">
            <text:p><text:s/>-10 176</text:p>
          </table:table-cell>
          <table:table-cell office:value-type="float" office:value="-16.64649108457386" table:style-name="ce49">
            <text:p>-16,6<text:s text:c="3"/></text:p>
          </table:table-cell>
          <table:table-cell table:number-columns-repeated="6" table:style-name="ce59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13"/>Básico - 3º Ciclo</text:p>
          </table:table-cell>
          <table:table-cell office:value-type="float" office:value="68380" table:style-name="ce61">
            <text:p>68 380</text:p>
          </table:table-cell>
          <table:table-cell office:value-type="float" office:value="19.953195487624818" table:style-name="ce62">
            <text:p>20,0<text:s text:c="5"/></text:p>
          </table:table-cell>
          <table:table-cell office:value-type="float" office:value="70080" table:style-name="ce63">
            <text:p>70 080</text:p>
          </table:table-cell>
          <table:table-cell office:value-type="float" office:value="19.978789641134412" table:style-name="ce64">
            <text:p>20,0<text:s text:c="5"/></text:p>
          </table:table-cell>
          <table:table-cell office:value-type="float" office:value="78713" table:style-name="ce63">
            <text:p>78 713</text:p>
          </table:table-cell>
          <table:table-cell office:value-type="float" office:value="19.454330654170498" table:style-name="ce64">
            <text:p>19,5<text:s text:c="5"/></text:p>
          </table:table-cell>
          <table:table-cell office:value-type="float" office:value="-1700" table:style-name="ce48">
            <text:p><text:s/>-1 700</text:p>
          </table:table-cell>
          <table:table-cell office:value-type="float" office:value="-2.4257990867579906" table:style-name="ce49">
            <text:p>-2,4<text:s text:c="3"/></text:p>
          </table:table-cell>
          <table:table-cell office:value-type="float" office:value="-10333" table:style-name="ce48">
            <text:p><text:s/>-10 333</text:p>
          </table:table-cell>
          <table:table-cell office:value-type="float" office:value="-13.127437653246604" table:style-name="ce49">
            <text:p>-13,1<text:s text:c="3"/></text:p>
          </table:table-cell>
          <table:table-cell table:number-columns-repeated="6" table:style-name="ce59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13"/>Secundário</text:p>
          </table:table-cell>
          <table:table-cell office:value-type="float" office:value="93003" table:style-name="ce61">
            <text:p>93 003</text:p>
          </table:table-cell>
          <table:table-cell office:value-type="float" office:value="27.138155015144356" table:style-name="ce62">
            <text:p>27,1<text:s text:c="5"/></text:p>
          </table:table-cell>
          <table:table-cell office:value-type="float" office:value="96050" table:style-name="ce63">
            <text:p>96 050</text:p>
          </table:table-cell>
          <table:table-cell office:value-type="float" office:value="27.382459261286535" table:style-name="ce64">
            <text:p>27,4<text:s text:c="5"/></text:p>
          </table:table-cell>
          <table:table-cell office:value-type="float" office:value="106585" table:style-name="ce63">
            <text:p>106 585</text:p>
          </table:table-cell>
          <table:table-cell office:value-type="float" office:value="26.343041591284315" table:style-name="ce64">
            <text:p>26,3<text:s text:c="5"/></text:p>
          </table:table-cell>
          <table:table-cell office:value-type="float" office:value="-3047" table:style-name="ce48">
            <text:p><text:s/>-3 047</text:p>
          </table:table-cell>
          <table:table-cell office:value-type="float" office:value="-3.1723060905778242" table:style-name="ce49">
            <text:p>-3,2<text:s text:c="3"/></text:p>
          </table:table-cell>
          <table:table-cell office:value-type="float" office:value="-13582" table:style-name="ce48">
            <text:p><text:s/>-13 582</text:p>
          </table:table-cell>
          <table:table-cell office:value-type="float" office:value="-12.742881268471173" table:style-name="ce49">
            <text:p>-12,7<text:s text:c="3"/></text:p>
          </table:table-cell>
          <table:table-cell table:style-name="ce59"/>
          <table:table-cell table:style-name="ce65"/>
          <table:table-cell table:number-columns-repeated="4" table:style-name="ce59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13"/>Superior</text:p>
          </table:table-cell>
          <table:table-cell office:value-type="float" office:value="46061" table:style-name="ce61">
            <text:p>46 061</text:p>
          </table:table-cell>
          <table:table-cell office:value-type="float" office:value="13.440540177763772" table:style-name="ce62">
            <text:p>13,4<text:s text:c="5"/></text:p>
          </table:table-cell>
          <table:table-cell office:value-type="float" office:value="47453" table:style-name="ce63">
            <text:p>47 453</text:p>
          </table:table-cell>
          <table:table-cell office:value-type="float" office:value="13.528160742590629" table:style-name="ce64">
            <text:p>13,5<text:s text:c="5"/></text:p>
          </table:table-cell>
          <table:table-cell office:value-type="float" office:value="55649" table:style-name="ce63">
            <text:p>55 649</text:p>
          </table:table-cell>
          <table:table-cell office:value-type="float" office:value="13.753942126128264" table:style-name="ce64">
            <text:p>13,8<text:s text:c="5"/></text:p>
          </table:table-cell>
          <table:table-cell office:value-type="float" office:value="-1392" table:style-name="ce48">
            <text:p><text:s/>-1 392</text:p>
          </table:table-cell>
          <table:table-cell office:value-type="float" office:value="-2.9334288664573367" table:style-name="ce49">
            <text:p>-2,9<text:s text:c="3"/></text:p>
          </table:table-cell>
          <table:table-cell office:value-type="float" office:value="-9588" table:style-name="ce48">
            <text:p><text:s/>-9 588</text:p>
          </table:table-cell>
          <table:table-cell office:value-type="float" office:value="-17.229420115365954" table:style-name="ce49">
            <text:p>-17,2<text:s text:c="3"/></text:p>
          </table:table-cell>
          <table:table-cell table:number-columns-repeated="16372" table:style-name="ce1"/>
        </table:table-row>
        <table:table-row table:style-name="ro3">
          <table:table-cell/>
          <table:table-cell table:style-name="ce43"/>
          <table:table-cell table:style-name="ce61"/>
          <table:table-cell table:style-name="ce52"/>
          <table:table-cell table:style-name="ce63"/>
          <table:table-cell table:style-name="ce54"/>
          <table:table-cell table:style-name="ce63"/>
          <table:table-cell table:style-name="ce54"/>
          <table:table-cell table:style-name="ce48"/>
          <table:table-cell table:style-name="ce49"/>
          <table:table-cell table:style-name="ce48"/>
          <table:table-cell table:style-name="ce49"/>
          <table:table-cell table:number-columns-repeated="16372" table:style-name="ce1"/>
        </table:table-row>
        <table:table-row table:style-name="ro5">
          <table:table-cell/>
          <table:table-cell office:value-type="string" table:style-name="ce67">
            <text:p><text:s text:c="9"/>Homens</text:p>
          </table:table-cell>
          <table:table-cell office:value-type="float" office:value="151196" table:style-name="ce55">
            <text:p>151 196</text:p>
          </table:table-cell>
          <table:table-cell office:value-type="float" office:value="100" table:style-name="ce56">
            <text:p>100,0<text:s text:c="5"/></text:p>
          </table:table-cell>
          <table:table-cell office:value-type="float" office:value="154873" table:style-name="ce57">
            <text:p>154 873</text:p>
          </table:table-cell>
          <table:table-cell office:value-type="float" office:value="100" table:style-name="ce58">
            <text:p>100,0<text:s text:c="5"/></text:p>
          </table:table-cell>
          <table:table-cell office:value-type="float" office:value="183522" table:style-name="ce57">
            <text:p>183 522</text:p>
          </table:table-cell>
          <table:table-cell office:value-type="float" office:value="100" table:style-name="ce58">
            <text:p>100,0<text:s text:c="5"/></text:p>
          </table:table-cell>
          <table:table-cell office:value-type="float" office:value="-3677" table:style-name="ce39">
            <text:p><text:s/>-3 677</text:p>
          </table:table-cell>
          <table:table-cell office:value-type="float" office:value="-2.3742033795432387" table:style-name="ce40">
            <text:p>-2,4<text:s text:c="3"/></text:p>
          </table:table-cell>
          <table:table-cell office:value-type="float" office:value="-32326" table:style-name="ce39">
            <text:p><text:s/>-32 326</text:p>
          </table:table-cell>
          <table:table-cell office:value-type="float" office:value="-17.61423698521158" table:style-name="ce40">
            <text:p>-17,6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43">
            <text:p><text:s text:c="13"/>&lt; 25 anos</text:p>
          </table:table-cell>
          <table:table-cell office:value-type="float" office:value="16604" table:style-name="ce61">
            <text:p>16 604</text:p>
          </table:table-cell>
          <table:table-cell office:value-type="float" office:value="10.981772004550384" table:style-name="ce62">
            <text:p>11,0<text:s text:c="5"/></text:p>
          </table:table-cell>
          <table:table-cell office:value-type="float" office:value="17015" table:style-name="ce63">
            <text:p>17 015</text:p>
          </table:table-cell>
          <table:table-cell office:value-type="float" office:value="10.986421132153442" table:style-name="ce64">
            <text:p>11,0<text:s text:c="5"/></text:p>
          </table:table-cell>
          <table:table-cell office:value-type="float" office:value="20792" table:style-name="ce63">
            <text:p>20 792</text:p>
          </table:table-cell>
          <table:table-cell office:value-type="float" office:value="11.329431893723914" table:style-name="ce64">
            <text:p>11,3<text:s text:c="5"/></text:p>
          </table:table-cell>
          <table:table-cell office:value-type="float" office:value="-411" table:style-name="ce48">
            <text:p><text:s/>- 411</text:p>
          </table:table-cell>
          <table:table-cell office:value-type="float" office:value="-2.4155157214222744" table:style-name="ce49">
            <text:p>-2,4<text:s text:c="3"/></text:p>
          </table:table-cell>
          <table:table-cell office:value-type="float" office:value="-4188" table:style-name="ce48">
            <text:p><text:s/>-4 188</text:p>
          </table:table-cell>
          <table:table-cell office:value-type="float" office:value="-20.142362447095035" table:style-name="ce49">
            <text:p>-20,1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43">
            <text:p><text:s text:c="13"/>&gt;= 25 anos</text:p>
          </table:table-cell>
          <table:table-cell office:value-type="float" office:value="134592" table:style-name="ce61">
            <text:p>134 592</text:p>
          </table:table-cell>
          <table:table-cell office:value-type="float" office:value="89.018227995449621" table:style-name="ce62">
            <text:p>89,0<text:s text:c="5"/></text:p>
          </table:table-cell>
          <table:table-cell office:value-type="float" office:value="137858" table:style-name="ce63">
            <text:p>137 858</text:p>
          </table:table-cell>
          <table:table-cell office:value-type="float" office:value="89.013578867846547" table:style-name="ce64">
            <text:p>89,0<text:s text:c="5"/></text:p>
          </table:table-cell>
          <table:table-cell office:value-type="float" office:value="162730" table:style-name="ce63">
            <text:p>162 730</text:p>
          </table:table-cell>
          <table:table-cell office:value-type="float" office:value="88.670568106276079" table:style-name="ce64">
            <text:p>88,7<text:s text:c="5"/></text:p>
          </table:table-cell>
          <table:table-cell office:value-type="float" office:value="-3266" table:style-name="ce48">
            <text:p><text:s/>-3 266</text:p>
          </table:table-cell>
          <table:table-cell office:value-type="float" office:value="-2.3691044408014044" table:style-name="ce49">
            <text:p>-2,4<text:s text:c="3"/></text:p>
          </table:table-cell>
          <table:table-cell office:value-type="float" office:value="-28138" table:style-name="ce48">
            <text:p><text:s/>-28 138</text:p>
          </table:table-cell>
          <table:table-cell office:value-type="float" office:value="-17.291218582928778" table:style-name="ce49">
            <text:p>-17,3<text:s text:c="3"/></text:p>
          </table:table-cell>
          <table:table-cell table:number-columns-repeated="16372" table:style-name="ce1"/>
        </table:table-row>
        <table:table-row table:style-name="ro7">
          <table:table-cell/>
          <table:table-cell table:style-name="ce43"/>
          <table:table-cell table:style-name="ce61"/>
          <table:table-cell table:style-name="ce62"/>
          <table:table-cell table:style-name="ce63"/>
          <table:table-cell table:style-name="ce64"/>
          <table:table-cell table:style-name="ce63"/>
          <table:table-cell table:style-name="ce64"/>
          <table:table-cell table:style-name="ce48"/>
          <table:table-cell table:style-name="ce49"/>
          <table:table-cell table:style-name="ce48"/>
          <table:table-cell table:style-name="ce49"/>
          <table:table-cell table:number-columns-repeated="16372" table:style-name="ce1"/>
        </table:table-row>
        <table:table-row table:style-name="ro5">
          <table:table-cell/>
          <table:table-cell office:value-type="string" table:style-name="ce43">
            <text:p><text:s text:c="13"/>Inscritos &lt; 1 ano</text:p>
          </table:table-cell>
          <table:table-cell office:value-type="float" office:value="86187" table:style-name="ce61">
            <text:p>86 187</text:p>
          </table:table-cell>
          <table:table-cell office:value-type="float" office:value="57.003492155877147" table:style-name="ce62">
            <text:p>57,0<text:s text:c="5"/></text:p>
          </table:table-cell>
          <table:table-cell office:value-type="float" office:value="88482" table:style-name="ce63">
            <text:p>88 482</text:p>
          </table:table-cell>
          <table:table-cell office:value-type="float" office:value="57.131972648557209" table:style-name="ce64">
            <text:p>57,1<text:s text:c="5"/></text:p>
          </table:table-cell>
          <table:table-cell office:value-type="float" office:value="97134" table:style-name="ce63">
            <text:p>97 134</text:p>
          </table:table-cell>
          <table:table-cell office:value-type="float" office:value="52.927714388465688" table:style-name="ce64">
            <text:p>52,9<text:s text:c="5"/></text:p>
          </table:table-cell>
          <table:table-cell office:value-type="float" office:value="-2295" table:style-name="ce48">
            <text:p><text:s/>-2 295</text:p>
          </table:table-cell>
          <table:table-cell office:value-type="float" office:value="-2.5937478809249339" table:style-name="ce49">
            <text:p>-2,6<text:s text:c="3"/></text:p>
          </table:table-cell>
          <table:table-cell office:value-type="float" office:value="-10947" table:style-name="ce48">
            <text:p><text:s/>-10 947</text:p>
          </table:table-cell>
          <table:table-cell office:value-type="float" office:value="-11.269998146889863" table:style-name="ce49">
            <text:p>-11,3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43">
            <text:p><text:s text:c="13"/>Inscritos &gt;= 1 ano</text:p>
          </table:table-cell>
          <table:table-cell office:value-type="float" office:value="65009" table:style-name="ce61">
            <text:p>65 009</text:p>
          </table:table-cell>
          <table:table-cell office:value-type="float" office:value="42.99650784412286" table:style-name="ce62">
            <text:p>43,0<text:s text:c="5"/></text:p>
          </table:table-cell>
          <table:table-cell office:value-type="float" office:value="66391" table:style-name="ce63">
            <text:p>66 391</text:p>
          </table:table-cell>
          <table:table-cell office:value-type="float" office:value="42.868027351442791" table:style-name="ce64">
            <text:p>42,9<text:s text:c="5"/></text:p>
          </table:table-cell>
          <table:table-cell office:value-type="float" office:value="86388" table:style-name="ce63">
            <text:p>86 388</text:p>
          </table:table-cell>
          <table:table-cell office:value-type="float" office:value="47.072285611534312" table:style-name="ce64">
            <text:p>47,1<text:s text:c="5"/></text:p>
          </table:table-cell>
          <table:table-cell office:value-type="float" office:value="-1382" table:style-name="ce48">
            <text:p><text:s/>-1 382</text:p>
          </table:table-cell>
          <table:table-cell office:value-type="float" office:value="-2.081607446792487" table:style-name="ce49">
            <text:p>-2,1<text:s text:c="3"/></text:p>
          </table:table-cell>
          <table:table-cell office:value-type="float" office:value="-21379" table:style-name="ce48">
            <text:p><text:s/>-21 379</text:p>
          </table:table-cell>
          <table:table-cell office:value-type="float" office:value="-24.747650136593045" table:style-name="ce49">
            <text:p>-24,7<text:s text:c="3"/></text:p>
          </table:table-cell>
          <table:table-cell table:number-columns-repeated="16372" table:style-name="ce1"/>
        </table:table-row>
        <table:table-row table:style-name="ro7">
          <table:table-cell/>
          <table:table-cell table:style-name="ce43"/>
          <table:table-cell table:style-name="ce61"/>
          <table:table-cell table:style-name="ce62"/>
          <table:table-cell table:style-name="ce63"/>
          <table:table-cell table:style-name="ce64"/>
          <table:table-cell table:style-name="ce63"/>
          <table:table-cell table:style-name="ce64"/>
          <table:table-cell table:style-name="ce48"/>
          <table:table-cell table:style-name="ce49"/>
          <table:table-cell table:style-name="ce48"/>
          <table:table-cell table:style-name="ce49"/>
          <table:table-cell table:number-columns-repeated="16372" table:style-name="ce1"/>
        </table:table-row>
        <table:table-row table:style-name="ro5">
          <table:table-cell/>
          <table:table-cell office:value-type="string" table:style-name="ce43">
            <text:p><text:s text:c="13"/>Primeiro Emprego</text:p>
          </table:table-cell>
          <table:table-cell office:value-type="float" office:value="12992" table:style-name="ce61">
            <text:p>12 992</text:p>
          </table:table-cell>
          <table:table-cell office:value-type="float" office:value="8.5928199158707912" table:style-name="ce62">
            <text:p>8,6<text:s text:c="5"/></text:p>
          </table:table-cell>
          <table:table-cell office:value-type="float" office:value="13213" table:style-name="ce63">
            <text:p>13 213</text:p>
          </table:table-cell>
          <table:table-cell office:value-type="float" office:value="8.5315064601318511" table:style-name="ce64">
            <text:p>8,5<text:s text:c="5"/></text:p>
          </table:table-cell>
          <table:table-cell office:value-type="float" office:value="17347" table:style-name="ce63">
            <text:p>17 347</text:p>
          </table:table-cell>
          <table:table-cell office:value-type="float" office:value="9.4522727520406278" table:style-name="ce64">
            <text:p>9,5<text:s text:c="5"/></text:p>
          </table:table-cell>
          <table:table-cell office:value-type="float" office:value="-221" table:style-name="ce48">
            <text:p><text:s/>- 221</text:p>
          </table:table-cell>
          <table:table-cell office:value-type="float" office:value="-1.6725951714220841" table:style-name="ce49">
            <text:p>-1,7<text:s text:c="3"/></text:p>
          </table:table-cell>
          <table:table-cell office:value-type="float" office:value="-4355" table:style-name="ce48">
            <text:p><text:s/>-4 355</text:p>
          </table:table-cell>
          <table:table-cell office:value-type="float" office:value="-25.105205511039376" table:style-name="ce49">
            <text:p>-25,1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43">
            <text:p><text:s text:c="13"/>Novo Emprego</text:p>
          </table:table-cell>
          <table:table-cell office:value-type="float" office:value="138204" table:style-name="ce61">
            <text:p>138 204</text:p>
          </table:table-cell>
          <table:table-cell office:value-type="float" office:value="91.407180084129209" table:style-name="ce62">
            <text:p>91,4<text:s text:c="5"/></text:p>
          </table:table-cell>
          <table:table-cell office:value-type="float" office:value="141660" table:style-name="ce63">
            <text:p>141 660</text:p>
          </table:table-cell>
          <table:table-cell office:value-type="float" office:value="91.468493539868149" table:style-name="ce64">
            <text:p>91,5<text:s text:c="5"/></text:p>
          </table:table-cell>
          <table:table-cell office:value-type="float" office:value="166175" table:style-name="ce63">
            <text:p>166 175</text:p>
          </table:table-cell>
          <table:table-cell office:value-type="float" office:value="90.547727247959372" table:style-name="ce64">
            <text:p>90,5<text:s text:c="5"/></text:p>
          </table:table-cell>
          <table:table-cell office:value-type="float" office:value="-3456" table:style-name="ce48">
            <text:p><text:s/>-3 456</text:p>
          </table:table-cell>
          <table:table-cell office:value-type="float" office:value="-2.4396442185514613" table:style-name="ce49">
            <text:p>-2,4<text:s text:c="3"/></text:p>
          </table:table-cell>
          <table:table-cell office:value-type="float" office:value="-27971" table:style-name="ce48">
            <text:p><text:s/>-27 971</text:p>
          </table:table-cell>
          <table:table-cell office:value-type="float" office:value="-16.832255152700469" table:style-name="ce49">
            <text:p>-16,8<text:s text:c="3"/></text:p>
          </table:table-cell>
          <table:table-cell table:number-columns-repeated="16372" table:style-name="ce1"/>
        </table:table-row>
        <table:table-row table:style-name="ro8">
          <table:table-cell/>
          <table:table-cell table:style-name="ce43"/>
          <table:table-cell table:style-name="ce61"/>
          <table:table-cell table:style-name="ce62"/>
          <table:table-cell table:style-name="ce63"/>
          <table:table-cell table:style-name="ce64"/>
          <table:table-cell table:style-name="ce63"/>
          <table:table-cell table:style-name="ce64"/>
          <table:table-cell table:style-name="ce48"/>
          <table:table-cell table:style-name="ce49"/>
          <table:table-cell table:style-name="ce48"/>
          <table:table-cell table:style-name="ce49"/>
          <table:table-cell table:number-columns-repeated="16372" table:style-name="ce1"/>
        </table:table-row>
        <table:table-row table:style-name="ro5">
          <table:table-cell/>
          <table:table-cell office:value-type="string" table:style-name="ce43">
            <text:p><text:s text:c="13"/>Nenhum <text:s/>Nível de Instrução</text:p>
          </table:table-cell>
          <table:table-cell office:value-type="float" office:value="11061" table:style-name="ce61">
            <text:p>11 061</text:p>
          </table:table-cell>
          <table:table-cell office:value-type="float" office:value="7.3156697267123469" table:style-name="ce62">
            <text:p>7,3<text:s text:c="5"/></text:p>
          </table:table-cell>
          <table:table-cell office:value-type="float" office:value="11159" table:style-name="ce63">
            <text:p>11 159</text:p>
          </table:table-cell>
          <table:table-cell office:value-type="float" office:value="7.2052585021275499" table:style-name="ce64">
            <text:p>7,2<text:s text:c="5"/></text:p>
          </table:table-cell>
          <table:table-cell office:value-type="float" office:value="12379" table:style-name="ce63">
            <text:p>12 379</text:p>
          </table:table-cell>
          <table:table-cell office:value-type="float" office:value="6.7452403526552667" table:style-name="ce64">
            <text:p>6,7<text:s text:c="5"/></text:p>
          </table:table-cell>
          <table:table-cell office:value-type="float" office:value="-98" table:style-name="ce48">
            <text:p><text:s/>- 98</text:p>
          </table:table-cell>
          <table:table-cell office:value-type="float" office:value="-0.87821489380768891" table:style-name="ce49">
            <text:p>-0,9<text:s text:c="3"/></text:p>
          </table:table-cell>
          <table:table-cell office:value-type="float" office:value="-1318" table:style-name="ce48">
            <text:p><text:s/>-1 318</text:p>
          </table:table-cell>
          <table:table-cell office:value-type="float" office:value="-10.647063575409968" table:style-name="ce49">
            <text:p>-10,6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43">
            <text:p><text:s text:c="13"/>Básico - 1º Ciclo</text:p>
          </table:table-cell>
          <table:table-cell office:value-type="float" office:value="29526" table:style-name="ce61">
            <text:p>29 526</text:p>
          </table:table-cell>
          <table:table-cell office:value-type="float" office:value="19.528294399322732" table:style-name="ce62">
            <text:p>19,5<text:s text:c="5"/></text:p>
          </table:table-cell>
          <table:table-cell office:value-type="float" office:value="30099" table:style-name="ce63">
            <text:p>30 099</text:p>
          </table:table-cell>
          <table:table-cell office:value-type="float" office:value="19.434633538447631" table:style-name="ce64">
            <text:p>19,4<text:s text:c="5"/></text:p>
          </table:table-cell>
          <table:table-cell office:value-type="float" office:value="38868" table:style-name="ce63">
            <text:p>38 868</text:p>
          </table:table-cell>
          <table:table-cell office:value-type="float" office:value="21.178932226109133" table:style-name="ce64">
            <text:p>21,2<text:s text:c="5"/></text:p>
          </table:table-cell>
          <table:table-cell office:value-type="float" office:value="-573" table:style-name="ce48">
            <text:p><text:s/>- 573</text:p>
          </table:table-cell>
          <table:table-cell office:value-type="float" office:value="-1.903717731486096" table:style-name="ce49">
            <text:p>-1,9<text:s text:c="3"/></text:p>
          </table:table-cell>
          <table:table-cell office:value-type="float" office:value="-9342" table:style-name="ce48">
            <text:p><text:s/>-9 342</text:p>
          </table:table-cell>
          <table:table-cell office:value-type="float" office:value="-24.035196048163012" table:style-name="ce49">
            <text:p>-24,0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43">
            <text:p><text:s text:c="13"/>Básico - 2º Ciclo</text:p>
          </table:table-cell>
          <table:table-cell office:value-type="float" office:value="25458" table:style-name="ce61">
            <text:p>25 458</text:p>
          </table:table-cell>
          <table:table-cell office:value-type="float" office:value="16.837747030344719" table:style-name="ce62">
            <text:p>16,8<text:s text:c="5"/></text:p>
          </table:table-cell>
          <table:table-cell office:value-type="float" office:value="26028" table:style-name="ce63">
            <text:p>26 028</text:p>
          </table:table-cell>
          <table:table-cell office:value-type="float" office:value="16.806028165012624" table:style-name="ce64">
            <text:p>16,8<text:s text:c="5"/></text:p>
          </table:table-cell>
          <table:table-cell office:value-type="float" office:value="31668" table:style-name="ce63">
            <text:p>31 668</text:p>
          </table:table-cell>
          <table:table-cell office:value-type="float" office:value="17.255696864681074" table:style-name="ce64">
            <text:p>17,3<text:s text:c="5"/></text:p>
          </table:table-cell>
          <table:table-cell office:value-type="float" office:value="-570" table:style-name="ce48">
            <text:p><text:s/>- 570</text:p>
          </table:table-cell>
          <table:table-cell office:value-type="float" office:value="-2.1899492853849698" table:style-name="ce49">
            <text:p>-2,2<text:s text:c="3"/></text:p>
          </table:table-cell>
          <table:table-cell office:value-type="float" office:value="-6210" table:style-name="ce48">
            <text:p><text:s/>-6 210</text:p>
          </table:table-cell>
          <table:table-cell office:value-type="float" office:value="-19.609700644183402" table:style-name="ce49">
            <text:p>-19,6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43">
            <text:p><text:s text:c="13"/>Básico - 3º Ciclo</text:p>
          </table:table-cell>
          <table:table-cell office:value-type="float" office:value="30567" table:style-name="ce61">
            <text:p>30 567</text:p>
          </table:table-cell>
          <table:table-cell office:value-type="float" office:value="20.216804677372419" table:style-name="ce62">
            <text:p>20,2<text:s text:c="5"/></text:p>
          </table:table-cell>
          <table:table-cell office:value-type="float" office:value="31346" table:style-name="ce63">
            <text:p>31 346</text:p>
          </table:table-cell>
          <table:table-cell office:value-type="float" office:value="20.239809392211683" table:style-name="ce64">
            <text:p>20,2<text:s text:c="5"/></text:p>
          </table:table-cell>
          <table:table-cell office:value-type="float" office:value="35929" table:style-name="ce63">
            <text:p>35 929</text:p>
          </table:table-cell>
          <table:table-cell office:value-type="float" office:value="19.577489347326207" table:style-name="ce64">
            <text:p>19,6<text:s text:c="5"/></text:p>
          </table:table-cell>
          <table:table-cell office:value-type="float" office:value="-779" table:style-name="ce48">
            <text:p><text:s/>- 779</text:p>
          </table:table-cell>
          <table:table-cell office:value-type="float" office:value="-2.4851655713647678" table:style-name="ce49">
            <text:p>-2,5<text:s text:c="3"/></text:p>
          </table:table-cell>
          <table:table-cell office:value-type="float" office:value="-5362" table:style-name="ce48">
            <text:p><text:s/>-5 362</text:p>
          </table:table-cell>
          <table:table-cell office:value-type="float" office:value="-14.923877647582733" table:style-name="ce49">
            <text:p>-14,9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43">
            <text:p><text:s text:c="13"/>Secundário</text:p>
          </table:table-cell>
          <table:table-cell office:value-type="float" office:value="38481" table:style-name="ce61">
            <text:p>38 481</text:p>
          </table:table-cell>
          <table:table-cell office:value-type="float" office:value="25.451070134130532" table:style-name="ce62">
            <text:p>25,5<text:s text:c="5"/></text:p>
          </table:table-cell>
          <table:table-cell office:value-type="float" office:value="39805" table:style-name="ce63">
            <text:p>39 805</text:p>
          </table:table-cell>
          <table:table-cell office:value-type="float" office:value="25.701703976806805" table:style-name="ce64">
            <text:p>25,7<text:s text:c="5"/></text:p>
          </table:table-cell>
          <table:table-cell office:value-type="float" office:value="44811" table:style-name="ce63">
            <text:p>44 811</text:p>
          </table:table-cell>
          <table:table-cell office:value-type="float" office:value="24.417236080687875" table:style-name="ce64">
            <text:p>24,4<text:s text:c="5"/></text:p>
          </table:table-cell>
          <table:table-cell office:value-type="float" office:value="-1324" table:style-name="ce48">
            <text:p><text:s/>-1 324</text:p>
          </table:table-cell>
          <table:table-cell office:value-type="float" office:value="-3.326215299585479" table:style-name="ce49">
            <text:p>-3,3<text:s text:c="3"/></text:p>
          </table:table-cell>
          <table:table-cell office:value-type="float" office:value="-6330" table:style-name="ce48">
            <text:p><text:s/>-6 330</text:p>
          </table:table-cell>
          <table:table-cell office:value-type="float" office:value="-14.125995849233448" table:style-name="ce49">
            <text:p>-14,1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43">
            <text:p><text:s text:c="13"/>Superior</text:p>
          </table:table-cell>
          <table:table-cell office:value-type="float" office:value="16103" table:style-name="ce61">
            <text:p>16 103</text:p>
          </table:table-cell>
          <table:table-cell office:value-type="float" office:value="10.650414032117252" table:style-name="ce62">
            <text:p>10,7<text:s text:c="5"/></text:p>
          </table:table-cell>
          <table:table-cell office:value-type="float" office:value="16436" table:style-name="ce63">
            <text:p>16 436</text:p>
          </table:table-cell>
          <table:table-cell office:value-type="float" office:value="10.612566425393711" table:style-name="ce64">
            <text:p>10,6<text:s text:c="5"/></text:p>
          </table:table-cell>
          <table:table-cell office:value-type="float" office:value="19867" table:style-name="ce63">
            <text:p>19 867</text:p>
          </table:table-cell>
          <table:table-cell office:value-type="float" office:value="10.825405128540448" table:style-name="ce64">
            <text:p>10,8<text:s text:c="5"/></text:p>
          </table:table-cell>
          <table:table-cell office:value-type="float" office:value="-333" table:style-name="ce48">
            <text:p><text:s/>- 333</text:p>
          </table:table-cell>
          <table:table-cell office:value-type="float" office:value="-2.0260403991238745" table:style-name="ce49">
            <text:p>-2,0<text:s text:c="3"/></text:p>
          </table:table-cell>
          <table:table-cell office:value-type="float" office:value="-3764" table:style-name="ce48">
            <text:p><text:s/>-3 764</text:p>
          </table:table-cell>
          <table:table-cell office:value-type="float" office:value="-18.945990839079883" table:style-name="ce49">
            <text:p>-18,9<text:s text:c="3"/></text:p>
          </table:table-cell>
          <table:table-cell table:number-columns-repeated="16372"/>
        </table:table-row>
        <table:table-row table:style-name="ro9">
          <table:table-cell/>
          <table:table-cell table:style-name="ce43"/>
          <table:table-cell table:style-name="ce61"/>
          <table:table-cell table:style-name="ce52"/>
          <table:table-cell table:style-name="ce63"/>
          <table:table-cell table:style-name="ce54"/>
          <table:table-cell table:style-name="ce63"/>
          <table:table-cell office:value-type="float" office:value="0" table:style-name="ce54">
            <text:p>0,0<text:s text:c="5"/></text:p>
          </table:table-cell>
          <table:table-cell table:style-name="ce48"/>
          <table:table-cell table:style-name="ce49"/>
          <table:table-cell table:style-name="ce48"/>
          <table:table-cell table:style-name="ce49"/>
          <table:table-cell table:number-columns-repeated="16372"/>
        </table:table-row>
        <table:table-row table:style-name="ro5">
          <table:table-cell/>
          <table:table-cell office:value-type="string" table:style-name="ce67">
            <text:p><text:s text:c="9"/>Mulheres</text:p>
          </table:table-cell>
          <table:table-cell office:value-type="float" office:value="191506" table:style-name="ce55">
            <text:p>191 506</text:p>
          </table:table-cell>
          <table:table-cell office:value-type="float" office:value="100" table:style-name="ce56">
            <text:p>100,0<text:s text:c="5"/></text:p>
          </table:table-cell>
          <table:table-cell office:value-type="float" office:value="195899" table:style-name="ce57">
            <text:p>195 899</text:p>
          </table:table-cell>
          <table:table-cell office:value-type="float" office:value="100" table:style-name="ce58">
            <text:p>100,0<text:s text:c="5"/></text:p>
          </table:table-cell>
          <table:table-cell office:value-type="float" office:value="221082" table:style-name="ce57">
            <text:p>221 082</text:p>
          </table:table-cell>
          <table:table-cell office:value-type="float" office:value="100" table:style-name="ce58">
            <text:p>100,0<text:s text:c="5"/></text:p>
          </table:table-cell>
          <table:table-cell office:value-type="float" office:value="-4393" table:style-name="ce39">
            <text:p><text:s/>-4 393</text:p>
          </table:table-cell>
          <table:table-cell office:value-type="float" office:value="-2.2424820953654687" table:style-name="ce40">
            <text:p>-2,2<text:s text:c="3"/></text:p>
          </table:table-cell>
          <table:table-cell office:value-type="float" office:value="-29576" table:style-name="ce39">
            <text:p><text:s/>-29 576</text:p>
          </table:table-cell>
          <table:table-cell office:value-type="float" office:value="-13.37784170579242" table:style-name="ce40">
            <text:p>-13,4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43">
            <text:p><text:s text:c="13"/>&lt; 25 anos</text:p>
          </table:table-cell>
          <table:table-cell office:value-type="float" office:value="19981" table:style-name="ce61">
            <text:p>19 981</text:p>
          </table:table-cell>
          <table:table-cell office:value-type="float" office:value="10.433615656950696" table:style-name="ce62">
            <text:p>10,4<text:s text:c="5"/></text:p>
          </table:table-cell>
          <table:table-cell office:value-type="float" office:value="20455" table:style-name="ce63">
            <text:p>20 455</text:p>
          </table:table-cell>
          <table:table-cell office:value-type="float" office:value="10.441605112838758" table:style-name="ce64">
            <text:p>10,4<text:s text:c="5"/></text:p>
          </table:table-cell>
          <table:table-cell office:value-type="float" office:value="24254" table:style-name="ce63">
            <text:p>24 254</text:p>
          </table:table-cell>
          <table:table-cell office:value-type="float" office:value="10.970590097791771" table:style-name="ce64">
            <text:p>11,0<text:s text:c="5"/></text:p>
          </table:table-cell>
          <table:table-cell office:value-type="float" office:value="-474" table:style-name="ce48">
            <text:p><text:s/>- 474</text:p>
          </table:table-cell>
          <table:table-cell office:value-type="float" office:value="-2.317281838181374" table:style-name="ce49">
            <text:p>-2,3<text:s text:c="3"/></text:p>
          </table:table-cell>
          <table:table-cell office:value-type="float" office:value="-4273" table:style-name="ce48">
            <text:p><text:s/>-4 273</text:p>
          </table:table-cell>
          <table:table-cell office:value-type="float" office:value="-17.617712542261071" table:style-name="ce49">
            <text:p>-17,6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43">
            <text:p><text:s text:c="13"/>&gt;= 25 anos</text:p>
          </table:table-cell>
          <table:table-cell office:value-type="float" office:value="171525" table:style-name="ce61">
            <text:p>171 525</text:p>
          </table:table-cell>
          <table:table-cell office:value-type="float" office:value="89.566384343049293" table:style-name="ce62">
            <text:p>89,6<text:s text:c="5"/></text:p>
          </table:table-cell>
          <table:table-cell office:value-type="float" office:value="175444" table:style-name="ce63">
            <text:p>175 444</text:p>
          </table:table-cell>
          <table:table-cell office:value-type="float" office:value="89.558394887161242" table:style-name="ce64">
            <text:p>89,6<text:s text:c="5"/></text:p>
          </table:table-cell>
          <table:table-cell office:value-type="float" office:value="196828" table:style-name="ce63">
            <text:p>196 828</text:p>
          </table:table-cell>
          <table:table-cell office:value-type="float" office:value="89.029409902208229" table:style-name="ce64">
            <text:p>89,0<text:s text:c="5"/></text:p>
          </table:table-cell>
          <table:table-cell office:value-type="float" office:value="-3919" table:style-name="ce48">
            <text:p><text:s/>-3 919</text:p>
          </table:table-cell>
          <table:table-cell office:value-type="float" office:value="-2.2337612001550355" table:style-name="ce49">
            <text:p>-2,2<text:s text:c="3"/></text:p>
          </table:table-cell>
          <table:table-cell office:value-type="float" office:value="-25303" table:style-name="ce48">
            <text:p><text:s/>-25 303</text:p>
          </table:table-cell>
          <table:table-cell office:value-type="float" office:value="-12.855386428760134" table:style-name="ce49">
            <text:p>-12,9<text:s text:c="3"/></text:p>
          </table:table-cell>
          <table:table-cell table:number-columns-repeated="16372"/>
        </table:table-row>
        <table:table-row table:style-name="ro7">
          <table:table-cell/>
          <table:table-cell table:style-name="ce43"/>
          <table:table-cell table:style-name="ce61"/>
          <table:table-cell table:style-name="ce62"/>
          <table:table-cell table:style-name="ce63"/>
          <table:table-cell table:style-name="ce64"/>
          <table:table-cell table:style-name="ce63"/>
          <table:table-cell table:style-name="ce64"/>
          <table:table-cell table:style-name="ce48"/>
          <table:table-cell table:style-name="ce49"/>
          <table:table-cell table:style-name="ce48"/>
          <table:table-cell table:style-name="ce49"/>
          <table:table-cell table:number-columns-repeated="16372"/>
        </table:table-row>
        <table:table-row table:style-name="ro5">
          <table:table-cell/>
          <table:table-cell office:value-type="string" table:style-name="ce43">
            <text:p><text:s text:c="13"/>Inscritos &lt; 1 ano</text:p>
          </table:table-cell>
          <table:table-cell office:value-type="float" office:value="109964" table:style-name="ce61">
            <text:p>109 964</text:p>
          </table:table-cell>
          <table:table-cell office:value-type="float" office:value="57.420655227512455" table:style-name="ce62">
            <text:p>57,4<text:s text:c="5"/></text:p>
          </table:table-cell>
          <table:table-cell office:value-type="float" office:value="112238" table:style-name="ce63">
            <text:p>112 238</text:p>
          </table:table-cell>
          <table:table-cell office:value-type="float" office:value="57.29380956513306" table:style-name="ce64">
            <text:p>57,3<text:s text:c="5"/></text:p>
          </table:table-cell>
          <table:table-cell office:value-type="float" office:value="117449" table:style-name="ce63">
            <text:p>117 449</text:p>
          </table:table-cell>
          <table:table-cell office:value-type="float" office:value="53.124632489302613" table:style-name="ce64">
            <text:p>53,1<text:s text:c="5"/></text:p>
          </table:table-cell>
          <table:table-cell office:value-type="float" office:value="-2274" table:style-name="ce48">
            <text:p><text:s/>-2 274</text:p>
          </table:table-cell>
          <table:table-cell office:value-type="float" office:value="-2.0260517828186533" table:style-name="ce49">
            <text:p>-2,0<text:s text:c="3"/></text:p>
          </table:table-cell>
          <table:table-cell office:value-type="float" office:value="-7485" table:style-name="ce48">
            <text:p><text:s/>-7 485</text:p>
          </table:table-cell>
          <table:table-cell office:value-type="float" office:value="-6.372978909994977" table:style-name="ce49">
            <text:p>-6,4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43">
            <text:p><text:s text:c="13"/>Inscritos &gt;= 1 ano</text:p>
          </table:table-cell>
          <table:table-cell office:value-type="float" office:value="81542" table:style-name="ce61">
            <text:p>81 542</text:p>
          </table:table-cell>
          <table:table-cell office:value-type="float" office:value="42.579344772487545" table:style-name="ce62">
            <text:p>42,6<text:s text:c="5"/></text:p>
          </table:table-cell>
          <table:table-cell office:value-type="float" office:value="83661" table:style-name="ce63">
            <text:p>83 661</text:p>
          </table:table-cell>
          <table:table-cell office:value-type="float" office:value="42.706190434866947" table:style-name="ce64">
            <text:p>42,7<text:s text:c="5"/></text:p>
          </table:table-cell>
          <table:table-cell office:value-type="float" office:value="103633" table:style-name="ce63">
            <text:p>103 633</text:p>
          </table:table-cell>
          <table:table-cell office:value-type="float" office:value="46.875367510697394" table:style-name="ce64">
            <text:p>46,9<text:s text:c="5"/></text:p>
          </table:table-cell>
          <table:table-cell office:value-type="float" office:value="-2119" table:style-name="ce48">
            <text:p><text:s/>-2 119</text:p>
          </table:table-cell>
          <table:table-cell office:value-type="float" office:value="-2.5328408697003382" table:style-name="ce49">
            <text:p>-2,5<text:s text:c="3"/></text:p>
          </table:table-cell>
          <table:table-cell office:value-type="float" office:value="-22091" table:style-name="ce48">
            <text:p><text:s/>-22 091</text:p>
          </table:table-cell>
          <table:table-cell office:value-type="float" office:value="-21.316569046539229" table:style-name="ce49">
            <text:p>-21,3<text:s text:c="3"/></text:p>
          </table:table-cell>
          <table:table-cell table:number-columns-repeated="16372"/>
        </table:table-row>
        <table:table-row table:style-name="ro7">
          <table:table-cell/>
          <table:table-cell table:style-name="ce43"/>
          <table:table-cell table:style-name="ce61"/>
          <table:table-cell table:style-name="ce62"/>
          <table:table-cell table:style-name="ce63"/>
          <table:table-cell table:style-name="ce64"/>
          <table:table-cell table:style-name="ce63"/>
          <table:table-cell table:style-name="ce64"/>
          <table:table-cell table:style-name="ce48"/>
          <table:table-cell table:style-name="ce49"/>
          <table:table-cell table:style-name="ce48"/>
          <table:table-cell table:style-name="ce49"/>
          <table:table-cell table:number-columns-repeated="16372"/>
        </table:table-row>
        <table:table-row table:style-name="ro5">
          <table:table-cell/>
          <table:table-cell office:value-type="string" table:style-name="ce43">
            <text:p><text:s text:c="13"/>Primeiro Emprego</text:p>
          </table:table-cell>
          <table:table-cell office:value-type="float" office:value="19873" table:style-name="ce61">
            <text:p>19 873</text:p>
          </table:table-cell>
          <table:table-cell office:value-type="float" office:value="10.377220557058264" table:style-name="ce62">
            <text:p>10,4<text:s text:c="5"/></text:p>
          </table:table-cell>
          <table:table-cell office:value-type="float" office:value="20377" table:style-name="ce63">
            <text:p>20 377</text:p>
          </table:table-cell>
          <table:table-cell office:value-type="float" office:value="10.401788676818157" table:style-name="ce64">
            <text:p>10,4<text:s text:c="5"/></text:p>
          </table:table-cell>
          <table:table-cell office:value-type="float" office:value="25238" table:style-name="ce63">
            <text:p>25 238</text:p>
          </table:table-cell>
          <table:table-cell office:value-type="float" office:value="11.415673822382645" table:style-name="ce64">
            <text:p>11,4<text:s text:c="5"/></text:p>
          </table:table-cell>
          <table:table-cell office:value-type="float" office:value="-504" table:style-name="ce48">
            <text:p><text:s/>- 504</text:p>
          </table:table-cell>
          <table:table-cell office:value-type="float" office:value="-2.4733768464445207" table:style-name="ce49">
            <text:p>-2,5<text:s text:c="3"/></text:p>
          </table:table-cell>
          <table:table-cell office:value-type="float" office:value="-5365" table:style-name="ce48">
            <text:p><text:s/>-5 365</text:p>
          </table:table-cell>
          <table:table-cell office:value-type="float" office:value="-21.25762738727316" table:style-name="ce49">
            <text:p>-21,3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43">
            <text:p><text:s text:c="13"/>Novo Emprego</text:p>
          </table:table-cell>
          <table:table-cell office:value-type="float" office:value="171633" table:style-name="ce61">
            <text:p>171 633</text:p>
          </table:table-cell>
          <table:table-cell office:value-type="float" office:value="89.622779442941734" table:style-name="ce62">
            <text:p>89,6<text:s text:c="5"/></text:p>
          </table:table-cell>
          <table:table-cell office:value-type="float" office:value="175522" table:style-name="ce63">
            <text:p>175 522</text:p>
          </table:table-cell>
          <table:table-cell office:value-type="float" office:value="89.598211323181843" table:style-name="ce64">
            <text:p>89,6<text:s text:c="5"/></text:p>
          </table:table-cell>
          <table:table-cell office:value-type="float" office:value="195844" table:style-name="ce63">
            <text:p>195 844</text:p>
          </table:table-cell>
          <table:table-cell office:value-type="float" office:value="88.584326177617356" table:style-name="ce64">
            <text:p>88,6<text:s text:c="5"/></text:p>
          </table:table-cell>
          <table:table-cell office:value-type="float" office:value="-3889" table:style-name="ce48">
            <text:p><text:s/>-3 889</text:p>
          </table:table-cell>
          <table:table-cell office:value-type="float" office:value="-2.2156766673123598" table:style-name="ce49">
            <text:p>-2,2<text:s text:c="3"/></text:p>
          </table:table-cell>
          <table:table-cell office:value-type="float" office:value="-24211" table:style-name="ce48">
            <text:p><text:s/>-24 211</text:p>
          </table:table-cell>
          <table:table-cell office:value-type="float" office:value="-12.362390474050775" table:style-name="ce49">
            <text:p>-12,4<text:s text:c="3"/></text:p>
          </table:table-cell>
          <table:table-cell table:number-columns-repeated="16372"/>
        </table:table-row>
        <table:table-row table:style-name="ro8">
          <table:table-cell/>
          <table:table-cell table:style-name="ce43"/>
          <table:table-cell table:style-name="ce61"/>
          <table:table-cell table:style-name="ce62"/>
          <table:table-cell table:style-name="ce63"/>
          <table:table-cell table:style-name="ce64"/>
          <table:table-cell table:style-name="ce63"/>
          <table:table-cell table:style-name="ce64"/>
          <table:table-cell table:style-name="ce48"/>
          <table:table-cell table:style-name="ce49"/>
          <table:table-cell table:style-name="ce48"/>
          <table:table-cell table:style-name="ce49"/>
          <table:table-cell table:number-columns-repeated="16372"/>
        </table:table-row>
        <table:table-row table:style-name="ro5">
          <table:table-cell/>
          <table:table-cell office:value-type="string" table:style-name="ce43">
            <text:p><text:s text:c="13"/>Nenhum <text:s/>Nível de Instrução</text:p>
          </table:table-cell>
          <table:table-cell office:value-type="float" office:value="12823" table:style-name="ce61">
            <text:p>12 823</text:p>
          </table:table-cell>
          <table:table-cell office:value-type="float" office:value="6.6958737585245371" table:style-name="ce62">
            <text:p>6,7<text:s text:c="5"/></text:p>
          </table:table-cell>
          <table:table-cell office:value-type="float" office:value="12858" table:style-name="ce63">
            <text:p>12 858</text:p>
          </table:table-cell>
          <table:table-cell office:value-type="float" office:value="6.5635863378577746" table:style-name="ce64">
            <text:p>6,6<text:s text:c="5"/></text:p>
          </table:table-cell>
          <table:table-cell office:value-type="float" office:value="13663" table:style-name="ce63">
            <text:p>13 663</text:p>
          </table:table-cell>
          <table:table-cell office:value-type="float" office:value="6.1800598872816419" table:style-name="ce64">
            <text:p>6,2<text:s text:c="5"/></text:p>
          </table:table-cell>
          <table:table-cell office:value-type="float" office:value="-35" table:style-name="ce48">
            <text:p><text:s/>- 35</text:p>
          </table:table-cell>
          <table:table-cell office:value-type="float" office:value="-0.27220407528386997" table:style-name="ce49">
            <text:p>-0,3<text:s text:c="3"/></text:p>
          </table:table-cell>
          <table:table-cell office:value-type="float" office:value="-840" table:style-name="ce48">
            <text:p><text:s/>- 840</text:p>
          </table:table-cell>
          <table:table-cell office:value-type="float" office:value="-6.1479909243943496" table:style-name="ce49">
            <text:p>-6,1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43">
            <text:p><text:s text:c="13"/>Básico - 1º Ciclo</text:p>
          </table:table-cell>
          <table:table-cell office:value-type="float" office:value="30894" table:style-name="ce61">
            <text:p>30 894</text:p>
          </table:table-cell>
          <table:table-cell office:value-type="float" office:value="16.132131630340563" table:style-name="ce62">
            <text:p>16,1<text:s text:c="5"/></text:p>
          </table:table-cell>
          <table:table-cell office:value-type="float" office:value="31357" table:style-name="ce63">
            <text:p>31 357</text:p>
          </table:table-cell>
          <table:table-cell office:value-type="float" office:value="16.006717747410658" table:style-name="ce64">
            <text:p>16,0<text:s text:c="5"/></text:p>
          </table:table-cell>
          <table:table-cell office:value-type="float" office:value="37617" table:style-name="ce63">
            <text:p>37 617</text:p>
          </table:table-cell>
          <table:table-cell office:value-type="float" office:value="17.014953727576192" table:style-name="ce64">
            <text:p>17,0<text:s text:c="5"/></text:p>
          </table:table-cell>
          <table:table-cell office:value-type="float" office:value="-463" table:style-name="ce48">
            <text:p><text:s/>- 463</text:p>
          </table:table-cell>
          <table:table-cell office:value-type="float" office:value="-1.4765443122747712" table:style-name="ce49">
            <text:p>-1,5<text:s text:c="3"/></text:p>
          </table:table-cell>
          <table:table-cell office:value-type="float" office:value="-6723" table:style-name="ce48">
            <text:p><text:s/>-6 723</text:p>
          </table:table-cell>
          <table:table-cell office:value-type="float" office:value="-17.872238615519578" table:style-name="ce49">
            <text:p>-17,9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43">
            <text:p><text:s text:c="13"/>Básico - 2º Ciclo</text:p>
          </table:table-cell>
          <table:table-cell office:value-type="float" office:value="25496" table:style-name="ce61">
            <text:p>25 496</text:p>
          </table:table-cell>
          <table:table-cell office:value-type="float" office:value="13.313420989420695" table:style-name="ce62">
            <text:p>13,3<text:s text:c="5"/></text:p>
          </table:table-cell>
          <table:table-cell office:value-type="float" office:value="25688" table:style-name="ce63">
            <text:p>25 688</text:p>
          </table:table-cell>
          <table:table-cell office:value-type="float" office:value="13.112879596118407" table:style-name="ce64">
            <text:p>13,1<text:s text:c="5"/></text:p>
          </table:table-cell>
          <table:table-cell office:value-type="float" office:value="29462" table:style-name="ce63">
            <text:p>29 462</text:p>
          </table:table-cell>
          <table:table-cell office:value-type="float" office:value="13.326277127943479" table:style-name="ce64">
            <text:p>13,3<text:s text:c="5"/></text:p>
          </table:table-cell>
          <table:table-cell office:value-type="float" office:value="-192" table:style-name="ce48">
            <text:p><text:s/>- 192</text:p>
          </table:table-cell>
          <table:table-cell office:value-type="float" office:value="-0.74743070694487701" table:style-name="ce49">
            <text:p>-0,7<text:s text:c="3"/></text:p>
          </table:table-cell>
          <table:table-cell office:value-type="float" office:value="-3966" table:style-name="ce48">
            <text:p><text:s/>-3 966</text:p>
          </table:table-cell>
          <table:table-cell office:value-type="float" office:value="-13.461407915280702" table:style-name="ce49">
            <text:p>-13,5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43">
            <text:p><text:s text:c="13"/>Básico - 3º Ciclo</text:p>
          </table:table-cell>
          <table:table-cell office:value-type="float" office:value="37813" table:style-name="ce61">
            <text:p>37 813</text:p>
          </table:table-cell>
          <table:table-cell office:value-type="float" office:value="19.745073261412173" table:style-name="ce62">
            <text:p>19,7<text:s text:c="5"/></text:p>
          </table:table-cell>
          <table:table-cell office:value-type="float" office:value="38734" table:style-name="ce63">
            <text:p>38 734</text:p>
          </table:table-cell>
          <table:table-cell office:value-type="float" office:value="19.7724337541284" table:style-name="ce64">
            <text:p>19,8<text:s text:c="5"/></text:p>
          </table:table-cell>
          <table:table-cell office:value-type="float" office:value="42784" table:style-name="ce63">
            <text:p>42 784</text:p>
          </table:table-cell>
          <table:table-cell office:value-type="float" office:value="19.352095602536615" table:style-name="ce64">
            <text:p>19,4<text:s text:c="5"/></text:p>
          </table:table-cell>
          <table:table-cell office:value-type="float" office:value="-921" table:style-name="ce48">
            <text:p><text:s/>- 921</text:p>
          </table:table-cell>
          <table:table-cell office:value-type="float" office:value="-2.377755976661331" table:style-name="ce49">
            <text:p>-2,4<text:s text:c="3"/></text:p>
          </table:table-cell>
          <table:table-cell office:value-type="float" office:value="-4971" table:style-name="ce48">
            <text:p><text:s/>-4 971</text:p>
          </table:table-cell>
          <table:table-cell office:value-type="float" office:value="-11.61882946896036" table:style-name="ce49">
            <text:p>-11,6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43">
            <text:p><text:s text:c="13"/>Secundário</text:p>
          </table:table-cell>
          <table:table-cell office:value-type="float" office:value="54522" table:style-name="ce61">
            <text:p>54 522</text:p>
          </table:table-cell>
          <table:table-cell office:value-type="float" office:value="28.470126262362538" table:style-name="ce62">
            <text:p>28,5<text:s text:c="5"/></text:p>
          </table:table-cell>
          <table:table-cell office:value-type="float" office:value="56245" table:style-name="ce63">
            <text:p>56 245</text:p>
          </table:table-cell>
          <table:table-cell office:value-type="float" office:value="28.711223640753651" table:style-name="ce64">
            <text:p>28,7<text:s text:c="5"/></text:p>
          </table:table-cell>
          <table:table-cell office:value-type="float" office:value="61774" table:style-name="ce63">
            <text:p>61 774</text:p>
          </table:table-cell>
          <table:table-cell office:value-type="float" office:value="27.94166870211053" table:style-name="ce64">
            <text:p>27,9<text:s text:c="5"/></text:p>
          </table:table-cell>
          <table:table-cell office:value-type="float" office:value="-1723" table:style-name="ce48">
            <text:p><text:s/>-1 723</text:p>
          </table:table-cell>
          <table:table-cell office:value-type="float" office:value="-3.0633834118588319" table:style-name="ce49">
            <text:p>-3,1<text:s text:c="3"/></text:p>
          </table:table-cell>
          <table:table-cell office:value-type="float" office:value="-7252" table:style-name="ce48">
            <text:p><text:s/>-7 252</text:p>
          </table:table-cell>
          <table:table-cell office:value-type="float" office:value="-11.739566808042218" table:style-name="ce49">
            <text:p>-11,7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43">
            <text:p><text:s text:c="13"/>Superior</text:p>
          </table:table-cell>
          <table:table-cell office:value-type="float" office:value="29958" table:style-name="ce61">
            <text:p>29 958</text:p>
          </table:table-cell>
          <table:table-cell office:value-type="float" office:value="15.643374097939491" table:style-name="ce62">
            <text:p>15,6<text:s text:c="5"/></text:p>
          </table:table-cell>
          <table:table-cell office:value-type="float" office:value="31017" table:style-name="ce63">
            <text:p>31 017</text:p>
          </table:table-cell>
          <table:table-cell office:value-type="float" office:value="15.833158923731105" table:style-name="ce64">
            <text:p>15,8<text:s text:c="5"/></text:p>
          </table:table-cell>
          <table:table-cell office:value-type="float" office:value="35782" table:style-name="ce63">
            <text:p>35 782</text:p>
          </table:table-cell>
          <table:table-cell office:value-type="float" office:value="16.184944952551543" table:style-name="ce64">
            <text:p>16,2<text:s text:c="5"/></text:p>
          </table:table-cell>
          <table:table-cell office:value-type="float" office:value="-1059" table:style-name="ce48">
            <text:p><text:s/>-1 059</text:p>
          </table:table-cell>
          <table:table-cell office:value-type="float" office:value="-3.4142566979398397" table:style-name="ce49">
            <text:p>-3,4<text:s text:c="3"/></text:p>
          </table:table-cell>
          <table:table-cell office:value-type="float" office:value="-5824" table:style-name="ce48">
            <text:p><text:s/>-5 824</text:p>
          </table:table-cell>
          <table:table-cell office:value-type="float" office:value="-16.276340059247666" table:style-name="ce49">
            <text:p>-16,3<text:s text:c="3"/></text:p>
          </table:table-cell>
          <table:table-cell table:number-columns-repeated="16372"/>
        </table:table-row>
        <table:table-row table:style-name="ro10">
          <table:table-cell/>
          <table:table-cell table:style-name="ce68"/>
          <table:table-cell table:style-name="ce69"/>
          <table:table-cell table:style-name="ce70"/>
          <table:table-cell table:style-name="ce71"/>
          <table:table-cell table:style-name="ce72"/>
          <table:table-cell table:style-name="ce71"/>
          <table:table-cell table:style-name="ce72"/>
          <table:table-cell table:style-name="ce73"/>
          <table:table-cell table:style-name="ce74"/>
          <table:table-cell table:style-name="ce73"/>
          <table:table-cell table:style-name="ce74"/>
          <table:table-cell table:number-columns-repeated="16372"/>
        </table:table-row>
        <table:table-row table:style-name="ro1">
          <table:table-cell/>
          <table:table-cell office:value-type="string" table:style-name="ce75">
            <text:p><text:s text:c="4"/>(1) - Mês homólogo do ano anterior</text:p>
          </table:table-cell>
          <table:table-cell table:number-columns-repeated="2" table:style-name="ce3"/>
          <table:table-cell table:number-columns-repeated="4" table:style-name="ce76"/>
          <table:table-cell table:style-name="ce3"/>
          <table:table-cell table:style-name="ce77"/>
          <table:table-cell table:number-columns-repeated="2" table:style-name="ce3"/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table:style-name="ce78"/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table:style-name="ce78"/>
          <table:table-cell table:number-columns-repeated="16381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table:number-columns-repeated="11" table:style-name="ce79"/>
          <table:table-cell table:number-columns-repeated="16372"/>
        </table:table-row>
        <table:table-row table:number-rows-repeated="1048496" table:style-name="ro1">
          <table:table-cell table:number-columns-repeated="16384"/>
        </table:table-row>
        <table:named-expressions>
          <table:named-range table:name="Print_Area" table:cell-range-address="q1.$B$1:q1.$L$73" table:base-cell-address="q1.$A$1"/>
        </table:named-expressions>
      </table:table>
      <table:table table:name="q2" table:style-name="ta1">
        <table:table-column table:style-name="co1" table:default-cell-style-name="ce1" table:visibility="collapse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8" table:default-cell-style-name="ce1"/>
        <table:table-column table:style-name="co9" table:default-cell-style-name="ce1"/>
        <table:table-column table:style-name="co6" table:default-cell-style-name="ce1"/>
        <table:table-column table:style-name="co11" table:default-cell-style-name="ce1"/>
        <table:table-column table:style-name="co1" table:number-columns-repeated="16372" table:default-cell-style-name="ce1"/>
        <table:table-row table:style-name="ro1">
          <table:table-cell table:number-columns-repeated="8"/>
          <table:table-cell table:style-name="ce1">
            <draw:g draw:z-index="2" draw:name="Grupo 7" draw:id="id8">
              <svg:title/>
              <svg:desc/>
              <draw:frame draw:id="id6" draw:style-name="a20" draw:name="Picture 184" svg:x="0.00916in" svg:y="0.11447in" svg:width="2.48855in" svg:height="0.65634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7" draw:style-name="a24" draw:name="CaixaDeTexto 9" svg:x="0.47226in" svg:y="0.23793in" svg:width="1.89885in" svg:height="0.51757in">
                <draw:text-box>
                  <text:p text:style-name="a23" text:class-names="" text:cond-style-name=""><text:span text:style-name="a21" text:class-names="">FEVEREIRO 2019</text:span><text:span text:style-name="a22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1">
          <table:table-cell table:style-name="ce1">
            <draw:frame draw:z-index="1" draw:id="id5" draw:style-name="a19" draw:name="Text Box 122" svg:x="0in" svg:y="0in" svg:width="0.97917in" svg:height="0.32063in">
              <draw:text-box>
                <text:p text:style-name="a16" text:class-names="" text:cond-style-name=""><text:span text:style-name="a14" text:class-names="">Página <text:s text:c="1"/></text:span><text:span text:style-name="a15" text:class-names="">6/14</text:span></text:p>
                <text:p text:style-name="a18" text:class-names="" text:cond-style-name=""><text:span text:style-name="a17" text:class-names=""/></text:p>
              </draw:text-box>
              <svg:title/>
              <svg:desc/>
            </draw:frame>
          </table:table-cell>
          <table:table-cell table:number-columns-repeated="16383"/>
        </table:table-row>
        <table:table-row table:number-rows-repeated="3" table:style-name="ro1">
          <table:table-cell/>
          <table:table-cell table:number-columns-repeated="11" table:style-name="ce2"/>
          <table:table-cell table:number-columns-repeated="6" table:style-name="ce3"/>
          <table:table-cell table:number-columns-repeated="16366"/>
        </table:table-row>
        <table:table-row table:style-name="ro2">
          <table:table-cell/>
          <table:table-cell office:value-type="string" table:style-name="ce4">
            <text:p>Quadro 2 - PEDIDOS DE EMPREGO <text:s text:c="2"/>E <text:s text:c="3"/>DESEMPREGO REGISTADO</text:p>
          </table:table-cell>
          <table:table-cell table:number-columns-repeated="8" table:style-name="ce4"/>
          <table:table-cell office:value-type="string" table:number-columns-spanned="2" table:number-rows-spanned="1" table:style-name="ce80">
            <text:p>CONTINENTE</text:p>
          </table:table-cell>
          <table:covered-table-cell/>
          <table:table-cell table:number-columns-repeated="6" table:style-name="ce3"/>
          <table:table-cell table:number-columns-repeated="16366"/>
        </table:table-row>
        <table:table-row table:style-name="ro2">
          <table:table-cell/>
          <table:table-cell office:value-type="string" table:style-name="ce6">
            <text:p>Situação no fim do mês</text:p>
          </table:table-cell>
          <table:table-cell table:number-columns-repeated="2" table:style-name="ce7"/>
          <table:table-cell table:number-columns-repeated="4" table:style-name="ce6"/>
          <table:table-cell table:number-columns-repeated="4" table:style-name="ce7"/>
          <table:table-cell table:number-columns-repeated="6" table:style-name="ce3"/>
          <table:table-cell table:number-columns-repeated="16366"/>
        </table:table-row>
        <table:table-row table:style-name="ro1">
          <table:table-cell/>
          <table:table-cell table:style-name="ce2"/>
          <table:table-cell table:style-name="ce8"/>
          <table:table-cell table:number-columns-repeated="9" table:style-name="ce2"/>
          <table:table-cell table:number-columns-repeated="6" table:style-name="ce3"/>
          <table:table-cell table:number-columns-repeated="16366"/>
        </table:table-row>
        <table:table-row table:style-name="ro1">
          <table:table-cell/>
          <table:table-cell table:style-name="ce9"/>
          <table:table-cell table:style-name="ce10"/>
          <table:table-cell table:style-name="ce11"/>
          <table:table-cell table:style-name="ce12"/>
          <table:table-cell table:style-name="ce13"/>
          <table:table-cell table:style-name="ce12"/>
          <table:table-cell table:style-name="ce13"/>
          <table:table-cell office:value-type="string" table:number-columns-spanned="4" table:number-rows-spanned="1" table:style-name="ce81">
            <text:p>Variação</text:p>
          </table:table-cell>
          <table:covered-table-cell table:number-columns-repeated="3"/>
          <table:table-cell table:number-columns-repeated="6" table:style-name="ce14"/>
          <table:table-cell table:number-columns-repeated="16366"/>
        </table:table-row>
        <table:table-row table:style-name="ro3">
          <table:table-cell/>
          <table:table-cell table:style-name="ce15"/>
          <table:table-cell office:value-type="string" table:style-name="ce84">
            <text:p>FEVEREIRO 2019</text:p>
          </table:table-cell>
          <table:table-cell office:value-type="string" table:style-name="ce17">
            <text:p>%</text:p>
          </table:table-cell>
          <table:table-cell office:value-type="string" table:style-name="ce18">
            <text:p>JANEIRO 2019</text:p>
          </table:table-cell>
          <table:table-cell office:value-type="string" table:style-name="ce19">
            <text:p>%</text:p>
          </table:table-cell>
          <table:table-cell office:value-type="string" table:style-name="ce18">
            <text:p>FEVEREIRO 2018</text:p>
          </table:table-cell>
          <table:table-cell office:value-type="string" table:style-name="ce19">
            <text:p>%</text:p>
          </table:table-cell>
          <table:table-cell office:value-type="string" table:number-columns-spanned="2" table:number-rows-spanned="1" table:style-name="ce82">
            <text:p>Mês <text:s/>anterior</text:p>
          </table:table-cell>
          <table:covered-table-cell/>
          <table:table-cell office:value-type="string" table:number-columns-spanned="2" table:number-rows-spanned="1" table:style-name="ce83">
            <text:p>Mês <text:s/>homólogo<text:span text:style-name="T1">(1)<text:s/></text:span></text:p>
          </table:table-cell>
          <table:covered-table-cell/>
          <table:table-cell table:number-columns-repeated="6" table:style-name="ce14"/>
          <table:table-cell table:number-columns-repeated="16366"/>
        </table:table-row>
        <table:table-row table:style-name="ro1">
          <table:table-cell/>
          <table:table-cell table:style-name="ce20"/>
          <table:table-cell table:style-name="ce21"/>
          <table:table-cell table:style-name="ce22"/>
          <table:table-cell table:style-name="ce23"/>
          <table:table-cell table:style-name="ce24"/>
          <table:table-cell table:style-name="ce23"/>
          <table:table-cell table:style-name="ce24"/>
          <table:table-cell office:value-type="string" table:style-name="ce25">
            <text:p>Var. Abs.</text:p>
          </table:table-cell>
          <table:table-cell office:value-type="string" table:style-name="ce26">
            <text:p>Var. %</text:p>
          </table:table-cell>
          <table:table-cell office:value-type="string" table:style-name="ce25">
            <text:p>Var. Abs.</text:p>
          </table:table-cell>
          <table:table-cell office:value-type="string" table:style-name="ce27">
            <text:p>Var. %</text:p>
          </table:table-cell>
          <table:table-cell table:number-columns-repeated="6" table:style-name="ce28"/>
          <table:table-cell table:number-columns-repeated="16366"/>
        </table:table-row>
        <table:table-row table:style-name="ro7">
          <table:table-cell/>
          <table:table-cell table:style-name="ce15"/>
          <table:table-cell table:style-name="ce85"/>
          <table:table-cell table:style-name="ce86"/>
          <table:table-cell table:style-name="ce87"/>
          <table:table-cell table:style-name="ce88"/>
          <table:table-cell table:style-name="ce87"/>
          <table:table-cell table:style-name="ce88"/>
          <table:table-cell table:number-columns-repeated="4" table:style-name="ce89"/>
          <table:table-cell table:number-columns-repeated="6" table:style-name="ce28"/>
          <table:table-cell table:number-columns-repeated="16366"/>
        </table:table-row>
        <table:table-row table:style-name="ro5">
          <table:table-cell/>
          <table:table-cell office:value-type="string" table:style-name="ce34">
            <text:p>PEDIDOS DE EMPREGO</text:p>
          </table:table-cell>
          <table:table-cell office:value-type="float" office:value="470849" table:style-name="ce35">
            <text:p>470 849</text:p>
          </table:table-cell>
          <table:table-cell office:value-type="float" office:value="100" table:style-name="ce36">
            <text:p>100,0<text:s text:c="5"/></text:p>
          </table:table-cell>
          <table:table-cell office:value-type="float" office:value="479776" table:style-name="ce37">
            <text:p>479 776</text:p>
          </table:table-cell>
          <table:table-cell office:value-type="float" office:value="100" table:style-name="ce38">
            <text:p>100,0<text:s text:c="5"/></text:p>
          </table:table-cell>
          <table:table-cell office:value-type="float" office:value="535745" table:style-name="ce37">
            <text:p>535 745</text:p>
          </table:table-cell>
          <table:table-cell office:value-type="float" office:value="100" table:style-name="ce38">
            <text:p>100,0<text:s text:c="5"/></text:p>
          </table:table-cell>
          <table:table-cell office:value-type="float" office:value="-8927" table:style-name="ce39">
            <text:p><text:s/>-8 927</text:p>
          </table:table-cell>
          <table:table-cell office:value-type="float" office:value="-1.8606599746548391" table:style-name="ce40">
            <text:p>-1,9<text:s text:c="3"/></text:p>
          </table:table-cell>
          <table:table-cell office:value-type="float" office:value="-64896" table:style-name="ce39">
            <text:p><text:s/>-64 896</text:p>
          </table:table-cell>
          <table:table-cell office:value-type="float" office:value="-12.113225508404184" table:style-name="ce40">
            <text:p>-12,1<text:s text:c="3"/></text:p>
          </table:table-cell>
          <table:table-cell table:style-name="ce41"/>
          <table:table-cell table:style-name="ce3"/>
          <table:table-cell table:number-columns-repeated="4" table:style-name="ce42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7"/>DESEMPREGO REGISTADO</text:p>
          </table:table-cell>
          <table:table-cell office:value-type="float" office:value="318523" table:style-name="ce44">
            <text:p>318 523</text:p>
          </table:table-cell>
          <table:table-cell office:value-type="float" office:value="67.648651690881792" table:style-name="ce45">
            <text:p>67,6<text:s text:c="5"/></text:p>
          </table:table-cell>
          <table:table-cell office:value-type="float" office:value="326526" table:style-name="ce46">
            <text:p>326 526</text:p>
          </table:table-cell>
          <table:table-cell office:value-type="float" office:value="68.058010404855594" table:style-name="ce47">
            <text:p>68,1<text:s text:c="5"/></text:p>
          </table:table-cell>
          <table:table-cell office:value-type="float" office:value="378674" table:style-name="ce46">
            <text:p>378 674</text:p>
          </table:table-cell>
          <table:table-cell office:value-type="float" office:value="70.681760912374358" table:style-name="ce47">
            <text:p>70,7<text:s text:c="5"/></text:p>
          </table:table-cell>
          <table:table-cell office:value-type="float" office:value="-8003" table:style-name="ce48">
            <text:p><text:s/>-8 003</text:p>
          </table:table-cell>
          <table:table-cell office:value-type="float" office:value="-2.4509533697163475" table:style-name="ce49">
            <text:p>-2,5<text:s text:c="3"/></text:p>
          </table:table-cell>
          <table:table-cell office:value-type="float" office:value="-60151" table:style-name="ce48">
            <text:p><text:s/>-60 151</text:p>
          </table:table-cell>
          <table:table-cell office:value-type="float" office:value="-15.884639558036728" table:style-name="ce49">
            <text:p>-15,9<text:s text:c="3"/></text:p>
          </table:table-cell>
          <table:table-cell table:style-name="ce42"/>
          <table:table-cell table:number-columns-repeated="3" table:style-name="ce50"/>
          <table:table-cell table:number-columns-repeated="2" table:style-name="ce42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7"/>EMPREGADOS</text:p>
          </table:table-cell>
          <table:table-cell office:value-type="float" office:value="43223" table:style-name="ce44">
            <text:p>43 223</text:p>
          </table:table-cell>
          <table:table-cell office:value-type="float" office:value="9.1798007429133328" table:style-name="ce45">
            <text:p>9,2<text:s text:c="5"/></text:p>
          </table:table-cell>
          <table:table-cell office:value-type="float" office:value="44420" table:style-name="ce46">
            <text:p>44 420</text:p>
          </table:table-cell>
          <table:table-cell office:value-type="float" office:value="9.2584872940705658" table:style-name="ce47">
            <text:p>9,3<text:s text:c="5"/></text:p>
          </table:table-cell>
          <table:table-cell office:value-type="float" office:value="53106" table:style-name="ce46">
            <text:p>53 106</text:p>
          </table:table-cell>
          <table:table-cell office:value-type="float" office:value="9.912551680370326" table:style-name="ce47">
            <text:p>9,9<text:s text:c="5"/></text:p>
          </table:table-cell>
          <table:table-cell office:value-type="float" office:value="-1197" table:style-name="ce48">
            <text:p><text:s/>-1 197</text:p>
          </table:table-cell>
          <table:table-cell office:value-type="float" office:value="-2.6947321026564612" table:style-name="ce49">
            <text:p>-2,7<text:s text:c="3"/></text:p>
          </table:table-cell>
          <table:table-cell office:value-type="float" office:value="-9883" table:style-name="ce48">
            <text:p><text:s/>-9 883</text:p>
          </table:table-cell>
          <table:table-cell office:value-type="float" office:value="-18.609949911497758" table:style-name="ce49">
            <text:p>-18,6<text:s text:c="3"/></text:p>
          </table:table-cell>
          <table:table-cell table:style-name="ce42"/>
          <table:table-cell table:number-columns-repeated="3" table:style-name="ce50"/>
          <table:table-cell table:number-columns-repeated="2" table:style-name="ce42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7"/>OCUPADOS</text:p>
          </table:table-cell>
          <table:table-cell office:value-type="float" office:value="84675" table:style-name="ce44">
            <text:p>84 675</text:p>
          </table:table-cell>
          <table:table-cell office:value-type="float" office:value="17.983472408351723" table:style-name="ce45">
            <text:p>18,0<text:s text:c="5"/></text:p>
          </table:table-cell>
          <table:table-cell office:value-type="float" office:value="85000" table:style-name="ce46">
            <text:p>85 000</text:p>
          </table:table-cell>
          <table:table-cell office:value-type="float" office:value="17.716601080504233" table:style-name="ce47">
            <text:p>17,7<text:s text:c="5"/></text:p>
          </table:table-cell>
          <table:table-cell office:value-type="float" office:value="80749" table:style-name="ce46">
            <text:p>80 749</text:p>
          </table:table-cell>
          <table:table-cell office:value-type="float" office:value="15.072282522468711" table:style-name="ce47">
            <text:p>15,1<text:s text:c="5"/></text:p>
          </table:table-cell>
          <table:table-cell office:value-type="float" office:value="-325" table:style-name="ce48">
            <text:p><text:s/>- 325</text:p>
          </table:table-cell>
          <table:table-cell office:value-type="float" office:value="-0.38235294117647062" table:style-name="ce49">
            <text:p>-0,4<text:s text:c="3"/></text:p>
          </table:table-cell>
          <table:table-cell office:value-type="float" office:value="3926" table:style-name="ce48">
            <text:p>+3 926</text:p>
          </table:table-cell>
          <table:table-cell office:value-type="float" office:value="4.8619797149190704" table:style-name="ce49">
            <text:p>+4,9<text:s text:c="3"/></text:p>
          </table:table-cell>
          <table:table-cell table:style-name="ce42"/>
          <table:table-cell table:number-columns-repeated="3" table:style-name="ce50"/>
          <table:table-cell table:number-columns-repeated="2" table:style-name="ce42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7"/>INDISPONIVEIS TEMPORÁRIAMENTE</text:p>
          </table:table-cell>
          <table:table-cell office:value-type="float" office:value="24428" table:style-name="ce44">
            <text:p>24 428</text:p>
          </table:table-cell>
          <table:table-cell office:value-type="float" office:value="5.1880751578531541" table:style-name="ce45">
            <text:p>5,2<text:s text:c="5"/></text:p>
          </table:table-cell>
          <table:table-cell office:value-type="float" office:value="23830" table:style-name="ce46">
            <text:p>23 830</text:p>
          </table:table-cell>
          <table:table-cell office:value-type="float" office:value="4.966901220569599" table:style-name="ce47">
            <text:p>5,0<text:s text:c="5"/></text:p>
          </table:table-cell>
          <table:table-cell office:value-type="float" office:value="23216" table:style-name="ce46">
            <text:p>23 216</text:p>
          </table:table-cell>
          <table:table-cell office:value-type="float" office:value="4.3334048847866056" table:style-name="ce47">
            <text:p>4,3<text:s text:c="5"/></text:p>
          </table:table-cell>
          <table:table-cell office:value-type="float" office:value="598" table:style-name="ce48">
            <text:p>+ 598</text:p>
          </table:table-cell>
          <table:table-cell office:value-type="float" office:value="2.5094418799832146" table:style-name="ce49">
            <text:p>+2,5<text:s text:c="3"/></text:p>
          </table:table-cell>
          <table:table-cell office:value-type="float" office:value="1212" table:style-name="ce48">
            <text:p>+1 212</text:p>
          </table:table-cell>
          <table:table-cell office:value-type="float" office:value="5.2205375603032396" table:style-name="ce49">
            <text:p>+5,2<text:s text:c="3"/></text:p>
          </table:table-cell>
          <table:table-cell table:style-name="ce42"/>
          <table:table-cell table:number-columns-repeated="3" table:style-name="ce50"/>
          <table:table-cell table:number-columns-repeated="2" table:style-name="ce42"/>
          <table:table-cell table:number-columns-repeated="16366"/>
        </table:table-row>
        <table:table-row table:style-name="ro11">
          <table:table-cell/>
          <table:table-cell table:style-name="ce43"/>
          <table:table-cell table:style-name="ce51"/>
          <table:table-cell table:style-name="ce52"/>
          <table:table-cell table:style-name="ce53"/>
          <table:table-cell table:style-name="ce54"/>
          <table:table-cell table:style-name="ce53"/>
          <table:table-cell table:style-name="ce54"/>
          <table:table-cell table:style-name="ce48"/>
          <table:table-cell table:style-name="ce49"/>
          <table:table-cell table:style-name="ce48"/>
          <table:table-cell table:style-name="ce49"/>
          <table:table-cell table:number-columns-repeated="6" table:style-name="ce42"/>
          <table:table-cell table:number-columns-repeated="16366"/>
        </table:table-row>
        <table:table-row table:style-name="ro5">
          <table:table-cell/>
          <table:table-cell office:value-type="string" table:style-name="ce34">
            <text:p><text:s text:c="5"/>DESEMPREGO REGISTADO</text:p>
          </table:table-cell>
          <table:table-cell office:value-type="float" office:value="318523" table:style-name="ce55">
            <text:p>318 523</text:p>
          </table:table-cell>
          <table:table-cell office:value-type="float" office:value="100" table:style-name="ce56">
            <text:p>100,0<text:s text:c="5"/></text:p>
          </table:table-cell>
          <table:table-cell office:value-type="float" office:value="326526" table:style-name="ce57">
            <text:p>326 526</text:p>
          </table:table-cell>
          <table:table-cell office:value-type="float" office:value="100" table:style-name="ce58">
            <text:p>100,0<text:s text:c="5"/></text:p>
          </table:table-cell>
          <table:table-cell office:value-type="float" office:value="378674" table:style-name="ce57">
            <text:p>378 674</text:p>
          </table:table-cell>
          <table:table-cell office:value-type="float" office:value="100" table:style-name="ce58">
            <text:p>100,0<text:s text:c="5"/></text:p>
          </table:table-cell>
          <table:table-cell office:value-type="float" office:value="-8003" table:style-name="ce39">
            <text:p><text:s/>-8 003</text:p>
          </table:table-cell>
          <table:table-cell office:value-type="float" office:value="-2.4509533697163475" table:style-name="ce40">
            <text:p>-2,5<text:s text:c="3"/></text:p>
          </table:table-cell>
          <table:table-cell office:value-type="float" office:value="-60151" table:style-name="ce39">
            <text:p><text:s/>-60 151</text:p>
          </table:table-cell>
          <table:table-cell office:value-type="float" office:value="-15.884639558036728" table:style-name="ce40">
            <text:p>-15,9<text:s text:c="3"/></text:p>
          </table:table-cell>
          <table:table-cell table:number-columns-repeated="2" table:style-name="ce59"/>
          <table:table-cell table:number-columns-repeated="4" table:style-name="ce60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13"/>Homens<text:s/></text:p>
          </table:table-cell>
          <table:table-cell office:value-type="float" office:value="139554" table:style-name="ce61">
            <text:p>139 554</text:p>
          </table:table-cell>
          <table:table-cell office:value-type="float" office:value="43.812848679687185" table:style-name="ce62">
            <text:p>43,8<text:s text:c="5"/></text:p>
          </table:table-cell>
          <table:table-cell office:value-type="float" office:value="143150" table:style-name="ce63">
            <text:p>143 150</text:p>
          </table:table-cell>
          <table:table-cell office:value-type="float" office:value="43.840306744332764" table:style-name="ce64">
            <text:p>43,8<text:s text:c="5"/></text:p>
          </table:table-cell>
          <table:table-cell office:value-type="float" office:value="170095" table:style-name="ce63">
            <text:p>170 095</text:p>
          </table:table-cell>
          <table:table-cell office:value-type="float" office:value="44.918584323190927" table:style-name="ce64">
            <text:p>44,9<text:s text:c="5"/></text:p>
          </table:table-cell>
          <table:table-cell office:value-type="float" office:value="-3596" table:style-name="ce48">
            <text:p><text:s/>-3 596</text:p>
          </table:table-cell>
          <table:table-cell office:value-type="float" office:value="-2.5120502968913727" table:style-name="ce49">
            <text:p>-2,5<text:s text:c="3"/></text:p>
          </table:table-cell>
          <table:table-cell office:value-type="float" office:value="-30541" table:style-name="ce48">
            <text:p><text:s/>-30 541</text:p>
          </table:table-cell>
          <table:table-cell office:value-type="float" office:value="-17.9552602957171" table:style-name="ce49">
            <text:p>-18,0<text:s text:c="3"/></text:p>
          </table:table-cell>
          <table:table-cell table:number-columns-repeated="2" table:style-name="ce59"/>
          <table:table-cell table:number-columns-repeated="4" table:style-name="ce60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13"/>Mulheres</text:p>
          </table:table-cell>
          <table:table-cell office:value-type="float" office:value="178969" table:style-name="ce61">
            <text:p>178 969</text:p>
          </table:table-cell>
          <table:table-cell office:value-type="float" office:value="56.187151320312822" table:style-name="ce62">
            <text:p>56,2<text:s text:c="5"/></text:p>
          </table:table-cell>
          <table:table-cell office:value-type="float" office:value="183376" table:style-name="ce63">
            <text:p>183 376</text:p>
          </table:table-cell>
          <table:table-cell office:value-type="float" office:value="56.159693255667229" table:style-name="ce64">
            <text:p>56,2<text:s text:c="5"/></text:p>
          </table:table-cell>
          <table:table-cell office:value-type="float" office:value="208579" table:style-name="ce63">
            <text:p>208 579</text:p>
          </table:table-cell>
          <table:table-cell office:value-type="float" office:value="55.081415676809073" table:style-name="ce64">
            <text:p>55,1<text:s text:c="5"/></text:p>
          </table:table-cell>
          <table:table-cell office:value-type="float" office:value="-4407" table:style-name="ce48">
            <text:p><text:s/>-4 407</text:p>
          </table:table-cell>
          <table:table-cell office:value-type="float" office:value="-2.4032588779338626" table:style-name="ce49">
            <text:p>-2,4<text:s text:c="3"/></text:p>
          </table:table-cell>
          <table:table-cell office:value-type="float" office:value="-29610" table:style-name="ce48">
            <text:p><text:s/>-29 610</text:p>
          </table:table-cell>
          <table:table-cell office:value-type="float" office:value="-14.196060006040875" table:style-name="ce49">
            <text:p>-14,2<text:s text:c="3"/></text:p>
          </table:table-cell>
          <table:table-cell table:number-columns-repeated="2" table:style-name="ce59"/>
          <table:table-cell table:number-columns-repeated="4" table:style-name="ce60"/>
          <table:table-cell table:number-columns-repeated="16366"/>
        </table:table-row>
        <table:table-row table:style-name="ro12">
          <table:table-cell/>
          <table:table-cell table:style-name="ce43"/>
          <table:table-cell table:style-name="ce61"/>
          <table:table-cell table:style-name="ce62"/>
          <table:table-cell table:style-name="ce63"/>
          <table:table-cell table:style-name="ce64"/>
          <table:table-cell table:style-name="ce63"/>
          <table:table-cell table:style-name="ce64"/>
          <table:table-cell table:style-name="ce48"/>
          <table:table-cell table:style-name="ce49"/>
          <table:table-cell table:style-name="ce48"/>
          <table:table-cell table:style-name="ce49"/>
          <table:table-cell table:number-columns-repeated="2" table:style-name="ce59"/>
          <table:table-cell table:number-columns-repeated="4" table:style-name="ce60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13"/>&lt; 25 anos</text:p>
          </table:table-cell>
          <table:table-cell office:value-type="float" office:value="33497" table:style-name="ce61">
            <text:p>33 497</text:p>
          </table:table-cell>
          <table:table-cell office:value-type="float" office:value="10.516352037372497" table:style-name="ce62">
            <text:p>10,5<text:s text:c="5"/></text:p>
          </table:table-cell>
          <table:table-cell office:value-type="float" office:value="34386" table:style-name="ce63">
            <text:p>34 386</text:p>
          </table:table-cell>
          <table:table-cell office:value-type="float" office:value="10.530861248415134" table:style-name="ce64">
            <text:p>10,5<text:s text:c="5"/></text:p>
          </table:table-cell>
          <table:table-cell office:value-type="float" office:value="41663" table:style-name="ce63">
            <text:p>41 663</text:p>
          </table:table-cell>
          <table:table-cell office:value-type="float" office:value="11.002339743420462" table:style-name="ce64">
            <text:p>11,0<text:s text:c="5"/></text:p>
          </table:table-cell>
          <table:table-cell office:value-type="float" office:value="-889" table:style-name="ce48">
            <text:p><text:s/>- 889</text:p>
          </table:table-cell>
          <table:table-cell office:value-type="float" office:value="-2.5853545047403013" table:style-name="ce49">
            <text:p>-2,6<text:s text:c="3"/></text:p>
          </table:table-cell>
          <table:table-cell office:value-type="float" office:value="-8166" table:style-name="ce48">
            <text:p><text:s/>-8 166</text:p>
          </table:table-cell>
          <table:table-cell office:value-type="float" office:value="-19.600124810983367" table:style-name="ce49">
            <text:p>-19,6<text:s text:c="3"/></text:p>
          </table:table-cell>
          <table:table-cell table:style-name="ce65"/>
          <table:table-cell table:number-columns-repeated="5" table:style-name="ce60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13"/>&gt;= 25 anos</text:p>
          </table:table-cell>
          <table:table-cell office:value-type="float" office:value="285026" table:style-name="ce61">
            <text:p>285 026</text:p>
          </table:table-cell>
          <table:table-cell office:value-type="float" office:value="89.483647962627501" table:style-name="ce62">
            <text:p>89,5<text:s text:c="5"/></text:p>
          </table:table-cell>
          <table:table-cell office:value-type="float" office:value="292140" table:style-name="ce63">
            <text:p>292 140</text:p>
          </table:table-cell>
          <table:table-cell office:value-type="float" office:value="89.469138751584865" table:style-name="ce64">
            <text:p>89,5<text:s text:c="5"/></text:p>
          </table:table-cell>
          <table:table-cell office:value-type="float" office:value="337011" table:style-name="ce63">
            <text:p>337 011</text:p>
          </table:table-cell>
          <table:table-cell office:value-type="float" office:value="88.997660256579536" table:style-name="ce64">
            <text:p>89,0<text:s text:c="5"/></text:p>
          </table:table-cell>
          <table:table-cell office:value-type="float" office:value="-7114" table:style-name="ce48">
            <text:p><text:s/>-7 114</text:p>
          </table:table-cell>
          <table:table-cell office:value-type="float" office:value="-2.4351338399397551" table:style-name="ce49">
            <text:p>-2,4<text:s text:c="3"/></text:p>
          </table:table-cell>
          <table:table-cell office:value-type="float" office:value="-51985" table:style-name="ce48">
            <text:p><text:s/>-51 985</text:p>
          </table:table-cell>
          <table:table-cell office:value-type="float" office:value="-15.425312526890814" table:style-name="ce49">
            <text:p>-15,4<text:s text:c="3"/></text:p>
          </table:table-cell>
          <table:table-cell table:style-name="ce59"/>
          <table:table-cell table:style-name="ce90"/>
          <table:table-cell table:number-columns-repeated="4" table:style-name="ce60"/>
          <table:table-cell table:number-columns-repeated="16366"/>
        </table:table-row>
        <table:table-row table:style-name="ro13">
          <table:table-cell/>
          <table:table-cell table:style-name="ce43"/>
          <table:table-cell table:style-name="ce61"/>
          <table:table-cell table:style-name="ce62"/>
          <table:table-cell table:style-name="ce63"/>
          <table:table-cell table:style-name="ce64"/>
          <table:table-cell table:style-name="ce63"/>
          <table:table-cell table:style-name="ce64"/>
          <table:table-cell table:style-name="ce48"/>
          <table:table-cell table:style-name="ce49"/>
          <table:table-cell table:style-name="ce48"/>
          <table:table-cell table:style-name="ce49"/>
          <table:table-cell table:style-name="ce59"/>
          <table:table-cell table:style-name="ce90"/>
          <table:table-cell table:number-columns-repeated="4" table:style-name="ce60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13"/>Inscritos &lt; 1 ano</text:p>
          </table:table-cell>
          <table:table-cell office:value-type="float" office:value="183165" table:style-name="ce61">
            <text:p>183 165</text:p>
          </table:table-cell>
          <table:table-cell office:value-type="float" office:value="57.504481622991122" table:style-name="ce62">
            <text:p>57,5<text:s text:c="5"/></text:p>
          </table:table-cell>
          <table:table-cell office:value-type="float" office:value="187736" table:style-name="ce63">
            <text:p>187 736</text:p>
          </table:table-cell>
          <table:table-cell office:value-type="float" office:value="57.494962116339899" table:style-name="ce64">
            <text:p>57,5<text:s text:c="5"/></text:p>
          </table:table-cell>
          <table:table-cell office:value-type="float" office:value="201090" table:style-name="ce63">
            <text:p>201 090</text:p>
          </table:table-cell>
          <table:table-cell office:value-type="float" office:value="53.103725103915245" table:style-name="ce64">
            <text:p>53,1<text:s text:c="5"/></text:p>
          </table:table-cell>
          <table:table-cell office:value-type="float" office:value="-4571" table:style-name="ce48">
            <text:p><text:s/>-4 571</text:p>
          </table:table-cell>
          <table:table-cell office:value-type="float" office:value="-2.4348020624707036" table:style-name="ce49">
            <text:p>-2,4<text:s text:c="3"/></text:p>
          </table:table-cell>
          <table:table-cell office:value-type="float" office:value="-17925" table:style-name="ce48">
            <text:p><text:s/>-17 925</text:p>
          </table:table-cell>
          <table:table-cell office:value-type="float" office:value="-8.9139191406832747" table:style-name="ce49">
            <text:p>-8,9<text:s text:c="3"/></text:p>
          </table:table-cell>
          <table:table-cell table:style-name="ce65"/>
          <table:table-cell table:style-name="ce59"/>
          <table:table-cell table:number-columns-repeated="4" table:style-name="ce60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13"/>Inscritos &gt;= 1 ano</text:p>
          </table:table-cell>
          <table:table-cell office:value-type="float" office:value="135358" table:style-name="ce61">
            <text:p>135 358</text:p>
          </table:table-cell>
          <table:table-cell office:value-type="float" office:value="42.495518377008885" table:style-name="ce62">
            <text:p>42,5<text:s text:c="5"/></text:p>
          </table:table-cell>
          <table:table-cell office:value-type="float" office:value="138790" table:style-name="ce63">
            <text:p>138 790</text:p>
          </table:table-cell>
          <table:table-cell office:value-type="float" office:value="42.505037883660108" table:style-name="ce64">
            <text:p>42,5<text:s text:c="5"/></text:p>
          </table:table-cell>
          <table:table-cell office:value-type="float" office:value="177584" table:style-name="ce63">
            <text:p>177 584</text:p>
          </table:table-cell>
          <table:table-cell office:value-type="float" office:value="46.896274896084762" table:style-name="ce64">
            <text:p>46,9<text:s text:c="5"/></text:p>
          </table:table-cell>
          <table:table-cell office:value-type="float" office:value="-3432" table:style-name="ce48">
            <text:p><text:s/>-3 432</text:p>
          </table:table-cell>
          <table:table-cell office:value-type="float" office:value="-2.4728006340514446" table:style-name="ce49">
            <text:p>-2,5<text:s text:c="3"/></text:p>
          </table:table-cell>
          <table:table-cell office:value-type="float" office:value="-42226" table:style-name="ce48">
            <text:p><text:s/>-42 226</text:p>
          </table:table-cell>
          <table:table-cell office:value-type="float" office:value="-23.778043066942967" table:style-name="ce49">
            <text:p>-23,8<text:s text:c="3"/></text:p>
          </table:table-cell>
          <table:table-cell table:style-name="ce59"/>
          <table:table-cell table:style-name="ce90"/>
          <table:table-cell table:number-columns-repeated="4" table:style-name="ce60"/>
          <table:table-cell table:number-columns-repeated="16366"/>
        </table:table-row>
        <table:table-row table:style-name="ro13">
          <table:table-cell/>
          <table:table-cell table:style-name="ce43"/>
          <table:table-cell table:style-name="ce61"/>
          <table:table-cell table:style-name="ce62"/>
          <table:table-cell table:style-name="ce63"/>
          <table:table-cell table:style-name="ce64"/>
          <table:table-cell table:style-name="ce63"/>
          <table:table-cell table:style-name="ce64"/>
          <table:table-cell table:style-name="ce48"/>
          <table:table-cell table:style-name="ce49"/>
          <table:table-cell table:style-name="ce48"/>
          <table:table-cell table:style-name="ce49"/>
          <table:table-cell table:style-name="ce59"/>
          <table:table-cell table:style-name="ce90"/>
          <table:table-cell table:number-columns-repeated="4" table:style-name="ce60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13"/>Primeiro Emprego</text:p>
          </table:table-cell>
          <table:table-cell office:value-type="float" office:value="30762" table:style-name="ce61">
            <text:p>30 762</text:p>
          </table:table-cell>
          <table:table-cell office:value-type="float" office:value="9.6577013276906225" table:style-name="ce62">
            <text:p>9,7<text:s text:c="5"/></text:p>
          </table:table-cell>
          <table:table-cell office:value-type="float" office:value="31370" table:style-name="ce63">
            <text:p>31 370</text:p>
          </table:table-cell>
          <table:table-cell office:value-type="float" office:value="9.6071982016745974" table:style-name="ce64">
            <text:p>9,6<text:s text:c="5"/></text:p>
          </table:table-cell>
          <table:table-cell office:value-type="float" office:value="40011" table:style-name="ce63">
            <text:p>40 011</text:p>
          </table:table-cell>
          <table:table-cell office:value-type="float" office:value="10.566080586467516" table:style-name="ce64">
            <text:p>10,6<text:s text:c="5"/></text:p>
          </table:table-cell>
          <table:table-cell office:value-type="float" office:value="-608" table:style-name="ce48">
            <text:p><text:s/>- 608</text:p>
          </table:table-cell>
          <table:table-cell office:value-type="float" office:value="-1.9381574752948678" table:style-name="ce49">
            <text:p>-1,9<text:s text:c="3"/></text:p>
          </table:table-cell>
          <table:table-cell office:value-type="float" office:value="-9249" table:style-name="ce48">
            <text:p><text:s/>-9 249</text:p>
          </table:table-cell>
          <table:table-cell office:value-type="float" office:value="-23.11614306065832" table:style-name="ce49">
            <text:p>-23,1<text:s text:c="3"/></text:p>
          </table:table-cell>
          <table:table-cell table:number-columns-repeated="2" table:style-name="ce65"/>
          <table:table-cell table:number-columns-repeated="4" table:style-name="ce60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13"/>Novo Emprego</text:p>
          </table:table-cell>
          <table:table-cell office:value-type="float" office:value="287761" table:style-name="ce61">
            <text:p>287 761</text:p>
          </table:table-cell>
          <table:table-cell office:value-type="float" office:value="90.342298672309369" table:style-name="ce62">
            <text:p>90,3<text:s text:c="5"/></text:p>
          </table:table-cell>
          <table:table-cell office:value-type="float" office:value="295156" table:style-name="ce63">
            <text:p>295 156</text:p>
          </table:table-cell>
          <table:table-cell office:value-type="float" office:value="90.392801798325408" table:style-name="ce64">
            <text:p>90,4<text:s text:c="5"/></text:p>
          </table:table-cell>
          <table:table-cell office:value-type="float" office:value="338663" table:style-name="ce63">
            <text:p>338 663</text:p>
          </table:table-cell>
          <table:table-cell office:value-type="float" office:value="89.433919413532479" table:style-name="ce64">
            <text:p>89,4<text:s text:c="5"/></text:p>
          </table:table-cell>
          <table:table-cell office:value-type="float" office:value="-7395" table:style-name="ce48">
            <text:p><text:s/>-7 395</text:p>
          </table:table-cell>
          <table:table-cell office:value-type="float" office:value="-2.505454742576807" table:style-name="ce49">
            <text:p>-2,5<text:s text:c="3"/></text:p>
          </table:table-cell>
          <table:table-cell office:value-type="float" office:value="-50902" table:style-name="ce48">
            <text:p><text:s/>-50 902</text:p>
          </table:table-cell>
          <table:table-cell office:value-type="float" office:value="-15.030280839654761" table:style-name="ce49">
            <text:p>-15,0<text:s text:c="3"/></text:p>
          </table:table-cell>
          <table:table-cell table:number-columns-repeated="2" table:style-name="ce59"/>
          <table:table-cell table:number-columns-repeated="4" table:style-name="ce60"/>
          <table:table-cell table:number-columns-repeated="16366"/>
        </table:table-row>
        <table:table-row table:style-name="ro12">
          <table:table-cell/>
          <table:table-cell table:style-name="ce43"/>
          <table:table-cell table:style-name="ce61"/>
          <table:table-cell table:style-name="ce62"/>
          <table:table-cell table:style-name="ce63"/>
          <table:table-cell table:style-name="ce64"/>
          <table:table-cell table:style-name="ce63"/>
          <table:table-cell table:style-name="ce64"/>
          <table:table-cell table:style-name="ce48"/>
          <table:table-cell table:style-name="ce49"/>
          <table:table-cell table:style-name="ce48"/>
          <table:table-cell table:style-name="ce49"/>
          <table:table-cell table:number-columns-repeated="2" table:style-name="ce59"/>
          <table:table-cell table:number-columns-repeated="4" table:style-name="ce60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13"/>Nenhum <text:s/>Nível de Instrução</text:p>
          </table:table-cell>
          <table:table-cell office:value-type="float" office:value="22530" table:style-name="ce61">
            <text:p>22 530</text:p>
          </table:table-cell>
          <table:table-cell office:value-type="float" office:value="7.0732725737230915" table:style-name="ce62">
            <text:p>7,1<text:s text:c="5"/></text:p>
          </table:table-cell>
          <table:table-cell office:value-type="float" office:value="22641" table:style-name="ce63">
            <text:p>22 641</text:p>
          </table:table-cell>
          <table:table-cell office:value-type="float" office:value="6.933904191396703" table:style-name="ce64">
            <text:p>6,9<text:s text:c="5"/></text:p>
          </table:table-cell>
          <table:table-cell office:value-type="float" office:value="24704" table:style-name="ce63">
            <text:p>24 704</text:p>
          </table:table-cell>
          <table:table-cell office:value-type="float" office:value="6.5238173204392167" table:style-name="ce64">
            <text:p>6,5<text:s text:c="5"/></text:p>
          </table:table-cell>
          <table:table-cell office:value-type="float" office:value="-111" table:style-name="ce48">
            <text:p><text:s/>- 111</text:p>
          </table:table-cell>
          <table:table-cell office:value-type="float" office:value="-0.49026103087319461" table:style-name="ce49">
            <text:p>-0,5<text:s text:c="3"/></text:p>
          </table:table-cell>
          <table:table-cell office:value-type="float" office:value="-2174" table:style-name="ce48">
            <text:p><text:s/>-2 174</text:p>
          </table:table-cell>
          <table:table-cell office:value-type="float" office:value="-8.8001943005181342" table:style-name="ce49">
            <text:p>-8,8<text:s text:c="3"/></text:p>
          </table:table-cell>
          <table:table-cell table:style-name="ce65"/>
          <table:table-cell table:style-name="ce59"/>
          <table:table-cell table:number-columns-repeated="4" table:style-name="ce60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13"/>Básico - 1º Ciclo</text:p>
          </table:table-cell>
          <table:table-cell office:value-type="float" office:value="55361" table:style-name="ce61">
            <text:p>55 361</text:p>
          </table:table-cell>
          <table:table-cell office:value-type="float" office:value="17.380534529688592" table:style-name="ce62">
            <text:p>17,4<text:s text:c="5"/></text:p>
          </table:table-cell>
          <table:table-cell office:value-type="float" office:value="56307" table:style-name="ce63">
            <text:p>56 307</text:p>
          </table:table-cell>
          <table:table-cell office:value-type="float" office:value="17.244262325205341" table:style-name="ce64">
            <text:p>17,2<text:s text:c="5"/></text:p>
          </table:table-cell>
          <table:table-cell office:value-type="float" office:value="70633" table:style-name="ce63">
            <text:p>70 633</text:p>
          </table:table-cell>
          <table:table-cell office:value-type="float" office:value="18.652719753666741" table:style-name="ce64">
            <text:p>18,7<text:s text:c="5"/></text:p>
          </table:table-cell>
          <table:table-cell office:value-type="float" office:value="-946" table:style-name="ce48">
            <text:p><text:s/>- 946</text:p>
          </table:table-cell>
          <table:table-cell office:value-type="float" office:value="-1.680075301472286" table:style-name="ce49">
            <text:p>-1,7<text:s text:c="3"/></text:p>
          </table:table-cell>
          <table:table-cell office:value-type="float" office:value="-15272" table:style-name="ce48">
            <text:p><text:s/>-15 272</text:p>
          </table:table-cell>
          <table:table-cell office:value-type="float" office:value="-21.621621621621621" table:style-name="ce49">
            <text:p>-21,6<text:s text:c="3"/></text:p>
          </table:table-cell>
          <table:table-cell table:number-columns-repeated="6" table:style-name="ce59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13"/>Básico - 2º Ciclo</text:p>
          </table:table-cell>
          <table:table-cell office:value-type="float" office:value="46403" table:style-name="ce61">
            <text:p>46 403</text:p>
          </table:table-cell>
          <table:table-cell office:value-type="float" office:value="14.568178750043167" table:style-name="ce62">
            <text:p>14,6<text:s text:c="5"/></text:p>
          </table:table-cell>
          <table:table-cell office:value-type="float" office:value="47228" table:style-name="ce63">
            <text:p>47 228</text:p>
          </table:table-cell>
          <table:table-cell office:value-type="float" office:value="14.463779300882626" table:style-name="ce64">
            <text:p>14,5<text:s text:c="5"/></text:p>
          </table:table-cell>
          <table:table-cell office:value-type="float" office:value="55911" table:style-name="ce63">
            <text:p>55 911</text:p>
          </table:table-cell>
          <table:table-cell office:value-type="float" office:value="14.764942932443208" table:style-name="ce64">
            <text:p>14,8<text:s text:c="5"/></text:p>
          </table:table-cell>
          <table:table-cell office:value-type="float" office:value="-825" table:style-name="ce48">
            <text:p><text:s/>- 825</text:p>
          </table:table-cell>
          <table:table-cell office:value-type="float" office:value="-1.7468450918946388" table:style-name="ce49">
            <text:p>-1,7<text:s text:c="3"/></text:p>
          </table:table-cell>
          <table:table-cell office:value-type="float" office:value="-9508" table:style-name="ce48">
            <text:p><text:s/>-9 508</text:p>
          </table:table-cell>
          <table:table-cell office:value-type="float" office:value="-17.005598182826279" table:style-name="ce49">
            <text:p>-17,0<text:s text:c="3"/></text:p>
          </table:table-cell>
          <table:table-cell table:number-columns-repeated="6" table:style-name="ce59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13"/>Básico - 3º Ciclo</text:p>
          </table:table-cell>
          <table:table-cell office:value-type="float" office:value="63789" table:style-name="ce61">
            <text:p>63 789</text:p>
          </table:table-cell>
          <table:table-cell office:value-type="float" office:value="20.026497301607733" table:style-name="ce62">
            <text:p>20,0<text:s text:c="5"/></text:p>
          </table:table-cell>
          <table:table-cell office:value-type="float" office:value="65605" table:style-name="ce63">
            <text:p>65 605</text:p>
          </table:table-cell>
          <table:table-cell office:value-type="float" office:value="20.091815046887536" table:style-name="ce64">
            <text:p>20,1<text:s text:c="5"/></text:p>
          </table:table-cell>
          <table:table-cell office:value-type="float" office:value="74099" table:style-name="ce63">
            <text:p>74 099</text:p>
          </table:table-cell>
          <table:table-cell office:value-type="float" office:value="19.568018929210879" table:style-name="ce64">
            <text:p>19,6<text:s text:c="5"/></text:p>
          </table:table-cell>
          <table:table-cell office:value-type="float" office:value="-1816" table:style-name="ce48">
            <text:p><text:s/>-1 816</text:p>
          </table:table-cell>
          <table:table-cell office:value-type="float" office:value="-2.768081701089856" table:style-name="ce49">
            <text:p>-2,8<text:s text:c="3"/></text:p>
          </table:table-cell>
          <table:table-cell office:value-type="float" office:value="-10310" table:style-name="ce48">
            <text:p><text:s/>-10 310</text:p>
          </table:table-cell>
          <table:table-cell office:value-type="float" office:value="-13.913818000242919" table:style-name="ce49">
            <text:p>-13,9<text:s text:c="3"/></text:p>
          </table:table-cell>
          <table:table-cell table:number-columns-repeated="6" table:style-name="ce59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13"/>Secundário</text:p>
          </table:table-cell>
          <table:table-cell office:value-type="float" office:value="86532" table:style-name="ce61">
            <text:p>86 532</text:p>
          </table:table-cell>
          <table:table-cell office:value-type="float" office:value="27.166641027492521" table:style-name="ce62">
            <text:p>27,2<text:s text:c="5"/></text:p>
          </table:table-cell>
          <table:table-cell office:value-type="float" office:value="89487" table:style-name="ce63">
            <text:p>89 487</text:p>
          </table:table-cell>
          <table:table-cell office:value-type="float" office:value="27.405780856654598" table:style-name="ce64">
            <text:p>27,4<text:s text:c="5"/></text:p>
          </table:table-cell>
          <table:table-cell office:value-type="float" office:value="99926" table:style-name="ce63">
            <text:p>99 926</text:p>
          </table:table-cell>
          <table:table-cell office:value-type="float" office:value="26.388397407796681" table:style-name="ce64">
            <text:p>26,4<text:s text:c="5"/></text:p>
          </table:table-cell>
          <table:table-cell office:value-type="float" office:value="-2955" table:style-name="ce48">
            <text:p><text:s/>-2 955</text:p>
          </table:table-cell>
          <table:table-cell office:value-type="float" office:value="-3.3021556203694389" table:style-name="ce49">
            <text:p>-3,3<text:s text:c="3"/></text:p>
          </table:table-cell>
          <table:table-cell office:value-type="float" office:value="-13394" table:style-name="ce48">
            <text:p><text:s/>-13 394</text:p>
          </table:table-cell>
          <table:table-cell office:value-type="float" office:value="-13.403918899985989" table:style-name="ce49">
            <text:p>-13,4<text:s text:c="3"/></text:p>
          </table:table-cell>
          <table:table-cell table:style-name="ce59"/>
          <table:table-cell table:style-name="ce65"/>
          <table:table-cell table:number-columns-repeated="4" table:style-name="ce59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13"/>Superior</text:p>
          </table:table-cell>
          <table:table-cell office:value-type="float" office:value="43908" table:style-name="ce61">
            <text:p>43 908</text:p>
          </table:table-cell>
          <table:table-cell office:value-type="float" office:value="13.784875817444894" table:style-name="ce62">
            <text:p>13,8<text:s text:c="5"/></text:p>
          </table:table-cell>
          <table:table-cell office:value-type="float" office:value="45258" table:style-name="ce63">
            <text:p>45 258</text:p>
          </table:table-cell>
          <table:table-cell office:value-type="float" office:value="13.860458278973189" table:style-name="ce64">
            <text:p>13,9<text:s text:c="5"/></text:p>
          </table:table-cell>
          <table:table-cell office:value-type="float" office:value="53401" table:style-name="ce63">
            <text:p>53 401</text:p>
          </table:table-cell>
          <table:table-cell office:value-type="float" office:value="14.102103656443274" table:style-name="ce64">
            <text:p>14,1<text:s text:c="5"/></text:p>
          </table:table-cell>
          <table:table-cell office:value-type="float" office:value="-1350" table:style-name="ce48">
            <text:p><text:s/>-1 350</text:p>
          </table:table-cell>
          <table:table-cell office:value-type="float" office:value="-2.9828980511732732" table:style-name="ce49">
            <text:p>-3,0<text:s text:c="3"/></text:p>
          </table:table-cell>
          <table:table-cell office:value-type="float" office:value="-9493" table:style-name="ce48">
            <text:p><text:s/>-9 493</text:p>
          </table:table-cell>
          <table:table-cell office:value-type="float" office:value="-17.776820658789163" table:style-name="ce49">
            <text:p>-17,8<text:s text:c="3"/></text:p>
          </table:table-cell>
          <table:table-cell table:number-columns-repeated="16372" table:style-name="ce1"/>
        </table:table-row>
        <table:table-row table:style-name="ro3">
          <table:table-cell/>
          <table:table-cell table:style-name="ce43"/>
          <table:table-cell table:style-name="ce61"/>
          <table:table-cell table:style-name="ce52"/>
          <table:table-cell table:style-name="ce63"/>
          <table:table-cell table:style-name="ce54"/>
          <table:table-cell table:style-name="ce63"/>
          <table:table-cell table:style-name="ce54"/>
          <table:table-cell table:style-name="ce48"/>
          <table:table-cell table:style-name="ce49"/>
          <table:table-cell table:style-name="ce48"/>
          <table:table-cell table:style-name="ce49"/>
          <table:table-cell table:number-columns-repeated="16372" table:style-name="ce1"/>
        </table:table-row>
        <table:table-row table:style-name="ro5">
          <table:table-cell/>
          <table:table-cell office:value-type="string" table:style-name="ce67">
            <text:p><text:s text:c="9"/>Homens</text:p>
          </table:table-cell>
          <table:table-cell office:value-type="float" office:value="139554" table:style-name="ce55">
            <text:p>139 554</text:p>
          </table:table-cell>
          <table:table-cell office:value-type="float" office:value="100" table:style-name="ce56">
            <text:p>100,0<text:s text:c="5"/></text:p>
          </table:table-cell>
          <table:table-cell office:value-type="float" office:value="143150" table:style-name="ce57">
            <text:p>143 150</text:p>
          </table:table-cell>
          <table:table-cell office:value-type="float" office:value="100" table:style-name="ce58">
            <text:p>100,0<text:s text:c="5"/></text:p>
          </table:table-cell>
          <table:table-cell office:value-type="float" office:value="170095" table:style-name="ce57">
            <text:p>170 095</text:p>
          </table:table-cell>
          <table:table-cell office:value-type="float" office:value="100" table:style-name="ce58">
            <text:p>100,0<text:s text:c="5"/></text:p>
          </table:table-cell>
          <table:table-cell office:value-type="float" office:value="-3596" table:style-name="ce39">
            <text:p><text:s/>-3 596</text:p>
          </table:table-cell>
          <table:table-cell office:value-type="float" office:value="-2.5120502968913727" table:style-name="ce40">
            <text:p>-2,5<text:s text:c="3"/></text:p>
          </table:table-cell>
          <table:table-cell office:value-type="float" office:value="-30541" table:style-name="ce39">
            <text:p><text:s/>-30 541</text:p>
          </table:table-cell>
          <table:table-cell office:value-type="float" office:value="-17.9552602957171" table:style-name="ce40">
            <text:p>-18,0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43">
            <text:p><text:s text:c="13"/>&lt; 25 anos</text:p>
          </table:table-cell>
          <table:table-cell office:value-type="float" office:value="15121" table:style-name="ce61">
            <text:p>15 121</text:p>
          </table:table-cell>
          <table:table-cell office:value-type="float" office:value="10.835232239849807" table:style-name="ce62">
            <text:p>10,8<text:s text:c="5"/></text:p>
          </table:table-cell>
          <table:table-cell office:value-type="float" office:value="15536" table:style-name="ce63">
            <text:p>15 536</text:p>
          </table:table-cell>
          <table:table-cell office:value-type="float" office:value="10.852951449528467" table:style-name="ce64">
            <text:p>10,9<text:s text:c="5"/></text:p>
          </table:table-cell>
          <table:table-cell office:value-type="float" office:value="19123" table:style-name="ce63">
            <text:p>19 123</text:p>
          </table:table-cell>
          <table:table-cell office:value-type="float" office:value="11.242540933008025" table:style-name="ce64">
            <text:p>11,2<text:s text:c="5"/></text:p>
          </table:table-cell>
          <table:table-cell office:value-type="float" office:value="-415" table:style-name="ce48">
            <text:p><text:s/>- 415</text:p>
          </table:table-cell>
          <table:table-cell office:value-type="float" office:value="-2.6712152420185378" table:style-name="ce49">
            <text:p>-2,7<text:s text:c="3"/></text:p>
          </table:table-cell>
          <table:table-cell office:value-type="float" office:value="-4002" table:style-name="ce48">
            <text:p><text:s/>-4 002</text:p>
          </table:table-cell>
          <table:table-cell office:value-type="float" office:value="-20.927678711499244" table:style-name="ce49">
            <text:p>-20,9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43">
            <text:p><text:s text:c="13"/>&gt;= 25 anos</text:p>
          </table:table-cell>
          <table:table-cell office:value-type="float" office:value="124433" table:style-name="ce61">
            <text:p>124 433</text:p>
          </table:table-cell>
          <table:table-cell office:value-type="float" office:value="89.164767760150184" table:style-name="ce62">
            <text:p>89,2<text:s text:c="5"/></text:p>
          </table:table-cell>
          <table:table-cell office:value-type="float" office:value="127614" table:style-name="ce63">
            <text:p>127 614</text:p>
          </table:table-cell>
          <table:table-cell office:value-type="float" office:value="89.147048550471524" table:style-name="ce64">
            <text:p>89,1<text:s text:c="5"/></text:p>
          </table:table-cell>
          <table:table-cell office:value-type="float" office:value="150972" table:style-name="ce63">
            <text:p>150 972</text:p>
          </table:table-cell>
          <table:table-cell office:value-type="float" office:value="88.75745906699197" table:style-name="ce64">
            <text:p>88,8<text:s text:c="5"/></text:p>
          </table:table-cell>
          <table:table-cell office:value-type="float" office:value="-3181" table:style-name="ce48">
            <text:p><text:s/>-3 181</text:p>
          </table:table-cell>
          <table:table-cell office:value-type="float" office:value="-2.4926732176720421" table:style-name="ce49">
            <text:p>-2,5<text:s text:c="3"/></text:p>
          </table:table-cell>
          <table:table-cell office:value-type="float" office:value="-26539" table:style-name="ce48">
            <text:p><text:s/>-26 539</text:p>
          </table:table-cell>
          <table:table-cell office:value-type="float" office:value="-17.578756325676284" table:style-name="ce49">
            <text:p>-17,6<text:s text:c="3"/></text:p>
          </table:table-cell>
          <table:table-cell table:number-columns-repeated="16372" table:style-name="ce1"/>
        </table:table-row>
        <table:table-row table:style-name="ro13">
          <table:table-cell/>
          <table:table-cell table:style-name="ce43"/>
          <table:table-cell table:style-name="ce61"/>
          <table:table-cell table:style-name="ce62"/>
          <table:table-cell table:style-name="ce63"/>
          <table:table-cell table:style-name="ce64"/>
          <table:table-cell table:style-name="ce63"/>
          <table:table-cell table:style-name="ce64"/>
          <table:table-cell table:style-name="ce48"/>
          <table:table-cell table:style-name="ce49"/>
          <table:table-cell table:style-name="ce48"/>
          <table:table-cell table:style-name="ce49"/>
          <table:table-cell table:number-columns-repeated="16372" table:style-name="ce1"/>
        </table:table-row>
        <table:table-row table:style-name="ro5">
          <table:table-cell/>
          <table:table-cell office:value-type="string" table:style-name="ce43">
            <text:p><text:s text:c="13"/>Inscritos &lt; 1 ano</text:p>
          </table:table-cell>
          <table:table-cell office:value-type="float" office:value="80110" table:style-name="ce61">
            <text:p>80 110</text:p>
          </table:table-cell>
          <table:table-cell office:value-type="float" office:value="57.404302277254679" table:style-name="ce62">
            <text:p>57,4<text:s text:c="5"/></text:p>
          </table:table-cell>
          <table:table-cell office:value-type="float" office:value="82376" table:style-name="ce63">
            <text:p>82 376</text:p>
          </table:table-cell>
          <table:table-cell office:value-type="float" office:value="57.545232273838629" table:style-name="ce64">
            <text:p>57,5<text:s text:c="5"/></text:p>
          </table:table-cell>
          <table:table-cell office:value-type="float" office:value="90305" table:style-name="ce63">
            <text:p>90 305</text:p>
          </table:table-cell>
          <table:table-cell office:value-type="float" office:value="53.090919780122867" table:style-name="ce64">
            <text:p>53,1<text:s text:c="5"/></text:p>
          </table:table-cell>
          <table:table-cell office:value-type="float" office:value="-2266" table:style-name="ce48">
            <text:p><text:s/>-2 266</text:p>
          </table:table-cell>
          <table:table-cell office:value-type="float" office:value="-2.7508012042342429" table:style-name="ce49">
            <text:p>-2,8<text:s text:c="3"/></text:p>
          </table:table-cell>
          <table:table-cell office:value-type="float" office:value="-10195" table:style-name="ce48">
            <text:p><text:s/>-10 195</text:p>
          </table:table-cell>
          <table:table-cell office:value-type="float" office:value="-11.289518852776702" table:style-name="ce49">
            <text:p>-11,3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43">
            <text:p><text:s text:c="13"/>Inscritos &gt;= 1 ano</text:p>
          </table:table-cell>
          <table:table-cell office:value-type="float" office:value="59444" table:style-name="ce61">
            <text:p>59 444</text:p>
          </table:table-cell>
          <table:table-cell office:value-type="float" office:value="42.595697722745321" table:style-name="ce62">
            <text:p>42,6<text:s text:c="5"/></text:p>
          </table:table-cell>
          <table:table-cell office:value-type="float" office:value="60774" table:style-name="ce63">
            <text:p>60 774</text:p>
          </table:table-cell>
          <table:table-cell office:value-type="float" office:value="42.454767726161371" table:style-name="ce64">
            <text:p>42,5<text:s text:c="5"/></text:p>
          </table:table-cell>
          <table:table-cell office:value-type="float" office:value="79790" table:style-name="ce63">
            <text:p>79 790</text:p>
          </table:table-cell>
          <table:table-cell office:value-type="float" office:value="46.909080219877126" table:style-name="ce64">
            <text:p>46,9<text:s text:c="5"/></text:p>
          </table:table-cell>
          <table:table-cell office:value-type="float" office:value="-1330" table:style-name="ce48">
            <text:p><text:s/>-1 330</text:p>
          </table:table-cell>
          <table:table-cell office:value-type="float" office:value="-2.1884358442755123" table:style-name="ce49">
            <text:p>-2,2<text:s text:c="3"/></text:p>
          </table:table-cell>
          <table:table-cell office:value-type="float" office:value="-20346" table:style-name="ce48">
            <text:p><text:s/>-20 346</text:p>
          </table:table-cell>
          <table:table-cell office:value-type="float" office:value="-25.499436019551325" table:style-name="ce49">
            <text:p>-25,5<text:s text:c="3"/></text:p>
          </table:table-cell>
          <table:table-cell table:number-columns-repeated="16372" table:style-name="ce1"/>
        </table:table-row>
        <table:table-row table:style-name="ro13">
          <table:table-cell/>
          <table:table-cell table:style-name="ce43"/>
          <table:table-cell table:style-name="ce61"/>
          <table:table-cell table:style-name="ce62"/>
          <table:table-cell table:style-name="ce63"/>
          <table:table-cell table:style-name="ce64"/>
          <table:table-cell table:style-name="ce63"/>
          <table:table-cell table:style-name="ce64"/>
          <table:table-cell table:style-name="ce48"/>
          <table:table-cell table:style-name="ce49"/>
          <table:table-cell table:style-name="ce48"/>
          <table:table-cell table:style-name="ce49"/>
          <table:table-cell table:number-columns-repeated="16372" table:style-name="ce1"/>
        </table:table-row>
        <table:table-row table:style-name="ro5">
          <table:table-cell/>
          <table:table-cell office:value-type="string" table:style-name="ce43">
            <text:p><text:s text:c="13"/>Primeiro Emprego</text:p>
          </table:table-cell>
          <table:table-cell office:value-type="float" office:value="12086" table:style-name="ce61">
            <text:p>12 086</text:p>
          </table:table-cell>
          <table:table-cell office:value-type="float" office:value="8.6604468521145943" table:style-name="ce62">
            <text:p>8,7<text:s text:c="5"/></text:p>
          </table:table-cell>
          <table:table-cell office:value-type="float" office:value="12255" table:style-name="ce63">
            <text:p>12 255</text:p>
          </table:table-cell>
          <table:table-cell office:value-type="float" office:value="8.5609500523925952" table:style-name="ce64">
            <text:p>8,6<text:s text:c="5"/></text:p>
          </table:table-cell>
          <table:table-cell office:value-type="float" office:value="16208" table:style-name="ce63">
            <text:p>16 208</text:p>
          </table:table-cell>
          <table:table-cell office:value-type="float" office:value="9.5287927334724714" table:style-name="ce64">
            <text:p>9,5<text:s text:c="5"/></text:p>
          </table:table-cell>
          <table:table-cell office:value-type="float" office:value="-169" table:style-name="ce48">
            <text:p><text:s/>- 169</text:p>
          </table:table-cell>
          <table:table-cell office:value-type="float" office:value="-1.3790289677682579" table:style-name="ce49">
            <text:p>-1,4<text:s text:c="3"/></text:p>
          </table:table-cell>
          <table:table-cell office:value-type="float" office:value="-4122" table:style-name="ce48">
            <text:p><text:s/>-4 122</text:p>
          </table:table-cell>
          <table:table-cell office:value-type="float" office:value="-25.43188548864758" table:style-name="ce49">
            <text:p>-25,4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43">
            <text:p><text:s text:c="13"/>Novo Emprego</text:p>
          </table:table-cell>
          <table:table-cell office:value-type="float" office:value="127468" table:style-name="ce61">
            <text:p>127 468</text:p>
          </table:table-cell>
          <table:table-cell office:value-type="float" office:value="91.339553147885411" table:style-name="ce62">
            <text:p>91,3<text:s text:c="5"/></text:p>
          </table:table-cell>
          <table:table-cell office:value-type="float" office:value="130895" table:style-name="ce63">
            <text:p>130 895</text:p>
          </table:table-cell>
          <table:table-cell office:value-type="float" office:value="91.439049947607415" table:style-name="ce64">
            <text:p>91,4<text:s text:c="5"/></text:p>
          </table:table-cell>
          <table:table-cell office:value-type="float" office:value="153887" table:style-name="ce63">
            <text:p>153 887</text:p>
          </table:table-cell>
          <table:table-cell office:value-type="float" office:value="90.471207266527529" table:style-name="ce64">
            <text:p>90,5<text:s text:c="5"/></text:p>
          </table:table-cell>
          <table:table-cell office:value-type="float" office:value="-3427" table:style-name="ce48">
            <text:p><text:s/>-3 427</text:p>
          </table:table-cell>
          <table:table-cell office:value-type="float" office:value="-2.6181290347224873" table:style-name="ce49">
            <text:p>-2,6<text:s text:c="3"/></text:p>
          </table:table-cell>
          <table:table-cell office:value-type="float" office:value="-26419" table:style-name="ce48">
            <text:p><text:s/>-26 419</text:p>
          </table:table-cell>
          <table:table-cell office:value-type="float" office:value="-17.167791951236946" table:style-name="ce49">
            <text:p>-17,2<text:s text:c="3"/></text:p>
          </table:table-cell>
          <table:table-cell table:number-columns-repeated="16372" table:style-name="ce1"/>
        </table:table-row>
        <table:table-row table:style-name="ro14">
          <table:table-cell/>
          <table:table-cell table:style-name="ce43"/>
          <table:table-cell table:style-name="ce61"/>
          <table:table-cell table:style-name="ce62"/>
          <table:table-cell table:style-name="ce63"/>
          <table:table-cell table:style-name="ce64"/>
          <table:table-cell table:style-name="ce63"/>
          <table:table-cell table:style-name="ce64"/>
          <table:table-cell table:style-name="ce48"/>
          <table:table-cell table:style-name="ce49"/>
          <table:table-cell table:style-name="ce48"/>
          <table:table-cell table:style-name="ce49"/>
          <table:table-cell table:number-columns-repeated="16372" table:style-name="ce1"/>
        </table:table-row>
        <table:table-row table:style-name="ro5">
          <table:table-cell/>
          <table:table-cell office:value-type="string" table:style-name="ce43">
            <text:p><text:s text:c="13"/>Nenhum <text:s/>Nível de Instrução</text:p>
          </table:table-cell>
          <table:table-cell office:value-type="float" office:value="10213" table:style-name="ce61">
            <text:p>10 213</text:p>
          </table:table-cell>
          <table:table-cell office:value-type="float" office:value="7.3183140576407695" table:style-name="ce62">
            <text:p>7,3<text:s text:c="5"/></text:p>
          </table:table-cell>
          <table:table-cell office:value-type="float" office:value="10280" table:style-name="ce63">
            <text:p>10 280</text:p>
          </table:table-cell>
          <table:table-cell office:value-type="float" office:value="7.1812783793223893" table:style-name="ce64">
            <text:p>7,2<text:s text:c="5"/></text:p>
          </table:table-cell>
          <table:table-cell office:value-type="float" office:value="11485" table:style-name="ce63">
            <text:p>11 485</text:p>
          </table:table-cell>
          <table:table-cell office:value-type="float" office:value="6.7521091154942825" table:style-name="ce64">
            <text:p>6,8<text:s text:c="5"/></text:p>
          </table:table-cell>
          <table:table-cell office:value-type="float" office:value="-67" table:style-name="ce48">
            <text:p><text:s/>- 67</text:p>
          </table:table-cell>
          <table:table-cell office:value-type="float" office:value="-0.65175097276264593" table:style-name="ce49">
            <text:p>-0,7<text:s text:c="3"/></text:p>
          </table:table-cell>
          <table:table-cell office:value-type="float" office:value="-1272" table:style-name="ce48">
            <text:p><text:s/>-1 272</text:p>
          </table:table-cell>
          <table:table-cell office:value-type="float" office:value="-11.075315629081411" table:style-name="ce49">
            <text:p>-11,1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43">
            <text:p><text:s text:c="13"/>Básico - 1º Ciclo</text:p>
          </table:table-cell>
          <table:table-cell office:value-type="float" office:value="26750" table:style-name="ce61">
            <text:p>26 750</text:p>
          </table:table-cell>
          <table:table-cell office:value-type="float" office:value="19.168207288934749" table:style-name="ce62">
            <text:p>19,2<text:s text:c="5"/></text:p>
          </table:table-cell>
          <table:table-cell office:value-type="float" office:value="27264" table:style-name="ce63">
            <text:p>27 264</text:p>
          </table:table-cell>
          <table:table-cell office:value-type="float" office:value="19.045756199790429" table:style-name="ce64">
            <text:p>19,0<text:s text:c="5"/></text:p>
          </table:table-cell>
          <table:table-cell office:value-type="float" office:value="35414" table:style-name="ce63">
            <text:p>35 414</text:p>
          </table:table-cell>
          <table:table-cell office:value-type="float" office:value="20.820129927393516" table:style-name="ce64">
            <text:p>20,8<text:s text:c="5"/></text:p>
          </table:table-cell>
          <table:table-cell office:value-type="float" office:value="-514" table:style-name="ce48">
            <text:p><text:s/>- 514</text:p>
          </table:table-cell>
          <table:table-cell office:value-type="float" office:value="-1.8852699530516432" table:style-name="ce49">
            <text:p>-1,9<text:s text:c="3"/></text:p>
          </table:table-cell>
          <table:table-cell office:value-type="float" office:value="-8664" table:style-name="ce48">
            <text:p><text:s/>-8 664</text:p>
          </table:table-cell>
          <table:table-cell office:value-type="float" office:value="-24.464900886654995" table:style-name="ce49">
            <text:p>-24,5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43">
            <text:p><text:s text:c="13"/>Básico - 2º Ciclo</text:p>
          </table:table-cell>
          <table:table-cell office:value-type="float" office:value="23013" table:style-name="ce61">
            <text:p>23 013</text:p>
          </table:table-cell>
          <table:table-cell office:value-type="float" office:value="16.490390816458145" table:style-name="ce62">
            <text:p>16,5<text:s text:c="5"/></text:p>
          </table:table-cell>
          <table:table-cell office:value-type="float" office:value="23608" table:style-name="ce63">
            <text:p>23 608</text:p>
          </table:table-cell>
          <table:table-cell office:value-type="float" office:value="16.491791826755154" table:style-name="ce64">
            <text:p>16,5<text:s text:c="5"/></text:p>
          </table:table-cell>
          <table:table-cell office:value-type="float" office:value="28707" table:style-name="ce63">
            <text:p>28 707</text:p>
          </table:table-cell>
          <table:table-cell office:value-type="float" office:value="16.877039301566771" table:style-name="ce64">
            <text:p>16,9<text:s text:c="5"/></text:p>
          </table:table-cell>
          <table:table-cell office:value-type="float" office:value="-595" table:style-name="ce48">
            <text:p><text:s/>- 595</text:p>
          </table:table-cell>
          <table:table-cell office:value-type="float" office:value="-2.5203320908166722" table:style-name="ce49">
            <text:p>-2,5<text:s text:c="3"/></text:p>
          </table:table-cell>
          <table:table-cell office:value-type="float" office:value="-5694" table:style-name="ce48">
            <text:p><text:s/>-5 694</text:p>
          </table:table-cell>
          <table:table-cell office:value-type="float" office:value="-19.834883477897378" table:style-name="ce49">
            <text:p>-19,8<text:s text:c="3"/></text:p>
          </table:table-cell>
          <table:table-cell table:style-name="ce1"/>
          <table:table-cell table:style-name="ce91"/>
          <table:table-cell table:number-columns-repeated="16370"/>
        </table:table-row>
        <table:table-row table:style-name="ro5">
          <table:table-cell/>
          <table:table-cell office:value-type="string" table:style-name="ce43">
            <text:p><text:s text:c="13"/>Básico - 3º Ciclo</text:p>
          </table:table-cell>
          <table:table-cell office:value-type="float" office:value="28363" table:style-name="ce61">
            <text:p>28 363</text:p>
          </table:table-cell>
          <table:table-cell office:value-type="float" office:value="20.324032274245095" table:style-name="ce62">
            <text:p>20,3<text:s text:c="5"/></text:p>
          </table:table-cell>
          <table:table-cell office:value-type="float" office:value="29201" table:style-name="ce63">
            <text:p>29 201</text:p>
          </table:table-cell>
          <table:table-cell office:value-type="float" office:value="20.398882291302829" table:style-name="ce64">
            <text:p>20,4<text:s text:c="5"/></text:p>
          </table:table-cell>
          <table:table-cell office:value-type="float" office:value="33526" table:style-name="ce63">
            <text:p>33 526</text:p>
          </table:table-cell>
          <table:table-cell office:value-type="float" office:value="19.710161968311827" table:style-name="ce64">
            <text:p>19,7<text:s text:c="5"/></text:p>
          </table:table-cell>
          <table:table-cell office:value-type="float" office:value="-838" table:style-name="ce48">
            <text:p><text:s/>- 838</text:p>
          </table:table-cell>
          <table:table-cell office:value-type="float" office:value="-2.8697647340844492" table:style-name="ce49">
            <text:p>-2,9<text:s text:c="3"/></text:p>
          </table:table-cell>
          <table:table-cell office:value-type="float" office:value="-5163" table:style-name="ce48">
            <text:p><text:s/>-5 163</text:p>
          </table:table-cell>
          <table:table-cell office:value-type="float" office:value="-15.399988068961404" table:style-name="ce49">
            <text:p>-15,4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43">
            <text:p><text:s text:c="13"/>Secundário</text:p>
          </table:table-cell>
          <table:table-cell office:value-type="float" office:value="35857" table:style-name="ce61">
            <text:p>35 857</text:p>
          </table:table-cell>
          <table:table-cell office:value-type="float" office:value="25.693996589133956" table:style-name="ce62">
            <text:p>25,7<text:s text:c="5"/></text:p>
          </table:table-cell>
          <table:table-cell office:value-type="float" office:value="37119" table:style-name="ce63">
            <text:p>37 119</text:p>
          </table:table-cell>
          <table:table-cell office:value-type="float" office:value="25.930143206426827" table:style-name="ce64">
            <text:p>25,9<text:s text:c="5"/></text:p>
          </table:table-cell>
          <table:table-cell office:value-type="float" office:value="41912" table:style-name="ce63">
            <text:p>41 912</text:p>
          </table:table-cell>
          <table:table-cell office:value-type="float" office:value="24.640348040800731" table:style-name="ce64">
            <text:p>24,6<text:s text:c="5"/></text:p>
          </table:table-cell>
          <table:table-cell office:value-type="float" office:value="-1262" table:style-name="ce48">
            <text:p><text:s/>-1 262</text:p>
          </table:table-cell>
          <table:table-cell office:value-type="float" office:value="-3.3998760742476897" table:style-name="ce49">
            <text:p>-3,4<text:s text:c="3"/></text:p>
          </table:table-cell>
          <table:table-cell office:value-type="float" office:value="-6055" table:style-name="ce48">
            <text:p><text:s/>-6 055</text:p>
          </table:table-cell>
          <table:table-cell office:value-type="float" office:value="-14.446936438251576" table:style-name="ce49">
            <text:p>-14,4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43">
            <text:p><text:s text:c="13"/>Superior</text:p>
          </table:table-cell>
          <table:table-cell office:value-type="float" office:value="15358" table:style-name="ce61">
            <text:p>15 358</text:p>
          </table:table-cell>
          <table:table-cell office:value-type="float" office:value="11.005058973587285" table:style-name="ce62">
            <text:p>11,0<text:s text:c="5"/></text:p>
          </table:table-cell>
          <table:table-cell office:value-type="float" office:value="15678" table:style-name="ce63">
            <text:p>15 678</text:p>
          </table:table-cell>
          <table:table-cell office:value-type="float" office:value="10.952148096402375" table:style-name="ce64">
            <text:p>11,0<text:s text:c="5"/></text:p>
          </table:table-cell>
          <table:table-cell office:value-type="float" office:value="19051" table:style-name="ce63">
            <text:p>19 051</text:p>
          </table:table-cell>
          <table:table-cell office:value-type="float" office:value="11.200211646432875" table:style-name="ce64">
            <text:p>11,2<text:s text:c="5"/></text:p>
          </table:table-cell>
          <table:table-cell office:value-type="float" office:value="-320" table:style-name="ce48">
            <text:p><text:s/>- 320</text:p>
          </table:table-cell>
          <table:table-cell office:value-type="float" office:value="-2.0410766679423396" table:style-name="ce49">
            <text:p>-2,0<text:s text:c="3"/></text:p>
          </table:table-cell>
          <table:table-cell office:value-type="float" office:value="-3693" table:style-name="ce48">
            <text:p><text:s/>-3 693</text:p>
          </table:table-cell>
          <table:table-cell office:value-type="float" office:value="-19.384809196367645" table:style-name="ce49">
            <text:p>-19,4<text:s text:c="3"/></text:p>
          </table:table-cell>
          <table:table-cell table:number-columns-repeated="16372" table:style-name="ce1"/>
        </table:table-row>
        <table:table-row table:style-name="ro15">
          <table:table-cell/>
          <table:table-cell table:style-name="ce43"/>
          <table:table-cell table:style-name="ce61"/>
          <table:table-cell table:style-name="ce52"/>
          <table:table-cell table:style-name="ce63"/>
          <table:table-cell table:style-name="ce54"/>
          <table:table-cell table:style-name="ce63"/>
          <table:table-cell office:value-type="float" office:value="0" table:style-name="ce54">
            <text:p>0,0<text:s text:c="5"/></text:p>
          </table:table-cell>
          <table:table-cell table:style-name="ce48"/>
          <table:table-cell table:style-name="ce49"/>
          <table:table-cell table:style-name="ce48"/>
          <table:table-cell table:style-name="ce49"/>
          <table:table-cell table:number-columns-repeated="16372" table:style-name="ce1"/>
        </table:table-row>
        <table:table-row table:style-name="ro5">
          <table:table-cell/>
          <table:table-cell office:value-type="string" table:style-name="ce67">
            <text:p><text:s text:c="9"/>Mulheres</text:p>
          </table:table-cell>
          <table:table-cell office:value-type="float" office:value="178969" table:style-name="ce55">
            <text:p>178 969</text:p>
          </table:table-cell>
          <table:table-cell office:value-type="float" office:value="100" table:style-name="ce56">
            <text:p>100,0<text:s text:c="5"/></text:p>
          </table:table-cell>
          <table:table-cell office:value-type="float" office:value="183376" table:style-name="ce57">
            <text:p>183 376</text:p>
          </table:table-cell>
          <table:table-cell office:value-type="float" office:value="100" table:style-name="ce58">
            <text:p>100,0<text:s text:c="5"/></text:p>
          </table:table-cell>
          <table:table-cell office:value-type="float" office:value="208579" table:style-name="ce57">
            <text:p>208 579</text:p>
          </table:table-cell>
          <table:table-cell office:value-type="float" office:value="100" table:style-name="ce58">
            <text:p>100,0<text:s text:c="5"/></text:p>
          </table:table-cell>
          <table:table-cell office:value-type="float" office:value="-4407" table:style-name="ce39">
            <text:p><text:s/>-4 407</text:p>
          </table:table-cell>
          <table:table-cell office:value-type="float" office:value="-2.4032588779338626" table:style-name="ce40">
            <text:p>-2,4<text:s text:c="3"/></text:p>
          </table:table-cell>
          <table:table-cell office:value-type="float" office:value="-29610" table:style-name="ce39">
            <text:p><text:s/>-29 610</text:p>
          </table:table-cell>
          <table:table-cell office:value-type="float" office:value="-14.196060006040875" table:style-name="ce40">
            <text:p>-14,2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43">
            <text:p><text:s text:c="13"/>&lt; 25 anos</text:p>
          </table:table-cell>
          <table:table-cell office:value-type="float" office:value="18376" table:style-name="ce61">
            <text:p>18 376</text:p>
          </table:table-cell>
          <table:table-cell office:value-type="float" office:value="10.267699992736173" table:style-name="ce62">
            <text:p>10,3<text:s text:c="5"/></text:p>
          </table:table-cell>
          <table:table-cell office:value-type="float" office:value="18850" table:style-name="ce63">
            <text:p>18 850</text:p>
          </table:table-cell>
          <table:table-cell office:value-type="float" office:value="10.279425879068144" table:style-name="ce64">
            <text:p>10,3<text:s text:c="5"/></text:p>
          </table:table-cell>
          <table:table-cell office:value-type="float" office:value="22540" table:style-name="ce63">
            <text:p>22 540</text:p>
          </table:table-cell>
          <table:table-cell office:value-type="float" office:value="10.806457025875089" table:style-name="ce64">
            <text:p>10,8<text:s text:c="5"/></text:p>
          </table:table-cell>
          <table:table-cell office:value-type="float" office:value="-474" table:style-name="ce48">
            <text:p><text:s/>- 474</text:p>
          </table:table-cell>
          <table:table-cell office:value-type="float" office:value="-2.5145888594164454" table:style-name="ce49">
            <text:p>-2,5<text:s text:c="3"/></text:p>
          </table:table-cell>
          <table:table-cell office:value-type="float" office:value="-4164" table:style-name="ce48">
            <text:p><text:s/>-4 164</text:p>
          </table:table-cell>
          <table:table-cell office:value-type="float" office:value="-18.47382431233363" table:style-name="ce49">
            <text:p>-18,5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43">
            <text:p><text:s text:c="13"/>&gt;= 25 anos</text:p>
          </table:table-cell>
          <table:table-cell office:value-type="float" office:value="160593" table:style-name="ce61">
            <text:p>160 593</text:p>
          </table:table-cell>
          <table:table-cell office:value-type="float" office:value="89.732300007263831" table:style-name="ce62">
            <text:p>89,7<text:s text:c="5"/></text:p>
          </table:table-cell>
          <table:table-cell office:value-type="float" office:value="164526" table:style-name="ce63">
            <text:p>164 526</text:p>
          </table:table-cell>
          <table:table-cell office:value-type="float" office:value="89.720574120931857" table:style-name="ce64">
            <text:p>89,7<text:s text:c="5"/></text:p>
          </table:table-cell>
          <table:table-cell office:value-type="float" office:value="186039" table:style-name="ce63">
            <text:p>186 039</text:p>
          </table:table-cell>
          <table:table-cell office:value-type="float" office:value="89.19354297412491" table:style-name="ce64">
            <text:p>89,2<text:s text:c="5"/></text:p>
          </table:table-cell>
          <table:table-cell office:value-type="float" office:value="-3933" table:style-name="ce48">
            <text:p><text:s/>-3 933</text:p>
          </table:table-cell>
          <table:table-cell office:value-type="float" office:value="-2.390503628605813" table:style-name="ce49">
            <text:p>-2,4<text:s text:c="3"/></text:p>
          </table:table-cell>
          <table:table-cell office:value-type="float" office:value="-25446" table:style-name="ce48">
            <text:p><text:s/>-25 446</text:p>
          </table:table-cell>
          <table:table-cell office:value-type="float" office:value="-13.677777240256075" table:style-name="ce49">
            <text:p>-13,7<text:s text:c="3"/></text:p>
          </table:table-cell>
          <table:table-cell table:number-columns-repeated="16372" table:style-name="ce1"/>
        </table:table-row>
        <table:table-row table:style-name="ro14">
          <table:table-cell/>
          <table:table-cell table:style-name="ce43"/>
          <table:table-cell table:style-name="ce61"/>
          <table:table-cell table:style-name="ce62"/>
          <table:table-cell table:style-name="ce63"/>
          <table:table-cell table:style-name="ce64"/>
          <table:table-cell table:style-name="ce63"/>
          <table:table-cell table:style-name="ce64"/>
          <table:table-cell table:style-name="ce48"/>
          <table:table-cell table:style-name="ce49"/>
          <table:table-cell table:style-name="ce48"/>
          <table:table-cell table:style-name="ce49"/>
          <table:table-cell table:number-columns-repeated="16372" table:style-name="ce1"/>
        </table:table-row>
        <table:table-row table:style-name="ro5">
          <table:table-cell/>
          <table:table-cell office:value-type="string" table:style-name="ce43">
            <text:p><text:s text:c="13"/>Inscritos &lt; 1 ano</text:p>
          </table:table-cell>
          <table:table-cell office:value-type="float" office:value="103055" table:style-name="ce61">
            <text:p>103 055</text:p>
          </table:table-cell>
          <table:table-cell office:value-type="float" office:value="57.582598103582185" table:style-name="ce62">
            <text:p>57,6<text:s text:c="5"/></text:p>
          </table:table-cell>
          <table:table-cell office:value-type="float" office:value="105360" table:style-name="ce63">
            <text:p>105 360</text:p>
          </table:table-cell>
          <table:table-cell office:value-type="float" office:value="57.455719396213247" table:style-name="ce64">
            <text:p>57,5<text:s text:c="5"/></text:p>
          </table:table-cell>
          <table:table-cell office:value-type="float" office:value="110785" table:style-name="ce63">
            <text:p>110 785</text:p>
          </table:table-cell>
          <table:table-cell office:value-type="float" office:value="53.11416777336165" table:style-name="ce64">
            <text:p>53,1<text:s text:c="5"/></text:p>
          </table:table-cell>
          <table:table-cell office:value-type="float" office:value="-2305" table:style-name="ce48">
            <text:p><text:s/>-2 305</text:p>
          </table:table-cell>
          <table:table-cell office:value-type="float" office:value="-2.1877372817008354" table:style-name="ce49">
            <text:p>-2,2<text:s text:c="3"/></text:p>
          </table:table-cell>
          <table:table-cell office:value-type="float" office:value="-7730" table:style-name="ce48">
            <text:p><text:s/>-7 730</text:p>
          </table:table-cell>
          <table:table-cell office:value-type="float" office:value="-6.9774789005731819" table:style-name="ce49">
            <text:p>-7,0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43">
            <text:p><text:s text:c="13"/>Inscritos &gt;= 1 ano</text:p>
          </table:table-cell>
          <table:table-cell office:value-type="float" office:value="75914" table:style-name="ce61">
            <text:p>75 914</text:p>
          </table:table-cell>
          <table:table-cell office:value-type="float" office:value="42.417401896417815" table:style-name="ce62">
            <text:p>42,4<text:s text:c="5"/></text:p>
          </table:table-cell>
          <table:table-cell office:value-type="float" office:value="78016" table:style-name="ce63">
            <text:p>78 016</text:p>
          </table:table-cell>
          <table:table-cell office:value-type="float" office:value="42.544280603786753" table:style-name="ce64">
            <text:p>42,5<text:s text:c="5"/></text:p>
          </table:table-cell>
          <table:table-cell office:value-type="float" office:value="97794" table:style-name="ce63">
            <text:p>97 794</text:p>
          </table:table-cell>
          <table:table-cell office:value-type="float" office:value="46.88583222663835" table:style-name="ce64">
            <text:p>46,9<text:s text:c="5"/></text:p>
          </table:table-cell>
          <table:table-cell office:value-type="float" office:value="-2102" table:style-name="ce48">
            <text:p><text:s/>-2 102</text:p>
          </table:table-cell>
          <table:table-cell office:value-type="float" office:value="-2.6943191140278917" table:style-name="ce49">
            <text:p>-2,7<text:s text:c="3"/></text:p>
          </table:table-cell>
          <table:table-cell office:value-type="float" office:value="-21880" table:style-name="ce48">
            <text:p><text:s/>-21 880</text:p>
          </table:table-cell>
          <table:table-cell office:value-type="float" office:value="-22.373560750148272" table:style-name="ce49">
            <text:p>-22,4<text:s text:c="3"/></text:p>
          </table:table-cell>
          <table:table-cell table:number-columns-repeated="16372" table:style-name="ce1"/>
        </table:table-row>
        <table:table-row table:style-name="ro14">
          <table:table-cell/>
          <table:table-cell table:style-name="ce43"/>
          <table:table-cell table:style-name="ce61"/>
          <table:table-cell table:style-name="ce62"/>
          <table:table-cell table:style-name="ce63"/>
          <table:table-cell table:style-name="ce64"/>
          <table:table-cell table:style-name="ce63"/>
          <table:table-cell table:style-name="ce64"/>
          <table:table-cell table:style-name="ce48"/>
          <table:table-cell table:style-name="ce49"/>
          <table:table-cell table:style-name="ce48"/>
          <table:table-cell table:style-name="ce49"/>
          <table:table-cell table:number-columns-repeated="16372" table:style-name="ce1"/>
        </table:table-row>
        <table:table-row table:style-name="ro5">
          <table:table-cell/>
          <table:table-cell office:value-type="string" table:style-name="ce43">
            <text:p><text:s text:c="13"/>Primeiro Emprego</text:p>
          </table:table-cell>
          <table:table-cell office:value-type="float" office:value="18676" table:style-name="ce61">
            <text:p>18 676</text:p>
          </table:table-cell>
          <table:table-cell office:value-type="float" office:value="10.435326788438221" table:style-name="ce62">
            <text:p>10,4<text:s text:c="5"/></text:p>
          </table:table-cell>
          <table:table-cell office:value-type="float" office:value="19115" table:style-name="ce63">
            <text:p>19 115</text:p>
          </table:table-cell>
          <table:table-cell office:value-type="float" office:value="10.423937701771225" table:style-name="ce64">
            <text:p>10,4<text:s text:c="5"/></text:p>
          </table:table-cell>
          <table:table-cell office:value-type="float" office:value="23803" table:style-name="ce63">
            <text:p>23 803</text:p>
          </table:table-cell>
          <table:table-cell office:value-type="float" office:value="11.411982989658595" table:style-name="ce64">
            <text:p>11,4<text:s text:c="5"/></text:p>
          </table:table-cell>
          <table:table-cell office:value-type="float" office:value="-439" table:style-name="ce48">
            <text:p><text:s/>- 439</text:p>
          </table:table-cell>
          <table:table-cell office:value-type="float" office:value="-2.2966256866335337" table:style-name="ce49">
            <text:p>-2,3<text:s text:c="3"/></text:p>
          </table:table-cell>
          <table:table-cell office:value-type="float" office:value="-5127" table:style-name="ce48">
            <text:p><text:s/>-5 127</text:p>
          </table:table-cell>
          <table:table-cell office:value-type="float" office:value="-21.53930176868462" table:style-name="ce49">
            <text:p>-21,5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43">
            <text:p><text:s text:c="13"/>Novo Emprego</text:p>
          </table:table-cell>
          <table:table-cell office:value-type="float" office:value="160293" table:style-name="ce61">
            <text:p>160 293</text:p>
          </table:table-cell>
          <table:table-cell office:value-type="float" office:value="89.564673211561768" table:style-name="ce62">
            <text:p>89,6<text:s text:c="5"/></text:p>
          </table:table-cell>
          <table:table-cell office:value-type="float" office:value="164261" table:style-name="ce63">
            <text:p>164 261</text:p>
          </table:table-cell>
          <table:table-cell office:value-type="float" office:value="89.576062298228777" table:style-name="ce64">
            <text:p>89,6<text:s text:c="5"/></text:p>
          </table:table-cell>
          <table:table-cell office:value-type="float" office:value="184776" table:style-name="ce63">
            <text:p>184 776</text:p>
          </table:table-cell>
          <table:table-cell office:value-type="float" office:value="88.588017010341403" table:style-name="ce64">
            <text:p>88,6<text:s text:c="5"/></text:p>
          </table:table-cell>
          <table:table-cell office:value-type="float" office:value="-3968" table:style-name="ce48">
            <text:p><text:s/>-3 968</text:p>
          </table:table-cell>
          <table:table-cell office:value-type="float" office:value="-2.4156677482786542" table:style-name="ce49">
            <text:p>-2,4<text:s text:c="3"/></text:p>
          </table:table-cell>
          <table:table-cell office:value-type="float" office:value="-24483" table:style-name="ce48">
            <text:p><text:s/>-24 483</text:p>
          </table:table-cell>
          <table:table-cell office:value-type="float" office:value="-13.250097415248735" table:style-name="ce49">
            <text:p>-13,3<text:s text:c="3"/></text:p>
          </table:table-cell>
          <table:table-cell table:number-columns-repeated="16372" table:style-name="ce1"/>
        </table:table-row>
        <table:table-row table:style-name="ro16">
          <table:table-cell/>
          <table:table-cell table:style-name="ce43"/>
          <table:table-cell table:style-name="ce61"/>
          <table:table-cell table:style-name="ce62"/>
          <table:table-cell table:style-name="ce63"/>
          <table:table-cell table:style-name="ce64"/>
          <table:table-cell table:style-name="ce63"/>
          <table:table-cell table:style-name="ce64"/>
          <table:table-cell table:style-name="ce48"/>
          <table:table-cell table:style-name="ce49"/>
          <table:table-cell table:style-name="ce48"/>
          <table:table-cell table:style-name="ce49"/>
          <table:table-cell table:style-name="ce1"/>
          <table:table-cell table:style-name="ce91"/>
          <table:table-cell table:number-columns-repeated="16370"/>
        </table:table-row>
        <table:table-row table:style-name="ro5">
          <table:table-cell/>
          <table:table-cell office:value-type="string" table:style-name="ce43">
            <text:p><text:s text:c="13"/>Nenhum <text:s/>Nível de Instrução</text:p>
          </table:table-cell>
          <table:table-cell office:value-type="float" office:value="12317" table:style-name="ce61">
            <text:p>12 317</text:p>
          </table:table-cell>
          <table:table-cell office:value-type="float" office:value="6.8821974755404565" table:style-name="ce62">
            <text:p>6,9<text:s text:c="5"/></text:p>
          </table:table-cell>
          <table:table-cell office:value-type="float" office:value="12361" table:style-name="ce63">
            <text:p>12 361</text:p>
          </table:table-cell>
          <table:table-cell office:value-type="float" office:value="6.7407948695576296" table:style-name="ce64">
            <text:p>6,7<text:s text:c="5"/></text:p>
          </table:table-cell>
          <table:table-cell office:value-type="float" office:value="13219" table:style-name="ce63">
            <text:p>13 219</text:p>
          </table:table-cell>
          <table:table-cell office:value-type="float" office:value="6.3376466470737709" table:style-name="ce64">
            <text:p>6,3<text:s text:c="5"/></text:p>
          </table:table-cell>
          <table:table-cell office:value-type="float" office:value="-44" table:style-name="ce48">
            <text:p><text:s/>- 44</text:p>
          </table:table-cell>
          <table:table-cell office:value-type="float" office:value="-0.35595825580454654" table:style-name="ce49">
            <text:p>-0,4<text:s text:c="3"/></text:p>
          </table:table-cell>
          <table:table-cell office:value-type="float" office:value="-902" table:style-name="ce48">
            <text:p><text:s/>- 902</text:p>
          </table:table-cell>
          <table:table-cell office:value-type="float" office:value="-6.8235116120735313" table:style-name="ce49">
            <text:p>-6,8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43">
            <text:p><text:s text:c="13"/>Básico - 1º Ciclo</text:p>
          </table:table-cell>
          <table:table-cell office:value-type="float" office:value="28611" table:style-name="ce61">
            <text:p>28 611</text:p>
          </table:table-cell>
          <table:table-cell office:value-type="float" office:value="15.986567506104411" table:style-name="ce62">
            <text:p>16,0<text:s text:c="5"/></text:p>
          </table:table-cell>
          <table:table-cell office:value-type="float" office:value="29043" table:style-name="ce63">
            <text:p>29 043</text:p>
          </table:table-cell>
          <table:table-cell office:value-type="float" office:value="15.837950440624727" table:style-name="ce64">
            <text:p>15,8<text:s text:c="5"/></text:p>
          </table:table-cell>
          <table:table-cell office:value-type="float" office:value="35219" table:style-name="ce63">
            <text:p>35 219</text:p>
          </table:table-cell>
          <table:table-cell office:value-type="float" office:value="16.88520896159249" table:style-name="ce64">
            <text:p>16,9<text:s text:c="5"/></text:p>
          </table:table-cell>
          <table:table-cell office:value-type="float" office:value="-432" table:style-name="ce48">
            <text:p><text:s/>- 432</text:p>
          </table:table-cell>
          <table:table-cell office:value-type="float" office:value="-1.4874496436318563" table:style-name="ce49">
            <text:p>-1,5<text:s text:c="3"/></text:p>
          </table:table-cell>
          <table:table-cell office:value-type="float" office:value="-6608" table:style-name="ce48">
            <text:p><text:s/>-6 608</text:p>
          </table:table-cell>
          <table:table-cell office:value-type="float" office:value="-18.762599733098611" table:style-name="ce49">
            <text:p>-18,8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43">
            <text:p><text:s text:c="13"/>Básico - 2º Ciclo</text:p>
          </table:table-cell>
          <table:table-cell office:value-type="float" office:value="23390" table:style-name="ce61">
            <text:p>23 390</text:p>
          </table:table-cell>
          <table:table-cell office:value-type="float" office:value="13.069302504903083" table:style-name="ce62">
            <text:p>13,1<text:s text:c="5"/></text:p>
          </table:table-cell>
          <table:table-cell office:value-type="float" office:value="23620" table:style-name="ce63">
            <text:p>23 620</text:p>
          </table:table-cell>
          <table:table-cell office:value-type="float" office:value="12.880638687723584" table:style-name="ce64">
            <text:p>12,9<text:s text:c="5"/></text:p>
          </table:table-cell>
          <table:table-cell office:value-type="float" office:value="27204" table:style-name="ce63">
            <text:p>27 204</text:p>
          </table:table-cell>
          <table:table-cell office:value-type="float" office:value="13.042540236553057" table:style-name="ce64">
            <text:p>13,0<text:s text:c="5"/></text:p>
          </table:table-cell>
          <table:table-cell office:value-type="float" office:value="-230" table:style-name="ce48">
            <text:p><text:s/>- 230</text:p>
          </table:table-cell>
          <table:table-cell office:value-type="float" office:value="-0.97375105842506349" table:style-name="ce49">
            <text:p>-1,0<text:s text:c="3"/></text:p>
          </table:table-cell>
          <table:table-cell office:value-type="float" office:value="-3814" table:style-name="ce48">
            <text:p><text:s/>-3 814</text:p>
          </table:table-cell>
          <table:table-cell office:value-type="float" office:value="-14.019997059255992" table:style-name="ce49">
            <text:p>-14,0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43">
            <text:p><text:s text:c="13"/>Básico - 3º Ciclo</text:p>
          </table:table-cell>
          <table:table-cell office:value-type="float" office:value="35426" table:style-name="ce61">
            <text:p>35 426</text:p>
          </table:table-cell>
          <table:table-cell office:value-type="float" office:value="19.794489548469286" table:style-name="ce62">
            <text:p>19,8<text:s text:c="5"/></text:p>
          </table:table-cell>
          <table:table-cell office:value-type="float" office:value="36404" table:style-name="ce63">
            <text:p>36 404</text:p>
          </table:table-cell>
          <table:table-cell office:value-type="float" office:value="19.852107145973299" table:style-name="ce64">
            <text:p>19,9<text:s text:c="5"/></text:p>
          </table:table-cell>
          <table:table-cell office:value-type="float" office:value="40573" table:style-name="ce63">
            <text:p>40 573</text:p>
          </table:table-cell>
          <table:table-cell office:value-type="float" office:value="19.452102081225821" table:style-name="ce64">
            <text:p>19,5<text:s text:c="5"/></text:p>
          </table:table-cell>
          <table:table-cell office:value-type="float" office:value="-978" table:style-name="ce48">
            <text:p><text:s/>- 978</text:p>
          </table:table-cell>
          <table:table-cell office:value-type="float" office:value="-2.6865179650587847" table:style-name="ce49">
            <text:p>-2,7<text:s text:c="3"/></text:p>
          </table:table-cell>
          <table:table-cell office:value-type="float" office:value="-5147" table:style-name="ce48">
            <text:p><text:s/>-5 147</text:p>
          </table:table-cell>
          <table:table-cell office:value-type="float" office:value="-12.685776255145049" table:style-name="ce49">
            <text:p>-12,7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43">
            <text:p><text:s text:c="13"/>Secundário</text:p>
          </table:table-cell>
          <table:table-cell office:value-type="float" office:value="50675" table:style-name="ce61">
            <text:p>50 675</text:p>
          </table:table-cell>
          <table:table-cell office:value-type="float" office:value="28.31495957400444" table:style-name="ce62">
            <text:p>28,3<text:s text:c="5"/></text:p>
          </table:table-cell>
          <table:table-cell office:value-type="float" office:value="52368" table:style-name="ce63">
            <text:p>52 368</text:p>
          </table:table-cell>
          <table:table-cell office:value-type="float" office:value="28.557717476659978" table:style-name="ce64">
            <text:p>28,6<text:s text:c="5"/></text:p>
          </table:table-cell>
          <table:table-cell office:value-type="float" office:value="58014" table:style-name="ce63">
            <text:p>58 014</text:p>
          </table:table-cell>
          <table:table-cell office:value-type="float" office:value="27.813921823385861" table:style-name="ce64">
            <text:p>27,8<text:s text:c="5"/></text:p>
          </table:table-cell>
          <table:table-cell office:value-type="float" office:value="-1693" table:style-name="ce48">
            <text:p><text:s/>-1 693</text:p>
          </table:table-cell>
          <table:table-cell office:value-type="float" office:value="-3.232890314695998" table:style-name="ce49">
            <text:p>-3,2<text:s text:c="3"/></text:p>
          </table:table-cell>
          <table:table-cell office:value-type="float" office:value="-7339" table:style-name="ce48">
            <text:p><text:s/>-7 339</text:p>
          </table:table-cell>
          <table:table-cell office:value-type="float" office:value="-12.650394732305994" table:style-name="ce49">
            <text:p>-12,7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43">
            <text:p><text:s text:c="13"/>Superior</text:p>
          </table:table-cell>
          <table:table-cell office:value-type="float" office:value="28550" table:style-name="ce61">
            <text:p>28 550</text:p>
          </table:table-cell>
          <table:table-cell office:value-type="float" office:value="15.952483390978326" table:style-name="ce62">
            <text:p>16,0<text:s text:c="5"/></text:p>
          </table:table-cell>
          <table:table-cell office:value-type="float" office:value="29580" table:style-name="ce63">
            <text:p>29 580</text:p>
          </table:table-cell>
          <table:table-cell office:value-type="float" office:value="16.130791379460778" table:style-name="ce64">
            <text:p>16,1<text:s text:c="5"/></text:p>
          </table:table-cell>
          <table:table-cell office:value-type="float" office:value="34350" table:style-name="ce63">
            <text:p>34 350</text:p>
          </table:table-cell>
          <table:table-cell office:value-type="float" office:value="16.468580250169001" table:style-name="ce64">
            <text:p>16,5<text:s text:c="5"/></text:p>
          </table:table-cell>
          <table:table-cell office:value-type="float" office:value="-1030" table:style-name="ce48">
            <text:p><text:s/>-1 030</text:p>
          </table:table-cell>
          <table:table-cell office:value-type="float" office:value="-3.4820824881676806" table:style-name="ce49">
            <text:p>-3,5<text:s text:c="3"/></text:p>
          </table:table-cell>
          <table:table-cell office:value-type="float" office:value="-5800" table:style-name="ce48">
            <text:p><text:s/>-5 800</text:p>
          </table:table-cell>
          <table:table-cell office:value-type="float" office:value="-16.885007278020378" table:style-name="ce49">
            <text:p>-16,9<text:s text:c="3"/></text:p>
          </table:table-cell>
          <table:table-cell table:number-columns-repeated="16372" table:style-name="ce1"/>
        </table:table-row>
        <table:table-row table:style-name="ro8">
          <table:table-cell/>
          <table:table-cell table:style-name="ce68"/>
          <table:table-cell table:style-name="ce69"/>
          <table:table-cell table:style-name="ce70"/>
          <table:table-cell table:style-name="ce71"/>
          <table:table-cell table:style-name="ce72"/>
          <table:table-cell table:style-name="ce71"/>
          <table:table-cell table:style-name="ce72"/>
          <table:table-cell table:style-name="ce73"/>
          <table:table-cell table:style-name="ce74"/>
          <table:table-cell table:style-name="ce73"/>
          <table:table-cell table:style-name="ce74"/>
          <table:table-cell table:number-columns-repeated="16372" table:style-name="ce1"/>
        </table:table-row>
        <table:table-row table:style-name="ro1">
          <table:table-cell/>
          <table:table-cell office:value-type="string" table:style-name="ce75">
            <text:p><text:s text:c="4"/>(1) - Mês homólogo do ano anterior</text:p>
          </table:table-cell>
          <table:table-cell table:number-columns-repeated="2" table:style-name="ce3"/>
          <table:table-cell table:number-columns-repeated="4" table:style-name="ce76"/>
          <table:table-cell table:style-name="ce3"/>
          <table:table-cell table:style-name="ce77"/>
          <table:table-cell table:number-columns-repeated="2" table:style-name="ce3"/>
          <table:table-cell table:number-columns-repeated="16372" table:style-name="ce1"/>
        </table:table-row>
        <table:table-row table:number-rows-repeated="1048503" table:style-name="ro1">
          <table:table-cell table:number-columns-repeated="16384"/>
        </table:table-row>
        <table:named-expressions>
          <table:named-range table:name="Print_Area" table:cell-range-address="q2.$B$1:q2.$L$73" table:base-cell-address="q2.$A$1"/>
        </table:named-expressions>
      </table:table>
      <table:table table:name="q3-4" table:style-name="ta2">
        <table:table-column table:style-name="co1" table:default-cell-style-name="ce1" table:visibility="collapse"/>
        <table:table-column table:style-name="co12" table:default-cell-style-name="ce1"/>
        <table:table-column table:style-name="co13" table:default-cell-style-name="ce1"/>
        <table:table-column table:style-name="co10" table:default-cell-style-name="ce1"/>
        <table:table-column table:style-name="co3" table:default-cell-style-name="ce92"/>
        <table:table-column table:style-name="co14" table:default-cell-style-name="ce92"/>
        <table:table-column table:style-name="co15" table:default-cell-style-name="ce1"/>
        <table:table-column table:style-name="co14" table:default-cell-style-name="ce1"/>
        <table:table-column table:style-name="co16" table:default-cell-style-name="ce1"/>
        <table:table-column table:style-name="co9" table:default-cell-style-name="ce1"/>
        <table:table-column table:style-name="co17" table:default-cell-style-name="ce1"/>
        <table:table-column table:style-name="co18" table:default-cell-style-name="ce1"/>
        <table:table-column table:style-name="co1" table:number-columns-repeated="16372" table:default-cell-style-name="ce1"/>
        <table:table-row table:style-name="ro1">
          <table:table-cell table:number-columns-repeated="8"/>
          <table:table-cell table:style-name="ce1">
            <draw:g draw:z-index="2" draw:name="Grupo 6" draw:id="id12">
              <svg:title/>
              <svg:desc/>
              <draw:frame draw:id="id10" draw:style-name="a31" draw:name="Picture 184" svg:x="0.22749in" svg:y="0.1171in" svg:width="2.485in" svg:height="0.66328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11" draw:style-name="a35" draw:name="CaixaDeTexto 8" svg:x="0.68993in" svg:y="0.24186in" svg:width="1.89615in" svg:height="0.52305in">
                <draw:text-box>
                  <text:p text:style-name="a34" text:class-names="" text:cond-style-name=""><text:span text:style-name="a32" text:class-names="">FEVEREIRO 2019</text:span><text:span text:style-name="a33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1">
          <table:table-cell table:style-name="ce1">
            <draw:frame draw:z-index="1" draw:id="id9" draw:style-name="a30" draw:name="Text Box 122" svg:x="0in" svg:y="0in" svg:width="0.97917in" svg:height="0.32292in">
              <draw:text-box>
                <text:p text:style-name="a27" text:class-names="" text:cond-style-name=""><text:span text:style-name="a25" text:class-names="">Página 7</text:span><text:span text:style-name="a26" text:class-names="">/14</text:span></text:p>
                <text:p text:style-name="a29" text:class-names="" text:cond-style-name=""><text:span text:style-name="a28" text:class-names=""/></text:p>
              </draw:text-box>
              <svg:title/>
              <svg:desc/>
            </draw:frame>
          </table:table-cell>
          <table:table-cell table:number-columns-repeated="16383"/>
        </table:table-row>
        <table:table-row table:number-rows-repeated="3" table:style-name="ro1">
          <table:table-cell/>
          <table:table-cell table:number-columns-repeated="11" table:style-name="ce2"/>
          <table:table-cell table:style-name="ce3"/>
          <table:table-cell table:number-columns-repeated="16371"/>
        </table:table-row>
        <table:table-row table:style-name="ro2">
          <table:table-cell/>
          <table:table-cell office:value-type="string" table:style-name="ce4">
            <text:p>Quadro 3 - <text:s/>DESEMPREGO REGISTADO, <text:s text:c="2"/>POR <text:s/>REGIÕES<text:s text:c="3"/></text:p>
          </table:table-cell>
          <table:table-cell table:number-columns-repeated="8" table:style-name="ce4"/>
          <table:table-cell table:number-columns-spanned="2" table:number-rows-spanned="1" table:style-name="ce165"/>
          <table:covered-table-cell/>
          <table:table-cell table:style-name="ce3"/>
          <table:table-cell table:number-columns-repeated="16371"/>
        </table:table-row>
        <table:table-row table:style-name="ro2">
          <table:table-cell/>
          <table:table-cell office:value-type="string" table:style-name="ce6">
            <text:p>Situação no fim do mês</text:p>
          </table:table-cell>
          <table:table-cell table:number-columns-repeated="2" table:style-name="ce7"/>
          <table:table-cell table:number-columns-repeated="4" table:style-name="ce6"/>
          <table:table-cell table:number-columns-repeated="4" table:style-name="ce7"/>
          <table:table-cell table:style-name="ce3"/>
          <table:table-cell table:number-columns-repeated="16371"/>
        </table:table-row>
        <table:table-row table:style-name="ro1">
          <table:table-cell/>
          <table:table-cell table:style-name="ce2"/>
          <table:table-cell table:style-name="ce8"/>
          <table:table-cell table:number-columns-repeated="9" table:style-name="ce2"/>
          <table:table-cell table:style-name="ce3"/>
          <table:table-cell table:number-columns-repeated="16371"/>
        </table:table-row>
        <table:table-row table:style-name="ro5">
          <table:table-cell/>
          <table:table-cell table:style-name="ce9"/>
          <table:table-cell table:style-name="ce93"/>
          <table:table-cell table:style-name="ce94"/>
          <table:table-cell table:style-name="ce95"/>
          <table:table-cell table:style-name="ce96"/>
          <table:table-cell table:style-name="ce95"/>
          <table:table-cell table:style-name="ce96"/>
          <table:table-cell office:value-type="string" table:number-columns-spanned="4" table:number-rows-spanned="1" table:style-name="ce166">
            <text:p>Variação</text:p>
          </table:table-cell>
          <table:covered-table-cell table:number-columns-repeated="3"/>
          <table:table-cell table:style-name="ce14"/>
          <table:table-cell table:number-columns-repeated="16371"/>
        </table:table-row>
        <table:table-row table:style-name="ro5">
          <table:table-cell/>
          <table:table-cell table:style-name="ce15"/>
          <table:table-cell office:value-type="string" table:style-name="ce84">
            <text:p>FEVEREIRO 2019</text:p>
          </table:table-cell>
          <table:table-cell office:value-type="string" table:style-name="ce97">
            <text:p>%</text:p>
          </table:table-cell>
          <table:table-cell office:value-type="string" table:style-name="ce18">
            <text:p>JANEIRO 2019</text:p>
          </table:table-cell>
          <table:table-cell office:value-type="string" table:style-name="ce98">
            <text:p>%</text:p>
          </table:table-cell>
          <table:table-cell office:value-type="string" table:style-name="ce18">
            <text:p>FEVEREIRO 2018</text:p>
          </table:table-cell>
          <table:table-cell office:value-type="string" table:style-name="ce98">
            <text:p>%</text:p>
          </table:table-cell>
          <table:table-cell office:value-type="string" table:number-columns-spanned="2" table:number-rows-spanned="1" table:style-name="ce167">
            <text:p>Mês <text:s/>anterior</text:p>
          </table:table-cell>
          <table:covered-table-cell/>
          <table:table-cell office:value-type="string" table:number-columns-spanned="2" table:number-rows-spanned="1" table:style-name="ce168">
            <text:p>Mês <text:s/>homólogo<text:span text:style-name="T2">(1)<text:s/></text:span></text:p>
          </table:table-cell>
          <table:covered-table-cell/>
          <table:table-cell table:style-name="ce14"/>
          <table:table-cell table:number-columns-repeated="16371"/>
        </table:table-row>
        <table:table-row table:style-name="ro5">
          <table:table-cell/>
          <table:table-cell table:style-name="ce20"/>
          <table:table-cell table:style-name="ce99"/>
          <table:table-cell table:style-name="ce100"/>
          <table:table-cell table:style-name="ce101"/>
          <table:table-cell table:style-name="ce102"/>
          <table:table-cell table:style-name="ce101"/>
          <table:table-cell table:style-name="ce103"/>
          <table:table-cell office:value-type="string" table:style-name="ce104">
            <text:p>Var. Abs.</text:p>
          </table:table-cell>
          <table:table-cell office:value-type="string" table:style-name="ce105">
            <text:p>Var. %</text:p>
          </table:table-cell>
          <table:table-cell office:value-type="string" table:style-name="ce104">
            <text:p>Var. Abs.</text:p>
          </table:table-cell>
          <table:table-cell office:value-type="string" table:style-name="ce106">
            <text:p>Var. %</text:p>
          </table:table-cell>
          <table:table-cell table:style-name="ce28"/>
          <table:table-cell table:number-columns-repeated="16371"/>
        </table:table-row>
        <table:table-row table:style-name="ro10">
          <table:table-cell/>
          <table:table-cell table:style-name="ce2"/>
          <table:table-cell table:style-name="ce107"/>
          <table:table-cell table:style-name="ce108"/>
          <table:table-cell table:style-name="ce109"/>
          <table:table-cell table:style-name="ce110"/>
          <table:table-cell table:style-name="ce109"/>
          <table:table-cell table:style-name="ce110"/>
          <table:table-cell table:style-name="ce111"/>
          <table:table-cell table:number-columns-repeated="3" table:style-name="ce112"/>
          <table:table-cell table:style-name="ce28"/>
          <table:table-cell table:number-columns-repeated="16371"/>
        </table:table-row>
        <table:table-row table:style-name="ro17">
          <table:table-cell/>
          <table:table-cell office:value-type="string" table:style-name="ce113">
            <text:p>PORTUGAL</text:p>
          </table:table-cell>
          <table:table-cell office:value-type="float" office:value="342702" table:style-name="ce114">
            <text:p>342 702</text:p>
          </table:table-cell>
          <table:table-cell office:value-type="float" office:value="100" table:style-name="ce115">
            <text:p>100,0<text:s text:c="5"/></text:p>
          </table:table-cell>
          <table:table-cell office:value-type="float" office:value="350772" table:style-name="ce116">
            <text:p>350 772</text:p>
          </table:table-cell>
          <table:table-cell office:value-type="float" office:value="100" table:style-name="ce117">
            <text:p>100,0<text:s text:c="5"/></text:p>
          </table:table-cell>
          <table:table-cell office:value-type="float" office:value="404604" table:style-name="ce116">
            <text:p>404 604</text:p>
          </table:table-cell>
          <table:table-cell office:value-type="float" office:value="100" table:style-name="ce118">
            <text:p>100,0<text:s text:c="5"/></text:p>
          </table:table-cell>
          <table:table-cell office:value-type="float" office:value="-8070" table:style-name="ce39">
            <text:p><text:s/>-8 070</text:p>
          </table:table-cell>
          <table:table-cell office:value-type="float" office:value="-2.3006397317915912" table:style-name="ce40">
            <text:p>-2,3<text:s text:c="3"/></text:p>
          </table:table-cell>
          <table:table-cell office:value-type="float" office:value="-61902" table:style-name="ce39">
            <text:p><text:s/>-61 902</text:p>
          </table:table-cell>
          <table:table-cell office:value-type="float" office:value="-15.299403861553518" table:style-name="ce40">
            <text:p>-15,3<text:s text:c="3"/></text:p>
          </table:table-cell>
          <table:table-cell table:style-name="ce41"/>
          <table:table-cell table:number-columns-repeated="16371"/>
        </table:table-row>
        <table:table-row table:style-name="ro18">
          <table:table-cell/>
          <table:table-cell office:value-type="string" table:style-name="ce119">
            <text:p>CONTINENTE</text:p>
          </table:table-cell>
          <table:table-cell office:value-type="float" office:value="318523" table:style-name="ce114">
            <text:p>318 523</text:p>
          </table:table-cell>
          <table:table-cell office:value-type="float" office:value="92.944599097758413" table:style-name="ce115">
            <text:p>92,9<text:s text:c="5"/></text:p>
          </table:table-cell>
          <table:table-cell office:value-type="float" office:value="326526" table:style-name="ce116">
            <text:p>326 526</text:p>
          </table:table-cell>
          <table:table-cell office:value-type="float" office:value="93.087817727754782" table:style-name="ce117">
            <text:p>93,1<text:s text:c="5"/></text:p>
          </table:table-cell>
          <table:table-cell office:value-type="float" office:value="378674" table:style-name="ce116">
            <text:p>378 674</text:p>
          </table:table-cell>
          <table:table-cell office:value-type="float" office:value="93.591264545086062" table:style-name="ce118">
            <text:p>93,6<text:s text:c="5"/></text:p>
          </table:table-cell>
          <table:table-cell office:value-type="float" office:value="-8003" table:style-name="ce39">
            <text:p><text:s/>-8 003</text:p>
          </table:table-cell>
          <table:table-cell office:value-type="float" office:value="-2.4509533697163475" table:style-name="ce40">
            <text:p>-2,5<text:s text:c="3"/></text:p>
          </table:table-cell>
          <table:table-cell office:value-type="float" office:value="-60151" table:style-name="ce39">
            <text:p><text:s/>-60 151</text:p>
          </table:table-cell>
          <table:table-cell office:value-type="float" office:value="-15.884639558036728" table:style-name="ce40">
            <text:p>-15,9<text:s text:c="3"/></text:p>
          </table:table-cell>
          <table:table-cell table:style-name="ce59"/>
          <table:table-cell table:number-columns-repeated="16371"/>
        </table:table-row>
        <table:table-row table:style-name="ro17">
          <table:table-cell/>
          <table:table-cell office:value-type="string" table:style-name="ce120">
            <text:p>Norte</text:p>
          </table:table-cell>
          <table:table-cell office:value-type="float" office:value="137964" table:style-name="ce121">
            <text:p>137 964</text:p>
          </table:table-cell>
          <table:table-cell office:value-type="float" office:value="40.257716616769088" table:style-name="ce122">
            <text:p>40,3<text:s text:c="5"/></text:p>
          </table:table-cell>
          <table:table-cell office:value-type="float" office:value="140696" table:style-name="ce123">
            <text:p>140 696</text:p>
          </table:table-cell>
          <table:table-cell office:value-type="float" office:value="40.110385093451015" table:style-name="ce124">
            <text:p>40,1<text:s text:c="5"/></text:p>
          </table:table-cell>
          <table:table-cell office:value-type="float" office:value="167091" table:style-name="ce123">
            <text:p>167 091</text:p>
          </table:table-cell>
          <table:table-cell office:value-type="float" office:value="41.297416733398585" table:style-name="ce125">
            <text:p>41,3<text:s text:c="5"/></text:p>
          </table:table-cell>
          <table:table-cell office:value-type="float" office:value="-2732" table:style-name="ce48">
            <text:p><text:s/>-2 732</text:p>
          </table:table-cell>
          <table:table-cell office:value-type="float" office:value="-1.9417751748450558" table:style-name="ce49">
            <text:p>-1,9<text:s text:c="3"/></text:p>
          </table:table-cell>
          <table:table-cell office:value-type="float" office:value="-29127" table:style-name="ce48">
            <text:p><text:s/>-29 127</text:p>
          </table:table-cell>
          <table:table-cell office:value-type="float" office:value="-17.43181858987019" table:style-name="ce49">
            <text:p>-17,4<text:s text:c="3"/></text:p>
          </table:table-cell>
          <table:table-cell table:style-name="ce65"/>
          <table:table-cell table:number-columns-repeated="16371"/>
        </table:table-row>
        <table:table-row table:style-name="ro1">
          <table:table-cell/>
          <table:table-cell office:value-type="string" table:style-name="ce120">
            <text:p>Centro</text:p>
          </table:table-cell>
          <table:table-cell office:value-type="float" office:value="45660" table:style-name="ce121">
            <text:p>45 660</text:p>
          </table:table-cell>
          <table:table-cell office:value-type="float" office:value="13.323528896825815" table:style-name="ce122">
            <text:p>13,3<text:s text:c="5"/></text:p>
          </table:table-cell>
          <table:table-cell office:value-type="float" office:value="46703" table:style-name="ce123">
            <text:p>46 703</text:p>
          </table:table-cell>
          <table:table-cell office:value-type="float" office:value="13.314346641123009" table:style-name="ce124">
            <text:p>13,3<text:s text:c="5"/></text:p>
          </table:table-cell>
          <table:table-cell office:value-type="float" office:value="52949" table:style-name="ce123">
            <text:p>52 949</text:p>
          </table:table-cell>
          <table:table-cell office:value-type="float" office:value="13.086622969619677" table:style-name="ce125">
            <text:p>13,1<text:s text:c="5"/></text:p>
          </table:table-cell>
          <table:table-cell office:value-type="float" office:value="-1043" table:style-name="ce48">
            <text:p><text:s/>-1 043</text:p>
          </table:table-cell>
          <table:table-cell office:value-type="float" office:value="-2.2332612466008608" table:style-name="ce49">
            <text:p>-2,2<text:s text:c="3"/></text:p>
          </table:table-cell>
          <table:table-cell office:value-type="float" office:value="-7289" table:style-name="ce48">
            <text:p><text:s/>-7 289</text:p>
          </table:table-cell>
          <table:table-cell office:value-type="float" office:value="-13.766076790874237" table:style-name="ce49">
            <text:p>-13,8<text:s text:c="3"/></text:p>
          </table:table-cell>
          <table:table-cell table:style-name="ce59"/>
          <table:table-cell table:number-columns-repeated="16371"/>
        </table:table-row>
        <table:table-row table:style-name="ro1">
          <table:table-cell/>
          <table:table-cell office:value-type="string" table:style-name="ce120">
            <text:p>Lisboa V. Tejo</text:p>
          </table:table-cell>
          <table:table-cell office:value-type="float" office:value="100102" table:style-name="ce121">
            <text:p>100 102</text:p>
          </table:table-cell>
          <table:table-cell office:value-type="float" office:value="29.209634026063458" table:style-name="ce122">
            <text:p>29,2<text:s text:c="5"/></text:p>
          </table:table-cell>
          <table:table-cell office:value-type="float" office:value="101758" table:style-name="ce123">
            <text:p>101 758</text:p>
          </table:table-cell>
          <table:table-cell office:value-type="float" office:value="29.009727116189431" table:style-name="ce124">
            <text:p>29,0<text:s text:c="5"/></text:p>
          </table:table-cell>
          <table:table-cell office:value-type="float" office:value="119982" table:style-name="ce123">
            <text:p>119 982</text:p>
          </table:table-cell>
          <table:table-cell office:value-type="float" office:value="29.654180383782663" table:style-name="ce125">
            <text:p>29,7<text:s text:c="5"/></text:p>
          </table:table-cell>
          <table:table-cell office:value-type="float" office:value="-1656" table:style-name="ce48">
            <text:p><text:s/>-1 656</text:p>
          </table:table-cell>
          <table:table-cell office:value-type="float" office:value="-1.6273904754417343" table:style-name="ce49">
            <text:p>-1,6<text:s text:c="3"/></text:p>
          </table:table-cell>
          <table:table-cell office:value-type="float" office:value="-19880" table:style-name="ce48">
            <text:p><text:s/>-19 880</text:p>
          </table:table-cell>
          <table:table-cell office:value-type="float" office:value="-16.569152039472588" table:style-name="ce49">
            <text:p>-16,6<text:s text:c="3"/></text:p>
          </table:table-cell>
          <table:table-cell table:style-name="ce65"/>
          <table:table-cell table:number-columns-repeated="16371"/>
        </table:table-row>
        <table:table-row table:style-name="ro1">
          <table:table-cell/>
          <table:table-cell office:value-type="string" table:style-name="ce120">
            <text:p>Alentejo</text:p>
          </table:table-cell>
          <table:table-cell office:value-type="float" office:value="15783" table:style-name="ce121">
            <text:p>15 783</text:p>
          </table:table-cell>
          <table:table-cell office:value-type="float" office:value="4.6054589701840083" table:style-name="ce122">
            <text:p>4,6<text:s text:c="5"/></text:p>
          </table:table-cell>
          <table:table-cell office:value-type="float" office:value="16621" table:style-name="ce123">
            <text:p>16 621</text:p>
          </table:table-cell>
          <table:table-cell office:value-type="float" office:value="4.7384055739910824" table:style-name="ce124">
            <text:p>4,7<text:s text:c="5"/></text:p>
          </table:table-cell>
          <table:table-cell office:value-type="float" office:value="18800" table:style-name="ce123">
            <text:p>18 800</text:p>
          </table:table-cell>
          <table:table-cell office:value-type="float" office:value="4.6465185712449699" table:style-name="ce125">
            <text:p>4,6<text:s text:c="5"/></text:p>
          </table:table-cell>
          <table:table-cell office:value-type="float" office:value="-838" table:style-name="ce48">
            <text:p><text:s/>- 838</text:p>
          </table:table-cell>
          <table:table-cell office:value-type="float" office:value="-5.0418145719270804" table:style-name="ce49">
            <text:p>-5,0<text:s text:c="3"/></text:p>
          </table:table-cell>
          <table:table-cell office:value-type="float" office:value="-3017" table:style-name="ce48">
            <text:p><text:s/>-3 017</text:p>
          </table:table-cell>
          <table:table-cell office:value-type="float" office:value="-16.047872340425531" table:style-name="ce49">
            <text:p>-16,0<text:s text:c="3"/></text:p>
          </table:table-cell>
          <table:table-cell table:style-name="ce59"/>
          <table:table-cell table:number-columns-repeated="16371"/>
        </table:table-row>
        <table:table-row table:style-name="ro1">
          <table:table-cell/>
          <table:table-cell office:value-type="string" table:style-name="ce120">
            <text:p>Algarve</text:p>
          </table:table-cell>
          <table:table-cell office:value-type="float" office:value="19014" table:style-name="ce121">
            <text:p>19 014</text:p>
          </table:table-cell>
          <table:table-cell office:value-type="float" office:value="5.5482605879160314" table:style-name="ce122">
            <text:p>5,5<text:s text:c="5"/></text:p>
          </table:table-cell>
          <table:table-cell office:value-type="float" office:value="20748" table:style-name="ce123">
            <text:p>20 748</text:p>
          </table:table-cell>
          <table:table-cell office:value-type="float" office:value="5.9149533030002397" table:style-name="ce124">
            <text:p>5,9<text:s text:c="5"/></text:p>
          </table:table-cell>
          <table:table-cell office:value-type="float" office:value="19852" table:style-name="ce123">
            <text:p>19 852</text:p>
          </table:table-cell>
          <table:table-cell office:value-type="float" office:value="4.9065258870401678" table:style-name="ce125">
            <text:p>4,9<text:s text:c="5"/></text:p>
          </table:table-cell>
          <table:table-cell office:value-type="float" office:value="-1734" table:style-name="ce48">
            <text:p><text:s/>-1 734</text:p>
          </table:table-cell>
          <table:table-cell office:value-type="float" office:value="-8.3574320416425678" table:style-name="ce49">
            <text:p>-8,4<text:s text:c="3"/></text:p>
          </table:table-cell>
          <table:table-cell office:value-type="float" office:value="-838" table:style-name="ce48">
            <text:p><text:s/>- 838</text:p>
          </table:table-cell>
          <table:table-cell office:value-type="float" office:value="-4.2212371549466043" table:style-name="ce49">
            <text:p>-4,2<text:s text:c="3"/></text:p>
          </table:table-cell>
          <table:table-cell table:style-name="ce65"/>
          <table:table-cell table:number-columns-repeated="16371"/>
        </table:table-row>
        <table:table-row table:style-name="ro18">
          <table:table-cell/>
          <table:table-cell office:value-type="string" table:style-name="ce119">
            <text:p>REG.AUTÓNOMAS</text:p>
          </table:table-cell>
          <table:table-cell office:value-type="float" office:value="24179" table:style-name="ce114">
            <text:p>24 179</text:p>
          </table:table-cell>
          <table:table-cell office:value-type="float" office:value="7.0554009022415975" table:style-name="ce115">
            <text:p>7,1<text:s text:c="5"/></text:p>
          </table:table-cell>
          <table:table-cell office:value-type="float" office:value="24246" table:style-name="ce116">
            <text:p>24 246</text:p>
          </table:table-cell>
          <table:table-cell office:value-type="float" office:value="6.9121822722452197" table:style-name="ce117">
            <text:p>6,9<text:s text:c="5"/></text:p>
          </table:table-cell>
          <table:table-cell office:value-type="float" office:value="25930" table:style-name="ce116">
            <text:p>25 930</text:p>
          </table:table-cell>
          <table:table-cell office:value-type="float" office:value="6.4087354549139404" table:style-name="ce118">
            <text:p>6,4<text:s text:c="5"/></text:p>
          </table:table-cell>
          <table:table-cell office:value-type="float" office:value="-67" table:style-name="ce39">
            <text:p><text:s/>- 67</text:p>
          </table:table-cell>
          <table:table-cell office:value-type="float" office:value="-0.27633424069949686" table:style-name="ce40">
            <text:p>-0,3<text:s text:c="3"/></text:p>
          </table:table-cell>
          <table:table-cell office:value-type="float" office:value="-1751" table:style-name="ce39">
            <text:p><text:s/>-1 751</text:p>
          </table:table-cell>
          <table:table-cell office:value-type="float" office:value="-6.7527959892016973" table:style-name="ce40">
            <text:p>-6,8<text:s text:c="3"/></text:p>
          </table:table-cell>
          <table:table-cell table:style-name="ce59"/>
          <table:table-cell table:number-columns-repeated="16371"/>
        </table:table-row>
        <table:table-row table:style-name="ro17">
          <table:table-cell/>
          <table:table-cell office:value-type="string" table:style-name="ce120">
            <text:p>Açores</text:p>
          </table:table-cell>
          <table:table-cell office:value-type="float" office:value="7665" table:style-name="ce121">
            <text:p>7 665</text:p>
          </table:table-cell>
          <table:table-cell office:value-type="float" office:value="2.2366370782779206" table:style-name="ce122">
            <text:p>2,2<text:s text:c="5"/></text:p>
          </table:table-cell>
          <table:table-cell office:value-type="float" office:value="7685" table:style-name="ce123">
            <text:p>7 685</text:p>
          </table:table-cell>
          <table:table-cell office:value-type="float" office:value="2.1908818263715464" table:style-name="ce124">
            <text:p>2,2<text:s text:c="5"/></text:p>
          </table:table-cell>
          <table:table-cell office:value-type="float" office:value="8630" table:style-name="ce123">
            <text:p>8 630</text:p>
          </table:table-cell>
          <table:table-cell office:value-type="float" office:value="2.1329497483959625" table:style-name="ce125">
            <text:p>2,1<text:s text:c="5"/></text:p>
          </table:table-cell>
          <table:table-cell office:value-type="float" office:value="-20" table:style-name="ce48">
            <text:p><text:s/>- 20</text:p>
          </table:table-cell>
          <table:table-cell office:value-type="float" office:value="-0.26024723487312951" table:style-name="ce49">
            <text:p>-0,3<text:s text:c="3"/></text:p>
          </table:table-cell>
          <table:table-cell office:value-type="float" office:value="-965" table:style-name="ce48">
            <text:p><text:s/>- 965</text:p>
          </table:table-cell>
          <table:table-cell office:value-type="float" office:value="-11.181923522595596" table:style-name="ce49">
            <text:p>-11,2<text:s text:c="3"/></text:p>
          </table:table-cell>
          <table:table-cell table:style-name="ce59"/>
          <table:table-cell table:number-columns-repeated="16371"/>
        </table:table-row>
        <table:table-row table:style-name="ro1">
          <table:table-cell/>
          <table:table-cell office:value-type="string" table:style-name="ce120">
            <text:p>Madeira</text:p>
          </table:table-cell>
          <table:table-cell office:value-type="float" office:value="16514" table:style-name="ce121">
            <text:p>16 514</text:p>
          </table:table-cell>
          <table:table-cell office:value-type="float" office:value="4.8187638239636765" table:style-name="ce122">
            <text:p>4,8<text:s text:c="5"/></text:p>
          </table:table-cell>
          <table:table-cell office:value-type="float" office:value="16561" table:style-name="ce123">
            <text:p>16 561</text:p>
          </table:table-cell>
          <table:table-cell office:value-type="float" office:value="4.7213004458736734" table:style-name="ce124">
            <text:p>4,7<text:s text:c="5"/></text:p>
          </table:table-cell>
          <table:table-cell office:value-type="float" office:value="17300" table:style-name="ce123">
            <text:p>17 300</text:p>
          </table:table-cell>
          <table:table-cell office:value-type="float" office:value="4.2757857065179783" table:style-name="ce125">
            <text:p>4,3<text:s text:c="5"/></text:p>
          </table:table-cell>
          <table:table-cell office:value-type="float" office:value="-47" table:style-name="ce48">
            <text:p><text:s/>- 47</text:p>
          </table:table-cell>
          <table:table-cell office:value-type="float" office:value="-0.28379928748263994" table:style-name="ce49">
            <text:p>-0,3<text:s text:c="3"/></text:p>
          </table:table-cell>
          <table:table-cell office:value-type="float" office:value="-786" table:style-name="ce48">
            <text:p><text:s/>- 786</text:p>
          </table:table-cell>
          <table:table-cell office:value-type="float" office:value="-4.5433526011560694" table:style-name="ce49">
            <text:p>-4,5<text:s text:c="3"/></text:p>
          </table:table-cell>
          <table:table-cell table:style-name="ce59"/>
          <table:table-cell table:number-columns-repeated="16371"/>
        </table:table-row>
        <table:table-row table:style-name="ro4">
          <table:table-cell/>
          <table:table-cell table:style-name="ce126"/>
          <table:table-cell table:style-name="ce127"/>
          <table:table-cell table:style-name="ce128"/>
          <table:table-cell table:style-name="ce129"/>
          <table:table-cell table:style-name="ce130"/>
          <table:table-cell table:style-name="ce129"/>
          <table:table-cell table:style-name="ce131"/>
          <table:table-cell table:style-name="ce132"/>
          <table:table-cell table:style-name="ce133"/>
          <table:table-cell table:style-name="ce132"/>
          <table:table-cell table:style-name="ce133"/>
          <table:table-cell table:style-name="ce59"/>
          <table:table-cell table:number-columns-repeated="16371"/>
        </table:table-row>
        <table:table-row table:style-name="ro1">
          <table:table-cell/>
          <table:table-cell office:value-type="string" table:style-name="ce134">
            <text:p><text:s text:c="4"/>(1) - Mês homólogo do ano anterior</text:p>
          </table:table-cell>
          <table:table-cell table:number-columns-repeated="2" table:style-name="ce3"/>
          <table:table-cell table:number-columns-repeated="4" table:style-name="ce76"/>
          <table:table-cell table:style-name="ce3"/>
          <table:table-cell table:style-name="ce77"/>
          <table:table-cell table:number-columns-repeated="2" table:style-name="ce3"/>
          <table:table-cell table:number-columns-repeated="16372" table:style-name="ce1"/>
        </table:table-row>
        <table:table-row table:number-rows-repeated="7" table:style-name="ro1">
          <table:table-cell table:number-columns-repeated="16384"/>
        </table:table-row>
        <table:table-row table:style-name="ro2">
          <table:table-cell/>
          <table:table-cell office:value-type="string" table:style-name="ce4">
            <text:p><text:s/>Quadro 4 - DESEMPREGO REGISTADO, <text:s text:c="2"/>POR <text:s/>GRUPOS <text:s/>DE <text:s/>PROFISSÕES<text:s/></text:p>
          </table:table-cell>
          <table:table-cell table:number-columns-repeated="8" table:style-name="ce4"/>
          <table:table-cell office:value-type="string" table:number-columns-spanned="2" table:number-rows-spanned="1" table:style-name="ce80">
            <text:p>CONTINENTE</text:p>
          </table:table-cell>
          <table:covered-table-cell/>
          <table:table-cell table:number-columns-repeated="16372" table:style-name="ce1"/>
        </table:table-row>
        <table:table-row table:style-name="ro2">
          <table:table-cell/>
          <table:table-cell office:value-type="string" table:style-name="ce135">
            <text:p>Situação no fim do mês</text:p>
          </table:table-cell>
          <table:table-cell table:number-columns-repeated="2" table:style-name="ce7"/>
          <table:table-cell table:number-columns-repeated="4" table:style-name="ce6"/>
          <table:table-cell table:number-columns-repeated="4" table:style-name="ce7"/>
          <table:table-cell table:number-columns-repeated="16372" table:style-name="ce1"/>
        </table:table-row>
        <table:table-row table:style-name="ro1">
          <table:table-cell/>
          <table:table-cell table:style-name="ce2"/>
          <table:table-cell table:style-name="ce8"/>
          <table:table-cell table:number-columns-repeated="9" table:style-name="ce2"/>
          <table:table-cell table:number-columns-repeated="16372" table:style-name="ce1"/>
        </table:table-row>
        <table:table-row table:style-name="ro5">
          <table:table-cell/>
          <table:table-cell table:style-name="ce9"/>
          <table:table-cell table:style-name="ce10"/>
          <table:table-cell table:style-name="ce11"/>
          <table:table-cell table:style-name="ce12"/>
          <table:table-cell table:style-name="ce13"/>
          <table:table-cell table:style-name="ce12"/>
          <table:table-cell table:style-name="ce13"/>
          <table:table-cell office:value-type="string" table:number-columns-spanned="4" table:number-rows-spanned="1" table:style-name="ce81">
            <text:p>Variação</text:p>
          </table:table-cell>
          <table:covered-table-cell table:number-columns-repeated="3"/>
          <table:table-cell table:number-columns-repeated="16372" table:style-name="ce1"/>
        </table:table-row>
        <table:table-row table:style-name="ro5">
          <table:table-cell/>
          <table:table-cell office:value-type="string" table:style-name="ce15">
            <text:p>CPP-<text:span text:style-name="T2">2010</text:span></text:p>
          </table:table-cell>
          <table:table-cell office:value-type="string" table:style-name="ce84">
            <text:p>FEVEREIRO 2019</text:p>
          </table:table-cell>
          <table:table-cell office:value-type="string" table:style-name="ce17">
            <text:p>%</text:p>
          </table:table-cell>
          <table:table-cell office:value-type="string" table:style-name="ce18">
            <text:p>JANEIRO 2019</text:p>
          </table:table-cell>
          <table:table-cell office:value-type="string" table:style-name="ce19">
            <text:p>%</text:p>
          </table:table-cell>
          <table:table-cell office:value-type="string" table:style-name="ce18">
            <text:p>FEVEREIRO 2018</text:p>
          </table:table-cell>
          <table:table-cell office:value-type="string" table:style-name="ce19">
            <text:p>%</text:p>
          </table:table-cell>
          <table:table-cell office:value-type="string" table:number-columns-spanned="2" table:number-rows-spanned="1" table:style-name="ce82">
            <text:p>Mês <text:s/>anterior</text:p>
          </table:table-cell>
          <table:covered-table-cell/>
          <table:table-cell office:value-type="string" table:number-columns-spanned="2" table:number-rows-spanned="1" table:style-name="ce83">
            <text:p>Mês <text:s/>homólogo<text:span text:style-name="T1">(1)<text:s/></text:span></text:p>
          </table:table-cell>
          <table:covered-table-cell/>
          <table:table-cell table:number-columns-repeated="16372" table:style-name="ce1"/>
        </table:table-row>
        <table:table-row table:style-name="ro5">
          <table:table-cell/>
          <table:table-cell table:style-name="ce20"/>
          <table:table-cell table:style-name="ce21"/>
          <table:table-cell table:style-name="ce22"/>
          <table:table-cell table:style-name="ce23"/>
          <table:table-cell table:style-name="ce24"/>
          <table:table-cell table:style-name="ce23"/>
          <table:table-cell table:style-name="ce24"/>
          <table:table-cell office:value-type="string" table:style-name="ce25">
            <text:p>Var. Abs.</text:p>
          </table:table-cell>
          <table:table-cell office:value-type="string" table:style-name="ce26">
            <text:p>Var. %</text:p>
          </table:table-cell>
          <table:table-cell office:value-type="string" table:style-name="ce25">
            <text:p>Var. Abs.</text:p>
          </table:table-cell>
          <table:table-cell office:value-type="string" table:style-name="ce27">
            <text:p>Var. %</text:p>
          </table:table-cell>
          <table:table-cell table:number-columns-repeated="16372" table:style-name="ce1"/>
        </table:table-row>
        <table:table-row table:style-name="ro19">
          <table:table-cell/>
          <table:table-cell table:style-name="ce15"/>
          <table:table-cell table:style-name="ce136"/>
          <table:table-cell table:style-name="ce137"/>
          <table:table-cell table:style-name="ce138"/>
          <table:table-cell table:style-name="ce139"/>
          <table:table-cell table:style-name="ce140"/>
          <table:table-cell table:style-name="ce141"/>
          <table:table-cell table:style-name="ce142"/>
          <table:table-cell table:style-name="ce143"/>
          <table:table-cell table:style-name="ce142"/>
          <table:table-cell table:style-name="ce143"/>
          <table:table-cell table:style-name="ce3"/>
          <table:table-cell table:number-columns-repeated="16371"/>
        </table:table-row>
        <table:table-row table:style-name="ro15">
          <table:table-cell/>
          <table:table-cell office:value-type="string" table:style-name="ce144">
            <text:p>Total</text:p>
          </table:table-cell>
          <table:table-cell office:value-type="float" office:value="318523" table:style-name="ce35">
            <text:p>318 523</text:p>
          </table:table-cell>
          <table:table-cell office:value-type="float" office:value="100" table:style-name="ce145">
            <text:p>100,0<text:s text:c="5"/></text:p>
          </table:table-cell>
          <table:table-cell office:value-type="float" office:value="326526" table:style-name="ce146">
            <text:p>326 526</text:p>
          </table:table-cell>
          <table:table-cell office:value-type="float" office:value="100" table:style-name="ce147">
            <text:p>100,0<text:s text:c="5"/></text:p>
          </table:table-cell>
          <table:table-cell office:value-type="float" office:value="378674" table:style-name="ce37">
            <text:p>378 674</text:p>
          </table:table-cell>
          <table:table-cell office:value-type="float" office:value="100" table:style-name="ce148">
            <text:p>100,0<text:s text:c="5"/></text:p>
          </table:table-cell>
          <table:table-cell office:value-type="float" office:value="-8003" table:style-name="ce39">
            <text:p><text:s/>-8 003</text:p>
          </table:table-cell>
          <table:table-cell office:value-type="float" office:value="-2.4509533697163475" table:style-name="ce40">
            <text:p>-2,5<text:s text:c="3"/></text:p>
          </table:table-cell>
          <table:table-cell office:value-type="float" office:value="-60151" table:style-name="ce39">
            <text:p><text:s/>-60 151</text:p>
          </table:table-cell>
          <table:table-cell office:value-type="float" office:value="-15.884639558036728" table:style-name="ce40">
            <text:p>-15,9<text:s text:c="3"/></text:p>
          </table:table-cell>
          <table:table-cell table:style-name="ce3"/>
          <table:table-cell table:number-columns-repeated="16371"/>
        </table:table-row>
        <table:table-row table:style-name="ro5">
          <table:table-cell/>
          <table:table-cell office:value-type="string" table:style-name="ce149">
            <text:p>1- Repres. poder legisla., órgãos exec., dirig., dir. e gestores execu.</text:p>
          </table:table-cell>
          <table:table-cell office:value-type="float" office:value="7386" table:style-name="ce44">
            <text:p>7 386</text:p>
          </table:table-cell>
          <table:table-cell office:value-type="float" office:value="2.3188278397478364" table:style-name="ce150">
            <text:p>2,3<text:s text:c="5"/></text:p>
          </table:table-cell>
          <table:table-cell office:value-type="float" office:value="7450" table:style-name="ce151">
            <text:p>7 450</text:p>
          </table:table-cell>
          <table:table-cell office:value-type="float" office:value="2.2815947275255262" table:style-name="ce152">
            <text:p>2,3<text:s text:c="5"/></text:p>
          </table:table-cell>
          <table:table-cell office:value-type="float" office:value="8214" table:style-name="ce46">
            <text:p>8 214</text:p>
          </table:table-cell>
          <table:table-cell office:value-type="float" office:value="2.1691481326946134" table:style-name="ce153">
            <text:p>2,2<text:s text:c="5"/></text:p>
          </table:table-cell>
          <table:table-cell office:value-type="float" office:value="-64" table:style-name="ce48">
            <text:p><text:s/>- 64</text:p>
          </table:table-cell>
          <table:table-cell office:value-type="float" office:value="-0.85906040268456363" table:style-name="ce49">
            <text:p>-0,9<text:s text:c="3"/></text:p>
          </table:table-cell>
          <table:table-cell office:value-type="float" office:value="-828" table:style-name="ce48">
            <text:p><text:s/>- 828</text:p>
          </table:table-cell>
          <table:table-cell office:value-type="float" office:value="-10.080350620891162" table:style-name="ce49">
            <text:p>-10,1<text:s text:c="3"/></text:p>
          </table:table-cell>
          <table:table-cell table:style-name="ce3"/>
          <table:table-cell table:number-columns-repeated="16371"/>
        </table:table-row>
        <table:table-row table:style-name="ro5">
          <table:table-cell/>
          <table:table-cell office:value-type="string" table:style-name="ce149">
            <text:p>2- Especialistas das atividades intelectuais e científicas</text:p>
          </table:table-cell>
          <table:table-cell office:value-type="float" office:value="34289" table:style-name="ce44">
            <text:p>34 289</text:p>
          </table:table-cell>
          <table:table-cell office:value-type="float" office:value="10.764999701748382" table:style-name="ce150">
            <text:p>10,8<text:s text:c="5"/></text:p>
          </table:table-cell>
          <table:table-cell office:value-type="float" office:value="35542" table:style-name="ce151">
            <text:p>35 542</text:p>
          </table:table-cell>
          <table:table-cell office:value-type="float" office:value="10.884891249088893" table:style-name="ce152">
            <text:p>10,9<text:s text:c="5"/></text:p>
          </table:table-cell>
          <table:table-cell office:value-type="float" office:value="42326" table:style-name="ce46">
            <text:p>42 326</text:p>
          </table:table-cell>
          <table:table-cell office:value-type="float" office:value="11.177424380865864" table:style-name="ce153">
            <text:p>11,2<text:s text:c="5"/></text:p>
          </table:table-cell>
          <table:table-cell office:value-type="float" office:value="-1253" table:style-name="ce48">
            <text:p><text:s/>-1 253</text:p>
          </table:table-cell>
          <table:table-cell office:value-type="float" office:value="-3.5254065612514771" table:style-name="ce49">
            <text:p>-3,5<text:s text:c="3"/></text:p>
          </table:table-cell>
          <table:table-cell office:value-type="float" office:value="-8037" table:style-name="ce48">
            <text:p><text:s/>-8 037</text:p>
          </table:table-cell>
          <table:table-cell office:value-type="float" office:value="-18.988328686859141" table:style-name="ce49">
            <text:p>-19,0<text:s text:c="3"/></text:p>
          </table:table-cell>
          <table:table-cell table:style-name="ce14"/>
          <table:table-cell table:number-columns-repeated="16371"/>
        </table:table-row>
        <table:table-row table:style-name="ro5">
          <table:table-cell/>
          <table:table-cell office:value-type="string" table:style-name="ce149">
            <text:p>3- Técnicos e profissões de nível intermédio</text:p>
          </table:table-cell>
          <table:table-cell office:value-type="float" office:value="29065" table:style-name="ce44">
            <text:p>29 065</text:p>
          </table:table-cell>
          <table:table-cell office:value-type="float" office:value="9.1249297538953229" table:style-name="ce150">
            <text:p>9,1<text:s text:c="5"/></text:p>
          </table:table-cell>
          <table:table-cell office:value-type="float" office:value="29751" table:style-name="ce151">
            <text:p>29 751</text:p>
          </table:table-cell>
          <table:table-cell office:value-type="float" office:value="9.11137244813583" table:style-name="ce152">
            <text:p>9,1<text:s text:c="5"/></text:p>
          </table:table-cell>
          <table:table-cell office:value-type="float" office:value="34775" table:style-name="ce46">
            <text:p>34 775</text:p>
          </table:table-cell>
          <table:table-cell office:value-type="float" office:value="9.1833608856166524" table:style-name="ce153">
            <text:p>9,2<text:s text:c="5"/></text:p>
          </table:table-cell>
          <table:table-cell office:value-type="float" office:value="-686" table:style-name="ce48">
            <text:p><text:s/>- 686</text:p>
          </table:table-cell>
          <table:table-cell office:value-type="float" office:value="-2.3058048468959025" table:style-name="ce49">
            <text:p>-2,3<text:s text:c="3"/></text:p>
          </table:table-cell>
          <table:table-cell office:value-type="float" office:value="-5710" table:style-name="ce48">
            <text:p><text:s/>-5 710</text:p>
          </table:table-cell>
          <table:table-cell office:value-type="float" office:value="-16.419841840402587" table:style-name="ce49">
            <text:p>-16,4<text:s text:c="3"/></text:p>
          </table:table-cell>
          <table:table-cell table:style-name="ce14"/>
          <table:table-cell table:number-columns-repeated="16371"/>
        </table:table-row>
        <table:table-row table:style-name="ro5">
          <table:table-cell/>
          <table:table-cell office:value-type="string" table:style-name="ce149">
            <text:p>4- Pessoal administrativo</text:p>
          </table:table-cell>
          <table:table-cell office:value-type="float" office:value="37106" table:style-name="ce44">
            <text:p>37 106</text:p>
          </table:table-cell>
          <table:table-cell office:value-type="float" office:value="11.649394235267154" table:style-name="ce150">
            <text:p>11,6<text:s text:c="5"/></text:p>
          </table:table-cell>
          <table:table-cell office:value-type="float" office:value="37915" table:style-name="ce151">
            <text:p>37 915</text:p>
          </table:table-cell>
          <table:table-cell office:value-type="float" office:value="11.611632764312796" table:style-name="ce152">
            <text:p>11,6<text:s text:c="5"/></text:p>
          </table:table-cell>
          <table:table-cell office:value-type="float" office:value="43452" table:style-name="ce46">
            <text:p>43 452</text:p>
          </table:table-cell>
          <table:table-cell office:value-type="float" office:value="11.474777777190935" table:style-name="ce153">
            <text:p>11,5<text:s text:c="5"/></text:p>
          </table:table-cell>
          <table:table-cell office:value-type="float" office:value="-809" table:style-name="ce48">
            <text:p><text:s/>- 809</text:p>
          </table:table-cell>
          <table:table-cell office:value-type="float" office:value="-2.1337201635236713" table:style-name="ce49">
            <text:p>-2,1<text:s text:c="3"/></text:p>
          </table:table-cell>
          <table:table-cell office:value-type="float" office:value="-6346" table:style-name="ce48">
            <text:p><text:s/>-6 346</text:p>
          </table:table-cell>
          <table:table-cell office:value-type="float" office:value="-14.604621191199485" table:style-name="ce49">
            <text:p>-14,6<text:s text:c="3"/></text:p>
          </table:table-cell>
          <table:table-cell table:style-name="ce28"/>
          <table:table-cell table:number-columns-repeated="16371"/>
        </table:table-row>
        <table:table-row table:style-name="ro5">
          <table:table-cell/>
          <table:table-cell office:value-type="string" table:style-name="ce149">
            <text:p>5- Trab. serviços pessoais, de proteção e segurança e vendedores</text:p>
          </table:table-cell>
          <table:table-cell office:value-type="float" office:value="64759" table:style-name="ce44">
            <text:p>64 759</text:p>
          </table:table-cell>
          <table:table-cell office:value-type="float" office:value="20.331027900653957" table:style-name="ce150">
            <text:p>20,3<text:s text:c="5"/></text:p>
          </table:table-cell>
          <table:table-cell office:value-type="float" office:value="66746" table:style-name="ce151">
            <text:p>66 746</text:p>
          </table:table-cell>
          <table:table-cell office:value-type="float" office:value="20.441251232673665" table:style-name="ce152">
            <text:p>20,4<text:s text:c="5"/></text:p>
          </table:table-cell>
          <table:table-cell office:value-type="float" office:value="75759" table:style-name="ce46">
            <text:p>75 759</text:p>
          </table:table-cell>
          <table:table-cell office:value-type="float" office:value="20.006390721306452" table:style-name="ce153">
            <text:p>20,0<text:s text:c="5"/></text:p>
          </table:table-cell>
          <table:table-cell office:value-type="float" office:value="-1987" table:style-name="ce48">
            <text:p><text:s/>-1 987</text:p>
          </table:table-cell>
          <table:table-cell office:value-type="float" office:value="-2.9769574206694034" table:style-name="ce49">
            <text:p>-3,0<text:s text:c="3"/></text:p>
          </table:table-cell>
          <table:table-cell office:value-type="float" office:value="-11000" table:style-name="ce48">
            <text:p><text:s/>-11 000</text:p>
          </table:table-cell>
          <table:table-cell office:value-type="float" office:value="-14.519727029131852" table:style-name="ce49">
            <text:p>-14,5<text:s text:c="3"/></text:p>
          </table:table-cell>
          <table:table-cell table:style-name="ce28"/>
          <table:table-cell table:number-columns-repeated="16371"/>
        </table:table-row>
        <table:table-row table:style-name="ro5">
          <table:table-cell/>
          <table:table-cell office:value-type="string" table:style-name="ce149">
            <text:p>6- Agricultores e trab. qualificados da agric., <text:s/>pesca e floresta</text:p>
          </table:table-cell>
          <table:table-cell office:value-type="float" office:value="10421" table:style-name="ce44">
            <text:p>10 421</text:p>
          </table:table-cell>
          <table:table-cell office:value-type="float" office:value="3.2716632707842135" table:style-name="ce150">
            <text:p>3,3<text:s text:c="5"/></text:p>
          </table:table-cell>
          <table:table-cell office:value-type="float" office:value="10705" table:style-name="ce151">
            <text:p>10 705</text:p>
          </table:table-cell>
          <table:table-cell office:value-type="float" office:value="3.2784525581423836" table:style-name="ce152">
            <text:p>3,3<text:s text:c="5"/></text:p>
          </table:table-cell>
          <table:table-cell office:value-type="float" office:value="12232" table:style-name="ce46">
            <text:p>12 232</text:p>
          </table:table-cell>
          <table:table-cell office:value-type="float" office:value="3.2302191330801691" table:style-name="ce153">
            <text:p>3,2<text:s text:c="5"/></text:p>
          </table:table-cell>
          <table:table-cell office:value-type="float" office:value="-284" table:style-name="ce48">
            <text:p><text:s/>- 284</text:p>
          </table:table-cell>
          <table:table-cell office:value-type="float" office:value="-2.6529659037832789" table:style-name="ce49">
            <text:p>-2,7<text:s text:c="3"/></text:p>
          </table:table-cell>
          <table:table-cell office:value-type="float" office:value="-1811" table:style-name="ce48">
            <text:p><text:s/>-1 811</text:p>
          </table:table-cell>
          <table:table-cell office:value-type="float" office:value="-14.805428384565076" table:style-name="ce49">
            <text:p>-14,8<text:s text:c="3"/></text:p>
          </table:table-cell>
          <table:table-cell table:style-name="ce41"/>
          <table:table-cell table:number-columns-repeated="16371"/>
        </table:table-row>
        <table:table-row table:style-name="ro5">
          <table:table-cell/>
          <table:table-cell office:value-type="string" table:style-name="ce149">
            <text:p>7- Trabalhadores qualificados da indústria, construção e artífices</text:p>
          </table:table-cell>
          <table:table-cell office:value-type="float" office:value="34778" table:style-name="ce44">
            <text:p>34 778</text:p>
          </table:table-cell>
          <table:table-cell office:value-type="float" office:value="10.918520797556221" table:style-name="ce150">
            <text:p>10,9<text:s text:c="5"/></text:p>
          </table:table-cell>
          <table:table-cell office:value-type="float" office:value="35776" table:style-name="ce151">
            <text:p>35 776</text:p>
          </table:table-cell>
          <table:table-cell office:value-type="float" office:value="10.956554761336005" table:style-name="ce152">
            <text:p>11,0<text:s text:c="5"/></text:p>
          </table:table-cell>
          <table:table-cell office:value-type="float" office:value="45053" table:style-name="ce46">
            <text:p>45 053</text:p>
          </table:table-cell>
          <table:table-cell office:value-type="float" office:value="11.897568885109619" table:style-name="ce153">
            <text:p>11,9<text:s text:c="5"/></text:p>
          </table:table-cell>
          <table:table-cell office:value-type="float" office:value="-998" table:style-name="ce48">
            <text:p><text:s/>- 998</text:p>
          </table:table-cell>
          <table:table-cell office:value-type="float" office:value="-2.7895796064400713" table:style-name="ce49">
            <text:p>-2,8<text:s text:c="3"/></text:p>
          </table:table-cell>
          <table:table-cell office:value-type="float" office:value="-10275" table:style-name="ce48">
            <text:p><text:s/>-10 275</text:p>
          </table:table-cell>
          <table:table-cell office:value-type="float" office:value="-22.806472376978228" table:style-name="ce49">
            <text:p>-22,8<text:s text:c="3"/></text:p>
          </table:table-cell>
          <table:table-cell table:style-name="ce59"/>
          <table:table-cell table:number-columns-repeated="16371"/>
        </table:table-row>
        <table:table-row table:style-name="ro5">
          <table:table-cell/>
          <table:table-cell office:value-type="string" table:style-name="ce149">
            <text:p>8- Operadores de instalações e máquinas e trab. da montagem</text:p>
          </table:table-cell>
          <table:table-cell office:value-type="float" office:value="18211" table:style-name="ce44">
            <text:p>18 211</text:p>
          </table:table-cell>
          <table:table-cell office:value-type="float" office:value="5.7173265352894447" table:style-name="ce150">
            <text:p>5,7<text:s text:c="5"/></text:p>
          </table:table-cell>
          <table:table-cell office:value-type="float" office:value="18699" table:style-name="ce151">
            <text:p>18 699</text:p>
          </table:table-cell>
          <table:table-cell office:value-type="float" office:value="5.7266496389261494" table:style-name="ce152">
            <text:p>5,7<text:s text:c="5"/></text:p>
          </table:table-cell>
          <table:table-cell office:value-type="float" office:value="21626" table:style-name="ce46">
            <text:p>21 626</text:p>
          </table:table-cell>
          <table:table-cell office:value-type="float" office:value="5.710980949312602" table:style-name="ce153">
            <text:p>5,7<text:s text:c="5"/></text:p>
          </table:table-cell>
          <table:table-cell office:value-type="float" office:value="-488" table:style-name="ce48">
            <text:p><text:s/>- 488</text:p>
          </table:table-cell>
          <table:table-cell office:value-type="float" office:value="-2.6097652280870633" table:style-name="ce49">
            <text:p>-2,6<text:s text:c="3"/></text:p>
          </table:table-cell>
          <table:table-cell office:value-type="float" office:value="-3415" table:style-name="ce48">
            <text:p><text:s/>-3 415</text:p>
          </table:table-cell>
          <table:table-cell office:value-type="float" office:value="-15.791177286599464" table:style-name="ce49">
            <text:p>-15,8<text:s text:c="3"/></text:p>
          </table:table-cell>
          <table:table-cell table:style-name="ce65"/>
          <table:table-cell table:number-columns-repeated="16371"/>
        </table:table-row>
        <table:table-row table:style-name="ro5">
          <table:table-cell/>
          <table:table-cell office:value-type="string" table:style-name="ce149">
            <text:p>9- Trabalhadores não qualificados</text:p>
          </table:table-cell>
          <table:table-cell office:value-type="float" office:value="82282" table:style-name="ce44">
            <text:p>82 282</text:p>
          </table:table-cell>
          <table:table-cell office:value-type="float" office:value="25.832357474970408" table:style-name="ce150">
            <text:p>25,8<text:s text:c="5"/></text:p>
          </table:table-cell>
          <table:table-cell office:value-type="float" office:value="83712" table:style-name="ce151">
            <text:p>83 712</text:p>
          </table:table-cell>
          <table:table-cell office:value-type="float" office:value="25.637162124915015" table:style-name="ce152">
            <text:p>25,6<text:s text:c="5"/></text:p>
          </table:table-cell>
          <table:table-cell office:value-type="float" office:value="94831" table:style-name="ce46">
            <text:p>94 831</text:p>
          </table:table-cell>
          <table:table-cell office:value-type="float" office:value="25.042912901334656" table:style-name="ce153">
            <text:p>25,0<text:s text:c="5"/></text:p>
          </table:table-cell>
          <table:table-cell office:value-type="float" office:value="-1430" table:style-name="ce48">
            <text:p><text:s/>-1 430</text:p>
          </table:table-cell>
          <table:table-cell office:value-type="float" office:value="-1.7082377675840981" table:style-name="ce49">
            <text:p>-1,7<text:s text:c="3"/></text:p>
          </table:table-cell>
          <table:table-cell office:value-type="float" office:value="-12549" table:style-name="ce48">
            <text:p><text:s/>-12 549</text:p>
          </table:table-cell>
          <table:table-cell office:value-type="float" office:value="-13.233014520568167" table:style-name="ce49">
            <text:p>-13,2<text:s text:c="3"/></text:p>
          </table:table-cell>
          <table:table-cell table:style-name="ce59"/>
          <table:table-cell table:number-columns-repeated="16371"/>
        </table:table-row>
        <table:table-row table:style-name="ro5">
          <table:table-cell/>
          <table:table-cell office:value-type="string" table:style-name="ce149">
            <text:p>0- Profissões das Forças Armadas</text:p>
          </table:table-cell>
          <table:table-cell office:value-type="float" office:value="191" table:style-name="ce44">
            <text:p><text:s/>191</text:p>
          </table:table-cell>
          <table:table-cell office:value-type="float" office:value="5.9964272595699523E-2" table:style-name="ce150">
            <text:p>0,1<text:s text:c="5"/></text:p>
          </table:table-cell>
          <table:table-cell office:value-type="float" office:value="186" table:style-name="ce151">
            <text:p><text:s/>186</text:p>
          </table:table-cell>
          <table:table-cell office:value-type="float" office:value="5.6963304606677569E-2" table:style-name="ce152">
            <text:p>0,1<text:s text:c="5"/></text:p>
          </table:table-cell>
          <table:table-cell office:value-type="float" office:value="272" table:style-name="ce46">
            <text:p><text:s/>272</text:p>
          </table:table-cell>
          <table:table-cell office:value-type="float" office:value="7.1829594849395523E-2" table:style-name="ce153">
            <text:p>0,1<text:s text:c="5"/></text:p>
          </table:table-cell>
          <table:table-cell office:value-type="float" office:value="5" table:style-name="ce48">
            <text:p>+ 5</text:p>
          </table:table-cell>
          <table:table-cell office:value-type="float" office:value="2.6881720430107525" table:style-name="ce49">
            <text:p>+2,7<text:s text:c="3"/></text:p>
          </table:table-cell>
          <table:table-cell office:value-type="float" office:value="-81" table:style-name="ce48">
            <text:p><text:s/>- 81</text:p>
          </table:table-cell>
          <table:table-cell office:value-type="float" office:value="-29.77941176470588" table:style-name="ce49">
            <text:p>-29,8<text:s text:c="3"/></text:p>
          </table:table-cell>
          <table:table-cell table:style-name="ce65"/>
          <table:table-cell table:number-columns-repeated="16371"/>
        </table:table-row>
        <table:table-row table:style-name="ro5">
          <table:table-cell/>
          <table:table-cell office:value-type="string" table:style-name="ce149">
            <text:p><text:s text:c="5"/>Outros</text:p>
          </table:table-cell>
          <table:table-cell office:value-type="float" office:value="35" table:style-name="ce44">
            <text:p><text:s/>35</text:p>
          </table:table-cell>
          <table:table-cell office:value-type="float" office:value="1.0988217491358553E-2" table:style-name="ce150">
            <text:p>0,0<text:s text:c="5"/></text:p>
          </table:table-cell>
          <table:table-cell office:value-type="float" office:value="44" table:style-name="ce151">
            <text:p><text:s/>44</text:p>
          </table:table-cell>
          <table:table-cell office:value-type="float" office:value="1.3475190337063512E-2" table:style-name="ce152">
            <text:p>0,0<text:s text:c="5"/></text:p>
          </table:table-cell>
          <table:table-cell office:value-type="float" office:value="134" table:style-name="ce46">
            <text:p><text:s/>134</text:p>
          </table:table-cell>
          <table:table-cell office:value-type="float" office:value="3.5386638639040444E-2" table:style-name="ce153">
            <text:p>0,0<text:s text:c="5"/></text:p>
          </table:table-cell>
          <table:table-cell office:value-type="float" office:value="-9" table:style-name="ce48">
            <text:p><text:s/>- 9</text:p>
          </table:table-cell>
          <table:table-cell office:value-type="float" office:value="-20.454545454545457" table:style-name="ce49">
            <text:p>-20,5<text:s text:c="3"/></text:p>
          </table:table-cell>
          <table:table-cell office:value-type="float" office:value="-99" table:style-name="ce48">
            <text:p><text:s/>- 99</text:p>
          </table:table-cell>
          <table:table-cell office:value-type="float" office:value="-73.880597014925371" table:style-name="ce49">
            <text:p>-73,9<text:s text:c="3"/></text:p>
          </table:table-cell>
          <table:table-cell table:style-name="ce59"/>
          <table:table-cell table:number-columns-repeated="16371"/>
        </table:table-row>
        <table:table-row table:style-name="ro20">
          <table:table-cell/>
          <table:table-cell table:style-name="ce154"/>
          <table:table-cell table:style-name="ce155"/>
          <table:table-cell table:style-name="ce156"/>
          <table:table-cell table:style-name="ce157"/>
          <table:table-cell table:style-name="ce158"/>
          <table:table-cell table:style-name="ce159"/>
          <table:table-cell table:style-name="ce160"/>
          <table:table-cell table:style-name="ce73"/>
          <table:table-cell table:style-name="ce74"/>
          <table:table-cell table:style-name="ce73"/>
          <table:table-cell table:style-name="ce74"/>
          <table:table-cell table:style-name="ce59"/>
          <table:table-cell table:number-columns-repeated="16371"/>
        </table:table-row>
        <table:table-row table:style-name="ro13">
          <table:table-cell/>
          <table:table-cell office:value-type="string" table:style-name="ce134">
            <text:p><text:s text:c="4"/>(1) - Mês homólogo do ano anterior</text:p>
          </table:table-cell>
          <table:table-cell table:number-columns-repeated="10" table:style-name="ce1"/>
          <table:table-cell table:style-name="ce65"/>
          <table:table-cell table:number-columns-repeated="16371"/>
        </table:table-row>
        <table:table-row table:number-rows-repeated="5" table:style-name="ro11">
          <table:table-cell/>
          <table:table-cell table:number-columns-repeated="3" table:style-name="ce1"/>
          <table:table-cell table:number-columns-repeated="2" table:style-name="ce92"/>
          <table:table-cell table:number-columns-repeated="6" table:style-name="ce1"/>
          <table:table-cell table:style-name="ce59"/>
          <table:table-cell table:number-columns-repeated="16371"/>
        </table:table-row>
        <table:table-row table:style-name="ro1">
          <table:table-cell/>
          <table:table-cell table:number-columns-repeated="3" table:style-name="ce1"/>
          <table:table-cell table:style-name="ce92"/>
          <table:table-cell table:number-columns-repeated="3" table:style-name="ce161"/>
          <table:table-cell table:style-name="ce162"/>
          <table:table-cell table:style-name="ce163"/>
          <table:table-cell table:style-name="ce162"/>
          <table:table-cell table:style-name="ce163"/>
          <table:table-cell table:number-columns-repeated="16372" table:style-name="ce1"/>
        </table:table-row>
        <table:table-row table:style-name="ro1">
          <table:table-cell/>
          <table:table-cell table:number-columns-repeated="3" table:style-name="ce1"/>
          <table:table-cell table:style-name="ce92"/>
          <table:table-cell table:number-columns-repeated="16379" table:style-name="ce1"/>
        </table:table-row>
        <table:table-row table:number-rows-repeated="15" table:style-name="ro1">
          <table:table-cell table:number-columns-repeated="16384"/>
        </table:table-row>
        <table:table-row table:style-name="ro1">
          <table:table-cell/>
          <table:table-cell table:number-columns-repeated="3" table:style-name="ce79"/>
          <table:table-cell table:number-columns-repeated="2" table:style-name="ce164"/>
          <table:table-cell table:number-columns-repeated="6" table:style-name="ce79"/>
          <table:table-cell table:number-columns-repeated="16372"/>
        </table:table-row>
        <table:table-row table:number-rows-repeated="1048501" table:style-name="ro1">
          <table:table-cell table:number-columns-repeated="16384"/>
        </table:table-row>
        <table:named-expressions>
          <table:named-range table:name="Print_Area" table:cell-range-address="q3-4.$B$1:q3-4.$L$82" table:base-cell-address="q3-4.$A$1"/>
        </table:named-expressions>
      </table:table>
      <table:table table:name="q5" table:style-name="ta3">
        <table:table-column table:style-name="co1" table:default-cell-style-name="ce1" table:visibility="collapse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8" table:default-cell-style-name="ce1"/>
        <table:table-column table:style-name="co9" table:default-cell-style-name="ce1"/>
        <table:table-column table:style-name="co6" table:default-cell-style-name="ce1"/>
        <table:table-column table:style-name="co22" table:default-cell-style-name="ce1"/>
        <table:table-column table:style-name="co1" table:default-cell-style-name="ce1"/>
        <table:table-column table:style-name="co23" table:default-cell-style-name="ce1"/>
        <table:table-column table:style-name="co1" table:number-columns-repeated="3" table:default-cell-style-name="ce1"/>
        <table:table-column table:style-name="co24" table:default-cell-style-name="ce1"/>
        <table:table-column table:style-name="co1" table:number-columns-repeated="16366" table:default-cell-style-name="ce1"/>
        <table:table-row table:style-name="ro1">
          <table:table-cell table:number-columns-repeated="8"/>
          <table:table-cell table:style-name="ce1">
            <draw:g draw:z-index="3" draw:name="Grupo 8" draw:id="id17">
              <svg:title/>
              <svg:desc/>
              <draw:frame draw:id="id15" draw:style-name="a45" draw:name="Picture 184" svg:x="0.10302in" svg:y="0.13736in" svg:width="2.49544in" svg:height="0.67596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16" draw:style-name="a49" draw:name="CaixaDeTexto 11" svg:x="0.5674in" svg:y="0.26451in" svg:width="1.90411in" svg:height="0.53304in">
                <draw:text-box>
                  <text:p text:style-name="a48" text:class-names="" text:cond-style-name=""><text:span text:style-name="a46" text:class-names="">FEVEREIRO 2019</text:span><text:span text:style-name="a47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1">
          <table:table-cell table:style-name="ce1">
            <draw:frame draw:z-index="1" draw:id="id13" draw:style-name="a41" draw:name="Text Box 122" svg:x="0in" svg:y="0in" svg:width="0.97917in" svg:height="0.32717in">
              <draw:text-box>
                <text:p text:style-name="a38" text:class-names="" text:cond-style-name=""><text:span text:style-name="a36" text:class-names="">Página 8</text:span><text:span text:style-name="a37" text:class-names="">/14</text:span></text:p>
                <text:p text:style-name="a40" text:class-names="" text:cond-style-name=""><text:span text:style-name="a39" text:class-names=""/></text:p>
              </draw:text-box>
              <svg:title/>
              <svg:desc/>
            </draw:frame>
          </table:table-cell>
          <table:table-cell table:number-columns-repeated="8"/>
          <table:table-cell table:style-name="ce1">
            <draw:frame draw:z-index="2" draw:id="id14" draw:style-name="a44" draw:name="CaixaDeTexto 9" svg:x="0.43471in" svg:y="0.00966in" svg:width="1.39267in" svg:height="0.30877in">
              <draw:text-box>
                <text:p text:style-name="a43" text:class-names="" text:cond-style-name=""><text:span text:style-name="a42" text:class-names="">OUTUBRO 2016</text:span></text:p>
              </draw:text-box>
              <svg:title/>
              <svg:desc/>
            </draw:frame>
          </table:table-cell>
          <table:table-cell table:number-columns-repeated="16374"/>
        </table:table-row>
        <table:table-row table:number-rows-repeated="2" table:style-name="ro1">
          <table:table-cell/>
          <table:table-cell table:number-columns-repeated="11" table:style-name="ce2"/>
          <table:table-cell table:style-name="ce3"/>
          <table:table-cell table:number-columns-repeated="16371"/>
        </table:table-row>
        <table:table-row table:style-name="ro1">
          <table:table-cell/>
          <table:table-cell table:number-columns-repeated="11" table:style-name="ce2"/>
          <table:table-cell table:number-columns-repeated="16372" table:style-name="ce1"/>
        </table:table-row>
        <table:table-row table:style-name="ro2">
          <table:table-cell/>
          <table:table-cell office:value-type="string" table:style-name="ce4">
            <text:p><text:s/>Quadro 5 - DESEMPREGO REGISTADO, <text:s text:c="2"/>POR <text:s/>ATIVIDADE ECONÓMICA <text:s/>DE <text:s/>ORIGEM <text:s/>DO <text:s/>DESEMPREGO</text:p>
          </table:table-cell>
          <table:table-cell table:number-columns-repeated="8" table:style-name="ce4"/>
          <table:table-cell office:value-type="string" table:number-columns-spanned="2" table:number-rows-spanned="1" table:style-name="ce80">
            <text:p>CONTINENTE</text:p>
          </table:table-cell>
          <table:covered-table-cell/>
          <table:table-cell table:style-name="ce3"/>
          <table:table-cell table:number-columns-repeated="16371"/>
        </table:table-row>
        <table:table-row table:style-name="ro2">
          <table:table-cell/>
          <table:table-cell office:value-type="string" table:style-name="ce6">
            <text:p>Situação no fim do mês</text:p>
          </table:table-cell>
          <table:table-cell table:number-columns-repeated="2" table:style-name="ce7"/>
          <table:table-cell table:number-columns-repeated="4" table:style-name="ce6"/>
          <table:table-cell table:number-columns-repeated="4" table:style-name="ce7"/>
          <table:table-cell table:style-name="ce3"/>
          <table:table-cell table:number-columns-repeated="16371"/>
        </table:table-row>
        <table:table-row table:style-name="ro7">
          <table:table-cell/>
          <table:table-cell table:style-name="ce2"/>
          <table:table-cell table:style-name="ce8"/>
          <table:table-cell table:number-columns-repeated="9" table:style-name="ce2"/>
          <table:table-cell table:style-name="ce3"/>
          <table:table-cell table:number-columns-repeated="16371"/>
        </table:table-row>
        <table:table-row table:style-name="ro1">
          <table:table-cell/>
          <table:table-cell table:style-name="ce9"/>
          <table:table-cell table:style-name="ce10"/>
          <table:table-cell table:style-name="ce11"/>
          <table:table-cell table:style-name="ce12"/>
          <table:table-cell table:style-name="ce13"/>
          <table:table-cell table:style-name="ce12"/>
          <table:table-cell table:style-name="ce13"/>
          <table:table-cell office:value-type="string" table:number-columns-spanned="4" table:number-rows-spanned="1" table:style-name="ce81">
            <text:p>Variação</text:p>
          </table:table-cell>
          <table:covered-table-cell table:number-columns-repeated="3"/>
          <table:table-cell table:style-name="ce14"/>
          <table:table-cell table:number-columns-repeated="16371"/>
        </table:table-row>
        <table:table-row table:style-name="ro1">
          <table:table-cell/>
          <table:table-cell office:value-type="string" table:style-name="ce15">
            <text:p>CAE <text:s/>Rev.3</text:p>
          </table:table-cell>
          <table:table-cell office:value-type="string" table:style-name="ce84">
            <text:p>FEVEREIRO 2019</text:p>
          </table:table-cell>
          <table:table-cell office:value-type="string" table:style-name="ce17">
            <text:p>%</text:p>
          </table:table-cell>
          <table:table-cell office:value-type="string" table:style-name="ce18">
            <text:p>JANEIRO 2019</text:p>
          </table:table-cell>
          <table:table-cell office:value-type="string" table:style-name="ce19">
            <text:p>%</text:p>
          </table:table-cell>
          <table:table-cell office:value-type="string" table:style-name="ce18">
            <text:p>FEVEREIRO 2018</text:p>
          </table:table-cell>
          <table:table-cell office:value-type="string" table:style-name="ce19">
            <text:p>%</text:p>
          </table:table-cell>
          <table:table-cell office:value-type="string" table:number-columns-spanned="2" table:number-rows-spanned="1" table:style-name="ce82">
            <text:p>Mês <text:s/>anterior</text:p>
          </table:table-cell>
          <table:covered-table-cell/>
          <table:table-cell office:value-type="string" table:number-columns-spanned="2" table:number-rows-spanned="1" table:style-name="ce83">
            <text:p>Mês <text:s/>homólogo<text:span text:style-name="T1">(1)<text:s/></text:span></text:p>
          </table:table-cell>
          <table:covered-table-cell/>
          <table:table-cell table:style-name="ce14"/>
          <table:table-cell table:number-columns-repeated="16371"/>
        </table:table-row>
        <table:table-row table:style-name="ro1">
          <table:table-cell/>
          <table:table-cell table:style-name="ce20"/>
          <table:table-cell table:style-name="ce21"/>
          <table:table-cell table:style-name="ce22"/>
          <table:table-cell table:style-name="ce23"/>
          <table:table-cell table:style-name="ce24"/>
          <table:table-cell table:style-name="ce23"/>
          <table:table-cell table:style-name="ce24"/>
          <table:table-cell office:value-type="string" table:style-name="ce25">
            <text:p>Var. Abs.</text:p>
          </table:table-cell>
          <table:table-cell office:value-type="string" table:style-name="ce26">
            <text:p>Var. %</text:p>
          </table:table-cell>
          <table:table-cell office:value-type="string" table:style-name="ce25">
            <text:p>Var. Abs.</text:p>
          </table:table-cell>
          <table:table-cell office:value-type="string" table:style-name="ce27">
            <text:p>Var. %</text:p>
          </table:table-cell>
          <table:table-cell table:style-name="ce28"/>
          <table:table-cell table:number-columns-repeated="16371"/>
        </table:table-row>
        <table:table-row table:style-name="ro21">
          <table:table-cell/>
          <table:table-cell table:style-name="ce15"/>
          <table:table-cell table:style-name="ce85"/>
          <table:table-cell table:style-name="ce86"/>
          <table:table-cell table:style-name="ce87"/>
          <table:table-cell table:style-name="ce88"/>
          <table:table-cell table:style-name="ce87"/>
          <table:table-cell table:style-name="ce88"/>
          <table:table-cell table:number-columns-repeated="4" table:style-name="ce89"/>
          <table:table-cell table:style-name="ce28"/>
          <table:table-cell table:number-columns-repeated="16371"/>
        </table:table-row>
        <table:table-row table:style-name="ro3">
          <table:table-cell/>
          <table:table-cell office:value-type="string" table:style-name="ce169">
            <text:p><text:s text:c="2"/>Total</text:p>
          </table:table-cell>
          <table:table-cell office:value-type="float" office:value="287761" table:style-name="ce35">
            <text:p>287 761</text:p>
          </table:table-cell>
          <table:table-cell office:value-type="float" office:value="100" table:style-name="ce36">
            <text:p>100,0<text:s text:c="5"/></text:p>
          </table:table-cell>
          <table:table-cell office:value-type="float" office:value="295156" table:style-name="ce37">
            <text:p>295 156</text:p>
          </table:table-cell>
          <table:table-cell office:value-type="float" office:value="100" table:style-name="ce38">
            <text:p>100,0<text:s text:c="5"/></text:p>
          </table:table-cell>
          <table:table-cell office:value-type="float" office:value="338663" table:style-name="ce37">
            <text:p>338 663</text:p>
          </table:table-cell>
          <table:table-cell office:value-type="float" office:value="100" table:style-name="ce38">
            <text:p>100,0<text:s text:c="5"/></text:p>
          </table:table-cell>
          <table:table-cell office:value-type="float" office:value="-7395" table:style-name="ce39">
            <text:p><text:s/>-7 395</text:p>
          </table:table-cell>
          <table:table-cell office:value-type="float" office:value="-2.505454742576807" table:style-name="ce40">
            <text:p>-2,5<text:s text:c="3"/></text:p>
          </table:table-cell>
          <table:table-cell office:value-type="float" office:value="-50902" table:style-name="ce39">
            <text:p><text:s/>-50 902</text:p>
          </table:table-cell>
          <table:table-cell office:value-type="float" office:value="-15.030280839654761" table:style-name="ce40">
            <text:p>-15,0<text:s text:c="3"/></text:p>
          </table:table-cell>
          <table:table-cell table:style-name="ce41"/>
          <table:table-cell table:number-columns-repeated="16371"/>
        </table:table-row>
        <table:table-row table:style-name="ro9">
          <table:table-cell table:style-name="ce170"/>
          <table:table-cell office:value-type="string" table:style-name="ce171">
            <text:p>Agricultura, produção animal, caça, floresta e pesca</text:p>
          </table:table-cell>
          <table:table-cell office:value-type="float" office:value="13830" table:style-name="ce35">
            <text:p>13 830</text:p>
          </table:table-cell>
          <table:table-cell office:value-type="float" office:value="4.8060717053388053" table:style-name="ce36">
            <text:p>4,8<text:s text:c="5"/></text:p>
          </table:table-cell>
          <table:table-cell office:value-type="float" office:value="14256" table:style-name="ce37">
            <text:p>14 256</text:p>
          </table:table-cell>
          <table:table-cell office:value-type="float" office:value="4.8299882096247408" table:style-name="ce38">
            <text:p>4,8<text:s text:c="5"/></text:p>
          </table:table-cell>
          <table:table-cell office:value-type="float" office:value="16080" table:style-name="ce37">
            <text:p>16 080</text:p>
          </table:table-cell>
          <table:table-cell office:value-type="float" office:value="4.748082902472369" table:style-name="ce38">
            <text:p>4,7<text:s text:c="5"/></text:p>
          </table:table-cell>
          <table:table-cell office:value-type="float" office:value="-426" table:style-name="ce39">
            <text:p><text:s/>- 426</text:p>
          </table:table-cell>
          <table:table-cell office:value-type="float" office:value="-2.9882154882154883" table:style-name="ce40">
            <text:p>-3,0<text:s text:c="3"/></text:p>
          </table:table-cell>
          <table:table-cell office:value-type="float" office:value="-2250" table:style-name="ce39">
            <text:p><text:s/>-2 250</text:p>
          </table:table-cell>
          <table:table-cell office:value-type="float" office:value="-13.992537313432834" table:style-name="ce40">
            <text:p>-14,0<text:s text:c="3"/></text:p>
          </table:table-cell>
          <table:table-cell table:style-name="ce172"/>
          <table:table-cell table:number-columns-repeated="16371" table:style-name="ce170"/>
        </table:table-row>
        <table:table-row table:style-name="ro22">
          <table:table-cell table:style-name="ce170"/>
          <table:table-cell office:value-type="string" table:style-name="ce171">
            <text:p>Indústria, energia e água e construção</text:p>
          </table:table-cell>
          <table:table-cell office:value-type="float" office:value="65626" table:style-name="ce55">
            <text:p>65 626</text:p>
          </table:table-cell>
          <table:table-cell office:value-type="float" office:value="22.805731144943202" table:style-name="ce56">
            <text:p>22,8<text:s text:c="5"/></text:p>
          </table:table-cell>
          <table:table-cell office:value-type="float" office:value="66757" table:style-name="ce37">
            <text:p>66 757</text:p>
          </table:table-cell>
          <table:table-cell office:value-type="float" office:value="22.617531068316417" table:style-name="ce38">
            <text:p>22,6<text:s text:c="5"/></text:p>
          </table:table-cell>
          <table:table-cell office:value-type="float" office:value="81348" table:style-name="ce37">
            <text:p>81 348</text:p>
          </table:table-cell>
          <table:table-cell office:value-type="float" office:value="24.02033880288074" table:style-name="ce38">
            <text:p>24,0<text:s text:c="5"/></text:p>
          </table:table-cell>
          <table:table-cell office:value-type="float" office:value="-1131" table:style-name="ce39">
            <text:p><text:s/>-1 131</text:p>
          </table:table-cell>
          <table:table-cell office:value-type="float" office:value="-1.6942043531015476" table:style-name="ce40">
            <text:p>-1,7<text:s text:c="3"/></text:p>
          </table:table-cell>
          <table:table-cell office:value-type="float" office:value="-15722" table:style-name="ce39">
            <text:p><text:s/>-15 722</text:p>
          </table:table-cell>
          <table:table-cell office:value-type="float" office:value="-19.326842700496634" table:style-name="ce40">
            <text:p>-19,3<text:s text:c="3"/></text:p>
          </table:table-cell>
          <table:table-cell table:style-name="ce172"/>
          <table:table-cell table:number-columns-repeated="16371" table:style-name="ce170"/>
        </table:table-row>
        <table:table-row table:style-name="ro23">
          <table:table-cell/>
          <table:table-cell office:value-type="string" table:style-name="ce173">
            <text:p>Indústrias extrativas</text:p>
          </table:table-cell>
          <table:table-cell office:value-type="float" office:value="1621" table:style-name="ce44">
            <text:p>1 621</text:p>
          </table:table-cell>
          <table:table-cell office:value-type="float" office:value="0.56331469518107047" table:style-name="ce45">
            <text:p>0,6<text:s text:c="5"/></text:p>
          </table:table-cell>
          <table:table-cell office:value-type="float" office:value="1535" table:style-name="ce46">
            <text:p>1 535</text:p>
          </table:table-cell>
          <table:table-cell office:value-type="float" office:value="0.52006396617382" table:style-name="ce47">
            <text:p>0,5<text:s text:c="5"/></text:p>
          </table:table-cell>
          <table:table-cell office:value-type="float" office:value="1698" table:style-name="ce46">
            <text:p>1 698</text:p>
          </table:table-cell>
          <table:table-cell office:value-type="float" office:value="0.50138338111928371" table:style-name="ce47">
            <text:p>0,5<text:s text:c="5"/></text:p>
          </table:table-cell>
          <table:table-cell office:value-type="float" office:value="86" table:style-name="ce48">
            <text:p>+ 86</text:p>
          </table:table-cell>
          <table:table-cell office:value-type="float" office:value="5.6026058631921822" table:style-name="ce49">
            <text:p>+5,6<text:s text:c="3"/></text:p>
          </table:table-cell>
          <table:table-cell office:value-type="float" office:value="-77" table:style-name="ce48">
            <text:p><text:s/>- 77</text:p>
          </table:table-cell>
          <table:table-cell office:value-type="float" office:value="-4.534746760895171" table:style-name="ce49">
            <text:p>-4,5<text:s text:c="3"/></text:p>
          </table:table-cell>
          <table:table-cell table:number-columns-repeated="16372" table:style-name="ce1"/>
        </table:table-row>
        <table:table-row table:style-name="ro23">
          <table:table-cell/>
          <table:table-cell office:value-type="string" table:style-name="ce173">
            <text:p>Indústrias alimentares das bebidas e do tabaco</text:p>
          </table:table-cell>
          <table:table-cell office:value-type="float" office:value="6794" table:style-name="ce44">
            <text:p>6 794</text:p>
          </table:table-cell>
          <table:table-cell office:value-type="float" office:value="2.3609870691302852" table:style-name="ce45">
            <text:p>2,4<text:s text:c="5"/></text:p>
          </table:table-cell>
          <table:table-cell office:value-type="float" office:value="6842" table:style-name="ce46">
            <text:p>6 842</text:p>
          </table:table-cell>
          <table:table-cell office:value-type="float" office:value="2.3180961931995281" table:style-name="ce47">
            <text:p>2,3<text:s text:c="5"/></text:p>
          </table:table-cell>
          <table:table-cell office:value-type="float" office:value="8140" table:style-name="ce46">
            <text:p>8 140</text:p>
          </table:table-cell>
          <table:table-cell office:value-type="float" office:value="2.4035693299829033" table:style-name="ce47">
            <text:p>2,4<text:s text:c="5"/></text:p>
          </table:table-cell>
          <table:table-cell office:value-type="float" office:value="-48" table:style-name="ce48">
            <text:p><text:s/>- 48</text:p>
          </table:table-cell>
          <table:table-cell office:value-type="float" office:value="-0.70154925460391693" table:style-name="ce49">
            <text:p>-0,7<text:s text:c="3"/></text:p>
          </table:table-cell>
          <table:table-cell office:value-type="float" office:value="-1346" table:style-name="ce48">
            <text:p><text:s/>-1 346</text:p>
          </table:table-cell>
          <table:table-cell office:value-type="float" office:value="-16.535626535626534" table:style-name="ce49">
            <text:p>-16,5<text:s text:c="3"/></text:p>
          </table:table-cell>
          <table:table-cell table:style-name="ce59"/>
          <table:table-cell table:number-columns-repeated="16371"/>
        </table:table-row>
        <table:table-row table:style-name="ro23">
          <table:table-cell/>
          <table:table-cell office:value-type="string" table:style-name="ce173">
            <text:p>Fabricação de têxteis</text:p>
          </table:table-cell>
          <table:table-cell office:value-type="float" office:value="2883" table:style-name="ce44">
            <text:p>2 883</text:p>
          </table:table-cell>
          <table:table-cell office:value-type="float" office:value="1.0018730821758335" table:style-name="ce62">
            <text:p>1,0<text:s text:c="5"/></text:p>
          </table:table-cell>
          <table:table-cell office:value-type="float" office:value="2853" table:style-name="ce63">
            <text:p>2 853</text:p>
          </table:table-cell>
          <table:table-cell office:value-type="float" office:value="0.96660748892111281" table:style-name="ce64">
            <text:p>1,0<text:s text:c="5"/></text:p>
          </table:table-cell>
          <table:table-cell office:value-type="float" office:value="3543" table:style-name="ce46">
            <text:p>3 543</text:p>
          </table:table-cell>
          <table:table-cell office:value-type="float" office:value="1.046172743996244" table:style-name="ce64">
            <text:p>1,0<text:s text:c="5"/></text:p>
          </table:table-cell>
          <table:table-cell office:value-type="float" office:value="30" table:style-name="ce48">
            <text:p>+ 30</text:p>
          </table:table-cell>
          <table:table-cell office:value-type="float" office:value="1.0515247108307046" table:style-name="ce49">
            <text:p>+1,1<text:s text:c="3"/></text:p>
          </table:table-cell>
          <table:table-cell office:value-type="float" office:value="-660" table:style-name="ce48">
            <text:p><text:s/>- 660</text:p>
          </table:table-cell>
          <table:table-cell office:value-type="float" office:value="-18.628281117696869" table:style-name="ce49">
            <text:p>-18,6<text:s text:c="3"/></text:p>
          </table:table-cell>
          <table:table-cell table:style-name="ce65"/>
          <table:table-cell table:number-columns-repeated="16371"/>
        </table:table-row>
        <table:table-row table:style-name="ro23">
          <table:table-cell/>
          <table:table-cell office:value-type="string" table:style-name="ce174">
            <text:p>Indústria do vestuário</text:p>
          </table:table-cell>
          <table:table-cell office:value-type="float" office:value="8144" table:style-name="ce44">
            <text:p>8 144</text:p>
          </table:table-cell>
          <table:table-cell office:value-type="float" office:value="2.8301263896080431" table:style-name="ce62">
            <text:p>2,8<text:s text:c="5"/></text:p>
          </table:table-cell>
          <table:table-cell office:value-type="float" office:value="8142" table:style-name="ce63">
            <text:p>8 142</text:p>
          </table:table-cell>
          <table:table-cell office:value-type="float" office:value="2.7585412459851741" table:style-name="ce64">
            <text:p>2,8<text:s text:c="5"/></text:p>
          </table:table-cell>
          <table:table-cell office:value-type="float" office:value="9938" table:style-name="ce46">
            <text:p>9 938</text:p>
          </table:table-cell>
          <table:table-cell office:value-type="float" office:value="2.9344805898489059" table:style-name="ce64">
            <text:p>2,9<text:s text:c="5"/></text:p>
          </table:table-cell>
          <table:table-cell office:value-type="float" office:value="2" table:style-name="ce48">
            <text:p>+ 2</text:p>
          </table:table-cell>
          <table:table-cell office:value-type="float" office:value="2.4563989191844753E-2" table:style-name="ce49">
            <text:p>+0,0<text:s text:c="3"/></text:p>
          </table:table-cell>
          <table:table-cell office:value-type="float" office:value="-1794" table:style-name="ce48">
            <text:p><text:s/>-1 794</text:p>
          </table:table-cell>
          <table:table-cell office:value-type="float" office:value="-18.051921915878445" table:style-name="ce49">
            <text:p>-18,1<text:s text:c="3"/></text:p>
          </table:table-cell>
          <table:table-cell table:style-name="ce59"/>
          <table:table-cell table:number-columns-repeated="16371"/>
        </table:table-row>
        <table:table-row table:style-name="ro23">
          <table:table-cell/>
          <table:table-cell office:value-type="string" table:style-name="ce173">
            <text:p>Indústria do couro e dos produtos do couro</text:p>
          </table:table-cell>
          <table:table-cell office:value-type="float" office:value="3346" table:style-name="ce44">
            <text:p>3 346</text:p>
          </table:table-cell>
          <table:table-cell office:value-type="float" office:value="1.1627704935693162" table:style-name="ce62">
            <text:p>1,2<text:s text:c="5"/></text:p>
          </table:table-cell>
          <table:table-cell office:value-type="float" office:value="3320" table:style-name="ce63">
            <text:p>3 320</text:p>
          </table:table-cell>
          <table:table-cell office:value-type="float" office:value="1.124828904037187" table:style-name="ce64">
            <text:p>1,1<text:s text:c="5"/></text:p>
          </table:table-cell>
          <table:table-cell office:value-type="float" office:value="3118" table:style-name="ce46">
            <text:p>3 118</text:p>
          </table:table-cell>
          <table:table-cell office:value-type="float" office:value="0.92067925932268946" table:style-name="ce64">
            <text:p>0,9<text:s text:c="5"/></text:p>
          </table:table-cell>
          <table:table-cell office:value-type="float" office:value="26" table:style-name="ce48">
            <text:p>+ 26</text:p>
          </table:table-cell>
          <table:table-cell office:value-type="float" office:value="0.78313253012048201" table:style-name="ce49">
            <text:p>+0,8<text:s text:c="3"/></text:p>
          </table:table-cell>
          <table:table-cell office:value-type="float" office:value="228" table:style-name="ce48">
            <text:p>+ 228</text:p>
          </table:table-cell>
          <table:table-cell office:value-type="float" office:value="7.312379730596537" table:style-name="ce49">
            <text:p>+7,3<text:s text:c="3"/></text:p>
          </table:table-cell>
          <table:table-cell table:style-name="ce59"/>
          <table:table-cell table:number-columns-repeated="16371"/>
        </table:table-row>
        <table:table-row table:style-name="ro23">
          <table:table-cell/>
          <table:table-cell office:value-type="string" table:style-name="ce173">
            <text:p>Indústria da madeira e da cortiça</text:p>
          </table:table-cell>
          <table:table-cell office:value-type="float" office:value="2036" table:style-name="ce44">
            <text:p>2 036</text:p>
          </table:table-cell>
          <table:table-cell office:value-type="float" office:value="0.70753159740201077" table:style-name="ce62">
            <text:p>0,7<text:s text:c="5"/></text:p>
          </table:table-cell>
          <table:table-cell office:value-type="float" office:value="2096" table:style-name="ce63">
            <text:p>2 096</text:p>
          </table:table-cell>
          <table:table-cell office:value-type="float" office:value="0.71013294664516391" table:style-name="ce64">
            <text:p>0,7<text:s text:c="5"/></text:p>
          </table:table-cell>
          <table:table-cell office:value-type="float" office:value="2576" table:style-name="ce46">
            <text:p>2 576</text:p>
          </table:table-cell>
          <table:table-cell office:value-type="float" office:value="0.76063815651547406" table:style-name="ce64">
            <text:p>0,8<text:s text:c="5"/></text:p>
          </table:table-cell>
          <table:table-cell office:value-type="float" office:value="-60" table:style-name="ce48">
            <text:p><text:s/>- 60</text:p>
          </table:table-cell>
          <table:table-cell office:value-type="float" office:value="-2.8625954198473282" table:style-name="ce49">
            <text:p>-2,9<text:s text:c="3"/></text:p>
          </table:table-cell>
          <table:table-cell office:value-type="float" office:value="-540" table:style-name="ce48">
            <text:p><text:s/>- 540</text:p>
          </table:table-cell>
          <table:table-cell office:value-type="float" office:value="-20.962732919254659" table:style-name="ce49">
            <text:p>-21,0<text:s text:c="3"/></text:p>
          </table:table-cell>
          <table:table-cell table:style-name="ce59"/>
          <table:table-cell table:number-columns-repeated="16371"/>
        </table:table-row>
        <table:table-row table:style-name="ro23">
          <table:table-cell/>
          <table:table-cell office:value-type="string" table:style-name="ce173">
            <text:p>Indústrias do papel, impressão e reprodução</text:p>
          </table:table-cell>
          <table:table-cell office:value-type="float" office:value="1352" table:style-name="ce44">
            <text:p>1 352</text:p>
          </table:table-cell>
          <table:table-cell office:value-type="float" office:value="0.46983434169328014" table:style-name="ce62">
            <text:p>0,5<text:s text:c="5"/></text:p>
          </table:table-cell>
          <table:table-cell office:value-type="float" office:value="1383" table:style-name="ce63">
            <text:p>1 383</text:p>
          </table:table-cell>
          <table:table-cell office:value-type="float" office:value="0.46856577538657523" table:style-name="ce64">
            <text:p>0,5<text:s text:c="5"/></text:p>
          </table:table-cell>
          <table:table-cell office:value-type="float" office:value="1690" table:style-name="ce46">
            <text:p>1 690</text:p>
          </table:table-cell>
          <table:table-cell office:value-type="float" office:value="0.49902115081954629" table:style-name="ce64">
            <text:p>0,5<text:s text:c="5"/></text:p>
          </table:table-cell>
          <table:table-cell office:value-type="float" office:value="-31" table:style-name="ce48">
            <text:p><text:s/>- 31</text:p>
          </table:table-cell>
          <table:table-cell office:value-type="float" office:value="-2.2415039768618943" table:style-name="ce49">
            <text:p>-2,2<text:s text:c="3"/></text:p>
          </table:table-cell>
          <table:table-cell office:value-type="float" office:value="-338" table:style-name="ce48">
            <text:p><text:s/>- 338</text:p>
          </table:table-cell>
          <table:table-cell office:value-type="float" office:value="-20" table:style-name="ce49">
            <text:p>-20,0<text:s text:c="3"/></text:p>
          </table:table-cell>
          <table:table-cell table:style-name="ce59"/>
          <table:table-cell table:number-columns-repeated="16371"/>
        </table:table-row>
        <table:table-row table:style-name="ro23">
          <table:table-cell/>
          <table:table-cell office:value-type="string" table:style-name="ce173">
            <text:p>Fab. produtos petrolíferos, químicos, farmacêuticos, borracha e plástico</text:p>
          </table:table-cell>
          <table:table-cell office:value-type="float" office:value="2044" table:style-name="ce44">
            <text:p>2 044</text:p>
          </table:table-cell>
          <table:table-cell office:value-type="float" office:value="0.71031168226410113" table:style-name="ce62">
            <text:p>0,7<text:s text:c="5"/></text:p>
          </table:table-cell>
          <table:table-cell office:value-type="float" office:value="2119" table:style-name="ce63">
            <text:p>2 119</text:p>
          </table:table-cell>
          <table:table-cell office:value-type="float" office:value="0.71792543604060222" table:style-name="ce64">
            <text:p>0,7<text:s text:c="5"/></text:p>
          </table:table-cell>
          <table:table-cell office:value-type="float" office:value="2299" table:style-name="ce46">
            <text:p>2 299</text:p>
          </table:table-cell>
          <table:table-cell office:value-type="float" office:value="0.67884593238706326" table:style-name="ce64">
            <text:p>0,7<text:s text:c="5"/></text:p>
          </table:table-cell>
          <table:table-cell office:value-type="float" office:value="-75" table:style-name="ce48">
            <text:p><text:s/>- 75</text:p>
          </table:table-cell>
          <table:table-cell office:value-type="float" office:value="-3.5394053798961775" table:style-name="ce49">
            <text:p>-3,5<text:s text:c="3"/></text:p>
          </table:table-cell>
          <table:table-cell office:value-type="float" office:value="-255" table:style-name="ce48">
            <text:p><text:s/>- 255</text:p>
          </table:table-cell>
          <table:table-cell office:value-type="float" office:value="-11.091779034362768" table:style-name="ce49">
            <text:p>-11,1<text:s text:c="3"/></text:p>
          </table:table-cell>
          <table:table-cell table:number-columns-repeated="16372" table:style-name="ce1"/>
        </table:table-row>
        <table:table-row table:style-name="ro23">
          <table:table-cell/>
          <table:table-cell office:value-type="string" table:style-name="ce173">
            <text:p>Fabricação de outros produtos minerais não metálicos</text:p>
          </table:table-cell>
          <table:table-cell office:value-type="float" office:value="1758" table:style-name="ce44">
            <text:p>1 758</text:p>
          </table:table-cell>
          <table:table-cell office:value-type="float" office:value="0.61092364844436875" table:style-name="ce62">
            <text:p>0,6<text:s text:c="5"/></text:p>
          </table:table-cell>
          <table:table-cell office:value-type="float" office:value="1777" table:style-name="ce63">
            <text:p>1 777</text:p>
          </table:table-cell>
          <table:table-cell office:value-type="float" office:value="0.60205450676930161" table:style-name="ce64">
            <text:p>0,6<text:s text:c="5"/></text:p>
          </table:table-cell>
          <table:table-cell office:value-type="float" office:value="2153" table:style-name="ce46">
            <text:p>2 153</text:p>
          </table:table-cell>
          <table:table-cell office:value-type="float" office:value="0.6357352294168539" table:style-name="ce64">
            <text:p>0,6<text:s text:c="5"/></text:p>
          </table:table-cell>
          <table:table-cell office:value-type="float" office:value="-19" table:style-name="ce48">
            <text:p><text:s/>- 19</text:p>
          </table:table-cell>
          <table:table-cell office:value-type="float" office:value="-1.0692177827799663" table:style-name="ce49">
            <text:p>-1,1<text:s text:c="3"/></text:p>
          </table:table-cell>
          <table:table-cell office:value-type="float" office:value="-395" table:style-name="ce48">
            <text:p><text:s/>- 395</text:p>
          </table:table-cell>
          <table:table-cell office:value-type="float" office:value="-18.346493265211333" table:style-name="ce49">
            <text:p>-18,3<text:s text:c="3"/></text:p>
          </table:table-cell>
          <table:table-cell table:number-columns-repeated="16372" table:style-name="ce1"/>
        </table:table-row>
        <table:table-row table:style-name="ro23">
          <table:table-cell/>
          <table:table-cell office:value-type="string" table:style-name="ce173">
            <text:p>Indústria metalúrgica de base e fab. produtos metálicos</text:p>
          </table:table-cell>
          <table:table-cell office:value-type="float" office:value="3468" table:style-name="ce44">
            <text:p>3 468</text:p>
          </table:table-cell>
          <table:table-cell office:value-type="float" office:value="1.2051667877161951" table:style-name="ce62">
            <text:p>1,2<text:s text:c="5"/></text:p>
          </table:table-cell>
          <table:table-cell office:value-type="float" office:value="3581" table:style-name="ce63">
            <text:p>3 581</text:p>
          </table:table-cell>
          <table:table-cell office:value-type="float" office:value="1.2132567184810743" table:style-name="ce64">
            <text:p>1,2<text:s text:c="5"/></text:p>
          </table:table-cell>
          <table:table-cell office:value-type="float" office:value="4147" table:style-name="ce46">
            <text:p>4 147</text:p>
          </table:table-cell>
          <table:table-cell office:value-type="float" office:value="1.2245211316264251" table:style-name="ce64">
            <text:p>1,2<text:s text:c="5"/></text:p>
          </table:table-cell>
          <table:table-cell office:value-type="float" office:value="-113" table:style-name="ce48">
            <text:p><text:s/>- 113</text:p>
          </table:table-cell>
          <table:table-cell office:value-type="float" office:value="-3.1555431443730804" table:style-name="ce49">
            <text:p>-3,2<text:s text:c="3"/></text:p>
          </table:table-cell>
          <table:table-cell office:value-type="float" office:value="-679" table:style-name="ce48">
            <text:p><text:s/>- 679</text:p>
          </table:table-cell>
          <table:table-cell office:value-type="float" office:value="-16.37328189052327" table:style-name="ce49">
            <text:p>-16,4<text:s text:c="3"/></text:p>
          </table:table-cell>
          <table:table-cell table:number-columns-repeated="16372" table:style-name="ce1"/>
        </table:table-row>
        <table:table-row table:style-name="ro23">
          <table:table-cell/>
          <table:table-cell office:value-type="string" table:style-name="ce173">
            <text:p>Fab. equipamento informático, elétrico, máquinas e equipamentos n.e.</text:p>
          </table:table-cell>
          <table:table-cell office:value-type="float" office:value="2314" table:style-name="ce44">
            <text:p>2 314</text:p>
          </table:table-cell>
          <table:table-cell office:value-type="float" office:value="0.80413954635965257" table:style-name="ce62">
            <text:p>0,8<text:s text:c="5"/></text:p>
          </table:table-cell>
          <table:table-cell office:value-type="float" office:value="2271" table:style-name="ce63">
            <text:p>2 271</text:p>
          </table:table-cell>
          <table:table-cell office:value-type="float" office:value="0.76942362682784704" table:style-name="ce64">
            <text:p>0,8<text:s text:c="5"/></text:p>
          </table:table-cell>
          <table:table-cell office:value-type="float" office:value="2545" table:style-name="ce46">
            <text:p>2 545</text:p>
          </table:table-cell>
          <table:table-cell office:value-type="float" office:value="0.7514845141039912" table:style-name="ce64">
            <text:p>0,8<text:s text:c="5"/></text:p>
          </table:table-cell>
          <table:table-cell office:value-type="float" office:value="43" table:style-name="ce48">
            <text:p>+ 43</text:p>
          </table:table-cell>
          <table:table-cell office:value-type="float" office:value="1.893439013650374" table:style-name="ce49">
            <text:p>+1,9<text:s text:c="3"/></text:p>
          </table:table-cell>
          <table:table-cell office:value-type="float" office:value="-231" table:style-name="ce48">
            <text:p><text:s/>- 231</text:p>
          </table:table-cell>
          <table:table-cell office:value-type="float" office:value="-9.0766208251473479" table:style-name="ce49">
            <text:p>-9,1<text:s text:c="3"/></text:p>
          </table:table-cell>
          <table:table-cell table:number-columns-repeated="16372" table:style-name="ce1"/>
        </table:table-row>
        <table:table-row table:style-name="ro23">
          <table:table-cell/>
          <table:table-cell office:value-type="string" table:style-name="ce173">
            <text:p>Fab. veículos automóveis, componentes e outro equipa. de transporte</text:p>
          </table:table-cell>
          <table:table-cell office:value-type="float" office:value="1805" table:style-name="ce44">
            <text:p>1 805</text:p>
          </table:table-cell>
          <table:table-cell office:value-type="float" office:value="0.62725664700914996" table:style-name="ce62">
            <text:p>0,6<text:s text:c="5"/></text:p>
          </table:table-cell>
          <table:table-cell office:value-type="float" office:value="1872" table:style-name="ce63">
            <text:p>1 872</text:p>
          </table:table-cell>
          <table:table-cell office:value-type="float" office:value="0.63424087601132961" table:style-name="ce64">
            <text:p>0,6<text:s text:c="5"/></text:p>
          </table:table-cell>
          <table:table-cell office:value-type="float" office:value="2060" table:style-name="ce46">
            <text:p>2 060</text:p>
          </table:table-cell>
          <table:table-cell office:value-type="float" office:value="0.60827430218240552" table:style-name="ce64">
            <text:p>0,6<text:s text:c="5"/></text:p>
          </table:table-cell>
          <table:table-cell office:value-type="float" office:value="-67" table:style-name="ce48">
            <text:p><text:s/>- 67</text:p>
          </table:table-cell>
          <table:table-cell office:value-type="float" office:value="-3.5790598290598288" table:style-name="ce49">
            <text:p>-3,6<text:s text:c="3"/></text:p>
          </table:table-cell>
          <table:table-cell office:value-type="float" office:value="-255" table:style-name="ce48">
            <text:p><text:s/>- 255</text:p>
          </table:table-cell>
          <table:table-cell office:value-type="float" office:value="-12.378640776699029" table:style-name="ce49">
            <text:p>-12,4<text:s text:c="3"/></text:p>
          </table:table-cell>
          <table:table-cell table:number-columns-repeated="16372" table:style-name="ce1"/>
        </table:table-row>
        <table:table-row table:style-name="ro23">
          <table:table-cell/>
          <table:table-cell office:value-type="string" table:style-name="ce173">
            <text:p>Fab. mobiliário, repar. instal. máq. e equipa. e outras ind. transformadoras</text:p>
          </table:table-cell>
          <table:table-cell office:value-type="float" office:value="3878" table:style-name="ce44">
            <text:p>3 878</text:p>
          </table:table-cell>
          <table:table-cell office:value-type="float" office:value="1.3476461368983288" table:style-name="ce62">
            <text:p>1,3<text:s text:c="5"/></text:p>
          </table:table-cell>
          <table:table-cell office:value-type="float" office:value="3959" table:style-name="ce63">
            <text:p>3 959</text:p>
          </table:table-cell>
          <table:table-cell office:value-type="float" office:value="1.3413245876756696" table:style-name="ce64">
            <text:p>1,3<text:s text:c="5"/></text:p>
          </table:table-cell>
          <table:table-cell office:value-type="float" office:value="4868" table:style-name="ce46">
            <text:p>4 868</text:p>
          </table:table-cell>
          <table:table-cell office:value-type="float" office:value="1.4374171373902671" table:style-name="ce64">
            <text:p>1,4<text:s text:c="5"/></text:p>
          </table:table-cell>
          <table:table-cell office:value-type="float" office:value="-81" table:style-name="ce48">
            <text:p><text:s/>- 81</text:p>
          </table:table-cell>
          <table:table-cell office:value-type="float" office:value="-2.0459712048497098" table:style-name="ce49">
            <text:p>-2,0<text:s text:c="3"/></text:p>
          </table:table-cell>
          <table:table-cell office:value-type="float" office:value="-990" table:style-name="ce48">
            <text:p><text:s/>- 990</text:p>
          </table:table-cell>
          <table:table-cell office:value-type="float" office:value="-20.336894001643387" table:style-name="ce49">
            <text:p>-20,3<text:s text:c="3"/></text:p>
          </table:table-cell>
          <table:table-cell table:number-columns-repeated="16372" table:style-name="ce1"/>
        </table:table-row>
        <table:table-row table:style-name="ro23">
          <table:table-cell/>
          <table:table-cell office:value-type="string" table:style-name="ce173">
            <text:p>Eletricidade, gás e água, saneamento, resíduos e despoluição</text:p>
          </table:table-cell>
          <table:table-cell office:value-type="float" office:value="1148" table:style-name="ce44">
            <text:p>1 148</text:p>
          </table:table-cell>
          <table:table-cell office:value-type="float" office:value="0.39894217770997453" table:style-name="ce62">
            <text:p>0,4<text:s text:c="5"/></text:p>
          </table:table-cell>
          <table:table-cell office:value-type="float" office:value="1190" table:style-name="ce63">
            <text:p>1 190</text:p>
          </table:table-cell>
          <table:table-cell office:value-type="float" office:value="0.40317662524224473" table:style-name="ce64">
            <text:p>0,4<text:s text:c="5"/></text:p>
          </table:table-cell>
          <table:table-cell office:value-type="float" office:value="1378" table:style-name="ce46">
            <text:p>1 378</text:p>
          </table:table-cell>
          <table:table-cell office:value-type="float" office:value="0.40689416912978388" table:style-name="ce64">
            <text:p>0,4<text:s text:c="5"/></text:p>
          </table:table-cell>
          <table:table-cell office:value-type="float" office:value="-42" table:style-name="ce48">
            <text:p><text:s/>- 42</text:p>
          </table:table-cell>
          <table:table-cell office:value-type="float" office:value="-3.5294117647058822" table:style-name="ce49">
            <text:p>-3,5<text:s text:c="3"/></text:p>
          </table:table-cell>
          <table:table-cell office:value-type="float" office:value="-230" table:style-name="ce48">
            <text:p><text:s/>- 230</text:p>
          </table:table-cell>
          <table:table-cell office:value-type="float" office:value="-16.690856313497822" table:style-name="ce49">
            <text:p>-16,7<text:s text:c="3"/></text:p>
          </table:table-cell>
          <table:table-cell table:number-columns-repeated="16372" table:style-name="ce1"/>
        </table:table-row>
        <table:table-row table:style-name="ro23">
          <table:table-cell/>
          <table:table-cell office:value-type="string" table:style-name="ce173">
            <text:p>Construção</text:p>
          </table:table-cell>
          <table:table-cell office:value-type="float" office:value="23035" table:style-name="ce44">
            <text:p>23 035</text:p>
          </table:table-cell>
          <table:table-cell office:value-type="float" office:value="8.0049068497815909" table:style-name="ce62">
            <text:p>8,0<text:s text:c="5"/></text:p>
          </table:table-cell>
          <table:table-cell office:value-type="float" office:value="23817" table:style-name="ce63">
            <text:p>23 817</text:p>
          </table:table-cell>
          <table:table-cell office:value-type="float" office:value="8.0692921709197858" table:style-name="ce64">
            <text:p>8,1<text:s text:c="5"/></text:p>
          </table:table-cell>
          <table:table-cell office:value-type="float" office:value="31195" table:style-name="ce46">
            <text:p>31 195</text:p>
          </table:table-cell>
          <table:table-cell office:value-type="float" office:value="9.2112217750389025" table:style-name="ce64">
            <text:p>9,2<text:s text:c="5"/></text:p>
          </table:table-cell>
          <table:table-cell office:value-type="float" office:value="-782" table:style-name="ce48">
            <text:p><text:s/>- 782</text:p>
          </table:table-cell>
          <table:table-cell office:value-type="float" office:value="-3.2833690221270522" table:style-name="ce49">
            <text:p>-3,3<text:s text:c="3"/></text:p>
          </table:table-cell>
          <table:table-cell office:value-type="float" office:value="-8160" table:style-name="ce48">
            <text:p><text:s/>-8 160</text:p>
          </table:table-cell>
          <table:table-cell office:value-type="float" office:value="-26.158038147138964" table:style-name="ce49">
            <text:p>-26,2<text:s text:c="3"/></text:p>
          </table:table-cell>
          <table:table-cell table:number-columns-repeated="16372" table:style-name="ce1"/>
        </table:table-row>
        <table:table-row table:style-name="ro15">
          <table:table-cell table:style-name="ce170"/>
          <table:table-cell office:value-type="string" table:style-name="ce171">
            <text:p>Serviços</text:p>
          </table:table-cell>
          <table:table-cell office:value-type="float" office:value="205222" table:style-name="ce55">
            <text:p>205 222</text:p>
          </table:table-cell>
          <table:table-cell office:value-type="float" office:value="71.316821945989901" table:style-name="ce56">
            <text:p>71,3<text:s text:c="5"/></text:p>
          </table:table-cell>
          <table:table-cell office:value-type="float" office:value="211140" table:style-name="ce57">
            <text:p>211 140</text:p>
          </table:table-cell>
          <table:table-cell office:value-type="float" office:value="71.535052650124001" table:style-name="ce58">
            <text:p>71,5<text:s text:c="5"/></text:p>
          </table:table-cell>
          <table:table-cell office:value-type="float" office:value="237337" table:style-name="ce57">
            <text:p>237 337</text:p>
          </table:table-cell>
          <table:table-cell office:value-type="float" office:value="70.080581581099793" table:style-name="ce58">
            <text:p>70,1<text:s text:c="5"/></text:p>
          </table:table-cell>
          <table:table-cell office:value-type="float" office:value="-5918" table:style-name="ce39">
            <text:p><text:s/>-5 918</text:p>
          </table:table-cell>
          <table:table-cell office:value-type="float" office:value="-2.8028796059486596" table:style-name="ce40">
            <text:p>-2,8<text:s text:c="3"/></text:p>
          </table:table-cell>
          <table:table-cell office:value-type="float" office:value="-32115" table:style-name="ce39">
            <text:p><text:s/>-32 115</text:p>
          </table:table-cell>
          <table:table-cell office:value-type="float" office:value="-13.531392071189913" table:style-name="ce40">
            <text:p>-13,5<text:s text:c="3"/></text:p>
          </table:table-cell>
          <table:table-cell table:number-columns-repeated="16372" table:style-name="ce170"/>
        </table:table-row>
        <table:table-row table:style-name="ro23">
          <table:table-cell/>
          <table:table-cell office:value-type="string" table:style-name="ce173">
            <text:p>Comércio, manut. repar. de veículos automóveis e motociclos</text:p>
          </table:table-cell>
          <table:table-cell office:value-type="float" office:value="3830" table:style-name="ce44">
            <text:p>3 830</text:p>
          </table:table-cell>
          <table:table-cell office:value-type="float" office:value="1.3309656277257864" table:style-name="ce62">
            <text:p>1,3<text:s text:c="5"/></text:p>
          </table:table-cell>
          <table:table-cell office:value-type="float" office:value="3930" table:style-name="ce63">
            <text:p>3 930</text:p>
          </table:table-cell>
          <table:table-cell office:value-type="float" office:value="1.3314992749596823" table:style-name="ce64">
            <text:p>1,3<text:s text:c="5"/></text:p>
          </table:table-cell>
          <table:table-cell office:value-type="float" office:value="4648" table:style-name="ce63">
            <text:p>4 648</text:p>
          </table:table-cell>
          <table:table-cell office:value-type="float" office:value="1.3724558041474857" table:style-name="ce64">
            <text:p>1,4<text:s text:c="5"/></text:p>
          </table:table-cell>
          <table:table-cell office:value-type="float" office:value="-100" table:style-name="ce48">
            <text:p><text:s/>- 100</text:p>
          </table:table-cell>
          <table:table-cell office:value-type="float" office:value="-2.5445292620865136" table:style-name="ce49">
            <text:p>-2,5<text:s text:c="3"/></text:p>
          </table:table-cell>
          <table:table-cell office:value-type="float" office:value="-818" table:style-name="ce48">
            <text:p><text:s/>- 818</text:p>
          </table:table-cell>
          <table:table-cell office:value-type="float" office:value="-17.598967297762478" table:style-name="ce49">
            <text:p>-17,6<text:s text:c="3"/></text:p>
          </table:table-cell>
          <table:table-cell table:number-columns-repeated="16372" table:style-name="ce1"/>
        </table:table-row>
        <table:table-row table:style-name="ro23">
          <table:table-cell/>
          <table:table-cell office:value-type="string" table:style-name="ce173">
            <text:p>Comércio por grosso e a retalho</text:p>
          </table:table-cell>
          <table:table-cell office:value-type="float" office:value="32752" table:style-name="ce44">
            <text:p>32 752</text:p>
          </table:table-cell>
          <table:table-cell office:value-type="float" office:value="11.381667425398161" table:style-name="ce62">
            <text:p>11,4<text:s text:c="5"/></text:p>
          </table:table-cell>
          <table:table-cell office:value-type="float" office:value="33300" table:style-name="ce63">
            <text:p>33 300</text:p>
          </table:table-cell>
          <table:table-cell office:value-type="float" office:value="11.282169429047691" table:style-name="ce64">
            <text:p>11,3<text:s text:c="5"/></text:p>
          </table:table-cell>
          <table:table-cell office:value-type="float" office:value="39483" table:style-name="ce63">
            <text:p>39 483</text:p>
          </table:table-cell>
          <table:table-cell office:value-type="float" office:value="11.65849236556695" table:style-name="ce64">
            <text:p>11,7<text:s text:c="5"/></text:p>
          </table:table-cell>
          <table:table-cell office:value-type="float" office:value="-548" table:style-name="ce48">
            <text:p><text:s/>- 548</text:p>
          </table:table-cell>
          <table:table-cell office:value-type="float" office:value="-1.6456456456456456" table:style-name="ce49">
            <text:p>-1,6<text:s text:c="3"/></text:p>
          </table:table-cell>
          <table:table-cell office:value-type="float" office:value="-6731" table:style-name="ce48">
            <text:p><text:s/>-6 731</text:p>
          </table:table-cell>
          <table:table-cell office:value-type="float" office:value="-17.047843375630016" table:style-name="ce49">
            <text:p>-17,0<text:s text:c="3"/></text:p>
          </table:table-cell>
          <table:table-cell table:number-columns-repeated="16372"/>
        </table:table-row>
        <table:table-row table:style-name="ro23">
          <table:table-cell/>
          <table:table-cell office:value-type="string" table:style-name="ce173">
            <text:p>Transportes e armazenagem</text:p>
          </table:table-cell>
          <table:table-cell office:value-type="float" office:value="5014" table:style-name="ce44">
            <text:p>5 014</text:p>
          </table:table-cell>
          <table:table-cell office:value-type="float" office:value="1.7424181873151676" table:style-name="ce62">
            <text:p>1,7<text:s text:c="5"/></text:p>
          </table:table-cell>
          <table:table-cell office:value-type="float" office:value="5261" table:style-name="ce63">
            <text:p>5 261</text:p>
          </table:table-cell>
          <table:table-cell office:value-type="float" office:value="1.7824472482348319" table:style-name="ce64">
            <text:p>1,8<text:s text:c="5"/></text:p>
          </table:table-cell>
          <table:table-cell office:value-type="float" office:value="5804" table:style-name="ce63">
            <text:p>5 804</text:p>
          </table:table-cell>
          <table:table-cell office:value-type="float" office:value="1.7137980824595542" table:style-name="ce64">
            <text:p>1,7<text:s text:c="5"/></text:p>
          </table:table-cell>
          <table:table-cell office:value-type="float" office:value="-247" table:style-name="ce48">
            <text:p><text:s/>- 247</text:p>
          </table:table-cell>
          <table:table-cell office:value-type="float" office:value="-4.6949249192168789" table:style-name="ce49">
            <text:p>-4,7<text:s text:c="3"/></text:p>
          </table:table-cell>
          <table:table-cell office:value-type="float" office:value="-790" table:style-name="ce48">
            <text:p><text:s/>- 790</text:p>
          </table:table-cell>
          <table:table-cell office:value-type="float" office:value="-13.61130254996554" table:style-name="ce49">
            <text:p>-13,6<text:s text:c="3"/></text:p>
          </table:table-cell>
          <table:table-cell table:number-columns-repeated="16372"/>
        </table:table-row>
        <table:table-row table:style-name="ro23">
          <table:table-cell/>
          <table:table-cell office:value-type="string" table:style-name="ce173">
            <text:p>Alojamento, restauração e similares</text:p>
          </table:table-cell>
          <table:table-cell office:value-type="float" office:value="30891" table:style-name="ce44">
            <text:p>30 891</text:p>
          </table:table-cell>
          <table:table-cell office:value-type="float" office:value="10.734950184354378" table:style-name="ce62">
            <text:p>10,7<text:s text:c="5"/></text:p>
          </table:table-cell>
          <table:table-cell office:value-type="float" office:value="32658" table:style-name="ce63">
            <text:p>32 658</text:p>
          </table:table-cell>
          <table:table-cell office:value-type="float" office:value="11.064657333748933" table:style-name="ce64">
            <text:p>11,1<text:s text:c="5"/></text:p>
          </table:table-cell>
          <table:table-cell office:value-type="float" office:value="34599" table:style-name="ce63">
            <text:p>34 599</text:p>
          </table:table-cell>
          <table:table-cell office:value-type="float" office:value="10.216350767577207" table:style-name="ce64">
            <text:p>10,2<text:s text:c="5"/></text:p>
          </table:table-cell>
          <table:table-cell office:value-type="float" office:value="-1767" table:style-name="ce48">
            <text:p><text:s/>-1 767</text:p>
          </table:table-cell>
          <table:table-cell office:value-type="float" office:value="-5.4106191438544924" table:style-name="ce49">
            <text:p>-5,4<text:s text:c="3"/></text:p>
          </table:table-cell>
          <table:table-cell office:value-type="float" office:value="-3708" table:style-name="ce48">
            <text:p><text:s/>-3 708</text:p>
          </table:table-cell>
          <table:table-cell office:value-type="float" office:value="-10.717072747767277" table:style-name="ce49">
            <text:p>-10,7<text:s text:c="3"/></text:p>
          </table:table-cell>
          <table:table-cell table:number-columns-repeated="16372"/>
        </table:table-row>
        <table:table-row table:style-name="ro23">
          <table:table-cell/>
          <table:table-cell office:value-type="string" table:style-name="ce173">
            <text:p>Atividades de informação e de comunicação</text:p>
          </table:table-cell>
          <table:table-cell office:value-type="float" office:value="4071" table:style-name="ce44">
            <text:p>4 071</text:p>
          </table:table-cell>
          <table:table-cell office:value-type="float" office:value="1.41471568419626" table:style-name="ce62">
            <text:p>1,4<text:s text:c="5"/></text:p>
          </table:table-cell>
          <table:table-cell office:value-type="float" office:value="4141" table:style-name="ce63">
            <text:p>4 141</text:p>
          </table:table-cell>
          <table:table-cell office:value-type="float" office:value="1.4029868950656601" table:style-name="ce64">
            <text:p>1,4<text:s text:c="5"/></text:p>
          </table:table-cell>
          <table:table-cell office:value-type="float" office:value="4893" table:style-name="ce63">
            <text:p>4 893</text:p>
          </table:table-cell>
          <table:table-cell office:value-type="float" office:value="1.4447991070769466" table:style-name="ce64">
            <text:p>1,4<text:s text:c="5"/></text:p>
          </table:table-cell>
          <table:table-cell office:value-type="float" office:value="-70" table:style-name="ce48">
            <text:p><text:s/>- 70</text:p>
          </table:table-cell>
          <table:table-cell office:value-type="float" office:value="-1.6904129437333979" table:style-name="ce49">
            <text:p>-1,7<text:s text:c="3"/></text:p>
          </table:table-cell>
          <table:table-cell office:value-type="float" office:value="-822" table:style-name="ce48">
            <text:p><text:s/>- 822</text:p>
          </table:table-cell>
          <table:table-cell office:value-type="float" office:value="-16.799509503372164" table:style-name="ce49">
            <text:p>-16,8<text:s text:c="3"/></text:p>
          </table:table-cell>
          <table:table-cell table:number-columns-repeated="16372"/>
        </table:table-row>
        <table:table-row table:style-name="ro23">
          <table:table-cell/>
          <table:table-cell office:value-type="string" table:style-name="ce173">
            <text:p>Atividades financeiras e de seguros</text:p>
          </table:table-cell>
          <table:table-cell office:value-type="float" office:value="3009" table:style-name="ce44">
            <text:p>3 009</text:p>
          </table:table-cell>
          <table:table-cell office:value-type="float" office:value="1.0456594187537576" table:style-name="ce62">
            <text:p>1,0<text:s text:c="5"/></text:p>
          </table:table-cell>
          <table:table-cell office:value-type="float" office:value="3084" table:style-name="ce63">
            <text:p>3 084</text:p>
          </table:table-cell>
          <table:table-cell office:value-type="float" office:value="1.0448711867622547" table:style-name="ce64">
            <text:p>1,0<text:s text:c="5"/></text:p>
          </table:table-cell>
          <table:table-cell office:value-type="float" office:value="3634" table:style-name="ce63">
            <text:p>3 634</text:p>
          </table:table-cell>
          <table:table-cell office:value-type="float" office:value="1.0730431136557581" table:style-name="ce64">
            <text:p>1,1<text:s text:c="5"/></text:p>
          </table:table-cell>
          <table:table-cell office:value-type="float" office:value="-75" table:style-name="ce48">
            <text:p><text:s/>- 75</text:p>
          </table:table-cell>
          <table:table-cell office:value-type="float" office:value="-2.4319066147859925" table:style-name="ce49">
            <text:p>-2,4<text:s text:c="3"/></text:p>
          </table:table-cell>
          <table:table-cell office:value-type="float" office:value="-625" table:style-name="ce48">
            <text:p><text:s/>- 625</text:p>
          </table:table-cell>
          <table:table-cell office:value-type="float" office:value="-17.198679141441936" table:style-name="ce49">
            <text:p>-17,2<text:s text:c="3"/></text:p>
          </table:table-cell>
          <table:table-cell table:number-columns-repeated="16372"/>
        </table:table-row>
        <table:table-row table:style-name="ro23">
          <table:table-cell/>
          <table:table-cell office:value-type="string" table:style-name="ce173">
            <text:p>Atividades imobiliárias, administrativas e dos serviços de apoio</text:p>
          </table:table-cell>
          <table:table-cell office:value-type="float" office:value="75829" table:style-name="ce44">
            <text:p>75 829</text:p>
          </table:table-cell>
          <table:table-cell office:value-type="float" office:value="26.351381875931761" table:style-name="ce62">
            <text:p>26,4<text:s text:c="5"/></text:p>
          </table:table-cell>
          <table:table-cell office:value-type="float" office:value="77437" table:style-name="ce63">
            <text:p>77 437</text:p>
          </table:table-cell>
          <table:table-cell office:value-type="float" office:value="26.23595657889387" table:style-name="ce64">
            <text:p>26,2<text:s text:c="5"/></text:p>
          </table:table-cell>
          <table:table-cell office:value-type="float" office:value="85860" table:style-name="ce63">
            <text:p>85 860</text:p>
          </table:table-cell>
          <table:table-cell office:value-type="float" office:value="25.352636691932691" table:style-name="ce64">
            <text:p>25,4<text:s text:c="5"/></text:p>
          </table:table-cell>
          <table:table-cell office:value-type="float" office:value="-1608" table:style-name="ce48">
            <text:p><text:s/>-1 608</text:p>
          </table:table-cell>
          <table:table-cell office:value-type="float" office:value="-2.0765267249506052" table:style-name="ce49">
            <text:p>-2,1<text:s text:c="3"/></text:p>
          </table:table-cell>
          <table:table-cell office:value-type="float" office:value="-10031" table:style-name="ce48">
            <text:p><text:s/>-10 031</text:p>
          </table:table-cell>
          <table:table-cell office:value-type="float" office:value="-11.682972280456557" table:style-name="ce49">
            <text:p>-11,7<text:s text:c="3"/></text:p>
          </table:table-cell>
          <table:table-cell table:number-columns-repeated="16372"/>
        </table:table-row>
        <table:table-row table:style-name="ro23">
          <table:table-cell/>
          <table:table-cell office:value-type="string" table:style-name="ce173">
            <text:p>Atividades de consultoria, científicas, técnicas e similares</text:p>
          </table:table-cell>
          <table:table-cell office:value-type="float" office:value="5910" table:style-name="ce44">
            <text:p>5 910</text:p>
          </table:table-cell>
          <table:table-cell office:value-type="float" office:value="2.0537876918692946" table:style-name="ce62">
            <text:p>2,1<text:s text:c="5"/></text:p>
          </table:table-cell>
          <table:table-cell office:value-type="float" office:value="6012" table:style-name="ce63">
            <text:p>6 012</text:p>
          </table:table-cell>
          <table:table-cell office:value-type="float" office:value="2.0368889671902317" table:style-name="ce64">
            <text:p>2,0<text:s text:c="5"/></text:p>
          </table:table-cell>
          <table:table-cell office:value-type="float" office:value="7088" table:style-name="ce63">
            <text:p>7 088</text:p>
          </table:table-cell>
          <table:table-cell office:value-type="float" office:value="2.0929360455674226" table:style-name="ce64">
            <text:p>2,1<text:s text:c="5"/></text:p>
          </table:table-cell>
          <table:table-cell office:value-type="float" office:value="-102" table:style-name="ce48">
            <text:p><text:s/>- 102</text:p>
          </table:table-cell>
          <table:table-cell office:value-type="float" office:value="-1.6966067864271457" table:style-name="ce49">
            <text:p>-1,7<text:s text:c="3"/></text:p>
          </table:table-cell>
          <table:table-cell office:value-type="float" office:value="-1178" table:style-name="ce48">
            <text:p><text:s/>-1 178</text:p>
          </table:table-cell>
          <table:table-cell office:value-type="float" office:value="-16.619638826185103" table:style-name="ce49">
            <text:p>-16,6<text:s text:c="3"/></text:p>
          </table:table-cell>
          <table:table-cell table:number-columns-repeated="16372"/>
        </table:table-row>
        <table:table-row table:style-name="ro23">
          <table:table-cell/>
          <table:table-cell office:value-type="string" table:style-name="ce173">
            <text:p>Admin. pública, educação, atividades de saúde e apoio social</text:p>
          </table:table-cell>
          <table:table-cell office:value-type="float" office:value="23365" table:style-name="ce44">
            <text:p>23 365</text:p>
          </table:table-cell>
          <table:table-cell office:value-type="float" office:value="8.1195853503428186" table:style-name="ce62">
            <text:p>8,1<text:s text:c="5"/></text:p>
          </table:table-cell>
          <table:table-cell office:value-type="float" office:value="24195" table:style-name="ce63">
            <text:p>24 195</text:p>
          </table:table-cell>
          <table:table-cell office:value-type="float" office:value="8.1973600401143809" table:style-name="ce64">
            <text:p>8,2<text:s text:c="5"/></text:p>
          </table:table-cell>
          <table:table-cell office:value-type="float" office:value="27183" table:style-name="ce63">
            <text:p>27 183</text:p>
          </table:table-cell>
          <table:table-cell office:value-type="float" office:value="8.0265632797205484" table:style-name="ce64">
            <text:p>8,0<text:s text:c="5"/></text:p>
          </table:table-cell>
          <table:table-cell office:value-type="float" office:value="-830" table:style-name="ce48">
            <text:p><text:s/>- 830</text:p>
          </table:table-cell>
          <table:table-cell office:value-type="float" office:value="-3.4304608390163258" table:style-name="ce49">
            <text:p>-3,4<text:s text:c="3"/></text:p>
          </table:table-cell>
          <table:table-cell office:value-type="float" office:value="-3818" table:style-name="ce48">
            <text:p><text:s/>-3 818</text:p>
          </table:table-cell>
          <table:table-cell office:value-type="float" office:value="-14.04554317036383" table:style-name="ce49">
            <text:p>-14,0<text:s text:c="3"/></text:p>
          </table:table-cell>
          <table:table-cell table:number-columns-repeated="16372"/>
        </table:table-row>
        <table:table-row table:style-name="ro23">
          <table:table-cell/>
          <table:table-cell office:value-type="string" table:style-name="ce173">
            <text:p>Outras atividades de serviços</text:p>
          </table:table-cell>
          <table:table-cell office:value-type="float" office:value="20551" table:style-name="ce44">
            <text:p>20 551</text:p>
          </table:table-cell>
          <table:table-cell office:value-type="float" office:value="7.1416905001025155" table:style-name="ce62">
            <text:p>7,1<text:s text:c="5"/></text:p>
          </table:table-cell>
          <table:table-cell office:value-type="float" office:value="21122" table:style-name="ce63">
            <text:p>21 122</text:p>
          </table:table-cell>
          <table:table-cell office:value-type="float" office:value="7.1562156961064662" table:style-name="ce64">
            <text:p>7,2<text:s text:c="5"/></text:p>
          </table:table-cell>
          <table:table-cell office:value-type="float" office:value="24145" table:style-name="ce63">
            <text:p>24 145</text:p>
          </table:table-cell>
          <table:table-cell office:value-type="float" office:value="7.1295063233952334" table:style-name="ce64">
            <text:p>7,1<text:s text:c="5"/></text:p>
          </table:table-cell>
          <table:table-cell office:value-type="float" office:value="-571" table:style-name="ce48">
            <text:p><text:s/>- 571</text:p>
          </table:table-cell>
          <table:table-cell office:value-type="float" office:value="-2.7033424865069597" table:style-name="ce49">
            <text:p>-2,7<text:s text:c="3"/></text:p>
          </table:table-cell>
          <table:table-cell office:value-type="float" office:value="-3594" table:style-name="ce48">
            <text:p><text:s/>-3 594</text:p>
          </table:table-cell>
          <table:table-cell office:value-type="float" office:value="-14.885069372540899" table:style-name="ce49">
            <text:p>-14,9<text:s text:c="3"/></text:p>
          </table:table-cell>
          <table:table-cell table:number-columns-repeated="16372"/>
        </table:table-row>
        <table:table-row table:style-name="ro23">
          <table:table-cell/>
          <table:table-cell office:value-type="string" table:style-name="ce173">
            <text:p>Sem classificação</text:p>
          </table:table-cell>
          <table:table-cell office:value-type="float" office:value="3083" table:style-name="ce44">
            <text:p>3 083</text:p>
          </table:table-cell>
          <table:table-cell office:value-type="float" office:value="1.0713752037280939" table:style-name="ce62">
            <text:p>1,1<text:s text:c="5"/></text:p>
          </table:table-cell>
          <table:table-cell office:value-type="float" office:value="3003" table:style-name="ce63">
            <text:p>3 003</text:p>
          </table:table-cell>
          <table:table-cell office:value-type="float" office:value="1.0174280719348412" table:style-name="ce64">
            <text:p>1,0<text:s text:c="5"/></text:p>
          </table:table-cell>
          <table:table-cell office:value-type="float" office:value="3898" table:style-name="ce63">
            <text:p>3 898</text:p>
          </table:table-cell>
          <table:table-cell office:value-type="float" office:value="1.1509967135470955" table:style-name="ce64">
            <text:p>1,2<text:s text:c="5"/></text:p>
          </table:table-cell>
          <table:table-cell office:value-type="float" office:value="80" table:style-name="ce48">
            <text:p>+ 80</text:p>
          </table:table-cell>
          <table:table-cell office:value-type="float" office:value="2.6640026640026639" table:style-name="ce49">
            <text:p>+2,7<text:s text:c="3"/></text:p>
          </table:table-cell>
          <table:table-cell office:value-type="float" office:value="-815" table:style-name="ce48">
            <text:p><text:s/>- 815</text:p>
          </table:table-cell>
          <table:table-cell office:value-type="float" office:value="-20.908158029758852" table:style-name="ce49">
            <text:p>-20,9<text:s text:c="3"/></text:p>
          </table:table-cell>
          <table:table-cell table:number-columns-repeated="16372"/>
        </table:table-row>
        <table:table-row table:style-name="ro4">
          <table:table-cell/>
          <table:table-cell table:style-name="ce175"/>
          <table:table-cell table:style-name="ce176"/>
          <table:table-cell table:style-name="ce177"/>
          <table:table-cell table:style-name="ce178"/>
          <table:table-cell table:style-name="ce179"/>
          <table:table-cell table:style-name="ce178"/>
          <table:table-cell table:style-name="ce179"/>
          <table:table-cell table:style-name="ce180"/>
          <table:table-cell table:style-name="ce181"/>
          <table:table-cell table:style-name="ce180"/>
          <table:table-cell table:style-name="ce181"/>
          <table:table-cell table:number-columns-repeated="16372"/>
        </table:table-row>
        <table:table-row table:style-name="ro1">
          <table:table-cell/>
          <table:table-cell office:value-type="string" table:style-name="ce76">
            <text:p><text:s text:c="4"/>(1) - Mês homólogo do ano anterior</text:p>
          </table:table-cell>
          <table:table-cell table:number-columns-repeated="7" table:style-name="ce1"/>
          <table:table-cell table:style-name="ce163"/>
          <table:table-cell table:style-name="ce162"/>
          <table:table-cell table:style-name="ce163"/>
          <table:table-cell table:number-columns-repeated="1637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table:number-columns-repeated="9" table:style-name="ce1"/>
          <table:table-cell table:style-name="ce182"/>
          <table:table-cell table:number-columns-repeated="16373" table:style-name="ce1"/>
        </table:table-row>
        <table:table-row table:number-rows-repeated="4" table:style-name="ro1">
          <table:table-cell table:number-columns-repeated="16384"/>
        </table:table-row>
        <table:table-row table:style-name="ro24">
          <table:table-cell table:number-columns-repeated="16384"/>
        </table:table-row>
        <table:table-row table:style-name="ro3">
          <table:table-cell table:number-columns-repeated="16384"/>
        </table:table-row>
        <table:table-row table:number-rows-repeated="4" table:style-name="ro1">
          <table:table-cell table:number-columns-repeated="16384"/>
        </table:table-row>
        <table:table-row table:style-name="ro10">
          <table:table-cell table:number-columns-repeated="16384"/>
        </table:table-row>
        <table:table-row table:number-rows-repeated="12" table:style-name="ro23">
          <table:table-cell table:number-columns-repeated="16384"/>
        </table:table-row>
        <table:table-row table:style-name="ro8">
          <table:table-cell table:number-columns-repeated="16384"/>
        </table:table-row>
        <table:table-row table:style-name="ro1">
          <table:table-cell table:number-columns-repeated="16384"/>
        </table:table-row>
        <table:table-row table:style-name="ro7">
          <table:table-cell table:number-columns-repeated="16384"/>
        </table:table-row>
        <table:table-row table:style-name="ro5">
          <table:table-cell table:number-columns-repeated="16384"/>
        </table:table-row>
        <table:table-row table:style-name="ro11">
          <table:table-cell table:number-columns-repeated="16384"/>
        </table:table-row>
        <table:table-row table:number-rows-repeated="28"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<text:s text:c="4"/>(1) - Mês homólogo do ano anterior</text:p>
          </table:table-cell>
          <table:table-cell table:number-columns-repeated="16382"/>
        </table:table-row>
        <table:table-row table:number-rows-repeated="1048472" table:style-name="ro1">
          <table:table-cell table:number-columns-repeated="16384"/>
        </table:table-row>
        <table:named-expressions>
          <table:named-range table:name="Print_Area" table:cell-range-address="q5.$B$1:q5.$L$82" table:base-cell-address="q5.$A$1"/>
        </table:named-expressions>
      </table:table>
      <table:table table:name="q6-7" table:style-name="ta3">
        <table:table-column table:style-name="co1" table:default-cell-style-name="ce1" table:visibility="collapse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5" table:default-cell-style-name="ce92"/>
        <table:table-column table:style-name="co22" table:default-cell-style-name="ce92"/>
        <table:table-column table:style-name="co7" table:default-cell-style-name="ce1"/>
        <table:table-column table:style-name="co22" table:default-cell-style-name="ce1"/>
        <table:table-column table:style-name="co27" table:number-columns-repeated="4" table:default-cell-style-name="ce1"/>
        <table:table-column table:style-name="co1" table:default-cell-style-name="ce1"/>
        <table:table-column table:style-name="co23" table:default-cell-style-name="ce1"/>
        <table:table-column table:style-name="co1" table:number-columns-repeated="3" table:default-cell-style-name="ce1"/>
        <table:table-column table:style-name="co24" table:default-cell-style-name="ce1"/>
        <table:table-column table:style-name="co1" table:number-columns-repeated="16366" table:default-cell-style-name="ce1"/>
        <table:table-row table:style-name="ro1">
          <table:table-cell table:number-columns-repeated="8"/>
          <table:table-cell table:style-name="ce1">
            <draw:g draw:z-index="2" draw:name="Grupo 5" draw:id="id21">
              <svg:title/>
              <svg:desc/>
              <draw:frame draw:id="id19" draw:style-name="a56" draw:name="Picture 184" svg:x="0.08961in" svg:y="0.12321in" svg:width="2.49689in" svg:height="0.67533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20" draw:style-name="a60" draw:name="CaixaDeTexto 7" svg:x="0.55425in" svg:y="0.25024in" svg:width="1.90522in" svg:height="0.53255in">
                <draw:text-box>
                  <text:p text:style-name="a59" text:class-names="" text:cond-style-name=""><text:span text:style-name="a57" text:class-names="">FEVEREIRO 2019</text:span><text:span text:style-name="a58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1">
          <table:table-cell/>
          <table:table-cell table:style-name="ce1">
            <draw:frame draw:z-index="1" draw:id="id18" draw:style-name="a55" draw:name="Text Box 122" svg:x="0.0336in" svg:y="0in" svg:width="0.94556in" svg:height="0.29794in">
              <draw:text-box>
                <text:p text:style-name="a52" text:class-names="" text:cond-style-name=""><text:span text:style-name="a50" text:class-names="">Página 9</text:span><text:span text:style-name="a51" text:class-names="">/14</text:span></text:p>
                <text:p text:style-name="a54" text:class-names="" text:cond-style-name=""><text:span text:style-name="a53" text:class-names=""/></text:p>
              </draw:text-box>
              <svg:title/>
              <svg:desc/>
            </draw:frame>
          </table:table-cell>
          <table:table-cell table:number-columns-repeated="16382"/>
        </table:table-row>
        <table:table-row table:number-rows-repeated="3" table:style-name="ro1">
          <table:table-cell table:number-columns-repeated="16384"/>
        </table:table-row>
        <table:table-row table:style-name="ro2">
          <table:table-cell/>
          <table:table-cell office:value-type="string" table:style-name="ce4">
            <text:p><text:s/>Quadro 6 - OFERTAS DE EMPREGO, POR <text:s/>REGIÕES<text:s text:c="3"/></text:p>
          </table:table-cell>
          <table:table-cell table:number-columns-repeated="8" table:style-name="ce183"/>
          <table:table-cell table:number-columns-repeated="2" table:style-name="ce184"/>
          <table:table-cell table:number-columns-repeated="16372" table:style-name="ce1"/>
        </table:table-row>
        <table:table-row table:style-name="ro2">
          <table:table-cell/>
          <table:table-cell office:value-type="string" table:style-name="ce135">
            <text:p>Situação no fim do mês</text:p>
          </table:table-cell>
          <table:table-cell table:number-columns-repeated="2" table:style-name="ce7"/>
          <table:table-cell table:number-columns-repeated="4" table:style-name="ce6"/>
          <table:table-cell table:number-columns-repeated="4" table:style-name="ce7"/>
          <table:table-cell table:number-columns-repeated="16372" table:style-name="ce1"/>
        </table:table-row>
        <table:table-row table:style-name="ro23">
          <table:table-cell/>
          <table:table-cell table:style-name="ce2"/>
          <table:table-cell table:style-name="ce8"/>
          <table:table-cell table:number-columns-repeated="9" table:style-name="ce2"/>
          <table:table-cell table:number-columns-repeated="16372" table:style-name="ce1"/>
        </table:table-row>
        <table:table-row table:style-name="ro17">
          <table:table-cell/>
          <table:table-cell table:style-name="ce9"/>
          <table:table-cell table:style-name="ce93"/>
          <table:table-cell table:style-name="ce94"/>
          <table:table-cell table:style-name="ce95"/>
          <table:table-cell table:style-name="ce96"/>
          <table:table-cell table:style-name="ce95"/>
          <table:table-cell table:style-name="ce96"/>
          <table:table-cell office:value-type="string" table:number-columns-spanned="4" table:number-rows-spanned="1" table:style-name="ce166">
            <text:p>Variação</text:p>
          </table:table-cell>
          <table:covered-table-cell table:number-columns-repeated="3"/>
          <table:table-cell table:number-columns-repeated="16372" table:style-name="ce1"/>
        </table:table-row>
        <table:table-row table:style-name="ro23">
          <table:table-cell/>
          <table:table-cell table:style-name="ce15"/>
          <table:table-cell office:value-type="string" table:style-name="ce84">
            <text:p>FEVEREIRO 2019</text:p>
          </table:table-cell>
          <table:table-cell office:value-type="string" table:style-name="ce17">
            <text:p>%</text:p>
          </table:table-cell>
          <table:table-cell office:value-type="string" table:style-name="ce18">
            <text:p>JANEIRO 2019</text:p>
          </table:table-cell>
          <table:table-cell office:value-type="string" table:style-name="ce19">
            <text:p>%</text:p>
          </table:table-cell>
          <table:table-cell office:value-type="string" table:style-name="ce18">
            <text:p>FEVEREIRO 2018</text:p>
          </table:table-cell>
          <table:table-cell office:value-type="string" table:style-name="ce19">
            <text:p>%</text:p>
          </table:table-cell>
          <table:table-cell office:value-type="string" table:number-columns-spanned="2" table:number-rows-spanned="1" table:style-name="ce167">
            <text:p>Mês <text:s/>anterior</text:p>
          </table:table-cell>
          <table:covered-table-cell/>
          <table:table-cell office:value-type="string" table:number-columns-spanned="2" table:number-rows-spanned="1" table:style-name="ce168">
            <text:p>Mês <text:s/>homólogo<text:span text:style-name="T2">(1)<text:s/></text:span></text:p>
          </table:table-cell>
          <table:covered-table-cell/>
          <table:table-cell table:number-columns-repeated="16372" table:style-name="ce1"/>
        </table:table-row>
        <table:table-row table:style-name="ro23">
          <table:table-cell/>
          <table:table-cell table:style-name="ce20"/>
          <table:table-cell table:style-name="ce99"/>
          <table:table-cell table:style-name="ce100"/>
          <table:table-cell table:style-name="ce101"/>
          <table:table-cell table:style-name="ce102"/>
          <table:table-cell table:style-name="ce101"/>
          <table:table-cell table:style-name="ce102"/>
          <table:table-cell office:value-type="string" table:style-name="ce104">
            <text:p>Var. Abs.</text:p>
          </table:table-cell>
          <table:table-cell office:value-type="string" table:style-name="ce105">
            <text:p>Var. %</text:p>
          </table:table-cell>
          <table:table-cell office:value-type="string" table:style-name="ce104">
            <text:p>Var. Abs.</text:p>
          </table:table-cell>
          <table:table-cell office:value-type="string" table:style-name="ce106">
            <text:p>Var. %</text:p>
          </table:table-cell>
          <table:table-cell table:number-columns-repeated="16372" table:style-name="ce1"/>
        </table:table-row>
        <table:table-row table:style-name="ro21">
          <table:table-cell/>
          <table:table-cell table:style-name="ce2"/>
          <table:table-cell table:style-name="ce107"/>
          <table:table-cell table:style-name="ce108"/>
          <table:table-cell table:style-name="ce109"/>
          <table:table-cell table:style-name="ce110"/>
          <table:table-cell table:style-name="ce109"/>
          <table:table-cell table:style-name="ce110"/>
          <table:table-cell table:style-name="ce111"/>
          <table:table-cell table:number-columns-repeated="3" table:style-name="ce112"/>
          <table:table-cell table:style-name="ce28"/>
          <table:table-cell table:number-columns-repeated="16371"/>
        </table:table-row>
        <table:table-row table:style-name="ro22">
          <table:table-cell/>
          <table:table-cell office:value-type="string" table:style-name="ce113">
            <text:p>PORTUGAL</text:p>
          </table:table-cell>
          <table:table-cell office:value-type="float" office:value="15753" table:style-name="ce114">
            <text:p>15 753</text:p>
          </table:table-cell>
          <table:table-cell office:value-type="float" office:value="100" table:style-name="ce115">
            <text:p>100,0<text:s text:c="5"/></text:p>
          </table:table-cell>
          <table:table-cell office:value-type="float" office:value="14293" table:style-name="ce116">
            <text:p>14 293</text:p>
          </table:table-cell>
          <table:table-cell office:value-type="float" office:value="26.002401397176538" table:style-name="ce117">
            <text:p>26,0<text:s text:c="5"/></text:p>
          </table:table-cell>
          <table:table-cell office:value-type="float" office:value="17485" table:style-name="ce116">
            <text:p>17 485</text:p>
          </table:table-cell>
          <table:table-cell office:value-type="float" office:value="42.422845496894411" table:style-name="ce118">
            <text:p>42,4<text:s text:c="5"/></text:p>
          </table:table-cell>
          <table:table-cell office:value-type="float" office:value="1460" table:style-name="ce39">
            <text:p>+1 460</text:p>
          </table:table-cell>
          <table:table-cell office:value-type="float" office:value="10.214790456866998" table:style-name="ce40">
            <text:p>+10,2<text:s text:c="3"/></text:p>
          </table:table-cell>
          <table:table-cell office:value-type="float" office:value="-1732" table:style-name="ce39">
            <text:p><text:s/>-1 732</text:p>
          </table:table-cell>
          <table:table-cell office:value-type="float" office:value="-9.9056334000571908" table:style-name="ce40">
            <text:p>-9,9<text:s text:c="3"/></text:p>
          </table:table-cell>
          <table:table-cell table:number-columns-repeated="16372" table:style-name="ce1"/>
        </table:table-row>
        <table:table-row table:style-name="ro25">
          <table:table-cell/>
          <table:table-cell office:value-type="string" table:style-name="ce119">
            <text:p>CONTINENTE</text:p>
          </table:table-cell>
          <table:table-cell office:value-type="float" office:value="15414" table:style-name="ce114">
            <text:p>15 414</text:p>
          </table:table-cell>
          <table:table-cell office:value-type="float" office:value="97.848028946867259" table:style-name="ce115">
            <text:p>97,8<text:s text:c="5"/></text:p>
          </table:table-cell>
          <table:table-cell office:value-type="float" office:value="13971" table:style-name="ce116">
            <text:p>13 971</text:p>
          </table:table-cell>
          <table:table-cell office:value-type="float" office:value="25.416606025323823" table:style-name="ce117">
            <text:p>25,4<text:s text:c="5"/></text:p>
          </table:table-cell>
          <table:table-cell office:value-type="float" office:value="17074" table:style-name="ce116">
            <text:p>17 074</text:p>
          </table:table-cell>
          <table:table-cell office:value-type="float" office:value="41.425659937888199" table:style-name="ce118">
            <text:p>41,4<text:s text:c="5"/></text:p>
          </table:table-cell>
          <table:table-cell office:value-type="float" office:value="1443" table:style-name="ce39">
            <text:p>+1 443</text:p>
          </table:table-cell>
          <table:table-cell office:value-type="float" office:value="10.328537685205069" table:style-name="ce40">
            <text:p>+10,3<text:s text:c="3"/></text:p>
          </table:table-cell>
          <table:table-cell office:value-type="float" office:value="-1660" table:style-name="ce39">
            <text:p><text:s/>-1 660</text:p>
          </table:table-cell>
          <table:table-cell office:value-type="float" office:value="-9.7223849127328101" table:style-name="ce40">
            <text:p>-9,7<text:s text:c="3"/></text:p>
          </table:table-cell>
          <table:table-cell table:number-columns-repeated="16372" table:style-name="ce1"/>
        </table:table-row>
        <table:table-row table:style-name="ro17">
          <table:table-cell/>
          <table:table-cell office:value-type="string" table:style-name="ce120">
            <text:p>Norte</text:p>
          </table:table-cell>
          <table:table-cell office:value-type="float" office:value="2047" table:style-name="ce121">
            <text:p>2 047</text:p>
          </table:table-cell>
          <table:table-cell office:value-type="float" office:value="12.994350282485875" table:style-name="ce122">
            <text:p>13,0<text:s text:c="5"/></text:p>
          </table:table-cell>
          <table:table-cell office:value-type="float" office:value="1659" table:style-name="ce123">
            <text:p>1 659</text:p>
          </table:table-cell>
          <table:table-cell office:value-type="float" office:value="3.0181196332411586" table:style-name="ce124">
            <text:p>3,0<text:s text:c="5"/></text:p>
          </table:table-cell>
          <table:table-cell office:value-type="float" office:value="2671" table:style-name="ce123">
            <text:p>2 671</text:p>
          </table:table-cell>
          <table:table-cell office:value-type="float" office:value="6.4804930124223601" table:style-name="ce125">
            <text:p>6,5<text:s text:c="5"/></text:p>
          </table:table-cell>
          <table:table-cell office:value-type="float" office:value="388" table:style-name="ce48">
            <text:p>+ 388</text:p>
          </table:table-cell>
          <table:table-cell office:value-type="float" office:value="23.387582881253767" table:style-name="ce49">
            <text:p>+23,4<text:s text:c="3"/></text:p>
          </table:table-cell>
          <table:table-cell office:value-type="float" office:value="-624" table:style-name="ce48">
            <text:p><text:s/>- 624</text:p>
          </table:table-cell>
          <table:table-cell office:value-type="float" office:value="-23.362036690378137" table:style-name="ce49">
            <text:p>-23,4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120">
            <text:p>Centro</text:p>
          </table:table-cell>
          <table:table-cell office:value-type="float" office:value="4722" table:style-name="ce121">
            <text:p>4 722</text:p>
          </table:table-cell>
          <table:table-cell office:value-type="float" office:value="29.975242810893164" table:style-name="ce122">
            <text:p>30,0<text:s text:c="5"/></text:p>
          </table:table-cell>
          <table:table-cell office:value-type="float" office:value="4727" table:style-name="ce123">
            <text:p>4 727</text:p>
          </table:table-cell>
          <table:table-cell office:value-type="float" office:value="8.5995488284092563" table:style-name="ce124">
            <text:p>8,6<text:s text:c="5"/></text:p>
          </table:table-cell>
          <table:table-cell office:value-type="float" office:value="5036" table:style-name="ce123">
            <text:p>5 036</text:p>
          </table:table-cell>
          <table:table-cell office:value-type="float" office:value="12.218555900621118" table:style-name="ce125">
            <text:p>12,2<text:s text:c="5"/></text:p>
          </table:table-cell>
          <table:table-cell office:value-type="float" office:value="-5" table:style-name="ce48">
            <text:p><text:s/>- 5</text:p>
          </table:table-cell>
          <table:table-cell office:value-type="float" office:value="-0.10577533319229956" table:style-name="ce49">
            <text:p>-0,1<text:s text:c="3"/></text:p>
          </table:table-cell>
          <table:table-cell office:value-type="float" office:value="-314" table:style-name="ce48">
            <text:p><text:s/>- 314</text:p>
          </table:table-cell>
          <table:table-cell office:value-type="float" office:value="-6.2351072279586974" table:style-name="ce49">
            <text:p>-6,2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120">
            <text:p>Lisboa V. Tejo</text:p>
          </table:table-cell>
          <table:table-cell office:value-type="float" office:value="5237" table:style-name="ce121">
            <text:p>5 237</text:p>
          </table:table-cell>
          <table:table-cell office:value-type="float" office:value="33.244461372436994" table:style-name="ce122">
            <text:p>33,2<text:s text:c="5"/></text:p>
          </table:table-cell>
          <table:table-cell office:value-type="float" office:value="4981" table:style-name="ce123">
            <text:p>4 981</text:p>
          </table:table-cell>
          <table:table-cell office:value-type="float" office:value="9.0616358608645022" table:style-name="ce124">
            <text:p>9,1<text:s text:c="5"/></text:p>
          </table:table-cell>
          <table:table-cell office:value-type="float" office:value="5116" table:style-name="ce123">
            <text:p>5 116</text:p>
          </table:table-cell>
          <table:table-cell office:value-type="float" office:value="12.412655279503106" table:style-name="ce125">
            <text:p>12,4<text:s text:c="5"/></text:p>
          </table:table-cell>
          <table:table-cell office:value-type="float" office:value="256" table:style-name="ce48">
            <text:p>+ 256</text:p>
          </table:table-cell>
          <table:table-cell office:value-type="float" office:value="5.1395302148163022" table:style-name="ce49">
            <text:p>+5,1<text:s text:c="3"/></text:p>
          </table:table-cell>
          <table:table-cell office:value-type="float" office:value="121" table:style-name="ce48">
            <text:p>+ 121</text:p>
          </table:table-cell>
          <table:table-cell office:value-type="float" office:value="2.3651290070367472" table:style-name="ce49">
            <text:p>+2,4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120">
            <text:p>Alentejo</text:p>
          </table:table-cell>
          <table:table-cell office:value-type="float" office:value="1929" table:style-name="ce121">
            <text:p>1 929</text:p>
          </table:table-cell>
          <table:table-cell office:value-type="float" office:value="12.24528661207389" table:style-name="ce122">
            <text:p>12,2<text:s text:c="5"/></text:p>
          </table:table-cell>
          <table:table-cell office:value-type="float" office:value="1488" table:style-name="ce123">
            <text:p>1 488</text:p>
          </table:table-cell>
          <table:table-cell office:value-type="float" office:value="2.7070295444622325" table:style-name="ce124">
            <text:p>2,7<text:s text:c="5"/></text:p>
          </table:table-cell>
          <table:table-cell office:value-type="float" office:value="2397" table:style-name="ce123">
            <text:p>2 397</text:p>
          </table:table-cell>
          <table:table-cell office:value-type="float" office:value="5.815702639751553" table:style-name="ce125">
            <text:p>5,8<text:s text:c="5"/></text:p>
          </table:table-cell>
          <table:table-cell office:value-type="float" office:value="441" table:style-name="ce48">
            <text:p>+ 441</text:p>
          </table:table-cell>
          <table:table-cell office:value-type="float" office:value="29.637096774193552" table:style-name="ce49">
            <text:p>+29,6<text:s text:c="3"/></text:p>
          </table:table-cell>
          <table:table-cell office:value-type="float" office:value="-468" table:style-name="ce48">
            <text:p><text:s/>- 468</text:p>
          </table:table-cell>
          <table:table-cell office:value-type="float" office:value="-19.524405506883603" table:style-name="ce49">
            <text:p>-19,5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120">
            <text:p>Algarve</text:p>
          </table:table-cell>
          <table:table-cell office:value-type="float" office:value="1479" table:style-name="ce121">
            <text:p>1 479</text:p>
          </table:table-cell>
          <table:table-cell office:value-type="float" office:value="9.3886878689773372" table:style-name="ce122">
            <text:p>9,4<text:s text:c="5"/></text:p>
          </table:table-cell>
          <table:table-cell office:value-type="float" office:value="1116" table:style-name="ce123">
            <text:p>1 116</text:p>
          </table:table-cell>
          <table:table-cell office:value-type="float" office:value="2.0302721583466745" table:style-name="ce124">
            <text:p>2,0<text:s text:c="5"/></text:p>
          </table:table-cell>
          <table:table-cell office:value-type="float" office:value="1854" table:style-name="ce123">
            <text:p>1 854</text:p>
          </table:table-cell>
          <table:table-cell office:value-type="float" office:value="4.4982531055900621" table:style-name="ce125">
            <text:p>4,5<text:s text:c="5"/></text:p>
          </table:table-cell>
          <table:table-cell office:value-type="float" office:value="363" table:style-name="ce48">
            <text:p>+ 363</text:p>
          </table:table-cell>
          <table:table-cell office:value-type="float" office:value="32.526881720430104" table:style-name="ce49">
            <text:p>+32,5<text:s text:c="3"/></text:p>
          </table:table-cell>
          <table:table-cell office:value-type="float" office:value="-375" table:style-name="ce48">
            <text:p><text:s/>- 375</text:p>
          </table:table-cell>
          <table:table-cell office:value-type="float" office:value="-20.226537216828479" table:style-name="ce49">
            <text:p>-20,2<text:s text:c="3"/></text:p>
          </table:table-cell>
          <table:table-cell table:number-columns-repeated="16372"/>
        </table:table-row>
        <table:table-row table:style-name="ro26">
          <table:table-cell/>
          <table:table-cell office:value-type="string" table:style-name="ce119">
            <text:p>REG.AUTÓNOMAS</text:p>
          </table:table-cell>
          <table:table-cell office:value-type="float" office:value="339" table:style-name="ce114">
            <text:p><text:s/>339</text:p>
          </table:table-cell>
          <table:table-cell office:value-type="float" office:value="2.1519710531327365" table:style-name="ce115">
            <text:p>2,2<text:s text:c="5"/></text:p>
          </table:table-cell>
          <table:table-cell office:value-type="float" office:value="322" table:style-name="ce116">
            <text:p><text:s/>322</text:p>
          </table:table-cell>
          <table:table-cell office:value-type="float" office:value="0.58579537185271435" table:style-name="ce117">
            <text:p>0,6<text:s text:c="5"/></text:p>
          </table:table-cell>
          <table:table-cell office:value-type="float" office:value="411" table:style-name="ce116">
            <text:p><text:s/>411</text:p>
          </table:table-cell>
          <table:table-cell office:value-type="float" office:value="0.9971855590062112" table:style-name="ce118">
            <text:p>1,0<text:s text:c="5"/></text:p>
          </table:table-cell>
          <table:table-cell office:value-type="float" office:value="17" table:style-name="ce39">
            <text:p>+ 17</text:p>
          </table:table-cell>
          <table:table-cell office:value-type="float" office:value="5.2795031055900621" table:style-name="ce40">
            <text:p>+5,3<text:s text:c="3"/></text:p>
          </table:table-cell>
          <table:table-cell office:value-type="float" office:value="-72" table:style-name="ce39">
            <text:p><text:s/>- 72</text:p>
          </table:table-cell>
          <table:table-cell office:value-type="float" office:value="-17.518248175182482" table:style-name="ce40">
            <text:p>-17,5<text:s text:c="3"/></text:p>
          </table:table-cell>
          <table:table-cell table:number-columns-repeated="16372"/>
        </table:table-row>
        <table:table-row table:style-name="ro17">
          <table:table-cell/>
          <table:table-cell office:value-type="string" table:style-name="ce120">
            <text:p>Açores</text:p>
          </table:table-cell>
          <table:table-cell office:value-type="float" office:value="35" table:style-name="ce121">
            <text:p><text:s/>35</text:p>
          </table:table-cell>
          <table:table-cell office:value-type="float" office:value="0.22217990224084302" table:style-name="ce122">
            <text:p>0,2<text:s text:c="5"/></text:p>
          </table:table-cell>
          <table:table-cell office:value-type="float" office:value="22" table:style-name="ce123">
            <text:p><text:s/>22</text:p>
          </table:table-cell>
          <table:table-cell office:value-type="float" office:value="4.0023286275651285E-2" table:style-name="ce124">
            <text:p>0,0<text:s text:c="5"/></text:p>
          </table:table-cell>
          <table:table-cell office:value-type="float" office:value="70" table:style-name="ce123">
            <text:p><text:s/>70</text:p>
          </table:table-cell>
          <table:table-cell office:value-type="float" office:value="0.16983695652173914" table:style-name="ce125">
            <text:p>0,2<text:s text:c="5"/></text:p>
          </table:table-cell>
          <table:table-cell office:value-type="float" office:value="13" table:style-name="ce48">
            <text:p>+ 13</text:p>
          </table:table-cell>
          <table:table-cell office:value-type="float" office:value="59.090909090909093" table:style-name="ce49">
            <text:p>+59,1<text:s text:c="3"/></text:p>
          </table:table-cell>
          <table:table-cell office:value-type="float" office:value="-35" table:style-name="ce48">
            <text:p><text:s/>- 35</text:p>
          </table:table-cell>
          <table:table-cell office:value-type="float" office:value="-50" table:style-name="ce49">
            <text:p>-50,0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120">
            <text:p>Madeira</text:p>
          </table:table-cell>
          <table:table-cell office:value-type="float" office:value="304" table:style-name="ce121">
            <text:p><text:s/>304</text:p>
          </table:table-cell>
          <table:table-cell office:value-type="float" office:value="1.9297911508918935" table:style-name="ce122">
            <text:p>1,9<text:s text:c="5"/></text:p>
          </table:table-cell>
          <table:table-cell office:value-type="float" office:value="300" table:style-name="ce123">
            <text:p><text:s/>300</text:p>
          </table:table-cell>
          <table:table-cell office:value-type="float" office:value="0.54577208557706303" table:style-name="ce124">
            <text:p>0,5<text:s text:c="5"/></text:p>
          </table:table-cell>
          <table:table-cell office:value-type="float" office:value="341" table:style-name="ce123">
            <text:p><text:s/>341</text:p>
          </table:table-cell>
          <table:table-cell office:value-type="float" office:value="0.82734860248447206" table:style-name="ce125">
            <text:p>0,8<text:s text:c="5"/></text:p>
          </table:table-cell>
          <table:table-cell office:value-type="float" office:value="4" table:style-name="ce48">
            <text:p>+ 4</text:p>
          </table:table-cell>
          <table:table-cell office:value-type="float" office:value="1.3333333333333335" table:style-name="ce49">
            <text:p>+1,3<text:s text:c="3"/></text:p>
          </table:table-cell>
          <table:table-cell office:value-type="float" office:value="-37" table:style-name="ce48">
            <text:p><text:s/>- 37</text:p>
          </table:table-cell>
          <table:table-cell office:value-type="float" office:value="-10.850439882697946" table:style-name="ce49">
            <text:p>-10,9<text:s text:c="3"/></text:p>
          </table:table-cell>
          <table:table-cell table:number-columns-repeated="16372"/>
        </table:table-row>
        <table:table-row table:style-name="ro19">
          <table:table-cell/>
          <table:table-cell table:style-name="ce126"/>
          <table:table-cell table:style-name="ce127"/>
          <table:table-cell table:style-name="ce128"/>
          <table:table-cell table:style-name="ce129"/>
          <table:table-cell table:style-name="ce130"/>
          <table:table-cell table:style-name="ce129"/>
          <table:table-cell table:style-name="ce131"/>
          <table:table-cell table:style-name="ce132"/>
          <table:table-cell table:style-name="ce133"/>
          <table:table-cell table:style-name="ce132"/>
          <table:table-cell table:style-name="ce133"/>
          <table:table-cell table:number-columns-repeated="16372"/>
        </table:table-row>
        <table:table-row table:style-name="ro11">
          <table:table-cell/>
          <table:table-cell office:value-type="string" table:style-name="ce76">
            <text:p><text:s text:c="4"/>(1) - Mês homólogo do ano anterior</text:p>
          </table:table-cell>
          <table:table-cell table:number-columns-repeated="16382" table:style-name="ce1"/>
        </table:table-row>
        <table:table-row table:number-rows-repeated="6" table:style-name="ro1">
          <table:table-cell table:number-columns-repeated="16384"/>
        </table:table-row>
        <table:table-row table:style-name="ro1">
          <table:table-cell/>
          <table:table-cell table:number-columns-repeated="11" table:style-name="ce2"/>
          <table:table-cell table:number-columns-repeated="16372"/>
        </table:table-row>
        <table:table-row table:style-name="ro2">
          <table:table-cell/>
          <table:table-cell office:value-type="string" table:style-name="ce4">
            <text:p><text:s/>Quadro 7 - DESEMPREGADOS <text:s/>INSCRITOS, <text:s text:c="2"/>POR <text:s/>REGIÕES<text:s text:c="3"/></text:p>
          </table:table-cell>
          <table:table-cell table:number-columns-repeated="10" table:style-name="ce183"/>
          <table:table-cell table:number-columns-repeated="16372"/>
        </table:table-row>
        <table:table-row table:style-name="ro2">
          <table:table-cell/>
          <table:table-cell office:value-type="string" table:style-name="ce6">
            <text:p>Movimento ao longo do mês</text:p>
          </table:table-cell>
          <table:table-cell table:number-columns-repeated="2" table:style-name="ce7"/>
          <table:table-cell table:number-columns-repeated="4" table:style-name="ce6"/>
          <table:table-cell table:number-columns-repeated="4" table:style-name="ce7"/>
          <table:table-cell table:number-columns-repeated="16372" table:style-name="ce1"/>
        </table:table-row>
        <table:table-row table:style-name="ro1">
          <table:table-cell/>
          <table:table-cell table:style-name="ce2"/>
          <table:table-cell table:style-name="ce8"/>
          <table:table-cell table:number-columns-repeated="9" table:style-name="ce2"/>
          <table:table-cell table:number-columns-repeated="16372" table:style-name="ce1"/>
        </table:table-row>
        <table:table-row table:style-name="ro1">
          <table:table-cell/>
          <table:table-cell table:style-name="ce9"/>
          <table:table-cell table:style-name="ce93"/>
          <table:table-cell table:style-name="ce94"/>
          <table:table-cell table:style-name="ce95"/>
          <table:table-cell table:style-name="ce96"/>
          <table:table-cell table:style-name="ce95"/>
          <table:table-cell table:style-name="ce96"/>
          <table:table-cell office:value-type="string" table:number-columns-spanned="4" table:number-rows-spanned="1" table:style-name="ce166">
            <text:p>Variação</text:p>
          </table:table-cell>
          <table:covered-table-cell table:number-columns-repeated="3"/>
          <table:table-cell table:number-columns-repeated="16372" table:style-name="ce1"/>
        </table:table-row>
        <table:table-row table:style-name="ro3">
          <table:table-cell/>
          <table:table-cell table:style-name="ce15"/>
          <table:table-cell office:value-type="string" table:style-name="ce84">
            <text:p>FEVEREIRO 2019</text:p>
          </table:table-cell>
          <table:table-cell office:value-type="string" table:style-name="ce17">
            <text:p>%</text:p>
          </table:table-cell>
          <table:table-cell office:value-type="string" table:style-name="ce18">
            <text:p>JANEIRO 2019</text:p>
          </table:table-cell>
          <table:table-cell office:value-type="string" table:style-name="ce19">
            <text:p>%</text:p>
          </table:table-cell>
          <table:table-cell office:value-type="string" table:style-name="ce18">
            <text:p>FEVEREIRO 2018</text:p>
          </table:table-cell>
          <table:table-cell office:value-type="string" table:style-name="ce19">
            <text:p>%</text:p>
          </table:table-cell>
          <table:table-cell office:value-type="string" table:number-columns-spanned="2" table:number-rows-spanned="1" table:style-name="ce167">
            <text:p>Mês <text:s/>anterior</text:p>
          </table:table-cell>
          <table:covered-table-cell/>
          <table:table-cell office:value-type="string" table:number-columns-spanned="2" table:number-rows-spanned="1" table:style-name="ce168">
            <text:p>Mês <text:s/>homólogo(1)<text:s/></text:p>
          </table:table-cell>
          <table:covered-table-cell/>
          <table:table-cell table:number-columns-repeated="16372" table:style-name="ce1"/>
        </table:table-row>
        <table:table-row table:style-name="ro17">
          <table:table-cell/>
          <table:table-cell table:style-name="ce20"/>
          <table:table-cell table:style-name="ce99"/>
          <table:table-cell table:style-name="ce100"/>
          <table:table-cell table:style-name="ce101"/>
          <table:table-cell table:style-name="ce102"/>
          <table:table-cell table:style-name="ce101"/>
          <table:table-cell table:style-name="ce102"/>
          <table:table-cell office:value-type="string" table:style-name="ce104">
            <text:p>Var. Abs.</text:p>
          </table:table-cell>
          <table:table-cell office:value-type="string" table:style-name="ce105">
            <text:p>Var. %</text:p>
          </table:table-cell>
          <table:table-cell office:value-type="string" table:style-name="ce104">
            <text:p>Var. Abs.</text:p>
          </table:table-cell>
          <table:table-cell office:value-type="string" table:style-name="ce106">
            <text:p>Var. %</text:p>
          </table:table-cell>
          <table:table-cell table:number-columns-repeated="16372" table:style-name="ce1"/>
        </table:table-row>
        <table:table-row table:style-name="ro21">
          <table:table-cell/>
          <table:table-cell table:style-name="ce2"/>
          <table:table-cell table:style-name="ce107"/>
          <table:table-cell table:style-name="ce108"/>
          <table:table-cell table:style-name="ce109"/>
          <table:table-cell table:style-name="ce110"/>
          <table:table-cell table:style-name="ce109"/>
          <table:table-cell table:style-name="ce110"/>
          <table:table-cell table:style-name="ce111"/>
          <table:table-cell table:number-columns-repeated="3" table:style-name="ce112"/>
          <table:table-cell table:style-name="ce28"/>
          <table:table-cell table:number-columns-repeated="16371"/>
        </table:table-row>
        <table:table-row table:style-name="ro3">
          <table:table-cell/>
          <table:table-cell office:value-type="string" table:style-name="ce113">
            <text:p>PORTUGAL</text:p>
          </table:table-cell>
          <table:table-cell office:value-type="float" office:value="41049" table:style-name="ce114">
            <text:p>41 049</text:p>
          </table:table-cell>
          <table:table-cell office:value-type="float" office:value="100" table:style-name="ce115">
            <text:p>100,0<text:s text:c="5"/></text:p>
          </table:table-cell>
          <table:table-cell office:value-type="float" office:value="54968" table:style-name="ce116">
            <text:p>54 968</text:p>
          </table:table-cell>
          <table:table-cell office:value-type="float" office:value="100" table:style-name="ce117">
            <text:p>100,0<text:s text:c="5"/></text:p>
          </table:table-cell>
          <table:table-cell office:value-type="float" office:value="41216" table:style-name="ce116">
            <text:p>41 216</text:p>
          </table:table-cell>
          <table:table-cell office:value-type="float" office:value="100" table:style-name="ce118">
            <text:p>100,0<text:s text:c="5"/></text:p>
          </table:table-cell>
          <table:table-cell office:value-type="float" office:value="-13919" table:style-name="ce39">
            <text:p><text:s/>-13 919</text:p>
          </table:table-cell>
          <table:table-cell office:value-type="float" office:value="-25.322005530490465" table:style-name="ce40">
            <text:p>-25,3<text:s text:c="3"/></text:p>
          </table:table-cell>
          <table:table-cell office:value-type="float" office:value="-167" table:style-name="ce39">
            <text:p><text:s/>- 167</text:p>
          </table:table-cell>
          <table:table-cell office:value-type="float" office:value="-0.40518245341614911" table:style-name="ce40">
            <text:p>-0,4<text:s text:c="3"/></text:p>
          </table:table-cell>
          <table:table-cell table:number-columns-repeated="16372" table:style-name="ce1"/>
        </table:table-row>
        <table:table-row table:style-name="ro25">
          <table:table-cell/>
          <table:table-cell office:value-type="string" table:style-name="ce119">
            <text:p>CONTINENTE</text:p>
          </table:table-cell>
          <table:table-cell office:value-type="float" office:value="38987" table:style-name="ce114">
            <text:p>38 987</text:p>
          </table:table-cell>
          <table:table-cell office:value-type="float" office:value="94.976735121440228" table:style-name="ce115">
            <text:p>95,0<text:s text:c="5"/></text:p>
          </table:table-cell>
          <table:table-cell office:value-type="float" office:value="51780" table:style-name="ce116">
            <text:p>51 780</text:p>
          </table:table-cell>
          <table:table-cell office:value-type="float" office:value="94.200261970601076" table:style-name="ce117">
            <text:p>94,2<text:s text:c="5"/></text:p>
          </table:table-cell>
          <table:table-cell office:value-type="float" office:value="39146" table:style-name="ce116">
            <text:p>39 146</text:p>
          </table:table-cell>
          <table:table-cell office:value-type="float" office:value="94.977678571428569" table:style-name="ce118">
            <text:p>95,0<text:s text:c="5"/></text:p>
          </table:table-cell>
          <table:table-cell office:value-type="float" office:value="-12793" table:style-name="ce39">
            <text:p><text:s/>-12 793</text:p>
          </table:table-cell>
          <table:table-cell office:value-type="float" office:value="-24.706450366937041" table:style-name="ce40">
            <text:p>-24,7<text:s text:c="3"/></text:p>
          </table:table-cell>
          <table:table-cell office:value-type="float" office:value="-159" table:style-name="ce39">
            <text:p><text:s/>- 159</text:p>
          </table:table-cell>
          <table:table-cell office:value-type="float" office:value="-0.40617176723036835" table:style-name="ce40">
            <text:p>-0,4<text:s text:c="3"/></text:p>
          </table:table-cell>
          <table:table-cell table:number-columns-repeated="16372" table:style-name="ce1"/>
        </table:table-row>
        <table:table-row table:style-name="ro17">
          <table:table-cell/>
          <table:table-cell office:value-type="string" table:style-name="ce120">
            <text:p>Norte</text:p>
          </table:table-cell>
          <table:table-cell office:value-type="float" office:value="15258" table:style-name="ce121">
            <text:p>15 258</text:p>
          </table:table-cell>
          <table:table-cell office:value-type="float" office:value="37.170211210991745" table:style-name="ce122">
            <text:p>37,2<text:s text:c="5"/></text:p>
          </table:table-cell>
          <table:table-cell office:value-type="float" office:value="19719" table:style-name="ce123">
            <text:p>19 719</text:p>
          </table:table-cell>
          <table:table-cell office:value-type="float" office:value="35.873599184980357" table:style-name="ce124">
            <text:p>35,9<text:s text:c="5"/></text:p>
          </table:table-cell>
          <table:table-cell office:value-type="float" office:value="14786" table:style-name="ce123">
            <text:p>14 786</text:p>
          </table:table-cell>
          <table:table-cell office:value-type="float" office:value="35.874417701863351" table:style-name="ce125">
            <text:p>35,9<text:s text:c="5"/></text:p>
          </table:table-cell>
          <table:table-cell office:value-type="float" office:value="-4461" table:style-name="ce48">
            <text:p><text:s/>-4 461</text:p>
          </table:table-cell>
          <table:table-cell office:value-type="float" office:value="-22.622851057355849" table:style-name="ce49">
            <text:p>-22,6<text:s text:c="3"/></text:p>
          </table:table-cell>
          <table:table-cell office:value-type="float" office:value="472" table:style-name="ce48">
            <text:p>+ 472</text:p>
          </table:table-cell>
          <table:table-cell office:value-type="float" office:value="3.1922088462058706" table:style-name="ce49">
            <text:p>+3,2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120">
            <text:p>Centro</text:p>
          </table:table-cell>
          <table:table-cell office:value-type="float" office:value="5989" table:style-name="ce121">
            <text:p>5 989</text:p>
          </table:table-cell>
          <table:table-cell office:value-type="float" office:value="14.589880386854734" table:style-name="ce122">
            <text:p>14,6<text:s text:c="5"/></text:p>
          </table:table-cell>
          <table:table-cell office:value-type="float" office:value="8193" table:style-name="ce123">
            <text:p>8 193</text:p>
          </table:table-cell>
          <table:table-cell office:value-type="float" office:value="14.905035657109591" table:style-name="ce124">
            <text:p>14,9<text:s text:c="5"/></text:p>
          </table:table-cell>
          <table:table-cell office:value-type="float" office:value="5756" table:style-name="ce123">
            <text:p>5 756</text:p>
          </table:table-cell>
          <table:table-cell office:value-type="float" office:value="13.965450310559005" table:style-name="ce125">
            <text:p>14,0<text:s text:c="5"/></text:p>
          </table:table-cell>
          <table:table-cell office:value-type="float" office:value="-2204" table:style-name="ce48">
            <text:p><text:s/>-2 204</text:p>
          </table:table-cell>
          <table:table-cell office:value-type="float" office:value="-26.901013059929209" table:style-name="ce49">
            <text:p>-26,9<text:s text:c="3"/></text:p>
          </table:table-cell>
          <table:table-cell office:value-type="float" office:value="233" table:style-name="ce48">
            <text:p>+ 233</text:p>
          </table:table-cell>
          <table:table-cell office:value-type="float" office:value="4.0479499652536486" table:style-name="ce49">
            <text:p>+4,0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120">
            <text:p>Lisboa V. Tejo</text:p>
          </table:table-cell>
          <table:table-cell office:value-type="float" office:value="13567" table:style-name="ce121">
            <text:p>13 567</text:p>
          </table:table-cell>
          <table:table-cell office:value-type="float" office:value="33.050744232502623" table:style-name="ce122">
            <text:p>33,1<text:s text:c="5"/></text:p>
          </table:table-cell>
          <table:table-cell office:value-type="float" office:value="17338" table:style-name="ce123">
            <text:p>17 338</text:p>
          </table:table-cell>
          <table:table-cell office:value-type="float" office:value="31.541988065783727" table:style-name="ce124">
            <text:p>31,5<text:s text:c="5"/></text:p>
          </table:table-cell>
          <table:table-cell office:value-type="float" office:value="14400" table:style-name="ce123">
            <text:p>14 400</text:p>
          </table:table-cell>
          <table:table-cell office:value-type="float" office:value="34.937888198757769" table:style-name="ce125">
            <text:p>34,9<text:s text:c="5"/></text:p>
          </table:table-cell>
          <table:table-cell office:value-type="float" office:value="-3771" table:style-name="ce48">
            <text:p><text:s/>-3 771</text:p>
          </table:table-cell>
          <table:table-cell office:value-type="float" office:value="-21.749913484831009" table:style-name="ce49">
            <text:p>-21,7<text:s text:c="3"/></text:p>
          </table:table-cell>
          <table:table-cell office:value-type="float" office:value="-833" table:style-name="ce48">
            <text:p><text:s/>- 833</text:p>
          </table:table-cell>
          <table:table-cell office:value-type="float" office:value="-5.7847222222222223" table:style-name="ce49">
            <text:p>-5,8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120">
            <text:p>Alentejo</text:p>
          </table:table-cell>
          <table:table-cell office:value-type="float" office:value="2209" table:style-name="ce121">
            <text:p>2 209</text:p>
          </table:table-cell>
          <table:table-cell office:value-type="float" office:value="5.3813734804745552" table:style-name="ce122">
            <text:p>5,4<text:s text:c="5"/></text:p>
          </table:table-cell>
          <table:table-cell office:value-type="float" office:value="2958" table:style-name="ce123">
            <text:p>2 958</text:p>
          </table:table-cell>
          <table:table-cell office:value-type="float" office:value="5.3813127637898415" table:style-name="ce124">
            <text:p>5,4<text:s text:c="5"/></text:p>
          </table:table-cell>
          <table:table-cell office:value-type="float" office:value="2084" table:style-name="ce123">
            <text:p>2 084</text:p>
          </table:table-cell>
          <table:table-cell office:value-type="float" office:value="5.0562888198757765" table:style-name="ce125">
            <text:p>5,1<text:s text:c="5"/></text:p>
          </table:table-cell>
          <table:table-cell office:value-type="float" office:value="-749" table:style-name="ce48">
            <text:p><text:s/>- 749</text:p>
          </table:table-cell>
          <table:table-cell office:value-type="float" office:value="-25.321162947937797" table:style-name="ce49">
            <text:p>-25,3<text:s text:c="3"/></text:p>
          </table:table-cell>
          <table:table-cell office:value-type="float" office:value="125" table:style-name="ce48">
            <text:p>+ 125</text:p>
          </table:table-cell>
          <table:table-cell office:value-type="float" office:value="5.9980806142034551" table:style-name="ce49">
            <text:p>+6,0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120">
            <text:p>Algarve</text:p>
          </table:table-cell>
          <table:table-cell office:value-type="float" office:value="1964" table:style-name="ce121">
            <text:p>1 964</text:p>
          </table:table-cell>
          <table:table-cell office:value-type="float" office:value="4.7845258106165804" table:style-name="ce122">
            <text:p>4,8<text:s text:c="5"/></text:p>
          </table:table-cell>
          <table:table-cell office:value-type="float" office:value="3572" table:style-name="ce123">
            <text:p>3 572</text:p>
          </table:table-cell>
          <table:table-cell office:value-type="float" office:value="6.4983262989375641" table:style-name="ce124">
            <text:p>6,5<text:s text:c="5"/></text:p>
          </table:table-cell>
          <table:table-cell office:value-type="float" office:value="2120" table:style-name="ce123">
            <text:p>2 120</text:p>
          </table:table-cell>
          <table:table-cell office:value-type="float" office:value="5.1436335403726714" table:style-name="ce125">
            <text:p>5,1<text:s text:c="5"/></text:p>
          </table:table-cell>
          <table:table-cell office:value-type="float" office:value="-1608" table:style-name="ce48">
            <text:p><text:s/>-1 608</text:p>
          </table:table-cell>
          <table:table-cell office:value-type="float" office:value="-45.016797312430015" table:style-name="ce49">
            <text:p>-45,0<text:s text:c="3"/></text:p>
          </table:table-cell>
          <table:table-cell office:value-type="float" office:value="-156" table:style-name="ce48">
            <text:p><text:s/>- 156</text:p>
          </table:table-cell>
          <table:table-cell office:value-type="float" office:value="-7.3584905660377355" table:style-name="ce49">
            <text:p>-7,4<text:s text:c="3"/></text:p>
          </table:table-cell>
          <table:table-cell table:number-columns-repeated="16372" table:style-name="ce1"/>
        </table:table-row>
        <table:table-row table:style-name="ro27">
          <table:table-cell/>
          <table:table-cell office:value-type="string" table:style-name="ce119">
            <text:p>REG.AUTÓNOMAS</text:p>
          </table:table-cell>
          <table:table-cell office:value-type="float" office:value="2062" table:style-name="ce114">
            <text:p>2 062</text:p>
          </table:table-cell>
          <table:table-cell office:value-type="float" office:value="5.02326487855977" table:style-name="ce115">
            <text:p>5,0<text:s text:c="5"/></text:p>
          </table:table-cell>
          <table:table-cell office:value-type="float" office:value="3188" table:style-name="ce116">
            <text:p>3 188</text:p>
          </table:table-cell>
          <table:table-cell office:value-type="float" office:value="5.7997380293989229" table:style-name="ce117">
            <text:p>5,8<text:s text:c="5"/></text:p>
          </table:table-cell>
          <table:table-cell office:value-type="float" office:value="2070" table:style-name="ce116">
            <text:p>2 070</text:p>
          </table:table-cell>
          <table:table-cell office:value-type="float" office:value="5.0223214285714288" table:style-name="ce118">
            <text:p>5,0<text:s text:c="5"/></text:p>
          </table:table-cell>
          <table:table-cell office:value-type="float" office:value="-1126" table:style-name="ce39">
            <text:p><text:s/>-1 126</text:p>
          </table:table-cell>
          <table:table-cell office:value-type="float" office:value="-35.319949811794224" table:style-name="ce40">
            <text:p>-35,3<text:s text:c="3"/></text:p>
          </table:table-cell>
          <table:table-cell office:value-type="float" office:value="-8" table:style-name="ce39">
            <text:p><text:s/>- 8</text:p>
          </table:table-cell>
          <table:table-cell office:value-type="float" office:value="-0.38647342995169082" table:style-name="ce40">
            <text:p>-0,4<text:s text:c="3"/></text:p>
          </table:table-cell>
          <table:table-cell table:number-columns-repeated="16372" table:style-name="ce1"/>
        </table:table-row>
        <table:table-row table:style-name="ro17">
          <table:table-cell/>
          <table:table-cell office:value-type="string" table:style-name="ce120">
            <text:p>Açores</text:p>
          </table:table-cell>
          <table:table-cell office:value-type="float" office:value="895" table:style-name="ce121">
            <text:p><text:s/>895</text:p>
          </table:table-cell>
          <table:table-cell office:value-type="float" office:value="2.1803210796852541" table:style-name="ce122">
            <text:p>2,2<text:s text:c="5"/></text:p>
          </table:table-cell>
          <table:table-cell office:value-type="float" office:value="1512" table:style-name="ce123">
            <text:p>1 512</text:p>
          </table:table-cell>
          <table:table-cell office:value-type="float" office:value="2.7506913113083975" table:style-name="ce124">
            <text:p>2,8<text:s text:c="5"/></text:p>
          </table:table-cell>
          <table:table-cell office:value-type="float" office:value="915" table:style-name="ce123">
            <text:p><text:s/>915</text:p>
          </table:table-cell>
          <table:table-cell office:value-type="float" office:value="2.2200116459627326" table:style-name="ce125">
            <text:p>2,2<text:s text:c="5"/></text:p>
          </table:table-cell>
          <table:table-cell office:value-type="float" office:value="-617" table:style-name="ce48">
            <text:p><text:s/>- 617</text:p>
          </table:table-cell>
          <table:table-cell office:value-type="float" office:value="-40.806878306878311" table:style-name="ce49">
            <text:p>-40,8<text:s text:c="3"/></text:p>
          </table:table-cell>
          <table:table-cell office:value-type="float" office:value="-20" table:style-name="ce48">
            <text:p><text:s/>- 20</text:p>
          </table:table-cell>
          <table:table-cell office:value-type="float" office:value="-2.1857923497267762" table:style-name="ce49">
            <text:p>-2,2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120">
            <text:p>Madeira</text:p>
          </table:table-cell>
          <table:table-cell office:value-type="float" office:value="1167" table:style-name="ce121">
            <text:p>1 167</text:p>
          </table:table-cell>
          <table:table-cell office:value-type="float" office:value="2.8429437988745159" table:style-name="ce122">
            <text:p>2,8<text:s text:c="5"/></text:p>
          </table:table-cell>
          <table:table-cell office:value-type="float" office:value="1676" table:style-name="ce123">
            <text:p>1 676</text:p>
          </table:table-cell>
          <table:table-cell office:value-type="float" office:value="3.0490467180905254" table:style-name="ce124">
            <text:p>3,0<text:s text:c="5"/></text:p>
          </table:table-cell>
          <table:table-cell office:value-type="float" office:value="1155" table:style-name="ce123">
            <text:p>1 155</text:p>
          </table:table-cell>
          <table:table-cell office:value-type="float" office:value="2.8023097826086958" table:style-name="ce125">
            <text:p>2,8<text:s text:c="5"/></text:p>
          </table:table-cell>
          <table:table-cell office:value-type="float" office:value="-509" table:style-name="ce48">
            <text:p><text:s/>- 509</text:p>
          </table:table-cell>
          <table:table-cell office:value-type="float" office:value="-30.369928400954656" table:style-name="ce49">
            <text:p>-30,4<text:s text:c="3"/></text:p>
          </table:table-cell>
          <table:table-cell office:value-type="float" office:value="12" table:style-name="ce48">
            <text:p>+ 12</text:p>
          </table:table-cell>
          <table:table-cell office:value-type="float" office:value="1.0389610389610389" table:style-name="ce49">
            <text:p>+1,0<text:s text:c="3"/></text:p>
          </table:table-cell>
          <table:table-cell table:number-columns-repeated="16372" table:style-name="ce1"/>
        </table:table-row>
        <table:table-row table:style-name="ro20">
          <table:table-cell/>
          <table:table-cell table:style-name="ce126"/>
          <table:table-cell table:style-name="ce127"/>
          <table:table-cell table:style-name="ce128"/>
          <table:table-cell table:style-name="ce129"/>
          <table:table-cell table:style-name="ce130"/>
          <table:table-cell table:style-name="ce129"/>
          <table:table-cell table:style-name="ce131"/>
          <table:table-cell table:style-name="ce132"/>
          <table:table-cell table:style-name="ce133"/>
          <table:table-cell table:style-name="ce132"/>
          <table:table-cell table:style-name="ce133"/>
          <table:table-cell table:number-columns-repeated="16372" table:style-name="ce1"/>
        </table:table-row>
        <table:table-row table:style-name="ro23">
          <table:table-cell/>
          <table:table-cell office:value-type="string" table:style-name="ce76">
            <text:p><text:s text:c="4"/>(1) - Mês homólogo do ano anterior</text:p>
          </table:table-cell>
          <table:table-cell table:number-columns-repeated="2" table:style-name="ce3"/>
          <table:table-cell table:number-columns-repeated="4" table:style-name="ce76"/>
          <table:table-cell table:style-name="ce3"/>
          <table:table-cell table:style-name="ce77"/>
          <table:table-cell table:number-columns-repeated="2" table:style-name="ce3"/>
          <table:table-cell table:number-columns-repeated="16372" table:style-name="ce1"/>
        </table:table-row>
        <table:table-row table:number-rows-repeated="3" table:style-name="ro23">
          <table:table-cell/>
          <table:table-cell table:number-columns-repeated="3" table:style-name="ce1"/>
          <table:table-cell table:number-columns-repeated="2" table:style-name="ce92"/>
          <table:table-cell table:number-columns-repeated="16378" table:style-name="ce1"/>
        </table:table-row>
        <table:table-row table:number-rows-repeated="2" table:style-name="ro11">
          <table:table-cell/>
          <table:table-cell table:number-columns-repeated="3" table:style-name="ce1"/>
          <table:table-cell table:number-columns-repeated="2" table:style-name="ce92"/>
          <table:table-cell table:number-columns-repeated="16378" table:style-name="ce1"/>
        </table:table-row>
        <table:table-row table:style-name="ro12">
          <table:table-cell/>
          <table:table-cell table:number-columns-repeated="3" table:style-name="ce1"/>
          <table:table-cell table:number-columns-repeated="2" table:style-name="ce92"/>
          <table:table-cell table:number-columns-repeated="16378" table:style-name="ce1"/>
        </table:table-row>
        <table:table-row table:style-name="ro14">
          <table:table-cell/>
          <table:table-cell table:number-columns-repeated="11" table:style-name="ce1"/>
          <table:table-cell table:number-columns-repeated="6" table:style-name="ce3"/>
          <table:table-cell table:number-columns-repeated="16366"/>
        </table:table-row>
        <table:table-row table:style-name="ro3">
          <table:table-cell/>
          <table:table-cell table:number-columns-repeated="11" table:style-name="ce1"/>
          <table:table-cell table:number-columns-repeated="6" table:style-name="ce3"/>
          <table:table-cell table:number-columns-repeated="16366"/>
        </table:table-row>
        <table:table-row table:style-name="ro1">
          <table:table-cell/>
          <table:table-cell table:style-name="ce76"/>
          <table:table-cell table:style-name="ce185"/>
          <table:table-cell table:style-name="ce186"/>
          <table:table-cell table:number-columns-repeated="4" table:style-name="ce161"/>
          <table:table-cell table:style-name="ce162"/>
          <table:table-cell table:style-name="ce163"/>
          <table:table-cell table:style-name="ce162"/>
          <table:table-cell table:style-name="ce163"/>
          <table:table-cell table:number-columns-repeated="6" table:style-name="ce3"/>
          <table:table-cell table:number-columns-repeated="16366"/>
        </table:table-row>
        <table:table-row table:style-name="ro1">
          <table:table-cell/>
          <table:table-cell table:number-columns-repeated="11" table:style-name="ce1"/>
          <table:table-cell table:number-columns-repeated="6" table:style-name="ce14"/>
          <table:table-cell table:number-columns-repeated="16366"/>
        </table:table-row>
        <table:table-row table:style-name="ro1">
          <table:table-cell/>
          <table:table-cell table:number-columns-repeated="3" table:style-name="ce1"/>
          <table:table-cell table:number-columns-repeated="2" table:style-name="ce92"/>
          <table:table-cell table:number-columns-repeated="6" table:style-name="ce1"/>
          <table:table-cell table:number-columns-repeated="6" table:style-name="ce14"/>
          <table:table-cell table:number-columns-repeated="16366"/>
        </table:table-row>
        <table:table-row table:style-name="ro1">
          <table:table-cell/>
          <table:table-cell table:number-columns-repeated="3" table:style-name="ce1"/>
          <table:table-cell table:number-columns-repeated="2" table:style-name="ce92"/>
          <table:table-cell table:number-columns-repeated="6" table:style-name="ce1"/>
          <table:table-cell table:number-columns-repeated="6" table:style-name="ce28"/>
          <table:table-cell table:number-columns-repeated="16366"/>
        </table:table-row>
        <table:table-row table:style-name="ro10">
          <table:table-cell/>
          <table:table-cell table:number-columns-repeated="3" table:style-name="ce1"/>
          <table:table-cell table:number-columns-repeated="2" table:style-name="ce92"/>
          <table:table-cell table:number-columns-repeated="6" table:style-name="ce1"/>
          <table:table-cell table:number-columns-repeated="6" table:style-name="ce28"/>
          <table:table-cell table:number-columns-repeated="16366"/>
        </table:table-row>
        <table:table-row table:style-name="ro23">
          <table:table-cell/>
          <table:table-cell table:number-columns-repeated="3" table:style-name="ce1"/>
          <table:table-cell table:number-columns-repeated="2" table:style-name="ce92"/>
          <table:table-cell table:number-columns-repeated="6" table:style-name="ce1"/>
          <table:table-cell table:style-name="ce41"/>
          <table:table-cell table:style-name="ce3"/>
          <table:table-cell table:number-columns-repeated="4" table:style-name="ce42"/>
          <table:table-cell table:number-columns-repeated="16366"/>
        </table:table-row>
        <table:table-row table:style-name="ro23">
          <table:table-cell/>
          <table:table-cell table:number-columns-repeated="3" table:style-name="ce1"/>
          <table:table-cell table:number-columns-repeated="2" table:style-name="ce92"/>
          <table:table-cell table:number-columns-repeated="6" table:style-name="ce1"/>
          <table:table-cell table:style-name="ce65"/>
          <table:table-cell table:style-name="ce187"/>
          <table:table-cell table:style-name="ce188"/>
          <table:table-cell table:style-name="ce189"/>
          <table:table-cell table:number-columns-repeated="2" table:style-name="ce187"/>
          <table:table-cell table:style-name="ce190"/>
          <table:table-cell table:number-columns-repeated="16365"/>
        </table:table-row>
        <table:table-row table:style-name="ro23">
          <table:table-cell/>
          <table:table-cell table:number-columns-repeated="3" table:style-name="ce1"/>
          <table:table-cell table:number-columns-repeated="2" table:style-name="ce92"/>
          <table:table-cell table:number-columns-repeated="6" table:style-name="ce1"/>
          <table:table-cell table:style-name="ce59"/>
          <table:table-cell table:style-name="ce187"/>
          <table:table-cell table:style-name="ce188"/>
          <table:table-cell table:style-name="ce189"/>
          <table:table-cell table:number-columns-repeated="2" table:style-name="ce187"/>
          <table:table-cell table:style-name="ce190"/>
          <table:table-cell table:number-columns-repeated="16365"/>
        </table:table-row>
        <table:table-row table:number-rows-repeated="5" table:style-name="ro23">
          <table:table-cell/>
          <table:table-cell table:number-columns-repeated="3" table:style-name="ce1"/>
          <table:table-cell table:number-columns-repeated="2" table:style-name="ce92"/>
          <table:table-cell table:number-columns-repeated="6" table:style-name="ce1"/>
          <table:table-cell table:style-name="ce65"/>
          <table:table-cell table:style-name="ce187"/>
          <table:table-cell table:style-name="ce188"/>
          <table:table-cell table:style-name="ce189"/>
          <table:table-cell table:number-columns-repeated="2" table:style-name="ce187"/>
          <table:table-cell table:style-name="ce190"/>
          <table:table-cell table:number-columns-repeated="16365"/>
        </table:table-row>
        <table:table-row table:style-name="ro23">
          <table:table-cell/>
          <table:table-cell table:number-columns-repeated="3" table:style-name="ce1"/>
          <table:table-cell table:number-columns-repeated="2" table:style-name="ce92"/>
          <table:table-cell table:number-columns-repeated="6" table:style-name="ce1"/>
          <table:table-cell table:style-name="ce59"/>
          <table:table-cell table:style-name="ce187"/>
          <table:table-cell table:style-name="ce188"/>
          <table:table-cell table:style-name="ce189"/>
          <table:table-cell table:number-columns-repeated="2" table:style-name="ce187"/>
          <table:table-cell table:style-name="ce190"/>
          <table:table-cell table:number-columns-repeated="16365"/>
        </table:table-row>
        <table:table-row table:style-name="ro23">
          <table:table-cell/>
          <table:table-cell table:number-columns-repeated="3" table:style-name="ce1"/>
          <table:table-cell table:number-columns-repeated="2" table:style-name="ce92"/>
          <table:table-cell table:number-columns-repeated="6" table:style-name="ce1"/>
          <table:table-cell table:style-name="ce65"/>
          <table:table-cell table:style-name="ce187"/>
          <table:table-cell table:style-name="ce188"/>
          <table:table-cell table:style-name="ce189"/>
          <table:table-cell table:number-columns-repeated="2" table:style-name="ce187"/>
          <table:table-cell table:style-name="ce190"/>
          <table:table-cell table:number-columns-repeated="16365"/>
        </table:table-row>
        <table:table-row table:number-rows-repeated="2" table:style-name="ro23">
          <table:table-cell/>
          <table:table-cell table:number-columns-repeated="3" table:style-name="ce1"/>
          <table:table-cell table:number-columns-repeated="2" table:style-name="ce92"/>
          <table:table-cell table:number-columns-repeated="7" table:style-name="ce1"/>
          <table:table-cell table:style-name="ce187"/>
          <table:table-cell table:style-name="ce188"/>
          <table:table-cell table:style-name="ce189"/>
          <table:table-cell table:style-name="ce191"/>
          <table:table-cell table:style-name="ce192"/>
          <table:table-cell table:style-name="ce190"/>
          <table:table-cell table:number-columns-repeated="16365"/>
        </table:table-row>
        <table:table-row table:style-name="ro8">
          <table:table-cell/>
          <table:table-cell table:number-columns-repeated="3" table:style-name="ce79"/>
          <table:table-cell table:number-columns-repeated="2" table:style-name="ce164"/>
          <table:table-cell table:number-columns-repeated="6" table:style-name="ce79"/>
          <table:table-cell table:style-name="ce1"/>
          <table:table-cell table:style-name="ce60"/>
          <table:table-cell table:number-columns-repeated="16370" table:style-name="ce1"/>
        </table:table-row>
        <table:table-row table:style-name="ro1">
          <table:table-cell table:number-columns-repeated="16384"/>
        </table:table-row>
        <table:table-row table:style-name="ro7">
          <table:table-cell/>
          <table:table-cell table:number-columns-repeated="3" table:style-name="ce1"/>
          <table:table-cell table:number-columns-repeated="2" table:style-name="ce92"/>
          <table:table-cell table:number-columns-repeated="16378" table:style-name="ce1"/>
        </table:table-row>
        <table:table-row table:style-name="ro5">
          <table:table-cell/>
          <table:table-cell table:number-columns-repeated="3" table:style-name="ce1"/>
          <table:table-cell table:number-columns-repeated="2" table:style-name="ce92"/>
          <table:table-cell table:number-columns-repeated="6" table:style-name="ce1"/>
          <table:table-cell table:number-columns-repeated="3" table:style-name="ce193"/>
          <table:table-cell table:number-columns-repeated="16369" table:style-name="ce1"/>
        </table:table-row>
        <table:table-row table:style-name="ro11">
          <table:table-cell/>
          <table:table-cell table:number-columns-repeated="3" table:style-name="ce1"/>
          <table:table-cell table:number-columns-repeated="2" table:style-name="ce92"/>
          <table:table-cell table:number-columns-repeated="6" table:style-name="ce1"/>
          <table:table-cell table:number-columns-repeated="3" table:style-name="ce193"/>
          <table:table-cell table:number-columns-repeated="16369" table:style-name="ce1"/>
        </table:table-row>
        <table:table-row table:number-rows-repeated="28"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<text:s text:c="4"/>(1) - Mês homólogo do ano anterior</text:p>
          </table:table-cell>
          <table:table-cell table:number-columns-repeated="16382"/>
        </table:table-row>
        <table:table-row table:number-rows-repeated="1048467" table:style-name="ro1">
          <table:table-cell table:number-columns-repeated="16384"/>
        </table:table-row>
        <table:named-expressions>
          <table:named-range table:name="Print_Area" table:cell-range-address="q6-7.$B$1:q6-7.$L$60" table:base-cell-address="q6-7.$A$1"/>
          <table:named-expression table:name="Desemprego_registado" table:expression="of:=[.#REF!]" table:base-cell-address="q1.$A$1"/>
        </table:named-expressions>
      </table:table>
      <table:table table:name="q8-9" table:style-name="ta3">
        <table:table-column table:style-name="co1" table:default-cell-style-name="ce1" table:visibility="collapse"/>
        <table:table-column table:style-name="co12" table:default-cell-style-name="ce1"/>
        <table:table-column table:style-name="co13" table:default-cell-style-name="ce1"/>
        <table:table-column table:style-name="co10" table:default-cell-style-name="ce1"/>
        <table:table-column table:style-name="co3" table:default-cell-style-name="ce92"/>
        <table:table-column table:style-name="co14" table:default-cell-style-name="ce92"/>
        <table:table-column table:style-name="co15" table:default-cell-style-name="ce1"/>
        <table:table-column table:style-name="co14" table:default-cell-style-name="ce1"/>
        <table:table-column table:style-name="co16" table:default-cell-style-name="ce1"/>
        <table:table-column table:style-name="co9" table:default-cell-style-name="ce1"/>
        <table:table-column table:style-name="co17" table:default-cell-style-name="ce1"/>
        <table:table-column table:style-name="co18" table:default-cell-style-name="ce1"/>
        <table:table-column table:style-name="co1" table:number-columns-repeated="16372" table:default-cell-style-name="ce1"/>
        <table:table-row table:style-name="ro1">
          <table:table-cell table:number-columns-repeated="8"/>
          <table:table-cell table:style-name="ce1">
            <draw:g draw:z-index="2" draw:name="Grupo 5" draw:id="id25">
              <svg:title/>
              <svg:desc/>
              <draw:frame draw:id="id23" draw:style-name="a67" draw:name="Picture 184" svg:x="0.08802in" svg:y="0.11938in" svg:width="2.62085in" svg:height="0.68387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24" draw:style-name="a71" draw:name="CaixaDeTexto 10" svg:x="0.57573in" svg:y="0.24802in" svg:width="1.9998in" svg:height="0.53928in">
                <draw:text-box>
                  <text:p text:style-name="a70" text:class-names="" text:cond-style-name=""><text:span text:style-name="a68" text:class-names="">FEVEREIRO 2019</text:span><text:span text:style-name="a69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1">
          <table:table-cell table:style-name="ce1">
            <draw:frame draw:z-index="1" draw:id="id22" draw:style-name="a66" draw:name="Text Box 122" svg:x="0in" svg:y="0in" svg:width="0.97917in" svg:height="0.32526in">
              <draw:text-box>
                <text:p text:style-name="a63" text:class-names="" text:cond-style-name=""><text:span text:style-name="a61" text:class-names="">Página 10</text:span><text:span text:style-name="a62" text:class-names="">/14</text:span></text:p>
                <text:p text:style-name="a65" text:class-names="" text:cond-style-name=""><text:span text:style-name="a64" text:class-names=""/></text:p>
              </draw:text-box>
              <svg:title/>
              <svg:desc/>
            </draw:frame>
          </table:table-cell>
          <table:table-cell table:number-columns-repeated="16383"/>
        </table:table-row>
        <table:table-row table:number-rows-repeated="3" table:style-name="ro1">
          <table:table-cell/>
          <table:table-cell table:number-columns-repeated="11" table:style-name="ce2"/>
          <table:table-cell table:number-columns-repeated="6" table:style-name="ce3"/>
          <table:table-cell table:number-columns-repeated="16366"/>
        </table:table-row>
        <table:table-row table:style-name="ro2">
          <table:table-cell/>
          <table:table-cell office:value-type="string" table:style-name="ce4">
            <text:p><text:s/>Quadro 8 - OFERTAS DE EMPREGO RECEBIDAS, <text:s text:c="2"/>POR <text:s/>REGIÕES<text:s text:c="3"/></text:p>
          </table:table-cell>
          <table:table-cell table:number-columns-repeated="10" table:style-name="ce4"/>
          <table:table-cell table:number-columns-repeated="6" table:style-name="ce3"/>
          <table:table-cell table:number-columns-repeated="16366"/>
        </table:table-row>
        <table:table-row table:style-name="ro2">
          <table:table-cell/>
          <table:table-cell office:value-type="string" table:style-name="ce6">
            <text:p>Movimento ao longo do mês</text:p>
          </table:table-cell>
          <table:table-cell table:number-columns-repeated="2" table:style-name="ce7"/>
          <table:table-cell table:number-columns-repeated="4" table:style-name="ce6"/>
          <table:table-cell table:number-columns-repeated="4" table:style-name="ce7"/>
          <table:table-cell table:number-columns-repeated="6" table:style-name="ce3"/>
          <table:table-cell table:number-columns-repeated="16366"/>
        </table:table-row>
        <table:table-row table:style-name="ro10">
          <table:table-cell/>
          <table:table-cell table:style-name="ce2"/>
          <table:table-cell table:style-name="ce8"/>
          <table:table-cell table:number-columns-repeated="9" table:style-name="ce2"/>
          <table:table-cell table:number-columns-repeated="6" table:style-name="ce3"/>
          <table:table-cell table:number-columns-repeated="16366"/>
        </table:table-row>
        <table:table-row table:style-name="ro1">
          <table:table-cell/>
          <table:table-cell table:style-name="ce9"/>
          <table:table-cell table:style-name="ce93"/>
          <table:table-cell table:style-name="ce94"/>
          <table:table-cell table:style-name="ce95"/>
          <table:table-cell table:style-name="ce96"/>
          <table:table-cell table:style-name="ce95"/>
          <table:table-cell table:style-name="ce96"/>
          <table:table-cell office:value-type="string" table:number-columns-spanned="4" table:number-rows-spanned="1" table:style-name="ce166">
            <text:p>Variação</text:p>
          </table:table-cell>
          <table:covered-table-cell table:number-columns-repeated="3"/>
          <table:table-cell table:number-columns-repeated="6" table:style-name="ce14"/>
          <table:table-cell table:number-columns-repeated="16366"/>
        </table:table-row>
        <table:table-row table:style-name="ro1">
          <table:table-cell/>
          <table:table-cell table:style-name="ce15"/>
          <table:table-cell office:value-type="string" table:style-name="ce84">
            <text:p>FEVEREIRO 2019</text:p>
          </table:table-cell>
          <table:table-cell office:value-type="string" table:style-name="ce97">
            <text:p>%</text:p>
          </table:table-cell>
          <table:table-cell office:value-type="string" table:style-name="ce18">
            <text:p>JANEIRO 2019</text:p>
          </table:table-cell>
          <table:table-cell office:value-type="string" table:style-name="ce98">
            <text:p>%</text:p>
          </table:table-cell>
          <table:table-cell office:value-type="string" table:style-name="ce18">
            <text:p>FEVEREIRO 2018</text:p>
          </table:table-cell>
          <table:table-cell office:value-type="string" table:style-name="ce98">
            <text:p>%</text:p>
          </table:table-cell>
          <table:table-cell office:value-type="string" table:number-columns-spanned="2" table:number-rows-spanned="1" table:style-name="ce167">
            <text:p>Mês <text:s/>anterior</text:p>
          </table:table-cell>
          <table:covered-table-cell/>
          <table:table-cell office:value-type="string" table:number-columns-spanned="2" table:number-rows-spanned="1" table:style-name="ce168">
            <text:p>Mês <text:s/>homólogo<text:span text:style-name="T2">(1)<text:s/></text:span></text:p>
          </table:table-cell>
          <table:covered-table-cell/>
          <table:table-cell table:number-columns-repeated="6" table:style-name="ce14"/>
          <table:table-cell table:number-columns-repeated="16366"/>
        </table:table-row>
        <table:table-row table:style-name="ro1">
          <table:table-cell/>
          <table:table-cell table:style-name="ce20"/>
          <table:table-cell table:style-name="ce99"/>
          <table:table-cell table:style-name="ce100"/>
          <table:table-cell table:style-name="ce101"/>
          <table:table-cell table:style-name="ce102"/>
          <table:table-cell table:style-name="ce101"/>
          <table:table-cell table:style-name="ce103"/>
          <table:table-cell office:value-type="string" table:style-name="ce104">
            <text:p>Var. Abs.</text:p>
          </table:table-cell>
          <table:table-cell office:value-type="string" table:style-name="ce105">
            <text:p>Var. %</text:p>
          </table:table-cell>
          <table:table-cell office:value-type="string" table:style-name="ce104">
            <text:p>Var. Abs.</text:p>
          </table:table-cell>
          <table:table-cell office:value-type="string" table:style-name="ce106">
            <text:p>Var. %</text:p>
          </table:table-cell>
          <table:table-cell table:number-columns-repeated="6" table:style-name="ce28"/>
          <table:table-cell table:number-columns-repeated="16366"/>
        </table:table-row>
        <table:table-row table:style-name="ro10">
          <table:table-cell/>
          <table:table-cell table:style-name="ce2"/>
          <table:table-cell table:style-name="ce107"/>
          <table:table-cell table:style-name="ce108"/>
          <table:table-cell table:style-name="ce109"/>
          <table:table-cell table:style-name="ce110"/>
          <table:table-cell table:style-name="ce109"/>
          <table:table-cell table:style-name="ce110"/>
          <table:table-cell table:style-name="ce111"/>
          <table:table-cell table:number-columns-repeated="3" table:style-name="ce112"/>
          <table:table-cell table:style-name="ce28"/>
          <table:table-cell table:number-columns-repeated="16371" table:style-name="ce1"/>
        </table:table-row>
        <table:table-row table:style-name="ro5">
          <table:table-cell/>
          <table:table-cell office:value-type="string" table:style-name="ce113">
            <text:p>PORTUGAL</text:p>
          </table:table-cell>
          <table:table-cell office:value-type="float" office:value="10805" table:style-name="ce114">
            <text:p>10 805</text:p>
          </table:table-cell>
          <table:table-cell office:value-type="float" office:value="100" table:style-name="ce115">
            <text:p>100,0<text:s text:c="5"/></text:p>
          </table:table-cell>
          <table:table-cell office:value-type="float" office:value="12515" table:style-name="ce116">
            <text:p>12 515</text:p>
          </table:table-cell>
          <table:table-cell office:value-type="float" office:value="100" table:style-name="ce117">
            <text:p>100,0<text:s text:c="5"/></text:p>
          </table:table-cell>
          <table:table-cell office:value-type="float" office:value="10877" table:style-name="ce116">
            <text:p>10 877</text:p>
          </table:table-cell>
          <table:table-cell office:value-type="float" office:value="100" table:style-name="ce118">
            <text:p>100,0<text:s text:c="5"/></text:p>
          </table:table-cell>
          <table:table-cell office:value-type="float" office:value="-1710" table:style-name="ce39">
            <text:p><text:s/>-1 710</text:p>
          </table:table-cell>
          <table:table-cell office:value-type="float" office:value="-13.663603675589291" table:style-name="ce40">
            <text:p>-13,7<text:s text:c="3"/></text:p>
          </table:table-cell>
          <table:table-cell office:value-type="float" office:value="-72" table:style-name="ce39">
            <text:p><text:s/>- 72</text:p>
          </table:table-cell>
          <table:table-cell office:value-type="float" office:value="-0.66194722809598239" table:style-name="ce40">
            <text:p>-0,7<text:s text:c="3"/></text:p>
          </table:table-cell>
          <table:table-cell table:style-name="ce41"/>
          <table:table-cell table:style-name="ce3"/>
          <table:table-cell table:number-columns-repeated="2" table:style-name="ce194"/>
          <table:table-cell table:number-columns-repeated="2" table:style-name="ce42"/>
          <table:table-cell table:number-columns-repeated="16366"/>
        </table:table-row>
        <table:table-row table:style-name="ro26">
          <table:table-cell/>
          <table:table-cell office:value-type="string" table:style-name="ce119">
            <text:p>CONTINENTE</text:p>
          </table:table-cell>
          <table:table-cell office:value-type="float" office:value="10396" table:style-name="ce114">
            <text:p>10 396</text:p>
          </table:table-cell>
          <table:table-cell office:value-type="float" office:value="96.21471540953263" table:style-name="ce115">
            <text:p>96,2<text:s text:c="5"/></text:p>
          </table:table-cell>
          <table:table-cell office:value-type="float" office:value="12087" table:style-name="ce116">
            <text:p>12 087</text:p>
          </table:table-cell>
          <table:table-cell office:value-type="float" office:value="96.580103875349579" table:style-name="ce117">
            <text:p>96,6<text:s text:c="5"/></text:p>
          </table:table-cell>
          <table:table-cell office:value-type="float" office:value="10506" table:style-name="ce116">
            <text:p>10 506</text:p>
          </table:table-cell>
          <table:table-cell office:value-type="float" office:value="96.589133033005425" table:style-name="ce118">
            <text:p>96,6<text:s text:c="5"/></text:p>
          </table:table-cell>
          <table:table-cell office:value-type="float" office:value="-1691" table:style-name="ce39">
            <text:p><text:s/>-1 691</text:p>
          </table:table-cell>
          <table:table-cell office:value-type="float" office:value="-13.990237445189047" table:style-name="ce40">
            <text:p>-14,0<text:s text:c="3"/></text:p>
          </table:table-cell>
          <table:table-cell office:value-type="float" office:value="-110" table:style-name="ce39">
            <text:p><text:s/>- 110</text:p>
          </table:table-cell>
          <table:table-cell office:value-type="float" office:value="-1.0470207500475919" table:style-name="ce40">
            <text:p>-1,0<text:s text:c="3"/></text:p>
          </table:table-cell>
          <table:table-cell table:style-name="ce59"/>
          <table:table-cell table:style-name="ce90"/>
          <table:table-cell table:number-columns-repeated="2" table:style-name="ce195"/>
          <table:table-cell table:number-columns-repeated="2" table:style-name="ce60"/>
          <table:table-cell table:number-columns-repeated="16366"/>
        </table:table-row>
        <table:table-row table:style-name="ro17">
          <table:table-cell/>
          <table:table-cell office:value-type="string" table:style-name="ce120">
            <text:p>Norte</text:p>
          </table:table-cell>
          <table:table-cell office:value-type="float" office:value="2606" table:style-name="ce121">
            <text:p>2 606</text:p>
          </table:table-cell>
          <table:table-cell office:value-type="float" office:value="24.118463674224895" table:style-name="ce122">
            <text:p>24,1<text:s text:c="5"/></text:p>
          </table:table-cell>
          <table:table-cell office:value-type="float" office:value="3628" table:style-name="ce123">
            <text:p>3 628</text:p>
          </table:table-cell>
          <table:table-cell office:value-type="float" office:value="28.98921294446664" table:style-name="ce124">
            <text:p>29,0<text:s text:c="5"/></text:p>
          </table:table-cell>
          <table:table-cell office:value-type="float" office:value="2822" table:style-name="ce123">
            <text:p>2 822</text:p>
          </table:table-cell>
          <table:table-cell office:value-type="float" office:value="25.944653856761974" table:style-name="ce125">
            <text:p>25,9<text:s text:c="5"/></text:p>
          </table:table-cell>
          <table:table-cell office:value-type="float" office:value="-1022" table:style-name="ce48">
            <text:p><text:s/>-1 022</text:p>
          </table:table-cell>
          <table:table-cell office:value-type="float" office:value="-28.169790518191839" table:style-name="ce49">
            <text:p>-28,2<text:s text:c="3"/></text:p>
          </table:table-cell>
          <table:table-cell office:value-type="float" office:value="-216" table:style-name="ce48">
            <text:p><text:s/>- 216</text:p>
          </table:table-cell>
          <table:table-cell office:value-type="float" office:value="-7.6541459957476965" table:style-name="ce49">
            <text:p>-7,7<text:s text:c="3"/></text:p>
          </table:table-cell>
          <table:table-cell table:style-name="ce65"/>
          <table:table-cell table:style-name="ce59"/>
          <table:table-cell table:number-columns-repeated="2" table:style-name="ce196"/>
          <table:table-cell table:number-columns-repeated="2" table:style-name="ce60"/>
          <table:table-cell table:number-columns-repeated="16366"/>
        </table:table-row>
        <table:table-row table:style-name="ro5">
          <table:table-cell/>
          <table:table-cell office:value-type="string" table:style-name="ce120">
            <text:p>Centro</text:p>
          </table:table-cell>
          <table:table-cell office:value-type="float" office:value="2347" table:style-name="ce121">
            <text:p>2 347</text:p>
          </table:table-cell>
          <table:table-cell office:value-type="float" office:value="21.721425266080519" table:style-name="ce122">
            <text:p>21,7<text:s text:c="5"/></text:p>
          </table:table-cell>
          <table:table-cell office:value-type="float" office:value="3213" table:style-name="ce123">
            <text:p>3 213</text:p>
          </table:table-cell>
          <table:table-cell office:value-type="float" office:value="25.673192169396724" table:style-name="ce124">
            <text:p>25,7<text:s text:c="5"/></text:p>
          </table:table-cell>
          <table:table-cell office:value-type="float" office:value="2612" table:style-name="ce123">
            <text:p>2 612</text:p>
          </table:table-cell>
          <table:table-cell office:value-type="float" office:value="24.013974441482024" table:style-name="ce125">
            <text:p>24,0<text:s text:c="5"/></text:p>
          </table:table-cell>
          <table:table-cell office:value-type="float" office:value="-866" table:style-name="ce48">
            <text:p><text:s/>- 866</text:p>
          </table:table-cell>
          <table:table-cell office:value-type="float" office:value="-26.95300342359166" table:style-name="ce49">
            <text:p>-27,0<text:s text:c="3"/></text:p>
          </table:table-cell>
          <table:table-cell office:value-type="float" office:value="-265" table:style-name="ce48">
            <text:p><text:s/>- 265</text:p>
          </table:table-cell>
          <table:table-cell office:value-type="float" office:value="-10.145482388973965" table:style-name="ce49">
            <text:p>-10,1<text:s text:c="3"/></text:p>
          </table:table-cell>
          <table:table-cell table:number-columns-repeated="2" table:style-name="ce59"/>
          <table:table-cell table:number-columns-repeated="2" table:style-name="ce196"/>
          <table:table-cell table:number-columns-repeated="2" table:style-name="ce60"/>
          <table:table-cell table:number-columns-repeated="16366"/>
        </table:table-row>
        <table:table-row table:style-name="ro5">
          <table:table-cell/>
          <table:table-cell office:value-type="string" table:style-name="ce120">
            <text:p>Lisboa V. Tejo</text:p>
          </table:table-cell>
          <table:table-cell office:value-type="float" office:value="2965" table:style-name="ce121">
            <text:p>2 965</text:p>
          </table:table-cell>
          <table:table-cell office:value-type="float" office:value="27.440999537251269" table:style-name="ce122">
            <text:p>27,4<text:s text:c="5"/></text:p>
          </table:table-cell>
          <table:table-cell office:value-type="float" office:value="3600" table:style-name="ce123">
            <text:p>3 600</text:p>
          </table:table-cell>
          <table:table-cell office:value-type="float" office:value="28.765481422293249" table:style-name="ce124">
            <text:p>28,8<text:s text:c="5"/></text:p>
          </table:table-cell>
          <table:table-cell office:value-type="float" office:value="2735" table:style-name="ce123">
            <text:p>2 735</text:p>
          </table:table-cell>
          <table:table-cell office:value-type="float" office:value="25.144800956145996" table:style-name="ce125">
            <text:p>25,1<text:s text:c="5"/></text:p>
          </table:table-cell>
          <table:table-cell office:value-type="float" office:value="-635" table:style-name="ce48">
            <text:p><text:s/>- 635</text:p>
          </table:table-cell>
          <table:table-cell office:value-type="float" office:value="-17.638888888888889" table:style-name="ce49">
            <text:p>-17,6<text:s text:c="3"/></text:p>
          </table:table-cell>
          <table:table-cell office:value-type="float" office:value="230" table:style-name="ce48">
            <text:p>+ 230</text:p>
          </table:table-cell>
          <table:table-cell office:value-type="float" office:value="8.4095063985374772" table:style-name="ce49">
            <text:p>+8,4<text:s text:c="3"/></text:p>
          </table:table-cell>
          <table:table-cell table:style-name="ce65"/>
          <table:table-cell table:style-name="ce59"/>
          <table:table-cell table:number-columns-repeated="2" table:style-name="ce196"/>
          <table:table-cell table:number-columns-repeated="2" table:style-name="ce60"/>
          <table:table-cell table:number-columns-repeated="16366"/>
        </table:table-row>
        <table:table-row table:style-name="ro5">
          <table:table-cell/>
          <table:table-cell office:value-type="string" table:style-name="ce120">
            <text:p>Alentejo</text:p>
          </table:table-cell>
          <table:table-cell office:value-type="float" office:value="1050" table:style-name="ce121">
            <text:p>1 050</text:p>
          </table:table-cell>
          <table:table-cell office:value-type="float" office:value="9.7177232762609904" table:style-name="ce122">
            <text:p>9,7<text:s text:c="5"/></text:p>
          </table:table-cell>
          <table:table-cell office:value-type="float" office:value="945" table:style-name="ce123">
            <text:p><text:s/>945</text:p>
          </table:table-cell>
          <table:table-cell office:value-type="float" office:value="7.5509388733519769" table:style-name="ce124">
            <text:p>7,6<text:s text:c="5"/></text:p>
          </table:table-cell>
          <table:table-cell office:value-type="float" office:value="750" table:style-name="ce123">
            <text:p><text:s/>750</text:p>
          </table:table-cell>
          <table:table-cell office:value-type="float" office:value="6.8952836259998165" table:style-name="ce125">
            <text:p>6,9<text:s text:c="5"/></text:p>
          </table:table-cell>
          <table:table-cell office:value-type="float" office:value="105" table:style-name="ce48">
            <text:p>+ 105</text:p>
          </table:table-cell>
          <table:table-cell office:value-type="float" office:value="11.111111111111111" table:style-name="ce49">
            <text:p>+11,1<text:s text:c="3"/></text:p>
          </table:table-cell>
          <table:table-cell office:value-type="float" office:value="300" table:style-name="ce48">
            <text:p>+ 300</text:p>
          </table:table-cell>
          <table:table-cell office:value-type="float" office:value="40" table:style-name="ce49">
            <text:p>+40,0<text:s text:c="3"/></text:p>
          </table:table-cell>
          <table:table-cell table:number-columns-repeated="2" table:style-name="ce59"/>
          <table:table-cell table:number-columns-repeated="2" table:style-name="ce196"/>
          <table:table-cell table:number-columns-repeated="2" table:style-name="ce60"/>
          <table:table-cell table:number-columns-repeated="16366"/>
        </table:table-row>
        <table:table-row table:style-name="ro5">
          <table:table-cell/>
          <table:table-cell office:value-type="string" table:style-name="ce120">
            <text:p>Algarve</text:p>
          </table:table-cell>
          <table:table-cell office:value-type="float" office:value="1428" table:style-name="ce121">
            <text:p>1 428</text:p>
          </table:table-cell>
          <table:table-cell office:value-type="float" office:value="13.216103655714948" table:style-name="ce122">
            <text:p>13,2<text:s text:c="5"/></text:p>
          </table:table-cell>
          <table:table-cell office:value-type="float" office:value="701" table:style-name="ce123">
            <text:p><text:s/>701</text:p>
          </table:table-cell>
          <table:table-cell office:value-type="float" office:value="5.6012784658409904" table:style-name="ce124">
            <text:p>5,6<text:s text:c="5"/></text:p>
          </table:table-cell>
          <table:table-cell office:value-type="float" office:value="1587" table:style-name="ce123">
            <text:p>1 587</text:p>
          </table:table-cell>
          <table:table-cell office:value-type="float" office:value="14.590420152615611" table:style-name="ce125">
            <text:p>14,6<text:s text:c="5"/></text:p>
          </table:table-cell>
          <table:table-cell office:value-type="float" office:value="727" table:style-name="ce48">
            <text:p>+ 727</text:p>
          </table:table-cell>
          <table:table-cell office:value-type="float" office:value="103.70898716119829" table:style-name="ce49">
            <text:p>+103,7<text:s text:c="3"/></text:p>
          </table:table-cell>
          <table:table-cell office:value-type="float" office:value="-159" table:style-name="ce48">
            <text:p><text:s/>- 159</text:p>
          </table:table-cell>
          <table:table-cell office:value-type="float" office:value="-10.01890359168242" table:style-name="ce49">
            <text:p>-10,0<text:s text:c="3"/></text:p>
          </table:table-cell>
          <table:table-cell table:style-name="ce65"/>
          <table:table-cell table:style-name="ce59"/>
          <table:table-cell table:number-columns-repeated="2" table:style-name="ce196"/>
          <table:table-cell table:number-columns-repeated="2" table:style-name="ce60"/>
          <table:table-cell table:number-columns-repeated="16366"/>
        </table:table-row>
        <table:table-row table:style-name="ro27">
          <table:table-cell/>
          <table:table-cell office:value-type="string" table:style-name="ce119">
            <text:p>REG.AUTÓNOMAS</text:p>
          </table:table-cell>
          <table:table-cell office:value-type="float" office:value="409" table:style-name="ce114">
            <text:p><text:s/>409</text:p>
          </table:table-cell>
          <table:table-cell office:value-type="float" office:value="3.7852845904673762" table:style-name="ce115">
            <text:p>3,8<text:s text:c="5"/></text:p>
          </table:table-cell>
          <table:table-cell office:value-type="float" office:value="428" table:style-name="ce116">
            <text:p><text:s/>428</text:p>
          </table:table-cell>
          <table:table-cell office:value-type="float" office:value="3.4198961246504194" table:style-name="ce117">
            <text:p>3,4<text:s text:c="5"/></text:p>
          </table:table-cell>
          <table:table-cell office:value-type="float" office:value="371" table:style-name="ce116">
            <text:p><text:s/>371</text:p>
          </table:table-cell>
          <table:table-cell office:value-type="float" office:value="3.4108669669945759" table:style-name="ce118">
            <text:p>3,4<text:s text:c="5"/></text:p>
          </table:table-cell>
          <table:table-cell office:value-type="float" office:value="-19" table:style-name="ce39">
            <text:p><text:s/>- 19</text:p>
          </table:table-cell>
          <table:table-cell office:value-type="float" office:value="-4.4392523364485976" table:style-name="ce40">
            <text:p>-4,4<text:s text:c="3"/></text:p>
          </table:table-cell>
          <table:table-cell office:value-type="float" office:value="38" table:style-name="ce39">
            <text:p>+ 38</text:p>
          </table:table-cell>
          <table:table-cell office:value-type="float" office:value="10.242587601078167" table:style-name="ce40">
            <text:p>+10,2<text:s text:c="3"/></text:p>
          </table:table-cell>
          <table:table-cell table:number-columns-repeated="2" table:style-name="ce59"/>
          <table:table-cell table:number-columns-repeated="2" table:style-name="ce196"/>
          <table:table-cell table:number-columns-repeated="2" table:style-name="ce59"/>
          <table:table-cell table:number-columns-repeated="16366"/>
        </table:table-row>
        <table:table-row table:style-name="ro17">
          <table:table-cell/>
          <table:table-cell office:value-type="string" table:style-name="ce120">
            <text:p>Açores</text:p>
          </table:table-cell>
          <table:table-cell office:value-type="float" office:value="152" table:style-name="ce121">
            <text:p><text:s/>152</text:p>
          </table:table-cell>
          <table:table-cell office:value-type="float" office:value="1.4067561314206385" table:style-name="ce122">
            <text:p>1,4<text:s text:c="5"/></text:p>
          </table:table-cell>
          <table:table-cell office:value-type="float" office:value="183" table:style-name="ce123">
            <text:p><text:s/>183</text:p>
          </table:table-cell>
          <table:table-cell office:value-type="float" office:value="1.4622453056332401" table:style-name="ce124">
            <text:p>1,5<text:s text:c="5"/></text:p>
          </table:table-cell>
          <table:table-cell office:value-type="float" office:value="148" table:style-name="ce123">
            <text:p><text:s/>148</text:p>
          </table:table-cell>
          <table:table-cell office:value-type="float" office:value="1.3606693021972971" table:style-name="ce125">
            <text:p>1,4<text:s text:c="5"/></text:p>
          </table:table-cell>
          <table:table-cell office:value-type="float" office:value="-31" table:style-name="ce48">
            <text:p><text:s/>- 31</text:p>
          </table:table-cell>
          <table:table-cell office:value-type="float" office:value="-16.939890710382514" table:style-name="ce49">
            <text:p>-16,9<text:s text:c="3"/></text:p>
          </table:table-cell>
          <table:table-cell office:value-type="float" office:value="4" table:style-name="ce48">
            <text:p>+ 4</text:p>
          </table:table-cell>
          <table:table-cell office:value-type="float" office:value="2.7027027027027026" table:style-name="ce49">
            <text:p>+2,7<text:s text:c="3"/></text:p>
          </table:table-cell>
          <table:table-cell table:number-columns-repeated="2" table:style-name="ce59"/>
          <table:table-cell table:number-columns-repeated="2" table:style-name="ce196"/>
          <table:table-cell table:number-columns-repeated="2" table:style-name="ce59"/>
          <table:table-cell table:number-columns-repeated="16366"/>
        </table:table-row>
        <table:table-row table:style-name="ro5">
          <table:table-cell/>
          <table:table-cell office:value-type="string" table:style-name="ce120">
            <text:p>Madeira</text:p>
          </table:table-cell>
          <table:table-cell office:value-type="float" office:value="257" table:style-name="ce121">
            <text:p><text:s/>257</text:p>
          </table:table-cell>
          <table:table-cell office:value-type="float" office:value="2.3785284590467377" table:style-name="ce122">
            <text:p>2,4<text:s text:c="5"/></text:p>
          </table:table-cell>
          <table:table-cell office:value-type="float" office:value="245" table:style-name="ce123">
            <text:p><text:s/>245</text:p>
          </table:table-cell>
          <table:table-cell office:value-type="float" office:value="1.9576508190171795" table:style-name="ce124">
            <text:p>2,0<text:s text:c="5"/></text:p>
          </table:table-cell>
          <table:table-cell office:value-type="float" office:value="223" table:style-name="ce123">
            <text:p><text:s/>223</text:p>
          </table:table-cell>
          <table:table-cell office:value-type="float" office:value="2.0501976647972788" table:style-name="ce125">
            <text:p>2,1<text:s text:c="5"/></text:p>
          </table:table-cell>
          <table:table-cell office:value-type="float" office:value="12" table:style-name="ce48">
            <text:p>+ 12</text:p>
          </table:table-cell>
          <table:table-cell office:value-type="float" office:value="4.8979591836734695" table:style-name="ce49">
            <text:p>+4,9<text:s text:c="3"/></text:p>
          </table:table-cell>
          <table:table-cell office:value-type="float" office:value="34" table:style-name="ce48">
            <text:p>+ 34</text:p>
          </table:table-cell>
          <table:table-cell office:value-type="float" office:value="15.246636771300448" table:style-name="ce49">
            <text:p>+15,2<text:s text:c="3"/></text:p>
          </table:table-cell>
          <table:table-cell table:style-name="ce59"/>
          <table:table-cell table:number-columns-repeated="3" table:style-name="ce1"/>
          <table:table-cell table:number-columns-repeated="2" table:style-name="ce59"/>
          <table:table-cell table:number-columns-repeated="16366"/>
        </table:table-row>
        <table:table-row table:style-name="ro8">
          <table:table-cell/>
          <table:table-cell table:style-name="ce126"/>
          <table:table-cell table:style-name="ce127"/>
          <table:table-cell table:style-name="ce128"/>
          <table:table-cell table:style-name="ce129"/>
          <table:table-cell table:style-name="ce130"/>
          <table:table-cell table:style-name="ce129"/>
          <table:table-cell table:style-name="ce131"/>
          <table:table-cell table:style-name="ce132"/>
          <table:table-cell table:style-name="ce133"/>
          <table:table-cell table:style-name="ce132"/>
          <table:table-cell table:style-name="ce133"/>
          <table:table-cell table:number-columns-repeated="3" table:style-name="ce59"/>
          <table:table-cell table:style-name="ce196"/>
          <table:table-cell table:number-columns-repeated="2" table:style-name="ce59"/>
          <table:table-cell table:number-columns-repeated="16366"/>
        </table:table-row>
        <table:table-row table:style-name="ro1">
          <table:table-cell/>
          <table:table-cell office:value-type="string" table:style-name="ce134">
            <text:p><text:s text:c="4"/>(1) - Mês homólogo do ano anterior</text:p>
          </table:table-cell>
          <table:table-cell table:number-columns-repeated="2" table:style-name="ce3"/>
          <table:table-cell table:number-columns-repeated="4" table:style-name="ce76"/>
          <table:table-cell table:style-name="ce3"/>
          <table:table-cell table:style-name="ce77"/>
          <table:table-cell table:number-columns-repeated="2" table:style-name="ce3"/>
          <table:table-cell table:number-columns-repeated="16372" table:style-name="ce1"/>
        </table:table-row>
        <table:table-row table:number-rows-repeated="7" table:style-name="ro1">
          <table:table-cell table:number-columns-repeated="16384"/>
        </table:table-row>
        <table:table-row table:style-name="ro2">
          <table:table-cell/>
          <table:table-cell office:value-type="string" table:style-name="ce4">
            <text:p><text:s/>Quadro 9 - OFERTAS DE EMPREGO <text:s/>RECEBIDAS, <text:s text:c="2"/>POR <text:s/>GRUPOS <text:s/>DE <text:s/>PROFISSÕES<text:s/></text:p>
          </table:table-cell>
          <table:table-cell table:number-columns-repeated="8" table:style-name="ce4"/>
          <table:table-cell office:value-type="string" table:style-name="ce197">
            <text:p>CONTINENTE</text:p>
          </table:table-cell>
          <table:table-cell table:style-name="ce197"/>
          <table:table-cell table:number-columns-repeated="16372" table:style-name="ce1"/>
        </table:table-row>
        <table:table-row table:style-name="ro2">
          <table:table-cell/>
          <table:table-cell office:value-type="string" table:style-name="ce135">
            <text:p>Movimento ao longo do mês<text:s text:c="2"/></text:p>
          </table:table-cell>
          <table:table-cell table:number-columns-repeated="2" table:style-name="ce7"/>
          <table:table-cell table:number-columns-repeated="4" table:style-name="ce6"/>
          <table:table-cell table:number-columns-repeated="4" table:style-name="ce7"/>
          <table:table-cell table:number-columns-repeated="6" table:style-name="ce3"/>
          <table:table-cell table:number-columns-repeated="16366"/>
        </table:table-row>
        <table:table-row table:style-name="ro10">
          <table:table-cell/>
          <table:table-cell table:style-name="ce2"/>
          <table:table-cell table:style-name="ce8"/>
          <table:table-cell table:number-columns-repeated="9" table:style-name="ce2"/>
          <table:table-cell table:number-columns-repeated="6" table:style-name="ce3"/>
          <table:table-cell table:number-columns-repeated="16366"/>
        </table:table-row>
        <table:table-row table:style-name="ro1">
          <table:table-cell/>
          <table:table-cell table:style-name="ce9"/>
          <table:table-cell table:style-name="ce10"/>
          <table:table-cell table:style-name="ce11"/>
          <table:table-cell table:style-name="ce12"/>
          <table:table-cell table:style-name="ce13"/>
          <table:table-cell table:style-name="ce12"/>
          <table:table-cell table:style-name="ce13"/>
          <table:table-cell office:value-type="string" table:number-columns-spanned="4" table:number-rows-spanned="1" table:style-name="ce81">
            <text:p>Variação</text:p>
          </table:table-cell>
          <table:covered-table-cell table:number-columns-repeated="3"/>
          <table:table-cell table:number-columns-repeated="6" table:style-name="ce3"/>
          <table:table-cell table:number-columns-repeated="16366"/>
        </table:table-row>
        <table:table-row table:style-name="ro1">
          <table:table-cell/>
          <table:table-cell office:value-type="string" table:style-name="ce15">
            <text:p>CPP-<text:span text:style-name="T2">2010</text:span></text:p>
          </table:table-cell>
          <table:table-cell office:value-type="string" table:style-name="ce84">
            <text:p>FEVEREIRO 2019</text:p>
          </table:table-cell>
          <table:table-cell office:value-type="string" table:style-name="ce17">
            <text:p>%</text:p>
          </table:table-cell>
          <table:table-cell office:value-type="string" table:style-name="ce18">
            <text:p>JANEIRO 2019</text:p>
          </table:table-cell>
          <table:table-cell office:value-type="string" table:style-name="ce19">
            <text:p>%</text:p>
          </table:table-cell>
          <table:table-cell office:value-type="string" table:style-name="ce18">
            <text:p>FEVEREIRO 2018</text:p>
          </table:table-cell>
          <table:table-cell office:value-type="string" table:style-name="ce19">
            <text:p>%</text:p>
          </table:table-cell>
          <table:table-cell office:value-type="string" table:number-columns-spanned="2" table:number-rows-spanned="1" table:style-name="ce82">
            <text:p>Mês <text:s/>anterior</text:p>
          </table:table-cell>
          <table:covered-table-cell/>
          <table:table-cell office:value-type="string" table:number-columns-spanned="2" table:number-rows-spanned="1" table:style-name="ce83">
            <text:p>Mês <text:s/>homólogo<text:span text:style-name="T2">(1)<text:s/></text:span></text:p>
          </table:table-cell>
          <table:covered-table-cell/>
          <table:table-cell table:number-columns-repeated="6" table:style-name="ce14"/>
          <table:table-cell table:number-columns-repeated="16366"/>
        </table:table-row>
        <table:table-row table:style-name="ro1">
          <table:table-cell/>
          <table:table-cell table:style-name="ce20"/>
          <table:table-cell table:style-name="ce21"/>
          <table:table-cell table:style-name="ce22"/>
          <table:table-cell table:style-name="ce23"/>
          <table:table-cell table:style-name="ce24"/>
          <table:table-cell table:style-name="ce23"/>
          <table:table-cell table:style-name="ce24"/>
          <table:table-cell office:value-type="string" table:style-name="ce25">
            <text:p>Var. Abs.</text:p>
          </table:table-cell>
          <table:table-cell office:value-type="string" table:style-name="ce26">
            <text:p>Var. %</text:p>
          </table:table-cell>
          <table:table-cell office:value-type="string" table:style-name="ce25">
            <text:p>Var. Abs.</text:p>
          </table:table-cell>
          <table:table-cell office:value-type="string" table:style-name="ce27">
            <text:p>Var. %</text:p>
          </table:table-cell>
          <table:table-cell table:number-columns-repeated="6" table:style-name="ce14"/>
          <table:table-cell table:number-columns-repeated="16366"/>
        </table:table-row>
        <table:table-row table:style-name="ro19">
          <table:table-cell/>
          <table:table-cell table:style-name="ce15"/>
          <table:table-cell table:style-name="ce136"/>
          <table:table-cell table:style-name="ce137"/>
          <table:table-cell table:style-name="ce138"/>
          <table:table-cell table:style-name="ce139"/>
          <table:table-cell table:style-name="ce140"/>
          <table:table-cell table:style-name="ce141"/>
          <table:table-cell table:style-name="ce142"/>
          <table:table-cell table:style-name="ce143"/>
          <table:table-cell table:style-name="ce142"/>
          <table:table-cell table:style-name="ce143"/>
          <table:table-cell table:style-name="ce3"/>
          <table:table-cell table:number-columns-repeated="16371" table:style-name="ce1"/>
        </table:table-row>
        <table:table-row table:style-name="ro3">
          <table:table-cell/>
          <table:table-cell office:value-type="string" table:style-name="ce198">
            <text:p>Total</text:p>
          </table:table-cell>
          <table:table-cell office:value-type="float" office:value="10396" table:style-name="ce35">
            <text:p>10 396</text:p>
          </table:table-cell>
          <table:table-cell office:value-type="float" office:value="99.999999999999986" table:style-name="ce145">
            <text:p>100,0<text:s text:c="5"/></text:p>
          </table:table-cell>
          <table:table-cell office:value-type="float" office:value="12087" table:style-name="ce146">
            <text:p>12 087</text:p>
          </table:table-cell>
          <table:table-cell office:value-type="float" office:value="100" table:style-name="ce147">
            <text:p>100,0<text:s text:c="5"/></text:p>
          </table:table-cell>
          <table:table-cell office:value-type="float" office:value="10506" table:style-name="ce37">
            <text:p>10 506</text:p>
          </table:table-cell>
          <table:table-cell office:value-type="float" office:value="100" table:style-name="ce148">
            <text:p>100,0<text:s text:c="5"/></text:p>
          </table:table-cell>
          <table:table-cell office:value-type="float" office:value="-1691" table:style-name="ce39">
            <text:p><text:s/>-1 691</text:p>
          </table:table-cell>
          <table:table-cell office:value-type="float" office:value="-13.990237445189047" table:style-name="ce40">
            <text:p>-14,0<text:s text:c="3"/></text:p>
          </table:table-cell>
          <table:table-cell office:value-type="float" office:value="-110" table:style-name="ce39">
            <text:p><text:s/>- 110</text:p>
          </table:table-cell>
          <table:table-cell office:value-type="float" office:value="-1.0470207500475919" table:style-name="ce40">
            <text:p>-1,0<text:s text:c="3"/></text:p>
          </table:table-cell>
          <table:table-cell table:number-columns-repeated="6" table:style-name="ce28"/>
          <table:table-cell table:number-columns-repeated="16366"/>
        </table:table-row>
        <table:table-row table:style-name="ro5">
          <table:table-cell/>
          <table:table-cell office:value-type="string" table:style-name="ce199">
            <text:p>1- Repres. do poder legislativo e de órgãos exec., dirigentes, dire. e gestores execu.</text:p>
          </table:table-cell>
          <table:table-cell office:value-type="float" office:value="42" table:style-name="ce44">
            <text:p><text:s/>42</text:p>
          </table:table-cell>
          <table:table-cell office:value-type="float" office:value="0.40400153905348207" table:style-name="ce150">
            <text:p>0,4<text:s text:c="5"/></text:p>
          </table:table-cell>
          <table:table-cell office:value-type="float" office:value="51" table:style-name="ce151">
            <text:p><text:s/>51</text:p>
          </table:table-cell>
          <table:table-cell office:value-type="float" office:value="0.42194092827004215" table:style-name="ce152">
            <text:p>0,4<text:s text:c="5"/></text:p>
          </table:table-cell>
          <table:table-cell office:value-type="float" office:value="31" table:style-name="ce46">
            <text:p><text:s/>31</text:p>
          </table:table-cell>
          <table:table-cell office:value-type="float" office:value="0.29506948410432138" table:style-name="ce153">
            <text:p>0,3<text:s text:c="5"/></text:p>
          </table:table-cell>
          <table:table-cell office:value-type="float" office:value="-9" table:style-name="ce48">
            <text:p><text:s/>- 9</text:p>
          </table:table-cell>
          <table:table-cell office:value-type="float" office:value="-17.647058823529413" table:style-name="ce49">
            <text:p>-17,6<text:s text:c="3"/></text:p>
          </table:table-cell>
          <table:table-cell office:value-type="float" office:value="11" table:style-name="ce48">
            <text:p>+ 11</text:p>
          </table:table-cell>
          <table:table-cell office:value-type="float" office:value="35.483870967741936" table:style-name="ce49">
            <text:p>+35,5<text:s text:c="3"/></text:p>
          </table:table-cell>
          <table:table-cell table:style-name="ce41"/>
          <table:table-cell table:style-name="ce3"/>
          <table:table-cell table:number-columns-repeated="2" table:style-name="ce194"/>
          <table:table-cell table:number-columns-repeated="2" table:style-name="ce42"/>
          <table:table-cell table:number-columns-repeated="16366"/>
        </table:table-row>
        <table:table-row table:style-name="ro5">
          <table:table-cell/>
          <table:table-cell office:value-type="string" table:style-name="ce199">
            <text:p>2- Especialistas das atividades intelectuais e científicas</text:p>
          </table:table-cell>
          <table:table-cell office:value-type="float" office:value="783" table:style-name="ce44">
            <text:p><text:s/>783</text:p>
          </table:table-cell>
          <table:table-cell office:value-type="float" office:value="7.5317429780684879" table:style-name="ce150">
            <text:p>7,5<text:s text:c="5"/></text:p>
          </table:table-cell>
          <table:table-cell office:value-type="float" office:value="817" table:style-name="ce151">
            <text:p><text:s/>817</text:p>
          </table:table-cell>
          <table:table-cell office:value-type="float" office:value="6.7593282038553815" table:style-name="ce152">
            <text:p>6,8<text:s text:c="5"/></text:p>
          </table:table-cell>
          <table:table-cell office:value-type="float" office:value="543" table:style-name="ce46">
            <text:p><text:s/>543</text:p>
          </table:table-cell>
          <table:table-cell office:value-type="float" office:value="5.1684751570531127" table:style-name="ce153">
            <text:p>5,2<text:s text:c="5"/></text:p>
          </table:table-cell>
          <table:table-cell office:value-type="float" office:value="-34" table:style-name="ce48">
            <text:p><text:s/>- 34</text:p>
          </table:table-cell>
          <table:table-cell office:value-type="float" office:value="-4.1615667074663403" table:style-name="ce49">
            <text:p>-4,2<text:s text:c="3"/></text:p>
          </table:table-cell>
          <table:table-cell office:value-type="float" office:value="240" table:style-name="ce48">
            <text:p>+ 240</text:p>
          </table:table-cell>
          <table:table-cell office:value-type="float" office:value="44.19889502762431" table:style-name="ce49">
            <text:p>+44,2<text:s text:c="3"/></text:p>
          </table:table-cell>
          <table:table-cell table:style-name="ce59"/>
          <table:table-cell table:style-name="ce90"/>
          <table:table-cell table:number-columns-repeated="2" table:style-name="ce195"/>
          <table:table-cell table:number-columns-repeated="2" table:style-name="ce60"/>
          <table:table-cell table:number-columns-repeated="16366"/>
        </table:table-row>
        <table:table-row table:style-name="ro5">
          <table:table-cell/>
          <table:table-cell office:value-type="string" table:style-name="ce199">
            <text:p>3- Técnicos e profissões de nível intermédio</text:p>
          </table:table-cell>
          <table:table-cell office:value-type="float" office:value="757" table:style-name="ce44">
            <text:p><text:s/>757</text:p>
          </table:table-cell>
          <table:table-cell office:value-type="float" office:value="7.2816467872258563" table:style-name="ce150">
            <text:p>7,3<text:s text:c="5"/></text:p>
          </table:table-cell>
          <table:table-cell office:value-type="float" office:value="668" table:style-name="ce151">
            <text:p><text:s/>668</text:p>
          </table:table-cell>
          <table:table-cell office:value-type="float" office:value="5.5265988251840819" table:style-name="ce152">
            <text:p>5,5<text:s text:c="5"/></text:p>
          </table:table-cell>
          <table:table-cell office:value-type="float" office:value="556" table:style-name="ce46">
            <text:p><text:s/>556</text:p>
          </table:table-cell>
          <table:table-cell office:value-type="float" office:value="5.2922139729678275" table:style-name="ce153">
            <text:p>5,3<text:s text:c="5"/></text:p>
          </table:table-cell>
          <table:table-cell office:value-type="float" office:value="89" table:style-name="ce48">
            <text:p>+ 89</text:p>
          </table:table-cell>
          <table:table-cell office:value-type="float" office:value="13.323353293413174" table:style-name="ce49">
            <text:p>+13,3<text:s text:c="3"/></text:p>
          </table:table-cell>
          <table:table-cell office:value-type="float" office:value="201" table:style-name="ce48">
            <text:p>+ 201</text:p>
          </table:table-cell>
          <table:table-cell office:value-type="float" office:value="36.151079136690647" table:style-name="ce49">
            <text:p>+36,2<text:s text:c="3"/></text:p>
          </table:table-cell>
          <table:table-cell table:style-name="ce65"/>
          <table:table-cell table:style-name="ce59"/>
          <table:table-cell table:number-columns-repeated="2" table:style-name="ce196"/>
          <table:table-cell table:number-columns-repeated="2" table:style-name="ce60"/>
          <table:table-cell table:number-columns-repeated="16366"/>
        </table:table-row>
        <table:table-row table:style-name="ro5">
          <table:table-cell/>
          <table:table-cell office:value-type="string" table:style-name="ce199">
            <text:p>4- Pessoal administrativo</text:p>
          </table:table-cell>
          <table:table-cell office:value-type="float" office:value="940" table:style-name="ce44">
            <text:p><text:s/>940</text:p>
          </table:table-cell>
          <table:table-cell office:value-type="float" office:value="9.0419392073874558" table:style-name="ce150">
            <text:p>9,0<text:s text:c="5"/></text:p>
          </table:table-cell>
          <table:table-cell office:value-type="float" office:value="1090" table:style-name="ce151">
            <text:p>1 090</text:p>
          </table:table-cell>
          <table:table-cell office:value-type="float" office:value="9.0179531728303139" table:style-name="ce152">
            <text:p>9,0<text:s text:c="5"/></text:p>
          </table:table-cell>
          <table:table-cell office:value-type="float" office:value="958" table:style-name="ce46">
            <text:p><text:s/>958</text:p>
          </table:table-cell>
          <table:table-cell office:value-type="float" office:value="9.1185988958690274" table:style-name="ce153">
            <text:p>9,1<text:s text:c="5"/></text:p>
          </table:table-cell>
          <table:table-cell office:value-type="float" office:value="-150" table:style-name="ce48">
            <text:p><text:s/>- 150</text:p>
          </table:table-cell>
          <table:table-cell office:value-type="float" office:value="-13.761467889908257" table:style-name="ce49">
            <text:p>-13,8<text:s text:c="3"/></text:p>
          </table:table-cell>
          <table:table-cell office:value-type="float" office:value="-18" table:style-name="ce48">
            <text:p><text:s/>- 18</text:p>
          </table:table-cell>
          <table:table-cell office:value-type="float" office:value="-1.8789144050104383" table:style-name="ce49">
            <text:p>-1,9<text:s text:c="3"/></text:p>
          </table:table-cell>
          <table:table-cell table:number-columns-repeated="2" table:style-name="ce59"/>
          <table:table-cell table:number-columns-repeated="2" table:style-name="ce196"/>
          <table:table-cell table:number-columns-repeated="2" table:style-name="ce60"/>
          <table:table-cell table:number-columns-repeated="16366"/>
        </table:table-row>
        <table:table-row table:style-name="ro5">
          <table:table-cell/>
          <table:table-cell office:value-type="string" table:style-name="ce199">
            <text:p>5- Trabalhadores dos serviços pessoais, de proteção e segurança e vendedores</text:p>
          </table:table-cell>
          <table:table-cell office:value-type="float" office:value="2097" table:style-name="ce44">
            <text:p>2 097</text:p>
          </table:table-cell>
          <table:table-cell office:value-type="float" office:value="20.171219699884571" table:style-name="ce150">
            <text:p>20,2<text:s text:c="5"/></text:p>
          </table:table-cell>
          <table:table-cell office:value-type="float" office:value="1703" table:style-name="ce151">
            <text:p>1 703</text:p>
          </table:table-cell>
          <table:table-cell office:value-type="float" office:value="14.089517663605527" table:style-name="ce152">
            <text:p>14,1<text:s text:c="5"/></text:p>
          </table:table-cell>
          <table:table-cell office:value-type="float" office:value="2053" table:style-name="ce46">
            <text:p>2 053</text:p>
          </table:table-cell>
          <table:table-cell office:value-type="float" office:value="19.541214544070055" table:style-name="ce153">
            <text:p>19,5<text:s text:c="5"/></text:p>
          </table:table-cell>
          <table:table-cell office:value-type="float" office:value="394" table:style-name="ce48">
            <text:p>+ 394</text:p>
          </table:table-cell>
          <table:table-cell office:value-type="float" office:value="23.135642982971227" table:style-name="ce49">
            <text:p>+23,1<text:s text:c="3"/></text:p>
          </table:table-cell>
          <table:table-cell office:value-type="float" office:value="44" table:style-name="ce48">
            <text:p>+ 44</text:p>
          </table:table-cell>
          <table:table-cell office:value-type="float" office:value="2.143205065757428" table:style-name="ce49">
            <text:p>+2,1<text:s text:c="3"/></text:p>
          </table:table-cell>
          <table:table-cell table:style-name="ce65"/>
          <table:table-cell table:style-name="ce59"/>
          <table:table-cell table:number-columns-repeated="2" table:style-name="ce196"/>
          <table:table-cell table:number-columns-repeated="2" table:style-name="ce60"/>
          <table:table-cell table:number-columns-repeated="16366"/>
        </table:table-row>
        <table:table-row table:style-name="ro5">
          <table:table-cell/>
          <table:table-cell office:value-type="string" table:style-name="ce199">
            <text:p>6- Agricultores e trabalhadores qualificados da agricultura, da pesca e da floresta</text:p>
          </table:table-cell>
          <table:table-cell office:value-type="float" office:value="235" table:style-name="ce44">
            <text:p><text:s/>235</text:p>
          </table:table-cell>
          <table:table-cell office:value-type="float" office:value="2.260484801846864" table:style-name="ce150">
            <text:p>2,3<text:s text:c="5"/></text:p>
          </table:table-cell>
          <table:table-cell office:value-type="float" office:value="643" table:style-name="ce151">
            <text:p><text:s/>643</text:p>
          </table:table-cell>
          <table:table-cell office:value-type="float" office:value="5.3197650368164142" table:style-name="ce152">
            <text:p>5,3<text:s text:c="5"/></text:p>
          </table:table-cell>
          <table:table-cell office:value-type="float" office:value="325" table:style-name="ce46">
            <text:p><text:s/>325</text:p>
          </table:table-cell>
          <table:table-cell office:value-type="float" office:value="3.0934703978678852" table:style-name="ce153">
            <text:p>3,1<text:s text:c="5"/></text:p>
          </table:table-cell>
          <table:table-cell office:value-type="float" office:value="-408" table:style-name="ce48">
            <text:p><text:s/>- 408</text:p>
          </table:table-cell>
          <table:table-cell office:value-type="float" office:value="-63.452566096423013" table:style-name="ce49">
            <text:p>-63,5<text:s text:c="3"/></text:p>
          </table:table-cell>
          <table:table-cell office:value-type="float" office:value="-90" table:style-name="ce48">
            <text:p><text:s/>- 90</text:p>
          </table:table-cell>
          <table:table-cell office:value-type="float" office:value="-27.692307692307693" table:style-name="ce49">
            <text:p>-27,7<text:s text:c="3"/></text:p>
          </table:table-cell>
          <table:table-cell table:number-columns-repeated="2" table:style-name="ce59"/>
          <table:table-cell table:number-columns-repeated="2" table:style-name="ce196"/>
          <table:table-cell table:number-columns-repeated="2" table:style-name="ce60"/>
          <table:table-cell table:number-columns-repeated="16366"/>
        </table:table-row>
        <table:table-row table:style-name="ro5">
          <table:table-cell/>
          <table:table-cell office:value-type="string" table:style-name="ce199">
            <text:p>7- Trabalhadores qualificados da indústria, construção e artífices</text:p>
          </table:table-cell>
          <table:table-cell office:value-type="float" office:value="1813" table:style-name="ce44">
            <text:p>1 813</text:p>
          </table:table-cell>
          <table:table-cell office:value-type="float" office:value="17.439399769141978" table:style-name="ce150">
            <text:p>17,4<text:s text:c="5"/></text:p>
          </table:table-cell>
          <table:table-cell office:value-type="float" office:value="2234" table:style-name="ce151">
            <text:p>2 234</text:p>
          </table:table-cell>
          <table:table-cell office:value-type="float" office:value="18.482667328534788" table:style-name="ce152">
            <text:p>18,5<text:s text:c="5"/></text:p>
          </table:table-cell>
          <table:table-cell office:value-type="float" office:value="1801" table:style-name="ce46">
            <text:p>1 801</text:p>
          </table:table-cell>
          <table:table-cell office:value-type="float" office:value="17.14258518941557" table:style-name="ce153">
            <text:p>17,1<text:s text:c="5"/></text:p>
          </table:table-cell>
          <table:table-cell office:value-type="float" office:value="-421" table:style-name="ce48">
            <text:p><text:s/>- 421</text:p>
          </table:table-cell>
          <table:table-cell office:value-type="float" office:value="-18.84512085944494" table:style-name="ce49">
            <text:p>-18,8<text:s text:c="3"/></text:p>
          </table:table-cell>
          <table:table-cell office:value-type="float" office:value="12" table:style-name="ce48">
            <text:p>+ 12</text:p>
          </table:table-cell>
          <table:table-cell office:value-type="float" office:value="0.66629650194336476" table:style-name="ce49">
            <text:p>+0,7<text:s text:c="3"/></text:p>
          </table:table-cell>
          <table:table-cell table:style-name="ce65"/>
          <table:table-cell table:style-name="ce59"/>
          <table:table-cell table:number-columns-repeated="2" table:style-name="ce196"/>
          <table:table-cell table:number-columns-repeated="2" table:style-name="ce60"/>
          <table:table-cell table:number-columns-repeated="16366"/>
        </table:table-row>
        <table:table-row table:style-name="ro5">
          <table:table-cell/>
          <table:table-cell office:value-type="string" table:style-name="ce199">
            <text:p>8- Operadores de instalações e máquinas e trabalhadores da montagem</text:p>
          </table:table-cell>
          <table:table-cell office:value-type="float" office:value="873" table:style-name="ce44">
            <text:p><text:s/>873</text:p>
          </table:table-cell>
          <table:table-cell office:value-type="float" office:value="8.3974605617545208" table:style-name="ce150">
            <text:p>8,4<text:s text:c="5"/></text:p>
          </table:table-cell>
          <table:table-cell office:value-type="float" office:value="1356" table:style-name="ce151">
            <text:p>1 356</text:p>
          </table:table-cell>
          <table:table-cell office:value-type="float" office:value="11.218664681062299" table:style-name="ce152">
            <text:p>11,2<text:s text:c="5"/></text:p>
          </table:table-cell>
          <table:table-cell office:value-type="float" office:value="1009" table:style-name="ce46">
            <text:p>1 009</text:p>
          </table:table-cell>
          <table:table-cell office:value-type="float" office:value="9.6040357890729116" table:style-name="ce153">
            <text:p>9,6<text:s text:c="5"/></text:p>
          </table:table-cell>
          <table:table-cell office:value-type="float" office:value="-483" table:style-name="ce48">
            <text:p><text:s/>- 483</text:p>
          </table:table-cell>
          <table:table-cell office:value-type="float" office:value="-35.619469026548671" table:style-name="ce49">
            <text:p>-35,6<text:s text:c="3"/></text:p>
          </table:table-cell>
          <table:table-cell office:value-type="float" office:value="-136" table:style-name="ce48">
            <text:p><text:s/>- 136</text:p>
          </table:table-cell>
          <table:table-cell office:value-type="float" office:value="-13.478691774033697" table:style-name="ce49">
            <text:p>-13,5<text:s text:c="3"/></text:p>
          </table:table-cell>
          <table:table-cell table:number-columns-repeated="2" table:style-name="ce59"/>
          <table:table-cell table:number-columns-repeated="2" table:style-name="ce196"/>
          <table:table-cell table:number-columns-repeated="2" table:style-name="ce59"/>
          <table:table-cell table:number-columns-repeated="16366"/>
        </table:table-row>
        <table:table-row table:style-name="ro5">
          <table:table-cell/>
          <table:table-cell office:value-type="string" table:style-name="ce199">
            <text:p>9- Trabalhadores não qualificados</text:p>
          </table:table-cell>
          <table:table-cell office:value-type="float" office:value="2851" table:style-name="ce44">
            <text:p>2 851</text:p>
          </table:table-cell>
          <table:table-cell office:value-type="float" office:value="27.424009234320895" table:style-name="ce150">
            <text:p>27,4<text:s text:c="5"/></text:p>
          </table:table-cell>
          <table:table-cell office:value-type="float" office:value="3512" table:style-name="ce151">
            <text:p>3 512</text:p>
          </table:table-cell>
          <table:table-cell office:value-type="float" office:value="29.056010589889965" table:style-name="ce152">
            <text:p>29,1<text:s text:c="5"/></text:p>
          </table:table-cell>
          <table:table-cell office:value-type="float" office:value="3207" table:style-name="ce46">
            <text:p>3 207</text:p>
          </table:table-cell>
          <table:table-cell office:value-type="float" office:value="30.52541404911479" table:style-name="ce153">
            <text:p>30,5<text:s text:c="5"/></text:p>
          </table:table-cell>
          <table:table-cell office:value-type="float" office:value="-661" table:style-name="ce48">
            <text:p><text:s/>- 661</text:p>
          </table:table-cell>
          <table:table-cell office:value-type="float" office:value="-18.821184510250568" table:style-name="ce49">
            <text:p>-18,8<text:s text:c="3"/></text:p>
          </table:table-cell>
          <table:table-cell office:value-type="float" office:value="-356" table:style-name="ce48">
            <text:p><text:s/>- 356</text:p>
          </table:table-cell>
          <table:table-cell office:value-type="float" office:value="-11.1007171811662" table:style-name="ce49">
            <text:p>-11,1<text:s text:c="3"/></text:p>
          </table:table-cell>
          <table:table-cell table:number-columns-repeated="2" table:style-name="ce59"/>
          <table:table-cell table:number-columns-repeated="2" table:style-name="ce196"/>
          <table:table-cell table:number-columns-repeated="2" table:style-name="ce59"/>
          <table:table-cell table:number-columns-repeated="16366"/>
        </table:table-row>
        <table:table-row table:style-name="ro5">
          <table:table-cell/>
          <table:table-cell office:value-type="string" table:style-name="ce199">
            <text:p>0- Profissões das Forças Armadas</text:p>
          </table:table-cell>
          <table:table-cell office:value-type="float" office:value="5" table:style-name="ce44">
            <text:p><text:s/>5</text:p>
          </table:table-cell>
          <table:table-cell office:value-type="float" office:value="4.809542131589073E-2" table:style-name="ce150">
            <text:p>0,0<text:s text:c="5"/></text:p>
          </table:table-cell>
          <table:table-cell office:value-type="float" office:value="13" table:style-name="ce151">
            <text:p><text:s/>13</text:p>
          </table:table-cell>
          <table:table-cell office:value-type="float" office:value="0.10755356995118723" table:style-name="ce152">
            <text:p>0,1<text:s text:c="5"/></text:p>
          </table:table-cell>
          <table:table-cell office:value-type="float" office:value="23" table:style-name="ce46">
            <text:p><text:s/>23</text:p>
          </table:table-cell>
          <table:table-cell office:value-type="float" office:value="0.21892252046449651" table:style-name="ce153">
            <text:p>0,2<text:s text:c="5"/></text:p>
          </table:table-cell>
          <table:table-cell office:value-type="float" office:value="-8" table:style-name="ce48">
            <text:p><text:s/>- 8</text:p>
          </table:table-cell>
          <table:table-cell office:value-type="float" office:value="-61.53846153846154" table:style-name="ce49">
            <text:p>-61,5<text:s text:c="3"/></text:p>
          </table:table-cell>
          <table:table-cell office:value-type="float" office:value="-18" table:style-name="ce48">
            <text:p><text:s/>- 18</text:p>
          </table:table-cell>
          <table:table-cell office:value-type="float" office:value="-78.260869565217391" table:style-name="ce49">
            <text:p>-78,3<text:s text:c="3"/></text:p>
          </table:table-cell>
          <table:table-cell table:number-columns-repeated="6" table:style-name="ce59"/>
          <table:table-cell table:number-columns-repeated="16366"/>
        </table:table-row>
        <table:table-row table:style-name="ro5">
          <table:table-cell/>
          <table:table-cell office:value-type="string" table:style-name="ce199">
            <text:p><text:s text:c="5"/>Outros</text:p>
          </table:table-cell>
          <table:table-cell office:value-type="float" office:value="0" table:style-name="ce44">
            <text:p><text:s/>0</text:p>
          </table:table-cell>
          <table:table-cell office:value-type="float" office:value="0" table:style-name="ce150">
            <text:p>0,0<text:s text:c="5"/></text:p>
          </table:table-cell>
          <table:table-cell office:value-type="float" office:value="0" table:style-name="ce151">
            <text:p><text:s/>0</text:p>
          </table:table-cell>
          <table:table-cell office:value-type="float" office:value="0" table:style-name="ce152">
            <text:p>0,0<text:s text:c="5"/></text:p>
          </table:table-cell>
          <table:table-cell office:value-type="float" office:value="0" table:style-name="ce46">
            <text:p><text:s/>0</text:p>
          </table:table-cell>
          <table:table-cell office:value-type="float" office:value="0" table:style-name="ce153">
            <text:p>0,0<text:s text:c="5"/></text:p>
          </table:table-cell>
          <table:table-cell office:value-type="float" office:value="0" table:style-name="ce48">
            <text:p>+ 0</text:p>
          </table:table-cell>
          <table:table-cell table:style-name="ce49"/>
          <table:table-cell office:value-type="float" office:value="0" table:style-name="ce48">
            <text:p>+ 0</text:p>
          </table:table-cell>
          <table:table-cell table:style-name="ce49"/>
          <table:table-cell table:number-columns-repeated="6" table:style-name="ce59"/>
          <table:table-cell table:number-columns-repeated="16366"/>
        </table:table-row>
        <table:table-row table:style-name="ro1">
          <table:table-cell/>
          <table:table-cell table:style-name="ce154"/>
          <table:table-cell table:style-name="ce155"/>
          <table:table-cell table:style-name="ce156"/>
          <table:table-cell table:style-name="ce157"/>
          <table:table-cell table:style-name="ce158"/>
          <table:table-cell table:style-name="ce159"/>
          <table:table-cell table:style-name="ce160"/>
          <table:table-cell table:style-name="ce73"/>
          <table:table-cell table:style-name="ce74"/>
          <table:table-cell table:style-name="ce73"/>
          <table:table-cell table:style-name="ce74"/>
          <table:table-cell table:number-columns-repeated="16372" table:style-name="ce1"/>
        </table:table-row>
        <table:table-row table:style-name="ro1">
          <table:table-cell/>
          <table:table-cell office:value-type="string" table:style-name="ce134">
            <text:p><text:s text:c="4"/>(1) - Mês homólogo do ano anterior</text:p>
          </table:table-cell>
          <table:table-cell table:number-columns-repeated="16382" table:style-name="ce1"/>
        </table:table-row>
        <table:table-row table:number-rows-repeated="3" table:style-name="ro1">
          <table:table-cell table:number-columns-repeated="16384"/>
        </table:table-row>
        <table:table-row table:number-rows-repeated="2" table:style-name="ro5">
          <table:table-cell/>
          <table:table-cell table:number-columns-repeated="3" table:style-name="ce1"/>
          <table:table-cell table:number-columns-repeated="2" table:style-name="ce92"/>
          <table:table-cell table:number-columns-repeated="6" table:style-name="ce1"/>
          <table:table-cell table:number-columns-repeated="6" table:style-name="ce3"/>
          <table:table-cell table:number-columns-repeated="16366"/>
        </table:table-row>
        <table:table-row table:style-name="ro1">
          <table:table-cell/>
          <table:table-cell table:number-columns-repeated="3" table:style-name="ce1"/>
          <table:table-cell table:style-name="ce92"/>
          <table:table-cell table:number-columns-repeated="3" table:style-name="ce161"/>
          <table:table-cell table:style-name="ce162"/>
          <table:table-cell table:style-name="ce163"/>
          <table:table-cell table:style-name="ce162"/>
          <table:table-cell table:style-name="ce163"/>
          <table:table-cell table:number-columns-repeated="6" table:style-name="ce3"/>
          <table:table-cell table:number-columns-repeated="16366"/>
        </table:table-row>
        <table:table-row table:style-name="ro1">
          <table:table-cell/>
          <table:table-cell table:number-columns-repeated="3" table:style-name="ce1"/>
          <table:table-cell table:style-name="ce92"/>
          <table:table-cell table:number-columns-repeated="7" table:style-name="ce1"/>
          <table:table-cell table:number-columns-repeated="6" table:style-name="ce14"/>
          <table:table-cell table:number-columns-repeated="16366"/>
        </table:table-row>
        <table:table-row table:style-name="ro1">
          <table:table-cell/>
          <table:table-cell table:number-columns-repeated="3" table:style-name="ce1"/>
          <table:table-cell table:number-columns-repeated="2" table:style-name="ce92"/>
          <table:table-cell table:number-columns-repeated="6" table:style-name="ce1"/>
          <table:table-cell table:number-columns-repeated="6" table:style-name="ce14"/>
          <table:table-cell table:number-columns-repeated="16366"/>
        </table:table-row>
        <table:table-row table:style-name="ro1">
          <table:table-cell/>
          <table:table-cell table:number-columns-repeated="3" table:style-name="ce1"/>
          <table:table-cell table:number-columns-repeated="2" table:style-name="ce92"/>
          <table:table-cell table:number-columns-repeated="6" table:style-name="ce1"/>
          <table:table-cell table:number-columns-repeated="6" table:style-name="ce28"/>
          <table:table-cell table:number-columns-repeated="16366"/>
        </table:table-row>
        <table:table-row table:style-name="ro5">
          <table:table-cell/>
          <table:table-cell table:number-columns-repeated="3" table:style-name="ce1"/>
          <table:table-cell table:number-columns-repeated="2" table:style-name="ce92"/>
          <table:table-cell table:number-columns-repeated="6" table:style-name="ce1"/>
          <table:table-cell table:number-columns-repeated="6" table:style-name="ce28"/>
          <table:table-cell table:number-columns-repeated="16366"/>
        </table:table-row>
        <table:table-row table:style-name="ro1">
          <table:table-cell/>
          <table:table-cell table:number-columns-repeated="3" table:style-name="ce1"/>
          <table:table-cell table:number-columns-repeated="2" table:style-name="ce92"/>
          <table:table-cell table:number-columns-repeated="6" table:style-name="ce1"/>
          <table:table-cell table:style-name="ce41"/>
          <table:table-cell table:style-name="ce3"/>
          <table:table-cell table:number-columns-repeated="4" table:style-name="ce42"/>
          <table:table-cell table:number-columns-repeated="16366"/>
        </table:table-row>
        <table:table-row table:style-name="ro1">
          <table:table-cell/>
          <table:table-cell table:number-columns-repeated="3" table:style-name="ce1"/>
          <table:table-cell table:number-columns-repeated="2" table:style-name="ce92"/>
          <table:table-cell table:number-columns-repeated="6" table:style-name="ce1"/>
          <table:table-cell table:style-name="ce59"/>
          <table:table-cell table:style-name="ce90"/>
          <table:table-cell table:number-columns-repeated="4" table:style-name="ce60"/>
          <table:table-cell table:number-columns-repeated="16366"/>
        </table:table-row>
        <table:table-row table:style-name="ro1">
          <table:table-cell/>
          <table:table-cell table:number-columns-repeated="3" table:style-name="ce1"/>
          <table:table-cell table:number-columns-repeated="2" table:style-name="ce92"/>
          <table:table-cell table:number-columns-repeated="6" table:style-name="ce1"/>
          <table:table-cell table:style-name="ce65"/>
          <table:table-cell table:style-name="ce59"/>
          <table:table-cell table:number-columns-repeated="4" table:style-name="ce60"/>
          <table:table-cell table:number-columns-repeated="16366"/>
        </table:table-row>
        <table:table-row table:style-name="ro1">
          <table:table-cell/>
          <table:table-cell table:number-columns-repeated="3" table:style-name="ce1"/>
          <table:table-cell table:number-columns-repeated="2" table:style-name="ce92"/>
          <table:table-cell table:number-columns-repeated="6" table:style-name="ce1"/>
          <table:table-cell table:style-name="ce59"/>
          <table:table-cell table:style-name="ce90"/>
          <table:table-cell table:number-columns-repeated="4" table:style-name="ce60"/>
          <table:table-cell table:number-columns-repeated="16366"/>
        </table:table-row>
        <table:table-row table:style-name="ro1">
          <table:table-cell/>
          <table:table-cell table:number-columns-repeated="3" table:style-name="ce1"/>
          <table:table-cell table:number-columns-repeated="2" table:style-name="ce92"/>
          <table:table-cell table:number-columns-repeated="6" table:style-name="ce1"/>
          <table:table-cell table:number-columns-repeated="2" table:style-name="ce65"/>
          <table:table-cell table:number-columns-repeated="4" table:style-name="ce60"/>
          <table:table-cell table:number-columns-repeated="16366"/>
        </table:table-row>
        <table:table-row table:style-name="ro1">
          <table:table-cell/>
          <table:table-cell table:number-columns-repeated="3" table:style-name="ce1"/>
          <table:table-cell table:number-columns-repeated="2" table:style-name="ce92"/>
          <table:table-cell table:number-columns-repeated="6" table:style-name="ce1"/>
          <table:table-cell table:number-columns-repeated="2" table:style-name="ce59"/>
          <table:table-cell table:number-columns-repeated="4" table:style-name="ce60"/>
          <table:table-cell table:number-columns-repeated="16366"/>
        </table:table-row>
        <table:table-row table:style-name="ro1">
          <table:table-cell/>
          <table:table-cell table:number-columns-repeated="3" table:style-name="ce1"/>
          <table:table-cell table:number-columns-repeated="2" table:style-name="ce92"/>
          <table:table-cell table:number-columns-repeated="6" table:style-name="ce1"/>
          <table:table-cell table:style-name="ce65"/>
          <table:table-cell table:style-name="ce59"/>
          <table:table-cell table:number-columns-repeated="4" table:style-name="ce60"/>
          <table:table-cell table:number-columns-repeated="16366"/>
        </table:table-row>
        <table:table-row table:number-rows-repeated="3" table:style-name="ro1">
          <table:table-cell/>
          <table:table-cell table:number-columns-repeated="3" table:style-name="ce1"/>
          <table:table-cell table:number-columns-repeated="2" table:style-name="ce92"/>
          <table:table-cell table:number-columns-repeated="6" table:style-name="ce1"/>
          <table:table-cell table:number-columns-repeated="6" table:style-name="ce59"/>
          <table:table-cell table:number-columns-repeated="16366"/>
        </table:table-row>
        <table:table-row table:style-name="ro20">
          <table:table-cell/>
          <table:table-cell table:number-columns-repeated="3" table:style-name="ce1"/>
          <table:table-cell table:number-columns-repeated="2" table:style-name="ce92"/>
          <table:table-cell table:number-columns-repeated="6" table:style-name="ce1"/>
          <table:table-cell table:number-columns-repeated="6" table:style-name="ce59"/>
          <table:table-cell table:number-columns-repeated="1636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3" table:style-name="ce79"/>
          <table:table-cell table:number-columns-repeated="2" table:style-name="ce164"/>
          <table:table-cell table:number-columns-repeated="6" table:style-name="ce79"/>
          <table:table-cell table:number-columns-repeated="16372" table:style-name="ce1"/>
        </table:table-row>
        <table:table-row table:number-rows-repeated="1048501" table:style-name="ro1">
          <table:table-cell table:number-columns-repeated="16384"/>
        </table:table-row>
        <table:named-expressions>
          <table:named-range table:name="Print_Area" table:cell-range-address="q8-9.$B$1:q8-9.$L$60" table:base-cell-address="q8-9.$A$1"/>
        </table:named-expressions>
      </table:table>
      <table:table table:name="q10" table:style-name="ta3">
        <table:table-column table:style-name="co1" table:default-cell-style-name="ce1" table:visibility="collapse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8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8" table:default-cell-style-name="ce1"/>
        <table:table-column table:style-name="co9" table:default-cell-style-name="ce1"/>
        <table:table-column table:style-name="co6" table:default-cell-style-name="ce1"/>
        <table:table-column table:style-name="co22" table:default-cell-style-name="ce1"/>
        <table:table-column table:style-name="co1" table:default-cell-style-name="ce1"/>
        <table:table-column table:style-name="co23" table:default-cell-style-name="ce1"/>
        <table:table-column table:style-name="co1" table:number-columns-repeated="3" table:default-cell-style-name="ce1"/>
        <table:table-column table:style-name="co24" table:default-cell-style-name="ce1"/>
        <table:table-column table:style-name="co1" table:number-columns-repeated="16366" table:default-cell-style-name="ce1"/>
        <table:table-row table:style-name="ro1">
          <table:table-cell table:number-columns-repeated="8"/>
          <table:table-cell table:style-name="ce1">
            <draw:g draw:z-index="6" draw:name="Grupo 19" draw:id="id33">
              <svg:title/>
              <svg:desc/>
              <draw:frame draw:id="id31" draw:style-name="a87" draw:name="Picture 184" svg:x="0.22917in" svg:y="0.16667in" svg:width="2.34656in" svg:height="0.67507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32" draw:style-name="a91" draw:name="CaixaDeTexto 21" svg:x="0.66584in" svg:y="0.29365in" svg:width="1.7905in" svg:height="0.53234in">
                <draw:text-box>
                  <text:p text:style-name="a90" text:class-names="" text:cond-style-name=""><text:span text:style-name="a88" text:class-names="">FEVEREIRO 2019</text:span><text:span text:style-name="a89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1">
          <table:table-cell table:style-name="ce1">
            <draw:frame draw:z-index="1" draw:id="id26" draw:style-name="a77" draw:name="Text Box 122" svg:x="0in" svg:y="0in" svg:width="0.97917in" svg:height="0.32292in">
              <draw:text-box>
                <text:p text:style-name="a74" text:class-names="" text:cond-style-name=""><text:span text:style-name="a72" text:class-names="">Página 11</text:span><text:span text:style-name="a73" text:class-names="">/14</text:span></text:p>
                <text:p text:style-name="a76" text:class-names="" text:cond-style-name=""><text:span text:style-name="a75" text:class-names=""/></text:p>
              </draw:text-box>
              <svg:title/>
              <svg:desc/>
            </draw:frame>
          </table:table-cell>
          <table:table-cell table:number-columns-repeated="16383"/>
        </table:table-row>
        <table:table-row table:number-rows-repeated="2" table:style-name="ro1">
          <table:table-cell table:style-name="ce1"/>
          <table:table-cell table:number-columns-repeated="11" table:style-name="ce2"/>
          <table:table-cell table:number-columns-repeated="6" table:style-name="ce3"/>
          <table:table-cell table:number-columns-repeated="16366" table:style-name="ce1"/>
        </table:table-row>
        <table:table-row table:style-name="ro1">
          <table:table-cell table:style-name="ce1"/>
          <table:table-cell table:number-columns-repeated="11" table:style-name="ce2"/>
          <table:table-cell table:number-columns-repeated="16372" table:style-name="ce1"/>
        </table:table-row>
        <table:table-row table:style-name="ro2">
          <table:table-cell table:style-name="ce200"/>
          <table:table-cell office:value-type="string" table:style-name="ce4">
            <text:p>Quadro 10 - OFERTAS DE EMPREGO <text:s/>RECEBIDAS, <text:s text:c="3"/>POR ATIVIDADE ECONÓMICA</text:p>
          </table:table-cell>
          <table:table-cell table:number-columns-repeated="8" table:style-name="ce4"/>
          <table:table-cell office:value-type="string" table:number-columns-spanned="2" table:number-rows-spanned="1" table:style-name="ce80">
            <text:p>CONTINENTE</text:p>
          </table:table-cell>
          <table:covered-table-cell/>
          <table:table-cell table:style-name="ce1"/>
          <table:table-cell table:number-columns-repeated="5" table:style-name="ce3"/>
          <table:table-cell table:number-columns-repeated="16366" table:style-name="ce1"/>
        </table:table-row>
        <table:table-row table:style-name="ro2">
          <table:table-cell table:style-name="ce200"/>
          <table:table-cell office:value-type="string" table:style-name="ce6">
            <text:p>Movimento ao longo do mês<text:s text:c="2"/></text:p>
          </table:table-cell>
          <table:table-cell table:number-columns-repeated="2" table:style-name="ce7"/>
          <table:table-cell table:number-columns-repeated="4" table:style-name="ce6"/>
          <table:table-cell table:number-columns-repeated="4" table:style-name="ce7"/>
          <table:table-cell table:style-name="ce1"/>
          <table:table-cell table:number-columns-repeated="5" table:style-name="ce3"/>
          <table:table-cell table:number-columns-repeated="16366" table:style-name="ce1"/>
        </table:table-row>
        <table:table-row table:style-name="ro5">
          <table:table-cell table:style-name="ce200"/>
          <table:table-cell table:style-name="ce2"/>
          <table:table-cell table:style-name="ce8"/>
          <table:table-cell table:number-columns-repeated="9" table:style-name="ce2"/>
          <table:table-cell table:style-name="ce1"/>
          <table:table-cell table:number-columns-repeated="5" table:style-name="ce3"/>
          <table:table-cell table:number-columns-repeated="16366" table:style-name="ce1"/>
        </table:table-row>
        <table:table-row table:style-name="ro1">
          <table:table-cell table:style-name="ce1"/>
          <table:table-cell table:style-name="ce9"/>
          <table:table-cell table:style-name="ce10"/>
          <table:table-cell table:style-name="ce11"/>
          <table:table-cell table:style-name="ce12"/>
          <table:table-cell table:style-name="ce13"/>
          <table:table-cell table:style-name="ce12"/>
          <table:table-cell table:style-name="ce13"/>
          <table:table-cell office:value-type="string" table:number-columns-spanned="4" table:number-rows-spanned="1" table:style-name="ce81">
            <text:p>Variação</text:p>
          </table:table-cell>
          <table:covered-table-cell table:number-columns-repeated="3"/>
          <table:table-cell table:number-columns-repeated="6" table:style-name="ce14"/>
          <table:table-cell table:number-columns-repeated="16366" table:style-name="ce1"/>
        </table:table-row>
        <table:table-row table:style-name="ro1">
          <table:table-cell table:style-name="ce1"/>
          <table:table-cell office:value-type="string" table:style-name="ce15">
            <text:p>CAE <text:s/>Rev.3</text:p>
          </table:table-cell>
          <table:table-cell office:value-type="string" table:style-name="ce84">
            <text:p>FEVEREIRO 2019</text:p>
          </table:table-cell>
          <table:table-cell office:value-type="string" table:style-name="ce17">
            <text:p>%</text:p>
          </table:table-cell>
          <table:table-cell office:value-type="string" table:style-name="ce18">
            <text:p>JANEIRO 2019</text:p>
          </table:table-cell>
          <table:table-cell office:value-type="string" table:style-name="ce19">
            <text:p>%</text:p>
          </table:table-cell>
          <table:table-cell office:value-type="string" table:style-name="ce18">
            <text:p>FEVEREIRO 2018</text:p>
          </table:table-cell>
          <table:table-cell office:value-type="string" table:style-name="ce19">
            <text:p>%</text:p>
          </table:table-cell>
          <table:table-cell office:value-type="string" table:number-columns-spanned="2" table:number-rows-spanned="1" table:style-name="ce82">
            <text:p>Mês <text:s/>anterior</text:p>
          </table:table-cell>
          <table:covered-table-cell/>
          <table:table-cell office:value-type="string" table:number-columns-spanned="2" table:number-rows-spanned="1" table:style-name="ce83">
            <text:p>Mês <text:s/>homólogo<text:span text:style-name="T2">(1)<text:s/></text:span></text:p>
          </table:table-cell>
          <table:covered-table-cell/>
          <table:table-cell table:number-columns-repeated="6" table:style-name="ce14"/>
          <table:table-cell table:number-columns-repeated="16366" table:style-name="ce1"/>
        </table:table-row>
        <table:table-row table:style-name="ro1">
          <table:table-cell table:style-name="ce1"/>
          <table:table-cell table:style-name="ce20"/>
          <table:table-cell table:style-name="ce21"/>
          <table:table-cell table:style-name="ce22"/>
          <table:table-cell table:style-name="ce23"/>
          <table:table-cell table:style-name="ce24"/>
          <table:table-cell table:style-name="ce23"/>
          <table:table-cell table:style-name="ce24"/>
          <table:table-cell office:value-type="string" table:style-name="ce25">
            <text:p>Var. Abs.</text:p>
          </table:table-cell>
          <table:table-cell office:value-type="string" table:style-name="ce26">
            <text:p>Var. %</text:p>
          </table:table-cell>
          <table:table-cell office:value-type="string" table:style-name="ce25">
            <text:p>Var. Abs.</text:p>
          </table:table-cell>
          <table:table-cell office:value-type="string" table:style-name="ce27">
            <text:p>Var. %</text:p>
          </table:table-cell>
          <table:table-cell table:number-columns-repeated="6" table:style-name="ce28"/>
          <table:table-cell table:number-columns-repeated="16366" table:style-name="ce1"/>
        </table:table-row>
        <table:table-row table:style-name="ro21">
          <table:table-cell table:style-name="ce1"/>
          <table:table-cell table:style-name="ce15"/>
          <table:table-cell table:style-name="ce85"/>
          <table:table-cell table:style-name="ce86"/>
          <table:table-cell table:style-name="ce87"/>
          <table:table-cell table:style-name="ce88"/>
          <table:table-cell table:style-name="ce87"/>
          <table:table-cell table:style-name="ce88"/>
          <table:table-cell table:number-columns-repeated="4" table:style-name="ce89"/>
          <table:table-cell table:number-columns-repeated="6" table:style-name="ce28"/>
          <table:table-cell table:number-columns-repeated="16366" table:style-name="ce1"/>
        </table:table-row>
        <table:table-row table:style-name="ro28">
          <table:table-cell table:style-name="ce1"/>
          <table:table-cell office:value-type="string" table:style-name="ce169">
            <text:p><text:s text:c="2"/>Total</text:p>
          </table:table-cell>
          <table:table-cell office:value-type="float" office:value="10396" table:style-name="ce35">
            <text:p>10 396</text:p>
          </table:table-cell>
          <table:table-cell office:value-type="float" office:value="100" table:style-name="ce36">
            <text:p>100,0<text:s text:c="5"/></text:p>
          </table:table-cell>
          <table:table-cell office:value-type="float" office:value="12087" table:style-name="ce37">
            <text:p>12 087</text:p>
          </table:table-cell>
          <table:table-cell office:value-type="float" office:value="100" table:style-name="ce38">
            <text:p>100,0<text:s text:c="5"/></text:p>
          </table:table-cell>
          <table:table-cell office:value-type="float" office:value="10506" table:style-name="ce37">
            <text:p>10 506</text:p>
          </table:table-cell>
          <table:table-cell office:value-type="float" office:value="100" table:style-name="ce38">
            <text:p>100,0<text:s text:c="5"/></text:p>
          </table:table-cell>
          <table:table-cell office:value-type="float" office:value="-1691" table:style-name="ce39">
            <text:p><text:s/>-1 691</text:p>
          </table:table-cell>
          <table:table-cell office:value-type="float" office:value="-13.990237445189047" table:style-name="ce40">
            <text:p>-14,0<text:s text:c="3"/></text:p>
          </table:table-cell>
          <table:table-cell office:value-type="float" office:value="-110" table:style-name="ce39">
            <text:p><text:s/>- 110</text:p>
          </table:table-cell>
          <table:table-cell office:value-type="float" office:value="-1.0470207500475919" table:style-name="ce40">
            <text:p>-1,0<text:s text:c="3"/></text:p>
          </table:table-cell>
          <table:table-cell table:style-name="ce41"/>
          <table:table-cell table:style-name="ce1"/>
          <table:table-cell table:number-columns-repeated="4" table:style-name="ce42"/>
          <table:table-cell table:number-columns-repeated="16366" table:style-name="ce1"/>
        </table:table-row>
        <table:table-row table:style-name="ro28">
          <table:table-cell table:style-name="ce1"/>
          <table:table-cell office:value-type="string" table:style-name="ce171">
            <text:p>Agricultura, produção animal, caça, floresta e pesca</text:p>
          </table:table-cell>
          <table:table-cell office:value-type="float" office:value="348" table:style-name="ce35">
            <text:p><text:s/>348</text:p>
          </table:table-cell>
          <table:table-cell office:value-type="float" office:value="3.3474413235859943" table:style-name="ce36">
            <text:p>3,3<text:s text:c="5"/></text:p>
          </table:table-cell>
          <table:table-cell office:value-type="float" office:value="848" table:style-name="ce37">
            <text:p><text:s/>848</text:p>
          </table:table-cell>
          <table:table-cell office:value-type="float" office:value="7.0158021014312899" table:style-name="ce38">
            <text:p>7,0<text:s text:c="5"/></text:p>
          </table:table-cell>
          <table:table-cell office:value-type="float" office:value="511" table:style-name="ce37">
            <text:p><text:s/>511</text:p>
          </table:table-cell>
          <table:table-cell office:value-type="float" office:value="4.8638873024938132" table:style-name="ce38">
            <text:p>4,9<text:s text:c="5"/></text:p>
          </table:table-cell>
          <table:table-cell office:value-type="float" office:value="-500" table:style-name="ce39">
            <text:p><text:s/>- 500</text:p>
          </table:table-cell>
          <table:table-cell office:value-type="float" office:value="-58.962264150943398" table:style-name="ce40">
            <text:p>-59,0<text:s text:c="3"/></text:p>
          </table:table-cell>
          <table:table-cell office:value-type="float" office:value="-163" table:style-name="ce39">
            <text:p><text:s/>- 163</text:p>
          </table:table-cell>
          <table:table-cell office:value-type="float" office:value="-31.898238747553815" table:style-name="ce40">
            <text:p>-31,9<text:s text:c="3"/></text:p>
          </table:table-cell>
          <table:table-cell table:style-name="ce59"/>
          <table:table-cell table:style-name="ce201"/>
          <table:table-cell table:style-name="ce202"/>
          <table:table-cell table:style-name="ce189"/>
          <table:table-cell table:style-name="ce60"/>
          <table:table-cell table:style-name="ce192"/>
          <table:table-cell table:style-name="ce190"/>
          <table:table-cell table:style-name="ce192"/>
          <table:table-cell table:number-columns-repeated="16364"/>
        </table:table-row>
        <table:table-row table:style-name="ro22">
          <table:table-cell table:style-name="ce1"/>
          <table:table-cell office:value-type="string" table:style-name="ce171">
            <text:p>Indústria, energia e água e construção</text:p>
          </table:table-cell>
          <table:table-cell office:value-type="float" office:value="2875" table:style-name="ce55">
            <text:p>2 875</text:p>
          </table:table-cell>
          <table:table-cell office:value-type="float" office:value="27.654867256637168" table:style-name="ce56">
            <text:p>27,7<text:s text:c="5"/></text:p>
          </table:table-cell>
          <table:table-cell office:value-type="float" office:value="3128" table:style-name="ce37">
            <text:p>3 128</text:p>
          </table:table-cell>
          <table:table-cell office:value-type="float" office:value="25.879043600562589" table:style-name="ce38">
            <text:p>25,9<text:s text:c="5"/></text:p>
          </table:table-cell>
          <table:table-cell office:value-type="float" office:value="2880" table:style-name="ce37">
            <text:p>2 880</text:p>
          </table:table-cell>
          <table:table-cell office:value-type="float" office:value="27.412906910336947" table:style-name="ce38">
            <text:p>27,4<text:s text:c="5"/></text:p>
          </table:table-cell>
          <table:table-cell office:value-type="float" office:value="-253" table:style-name="ce39">
            <text:p><text:s/>- 253</text:p>
          </table:table-cell>
          <table:table-cell office:value-type="float" office:value="-8.0882352941176467" table:style-name="ce40">
            <text:p>-8,1<text:s text:c="3"/></text:p>
          </table:table-cell>
          <table:table-cell office:value-type="float" office:value="-5" table:style-name="ce39">
            <text:p><text:s/>- 5</text:p>
          </table:table-cell>
          <table:table-cell office:value-type="float" office:value="-0.1736111111111111" table:style-name="ce40">
            <text:p>-0,2<text:s text:c="3"/></text:p>
          </table:table-cell>
          <table:table-cell table:style-name="ce59"/>
          <table:table-cell table:style-name="ce201"/>
          <table:table-cell table:style-name="ce202"/>
          <table:table-cell table:style-name="ce189"/>
          <table:table-cell table:style-name="ce60"/>
          <table:table-cell table:style-name="ce187"/>
          <table:table-cell table:style-name="ce190"/>
          <table:table-cell table:style-name="ce192"/>
          <table:table-cell table:number-columns-repeated="16364"/>
        </table:table-row>
        <table:table-row table:style-name="ro28">
          <table:table-cell table:style-name="ce1"/>
          <table:table-cell office:value-type="string" table:style-name="ce173">
            <text:p>Indústrias extrativas</text:p>
          </table:table-cell>
          <table:table-cell office:value-type="float" office:value="20" table:style-name="ce44">
            <text:p><text:s/>20</text:p>
          </table:table-cell>
          <table:table-cell office:value-type="float" office:value="0.19238168526356292" table:style-name="ce45">
            <text:p>0,2<text:s text:c="5"/></text:p>
          </table:table-cell>
          <table:table-cell office:value-type="float" office:value="12" table:style-name="ce46">
            <text:p><text:s/>12</text:p>
          </table:table-cell>
          <table:table-cell office:value-type="float" office:value="9.928021841648052E-2" table:style-name="ce47">
            <text:p>0,1<text:s text:c="5"/></text:p>
          </table:table-cell>
          <table:table-cell office:value-type="float" office:value="22" table:style-name="ce46">
            <text:p><text:s/>22</text:p>
          </table:table-cell>
          <table:table-cell office:value-type="float" office:value="0.20940415000951837" table:style-name="ce47">
            <text:p>0,2<text:s text:c="5"/></text:p>
          </table:table-cell>
          <table:table-cell office:value-type="float" office:value="8" table:style-name="ce48">
            <text:p>+ 8</text:p>
          </table:table-cell>
          <table:table-cell office:value-type="float" office:value="66.666666666666657" table:style-name="ce49">
            <text:p>+66,7<text:s text:c="3"/></text:p>
          </table:table-cell>
          <table:table-cell office:value-type="float" office:value="-2" table:style-name="ce48">
            <text:p><text:s/>- 2</text:p>
          </table:table-cell>
          <table:table-cell office:value-type="float" office:value="-9.0909090909090917" table:style-name="ce49">
            <text:p>-9,1<text:s text:c="3"/></text:p>
          </table:table-cell>
          <table:table-cell table:style-name="ce65"/>
          <table:table-cell table:style-name="ce201"/>
          <table:table-cell table:style-name="ce202"/>
          <table:table-cell table:style-name="ce189"/>
          <table:table-cell table:style-name="ce60"/>
          <table:table-cell table:style-name="ce187"/>
          <table:table-cell table:style-name="ce190"/>
          <table:table-cell table:style-name="ce192"/>
          <table:table-cell table:number-columns-repeated="16364"/>
        </table:table-row>
        <table:table-row table:style-name="ro28">
          <table:table-cell/>
          <table:table-cell office:value-type="string" table:style-name="ce173">
            <text:p>Indústrias alimentares das bebidas e do tabaco</text:p>
          </table:table-cell>
          <table:table-cell office:value-type="float" office:value="309" table:style-name="ce44">
            <text:p><text:s/>309</text:p>
          </table:table-cell>
          <table:table-cell office:value-type="float" office:value="2.972297037322047" table:style-name="ce45">
            <text:p>3,0<text:s text:c="5"/></text:p>
          </table:table-cell>
          <table:table-cell office:value-type="float" office:value="382" table:style-name="ce46">
            <text:p><text:s/>382</text:p>
          </table:table-cell>
          <table:table-cell office:value-type="float" office:value="3.1604202862579629" table:style-name="ce47">
            <text:p>3,2<text:s text:c="5"/></text:p>
          </table:table-cell>
          <table:table-cell office:value-type="float" office:value="347" table:style-name="ce46">
            <text:p><text:s/>347</text:p>
          </table:table-cell>
          <table:table-cell office:value-type="float" office:value="3.3028745478774031" table:style-name="ce47">
            <text:p>3,3<text:s text:c="5"/></text:p>
          </table:table-cell>
          <table:table-cell office:value-type="float" office:value="-73" table:style-name="ce48">
            <text:p><text:s/>- 73</text:p>
          </table:table-cell>
          <table:table-cell office:value-type="float" office:value="-19.109947643979059" table:style-name="ce49">
            <text:p>-19,1<text:s text:c="3"/></text:p>
          </table:table-cell>
          <table:table-cell office:value-type="float" office:value="-38" table:style-name="ce48">
            <text:p><text:s/>- 38</text:p>
          </table:table-cell>
          <table:table-cell office:value-type="float" office:value="-10.951008645533141" table:style-name="ce49">
            <text:p>-11,0<text:s text:c="3"/></text:p>
          </table:table-cell>
          <table:table-cell table:style-name="ce59"/>
          <table:table-cell table:style-name="ce201"/>
          <table:table-cell table:style-name="ce202"/>
          <table:table-cell table:style-name="ce189"/>
          <table:table-cell table:style-name="ce60"/>
          <table:table-cell table:style-name="ce203"/>
          <table:table-cell table:style-name="ce204"/>
          <table:table-cell table:style-name="ce203"/>
          <table:table-cell table:number-columns-repeated="16364"/>
        </table:table-row>
        <table:table-row table:style-name="ro28">
          <table:table-cell/>
          <table:table-cell office:value-type="string" table:style-name="ce173">
            <text:p>Fabricação de têxteis</text:p>
          </table:table-cell>
          <table:table-cell office:value-type="float" office:value="97" table:style-name="ce44">
            <text:p><text:s/>97</text:p>
          </table:table-cell>
          <table:table-cell office:value-type="float" office:value="0.93305117352828015" table:style-name="ce62">
            <text:p>0,9<text:s text:c="5"/></text:p>
          </table:table-cell>
          <table:table-cell office:value-type="float" office:value="92" table:style-name="ce63">
            <text:p><text:s/>92</text:p>
          </table:table-cell>
          <table:table-cell office:value-type="float" office:value="0.76114834119301733" table:style-name="ce64">
            <text:p>0,8<text:s text:c="5"/></text:p>
          </table:table-cell>
          <table:table-cell office:value-type="float" office:value="115" table:style-name="ce46">
            <text:p><text:s/>115</text:p>
          </table:table-cell>
          <table:table-cell office:value-type="float" office:value="1.0946126023224823" table:style-name="ce64">
            <text:p>1,1<text:s text:c="5"/></text:p>
          </table:table-cell>
          <table:table-cell office:value-type="float" office:value="5" table:style-name="ce48">
            <text:p>+ 5</text:p>
          </table:table-cell>
          <table:table-cell office:value-type="float" office:value="5.4347826086956523" table:style-name="ce49">
            <text:p>+5,4<text:s text:c="3"/></text:p>
          </table:table-cell>
          <table:table-cell office:value-type="float" office:value="-18" table:style-name="ce48">
            <text:p><text:s/>- 18</text:p>
          </table:table-cell>
          <table:table-cell office:value-type="float" office:value="-15.65217391304348" table:style-name="ce49">
            <text:p>-15,7<text:s text:c="3"/></text:p>
          </table:table-cell>
          <table:table-cell table:style-name="ce65"/>
          <table:table-cell table:style-name="ce201"/>
          <table:table-cell table:style-name="ce202"/>
          <table:table-cell table:style-name="ce189"/>
          <table:table-cell table:style-name="ce60"/>
          <table:table-cell table:style-name="ce187"/>
          <table:table-cell table:style-name="ce190"/>
          <table:table-cell table:style-name="ce192"/>
          <table:table-cell table:number-columns-repeated="16364"/>
        </table:table-row>
        <table:table-row table:style-name="ro28">
          <table:table-cell/>
          <table:table-cell office:value-type="string" table:style-name="ce174">
            <text:p>Indústria do vestuário</text:p>
          </table:table-cell>
          <table:table-cell office:value-type="float" office:value="175" table:style-name="ce44">
            <text:p><text:s/>175</text:p>
          </table:table-cell>
          <table:table-cell office:value-type="float" office:value="1.6833397460561756" table:style-name="ce62">
            <text:p>1,7<text:s text:c="5"/></text:p>
          </table:table-cell>
          <table:table-cell office:value-type="float" office:value="196" table:style-name="ce63">
            <text:p><text:s/>196</text:p>
          </table:table-cell>
          <table:table-cell office:value-type="float" office:value="1.6215769008025152" table:style-name="ce64">
            <text:p>1,6<text:s text:c="5"/></text:p>
          </table:table-cell>
          <table:table-cell office:value-type="float" office:value="325" table:style-name="ce46">
            <text:p><text:s/>325</text:p>
          </table:table-cell>
          <table:table-cell office:value-type="float" office:value="3.0934703978678852" table:style-name="ce64">
            <text:p>3,1<text:s text:c="5"/></text:p>
          </table:table-cell>
          <table:table-cell office:value-type="float" office:value="-21" table:style-name="ce48">
            <text:p><text:s/>- 21</text:p>
          </table:table-cell>
          <table:table-cell office:value-type="float" office:value="-10.714285714285714" table:style-name="ce49">
            <text:p>-10,7<text:s text:c="3"/></text:p>
          </table:table-cell>
          <table:table-cell office:value-type="float" office:value="-150" table:style-name="ce48">
            <text:p><text:s/>- 150</text:p>
          </table:table-cell>
          <table:table-cell office:value-type="float" office:value="-46.153846153846153" table:style-name="ce49">
            <text:p>-46,2<text:s text:c="3"/></text:p>
          </table:table-cell>
          <table:table-cell table:style-name="ce59"/>
          <table:table-cell table:style-name="ce201"/>
          <table:table-cell table:style-name="ce202"/>
          <table:table-cell table:style-name="ce189"/>
          <table:table-cell table:style-name="ce59"/>
          <table:table-cell table:style-name="ce203"/>
          <table:table-cell table:style-name="ce204"/>
          <table:table-cell table:style-name="ce203"/>
          <table:table-cell table:number-columns-repeated="16364"/>
        </table:table-row>
        <table:table-row table:style-name="ro28">
          <table:table-cell/>
          <table:table-cell office:value-type="string" table:style-name="ce173">
            <text:p>Indústria do couro e dos produtos do couro</text:p>
          </table:table-cell>
          <table:table-cell office:value-type="float" office:value="103" table:style-name="ce44">
            <text:p><text:s/>103</text:p>
          </table:table-cell>
          <table:table-cell office:value-type="float" office:value="0.99076567910734903" table:style-name="ce62">
            <text:p>1,0<text:s text:c="5"/></text:p>
          </table:table-cell>
          <table:table-cell office:value-type="float" office:value="125" table:style-name="ce63">
            <text:p><text:s/>125</text:p>
          </table:table-cell>
          <table:table-cell office:value-type="float" office:value="1.0341689418383386" table:style-name="ce64">
            <text:p>1,0<text:s text:c="5"/></text:p>
          </table:table-cell>
          <table:table-cell office:value-type="float" office:value="139" table:style-name="ce46">
            <text:p><text:s/>139</text:p>
          </table:table-cell>
          <table:table-cell office:value-type="float" office:value="1.3230534932419569" table:style-name="ce64">
            <text:p>1,3<text:s text:c="5"/></text:p>
          </table:table-cell>
          <table:table-cell office:value-type="float" office:value="-22" table:style-name="ce48">
            <text:p><text:s/>- 22</text:p>
          </table:table-cell>
          <table:table-cell office:value-type="float" office:value="-17.599999999999998" table:style-name="ce49">
            <text:p>-17,6<text:s text:c="3"/></text:p>
          </table:table-cell>
          <table:table-cell office:value-type="float" office:value="-36" table:style-name="ce48">
            <text:p><text:s/>- 36</text:p>
          </table:table-cell>
          <table:table-cell office:value-type="float" office:value="-25.899280575539567" table:style-name="ce49">
            <text:p>-25,9<text:s text:c="3"/></text:p>
          </table:table-cell>
          <table:table-cell table:style-name="ce59"/>
          <table:table-cell table:style-name="ce201"/>
          <table:table-cell table:style-name="ce202"/>
          <table:table-cell table:style-name="ce189"/>
          <table:table-cell table:style-name="ce59"/>
          <table:table-cell table:style-name="ce187"/>
          <table:table-cell table:style-name="ce190"/>
          <table:table-cell table:style-name="ce192"/>
          <table:table-cell table:number-columns-repeated="16364"/>
        </table:table-row>
        <table:table-row table:style-name="ro28">
          <table:table-cell/>
          <table:table-cell office:value-type="string" table:style-name="ce173">
            <text:p>Indústria da madeira e da cortiça</text:p>
          </table:table-cell>
          <table:table-cell office:value-type="float" office:value="94" table:style-name="ce44">
            <text:p><text:s/>94</text:p>
          </table:table-cell>
          <table:table-cell office:value-type="float" office:value="0.90419392073874572" table:style-name="ce62">
            <text:p>0,9<text:s text:c="5"/></text:p>
          </table:table-cell>
          <table:table-cell office:value-type="float" office:value="105" table:style-name="ce63">
            <text:p><text:s/>105</text:p>
          </table:table-cell>
          <table:table-cell office:value-type="float" office:value="0.86870191114420459" table:style-name="ce64">
            <text:p>0,9<text:s text:c="5"/></text:p>
          </table:table-cell>
          <table:table-cell office:value-type="float" office:value="82" table:style-name="ce46">
            <text:p><text:s/>82</text:p>
          </table:table-cell>
          <table:table-cell office:value-type="float" office:value="0.78050637730820482" table:style-name="ce64">
            <text:p>0,8<text:s text:c="5"/></text:p>
          </table:table-cell>
          <table:table-cell office:value-type="float" office:value="-11" table:style-name="ce48">
            <text:p><text:s/>- 11</text:p>
          </table:table-cell>
          <table:table-cell office:value-type="float" office:value="-10.476190476190476" table:style-name="ce49">
            <text:p>-10,5<text:s text:c="3"/></text:p>
          </table:table-cell>
          <table:table-cell office:value-type="float" office:value="12" table:style-name="ce48">
            <text:p>+ 12</text:p>
          </table:table-cell>
          <table:table-cell office:value-type="float" office:value="14.634146341463413" table:style-name="ce49">
            <text:p>+14,6<text:s text:c="3"/></text:p>
          </table:table-cell>
          <table:table-cell table:style-name="ce59"/>
          <table:table-cell table:style-name="ce201"/>
          <table:table-cell table:style-name="ce202"/>
          <table:table-cell table:style-name="ce189"/>
          <table:table-cell table:style-name="ce59"/>
          <table:table-cell table:style-name="ce187"/>
          <table:table-cell table:style-name="ce190"/>
          <table:table-cell table:style-name="ce192"/>
          <table:table-cell table:number-columns-repeated="16364"/>
        </table:table-row>
        <table:table-row table:style-name="ro28">
          <table:table-cell/>
          <table:table-cell office:value-type="string" table:style-name="ce173">
            <text:p>Indústrias do papel, impressão e reprodução</text:p>
          </table:table-cell>
          <table:table-cell office:value-type="float" office:value="51" table:style-name="ce44">
            <text:p><text:s/>51</text:p>
          </table:table-cell>
          <table:table-cell office:value-type="float" office:value="0.49057329742208544" table:style-name="ce62">
            <text:p>0,5<text:s text:c="5"/></text:p>
          </table:table-cell>
          <table:table-cell office:value-type="float" office:value="59" table:style-name="ce63">
            <text:p><text:s/>59</text:p>
          </table:table-cell>
          <table:table-cell office:value-type="float" office:value="0.48812774054769592" table:style-name="ce64">
            <text:p>0,5<text:s text:c="5"/></text:p>
          </table:table-cell>
          <table:table-cell office:value-type="float" office:value="35" table:style-name="ce46">
            <text:p><text:s/>35</text:p>
          </table:table-cell>
          <table:table-cell office:value-type="float" office:value="0.33314296592423376" table:style-name="ce64">
            <text:p>0,3<text:s text:c="5"/></text:p>
          </table:table-cell>
          <table:table-cell office:value-type="float" office:value="-8" table:style-name="ce48">
            <text:p><text:s/>- 8</text:p>
          </table:table-cell>
          <table:table-cell office:value-type="float" office:value="-13.559322033898304" table:style-name="ce49">
            <text:p>-13,6<text:s text:c="3"/></text:p>
          </table:table-cell>
          <table:table-cell office:value-type="float" office:value="16" table:style-name="ce48">
            <text:p>+ 16</text:p>
          </table:table-cell>
          <table:table-cell office:value-type="float" office:value="45.714285714285715" table:style-name="ce49">
            <text:p>+45,7<text:s text:c="3"/></text:p>
          </table:table-cell>
          <table:table-cell table:style-name="ce59"/>
          <table:table-cell table:style-name="ce201"/>
          <table:table-cell table:style-name="ce202"/>
          <table:table-cell table:style-name="ce189"/>
          <table:table-cell table:style-name="ce59"/>
          <table:table-cell table:style-name="ce192"/>
          <table:table-cell table:style-name="ce190"/>
          <table:table-cell table:style-name="ce192"/>
          <table:table-cell table:number-columns-repeated="16364"/>
        </table:table-row>
        <table:table-row table:style-name="ro28">
          <table:table-cell/>
          <table:table-cell office:value-type="string" table:style-name="ce173">
            <text:p>Fab. produtos petrolíferos, químicos, farmacêuticos, borracha e plástico</text:p>
          </table:table-cell>
          <table:table-cell office:value-type="float" office:value="168" table:style-name="ce44">
            <text:p><text:s/>168</text:p>
          </table:table-cell>
          <table:table-cell office:value-type="float" office:value="1.6160061562139283" table:style-name="ce62">
            <text:p>1,6<text:s text:c="5"/></text:p>
          </table:table-cell>
          <table:table-cell office:value-type="float" office:value="99" table:style-name="ce63">
            <text:p><text:s/>99</text:p>
          </table:table-cell>
          <table:table-cell office:value-type="float" office:value="0.81906180193596423" table:style-name="ce64">
            <text:p>0,8<text:s text:c="5"/></text:p>
          </table:table-cell>
          <table:table-cell office:value-type="float" office:value="98" table:style-name="ce46">
            <text:p><text:s/>98</text:p>
          </table:table-cell>
          <table:table-cell office:value-type="float" office:value="0.93280030458785457" table:style-name="ce64">
            <text:p>0,9<text:s text:c="5"/></text:p>
          </table:table-cell>
          <table:table-cell office:value-type="float" office:value="69" table:style-name="ce48">
            <text:p>+ 69</text:p>
          </table:table-cell>
          <table:table-cell office:value-type="float" office:value="69.696969696969703" table:style-name="ce49">
            <text:p>+69,7<text:s text:c="3"/></text:p>
          </table:table-cell>
          <table:table-cell office:value-type="float" office:value="70" table:style-name="ce48">
            <text:p>+ 70</text:p>
          </table:table-cell>
          <table:table-cell office:value-type="float" office:value="71.428571428571431" table:style-name="ce49">
            <text:p>+71,4<text:s text:c="3"/></text:p>
          </table:table-cell>
          <table:table-cell table:style-name="ce1"/>
          <table:table-cell table:style-name="ce201"/>
          <table:table-cell table:style-name="ce202"/>
          <table:table-cell table:style-name="ce189"/>
          <table:table-cell table:style-name="ce1"/>
          <table:table-cell table:style-name="ce192"/>
          <table:table-cell table:style-name="ce190"/>
          <table:table-cell table:style-name="ce192"/>
          <table:table-cell table:number-columns-repeated="16364"/>
        </table:table-row>
        <table:table-row table:style-name="ro28">
          <table:table-cell/>
          <table:table-cell office:value-type="string" table:style-name="ce173">
            <text:p>Fabricação de outros produtos minerais não metálicos</text:p>
          </table:table-cell>
          <table:table-cell office:value-type="float" office:value="71" table:style-name="ce44">
            <text:p><text:s/>71</text:p>
          </table:table-cell>
          <table:table-cell office:value-type="float" office:value="0.68295498268564836" table:style-name="ce62">
            <text:p>0,7<text:s text:c="5"/></text:p>
          </table:table-cell>
          <table:table-cell office:value-type="float" office:value="72" table:style-name="ce63">
            <text:p><text:s/>72</text:p>
          </table:table-cell>
          <table:table-cell office:value-type="float" office:value="0.59568131049888307" table:style-name="ce64">
            <text:p>0,6<text:s text:c="5"/></text:p>
          </table:table-cell>
          <table:table-cell office:value-type="float" office:value="69" table:style-name="ce46">
            <text:p><text:s/>69</text:p>
          </table:table-cell>
          <table:table-cell office:value-type="float" office:value="0.65676756139348946" table:style-name="ce64">
            <text:p>0,7<text:s text:c="5"/></text:p>
          </table:table-cell>
          <table:table-cell office:value-type="float" office:value="-1" table:style-name="ce48">
            <text:p><text:s/>- 1</text:p>
          </table:table-cell>
          <table:table-cell office:value-type="float" office:value="-1.3888888888888888" table:style-name="ce49">
            <text:p>-1,4<text:s text:c="3"/></text:p>
          </table:table-cell>
          <table:table-cell office:value-type="float" office:value="2" table:style-name="ce48">
            <text:p>+ 2</text:p>
          </table:table-cell>
          <table:table-cell office:value-type="float" office:value="2.8985507246376812" table:style-name="ce49">
            <text:p>+2,9<text:s text:c="3"/></text:p>
          </table:table-cell>
          <table:table-cell table:style-name="ce1"/>
          <table:table-cell table:style-name="ce201"/>
          <table:table-cell table:style-name="ce202"/>
          <table:table-cell table:style-name="ce189"/>
          <table:table-cell table:style-name="ce1"/>
          <table:table-cell table:style-name="ce192"/>
          <table:table-cell table:style-name="ce190"/>
          <table:table-cell table:style-name="ce192"/>
          <table:table-cell table:number-columns-repeated="16364"/>
        </table:table-row>
        <table:table-row table:style-name="ro28">
          <table:table-cell/>
          <table:table-cell office:value-type="string" table:style-name="ce173">
            <text:p>Indústria metalúrgica de base e fab. produtos metálicos</text:p>
          </table:table-cell>
          <table:table-cell office:value-type="float" office:value="259" table:style-name="ce44">
            <text:p><text:s/>259</text:p>
          </table:table-cell>
          <table:table-cell office:value-type="float" office:value="2.4913428241631399" table:style-name="ce62">
            <text:p>2,5<text:s text:c="5"/></text:p>
          </table:table-cell>
          <table:table-cell office:value-type="float" office:value="237" table:style-name="ce63">
            <text:p><text:s/>237</text:p>
          </table:table-cell>
          <table:table-cell office:value-type="float" office:value="1.9607843137254901" table:style-name="ce64">
            <text:p>2,0<text:s text:c="5"/></text:p>
          </table:table-cell>
          <table:table-cell office:value-type="float" office:value="208" table:style-name="ce46">
            <text:p><text:s/>208</text:p>
          </table:table-cell>
          <table:table-cell office:value-type="float" office:value="1.9798210546354464" table:style-name="ce64">
            <text:p>2,0<text:s text:c="5"/></text:p>
          </table:table-cell>
          <table:table-cell office:value-type="float" office:value="22" table:style-name="ce48">
            <text:p>+ 22</text:p>
          </table:table-cell>
          <table:table-cell office:value-type="float" office:value="9.2827004219409286" table:style-name="ce49">
            <text:p>+9,3<text:s text:c="3"/></text:p>
          </table:table-cell>
          <table:table-cell office:value-type="float" office:value="51" table:style-name="ce48">
            <text:p>+ 51</text:p>
          </table:table-cell>
          <table:table-cell office:value-type="float" office:value="24.519230769230766" table:style-name="ce49">
            <text:p>+24,5<text:s text:c="3"/></text:p>
          </table:table-cell>
          <table:table-cell table:style-name="ce1"/>
          <table:table-cell table:style-name="ce201"/>
          <table:table-cell table:style-name="ce202"/>
          <table:table-cell table:style-name="ce189"/>
          <table:table-cell table:style-name="ce1"/>
          <table:table-cell table:style-name="ce192"/>
          <table:table-cell table:style-name="ce190"/>
          <table:table-cell table:style-name="ce192"/>
          <table:table-cell table:number-columns-repeated="16364"/>
        </table:table-row>
        <table:table-row table:style-name="ro28">
          <table:table-cell/>
          <table:table-cell office:value-type="string" table:style-name="ce173">
            <text:p>Fab. equipamento informático, elétrico, máquinas e equipamentos n.e.</text:p>
          </table:table-cell>
          <table:table-cell office:value-type="float" office:value="134" table:style-name="ce44">
            <text:p><text:s/>134</text:p>
          </table:table-cell>
          <table:table-cell office:value-type="float" office:value="1.2889572912658713" table:style-name="ce62">
            <text:p>1,3<text:s text:c="5"/></text:p>
          </table:table-cell>
          <table:table-cell office:value-type="float" office:value="129" table:style-name="ce63">
            <text:p><text:s/>129</text:p>
          </table:table-cell>
          <table:table-cell office:value-type="float" office:value="1.0672623479771655" table:style-name="ce64">
            <text:p>1,1<text:s text:c="5"/></text:p>
          </table:table-cell>
          <table:table-cell office:value-type="float" office:value="90" table:style-name="ce46">
            <text:p><text:s/>90</text:p>
          </table:table-cell>
          <table:table-cell office:value-type="float" office:value="0.85665334094802958" table:style-name="ce64">
            <text:p>0,9<text:s text:c="5"/></text:p>
          </table:table-cell>
          <table:table-cell office:value-type="float" office:value="5" table:style-name="ce48">
            <text:p>+ 5</text:p>
          </table:table-cell>
          <table:table-cell office:value-type="float" office:value="3.8759689922480618" table:style-name="ce49">
            <text:p>+3,9<text:s text:c="3"/></text:p>
          </table:table-cell>
          <table:table-cell office:value-type="float" office:value="44" table:style-name="ce48">
            <text:p>+ 44</text:p>
          </table:table-cell>
          <table:table-cell office:value-type="float" office:value="48.888888888888886" table:style-name="ce49">
            <text:p>+48,9<text:s text:c="3"/></text:p>
          </table:table-cell>
          <table:table-cell table:style-name="ce1"/>
          <table:table-cell table:style-name="ce201"/>
          <table:table-cell table:style-name="ce202"/>
          <table:table-cell table:style-name="ce189"/>
          <table:table-cell table:style-name="ce1"/>
          <table:table-cell table:style-name="ce192"/>
          <table:table-cell table:style-name="ce190"/>
          <table:table-cell table:style-name="ce192"/>
          <table:table-cell table:number-columns-repeated="16364"/>
        </table:table-row>
        <table:table-row table:style-name="ro28">
          <table:table-cell/>
          <table:table-cell office:value-type="string" table:style-name="ce173">
            <text:p>Fab. veículos automóveis, componentes e outro equipa. de transporte</text:p>
          </table:table-cell>
          <table:table-cell office:value-type="float" office:value="81" table:style-name="ce44">
            <text:p><text:s/>81</text:p>
          </table:table-cell>
          <table:table-cell office:value-type="float" office:value="0.77914582531742982" table:style-name="ce62">
            <text:p>0,8<text:s text:c="5"/></text:p>
          </table:table-cell>
          <table:table-cell office:value-type="float" office:value="71" table:style-name="ce63">
            <text:p><text:s/>71</text:p>
          </table:table-cell>
          <table:table-cell office:value-type="float" office:value="0.58740795896417641" table:style-name="ce64">
            <text:p>0,6<text:s text:c="5"/></text:p>
          </table:table-cell>
          <table:table-cell office:value-type="float" office:value="132" table:style-name="ce46">
            <text:p><text:s/>132</text:p>
          </table:table-cell>
          <table:table-cell office:value-type="float" office:value="1.2564249000571102" table:style-name="ce64">
            <text:p>1,3<text:s text:c="5"/></text:p>
          </table:table-cell>
          <table:table-cell office:value-type="float" office:value="10" table:style-name="ce48">
            <text:p>+ 10</text:p>
          </table:table-cell>
          <table:table-cell office:value-type="float" office:value="14.084507042253522" table:style-name="ce49">
            <text:p>+14,1<text:s text:c="3"/></text:p>
          </table:table-cell>
          <table:table-cell office:value-type="float" office:value="-51" table:style-name="ce48">
            <text:p><text:s/>- 51</text:p>
          </table:table-cell>
          <table:table-cell office:value-type="float" office:value="-38.636363636363633" table:style-name="ce49">
            <text:p>-38,6<text:s text:c="3"/></text:p>
          </table:table-cell>
          <table:table-cell table:style-name="ce1"/>
          <table:table-cell table:style-name="ce201"/>
          <table:table-cell table:style-name="ce202"/>
          <table:table-cell table:style-name="ce189"/>
          <table:table-cell table:style-name="ce1"/>
          <table:table-cell table:style-name="ce203"/>
          <table:table-cell table:style-name="ce204"/>
          <table:table-cell table:style-name="ce203"/>
          <table:table-cell table:number-columns-repeated="16364"/>
        </table:table-row>
        <table:table-row table:style-name="ro28">
          <table:table-cell/>
          <table:table-cell office:value-type="string" table:style-name="ce173">
            <text:p>Fab. mobiliário, repar. instal. máq. e equipa. e outras ind. transformadoras</text:p>
          </table:table-cell>
          <table:table-cell office:value-type="float" office:value="184" table:style-name="ce44">
            <text:p><text:s/>184</text:p>
          </table:table-cell>
          <table:table-cell office:value-type="float" office:value="1.7699115044247788" table:style-name="ce62">
            <text:p>1,8<text:s text:c="5"/></text:p>
          </table:table-cell>
          <table:table-cell office:value-type="float" office:value="243" table:style-name="ce63">
            <text:p><text:s/>243</text:p>
          </table:table-cell>
          <table:table-cell office:value-type="float" office:value="2.0104244229337302" table:style-name="ce64">
            <text:p>2,0<text:s text:c="5"/></text:p>
          </table:table-cell>
          <table:table-cell office:value-type="float" office:value="245" table:style-name="ce46">
            <text:p><text:s/>245</text:p>
          </table:table-cell>
          <table:table-cell office:value-type="float" office:value="2.3320007614696365" table:style-name="ce64">
            <text:p>2,3<text:s text:c="5"/></text:p>
          </table:table-cell>
          <table:table-cell office:value-type="float" office:value="-59" table:style-name="ce48">
            <text:p><text:s/>- 59</text:p>
          </table:table-cell>
          <table:table-cell office:value-type="float" office:value="-24.279835390946502" table:style-name="ce49">
            <text:p>-24,3<text:s text:c="3"/></text:p>
          </table:table-cell>
          <table:table-cell office:value-type="float" office:value="-61" table:style-name="ce48">
            <text:p><text:s/>- 61</text:p>
          </table:table-cell>
          <table:table-cell office:value-type="float" office:value="-24.897959183673468" table:style-name="ce49">
            <text:p>-24,9<text:s text:c="3"/></text:p>
          </table:table-cell>
          <table:table-cell table:style-name="ce1"/>
          <table:table-cell table:style-name="ce201"/>
          <table:table-cell table:style-name="ce202"/>
          <table:table-cell table:style-name="ce189"/>
          <table:table-cell table:style-name="ce1"/>
          <table:table-cell table:style-name="ce192"/>
          <table:table-cell table:style-name="ce190"/>
          <table:table-cell table:style-name="ce192"/>
          <table:table-cell table:number-columns-repeated="16364"/>
        </table:table-row>
        <table:table-row table:style-name="ro28">
          <table:table-cell/>
          <table:table-cell office:value-type="string" table:style-name="ce173">
            <text:p>Eletricidade, gás e água, saneamento, resíduos e despoluição</text:p>
          </table:table-cell>
          <table:table-cell office:value-type="float" office:value="48" table:style-name="ce44">
            <text:p><text:s/>48</text:p>
          </table:table-cell>
          <table:table-cell office:value-type="float" office:value="0.461716044632551" table:style-name="ce62">
            <text:p>0,5<text:s text:c="5"/></text:p>
          </table:table-cell>
          <table:table-cell office:value-type="float" office:value="76" table:style-name="ce63">
            <text:p><text:s/>76</text:p>
          </table:table-cell>
          <table:table-cell office:value-type="float" office:value="0.6287747166377099" table:style-name="ce64">
            <text:p>0,6<text:s text:c="5"/></text:p>
          </table:table-cell>
          <table:table-cell office:value-type="float" office:value="57" table:style-name="ce46">
            <text:p><text:s/>57</text:p>
          </table:table-cell>
          <table:table-cell office:value-type="float" office:value="0.54254711593375216" table:style-name="ce64">
            <text:p>0,5<text:s text:c="5"/></text:p>
          </table:table-cell>
          <table:table-cell office:value-type="float" office:value="-28" table:style-name="ce48">
            <text:p><text:s/>- 28</text:p>
          </table:table-cell>
          <table:table-cell office:value-type="float" office:value="-36.84210526315789" table:style-name="ce49">
            <text:p>-36,8<text:s text:c="3"/></text:p>
          </table:table-cell>
          <table:table-cell office:value-type="float" office:value="-9" table:style-name="ce48">
            <text:p><text:s/>- 9</text:p>
          </table:table-cell>
          <table:table-cell office:value-type="float" office:value="-15.789473684210526" table:style-name="ce49">
            <text:p>-15,8<text:s text:c="3"/></text:p>
          </table:table-cell>
          <table:table-cell table:style-name="ce1"/>
          <table:table-cell table:style-name="ce201"/>
          <table:table-cell table:style-name="ce202"/>
          <table:table-cell table:style-name="ce189"/>
          <table:table-cell table:style-name="ce1"/>
          <table:table-cell table:style-name="ce192"/>
          <table:table-cell table:style-name="ce190"/>
          <table:table-cell table:style-name="ce192"/>
          <table:table-cell table:number-columns-repeated="16364"/>
        </table:table-row>
        <table:table-row table:style-name="ro28">
          <table:table-cell/>
          <table:table-cell office:value-type="string" table:style-name="ce173">
            <text:p>Construção</text:p>
          </table:table-cell>
          <table:table-cell office:value-type="float" office:value="1081" table:style-name="ce44">
            <text:p>1 081</text:p>
          </table:table-cell>
          <table:table-cell office:value-type="float" office:value="10.398230088495575" table:style-name="ce62">
            <text:p>10,4<text:s text:c="5"/></text:p>
          </table:table-cell>
          <table:table-cell office:value-type="float" office:value="1230" table:style-name="ce63">
            <text:p>1 230</text:p>
          </table:table-cell>
          <table:table-cell office:value-type="float" office:value="10.176222387689252" table:style-name="ce64">
            <text:p>10,2<text:s text:c="5"/></text:p>
          </table:table-cell>
          <table:table-cell office:value-type="float" office:value="916" table:style-name="ce46">
            <text:p><text:s/>916</text:p>
          </table:table-cell>
          <table:table-cell office:value-type="float" office:value="8.7188273367599454" table:style-name="ce64">
            <text:p>8,7<text:s text:c="5"/></text:p>
          </table:table-cell>
          <table:table-cell office:value-type="float" office:value="-149" table:style-name="ce48">
            <text:p><text:s/>- 149</text:p>
          </table:table-cell>
          <table:table-cell office:value-type="float" office:value="-12.113821138211382" table:style-name="ce49">
            <text:p>-12,1<text:s text:c="3"/></text:p>
          </table:table-cell>
          <table:table-cell office:value-type="float" office:value="165" table:style-name="ce48">
            <text:p>+ 165</text:p>
          </table:table-cell>
          <table:table-cell office:value-type="float" office:value="18.013100436681224" table:style-name="ce49">
            <text:p>+18,0<text:s text:c="3"/></text:p>
          </table:table-cell>
          <table:table-cell table:style-name="ce1"/>
          <table:table-cell table:style-name="ce201"/>
          <table:table-cell table:style-name="ce202"/>
          <table:table-cell table:style-name="ce189"/>
          <table:table-cell table:style-name="ce1"/>
          <table:table-cell table:style-name="ce192"/>
          <table:table-cell table:style-name="ce190"/>
          <table:table-cell table:style-name="ce192"/>
          <table:table-cell table:number-columns-repeated="16364"/>
        </table:table-row>
        <table:table-row table:style-name="ro22">
          <table:table-cell/>
          <table:table-cell office:value-type="string" table:style-name="ce171">
            <text:p>Serviços</text:p>
          </table:table-cell>
          <table:table-cell office:value-type="float" office:value="7173" table:style-name="ce55">
            <text:p>7 173</text:p>
          </table:table-cell>
          <table:table-cell office:value-type="float" office:value="68.997691419776842" table:style-name="ce56">
            <text:p>69,0<text:s text:c="5"/></text:p>
          </table:table-cell>
          <table:table-cell office:value-type="float" office:value="8111" table:style-name="ce57">
            <text:p>8 111</text:p>
          </table:table-cell>
          <table:table-cell office:value-type="float" office:value="67.105154298006113" table:style-name="ce58">
            <text:p>67,1<text:s text:c="5"/></text:p>
          </table:table-cell>
          <table:table-cell office:value-type="float" office:value="7115" table:style-name="ce57">
            <text:p>7 115</text:p>
          </table:table-cell>
          <table:table-cell office:value-type="float" office:value="67.723205787169235" table:style-name="ce58">
            <text:p>67,7<text:s text:c="5"/></text:p>
          </table:table-cell>
          <table:table-cell office:value-type="float" office:value="-938" table:style-name="ce39">
            <text:p><text:s/>- 938</text:p>
          </table:table-cell>
          <table:table-cell office:value-type="float" office:value="-11.564541980027125" table:style-name="ce40">
            <text:p>-11,6<text:s text:c="3"/></text:p>
          </table:table-cell>
          <table:table-cell office:value-type="float" office:value="58" table:style-name="ce39">
            <text:p>+ 58</text:p>
          </table:table-cell>
          <table:table-cell office:value-type="float" office:value="0.81517919887561485" table:style-name="ce40">
            <text:p>+0,8<text:s text:c="3"/></text:p>
          </table:table-cell>
          <table:table-cell table:style-name="ce1"/>
          <table:table-cell table:style-name="ce201"/>
          <table:table-cell table:style-name="ce202"/>
          <table:table-cell table:style-name="ce189"/>
          <table:table-cell table:style-name="ce1"/>
          <table:table-cell table:style-name="ce192"/>
          <table:table-cell table:style-name="ce190"/>
          <table:table-cell table:style-name="ce192"/>
          <table:table-cell table:number-columns-repeated="16364"/>
        </table:table-row>
        <table:table-row table:style-name="ro28">
          <table:table-cell/>
          <table:table-cell office:value-type="string" table:style-name="ce173">
            <text:p>Comércio, manut. repar. de veículos automóveis e motociclos</text:p>
          </table:table-cell>
          <table:table-cell office:value-type="float" office:value="214" table:style-name="ce44">
            <text:p><text:s/>214</text:p>
          </table:table-cell>
          <table:table-cell office:value-type="float" office:value="2.058484032320123" table:style-name="ce62">
            <text:p>2,1<text:s text:c="5"/></text:p>
          </table:table-cell>
          <table:table-cell office:value-type="float" office:value="201" table:style-name="ce63">
            <text:p><text:s/>201</text:p>
          </table:table-cell>
          <table:table-cell office:value-type="float" office:value="1.6629436584760486" table:style-name="ce64">
            <text:p>1,7<text:s text:c="5"/></text:p>
          </table:table-cell>
          <table:table-cell office:value-type="float" office:value="185" table:style-name="ce63">
            <text:p><text:s/>185</text:p>
          </table:table-cell>
          <table:table-cell office:value-type="float" office:value="1.7608985341709498" table:style-name="ce64">
            <text:p>1,8<text:s text:c="5"/></text:p>
          </table:table-cell>
          <table:table-cell office:value-type="float" office:value="13" table:style-name="ce48">
            <text:p>+ 13</text:p>
          </table:table-cell>
          <table:table-cell office:value-type="float" office:value="6.467661691542288" table:style-name="ce49">
            <text:p>+6,5<text:s text:c="3"/></text:p>
          </table:table-cell>
          <table:table-cell office:value-type="float" office:value="29" table:style-name="ce48">
            <text:p>+ 29</text:p>
          </table:table-cell>
          <table:table-cell office:value-type="float" office:value="15.675675675675677" table:style-name="ce49">
            <text:p>+15,7<text:s text:c="3"/></text:p>
          </table:table-cell>
          <table:table-cell table:style-name="ce1"/>
          <table:table-cell table:style-name="ce201"/>
          <table:table-cell table:style-name="ce202"/>
          <table:table-cell table:style-name="ce189"/>
          <table:table-cell table:style-name="ce1"/>
          <table:table-cell table:style-name="ce187"/>
          <table:table-cell table:style-name="ce190"/>
          <table:table-cell table:style-name="ce192"/>
          <table:table-cell table:number-columns-repeated="16364"/>
        </table:table-row>
        <table:table-row table:style-name="ro28">
          <table:table-cell/>
          <table:table-cell office:value-type="string" table:style-name="ce173">
            <text:p>Comércio por grosso e a retalho</text:p>
          </table:table-cell>
          <table:table-cell office:value-type="float" office:value="1146" table:style-name="ce44">
            <text:p>1 146</text:p>
          </table:table-cell>
          <table:table-cell office:value-type="float" office:value="11.023470565602155" table:style-name="ce62">
            <text:p>11,0<text:s text:c="5"/></text:p>
          </table:table-cell>
          <table:table-cell office:value-type="float" office:value="1079" table:style-name="ce63">
            <text:p>1 079</text:p>
          </table:table-cell>
          <table:table-cell office:value-type="float" office:value="8.9269463059485403" table:style-name="ce64">
            <text:p>8,9<text:s text:c="5"/></text:p>
          </table:table-cell>
          <table:table-cell office:value-type="float" office:value="1129" table:style-name="ce63">
            <text:p>1 129</text:p>
          </table:table-cell>
          <table:table-cell office:value-type="float" office:value="10.746240243670284" table:style-name="ce64">
            <text:p>10,7<text:s text:c="5"/></text:p>
          </table:table-cell>
          <table:table-cell office:value-type="float" office:value="67" table:style-name="ce48">
            <text:p>+ 67</text:p>
          </table:table-cell>
          <table:table-cell office:value-type="float" office:value="6.2094531974050042" table:style-name="ce49">
            <text:p>+6,2<text:s text:c="3"/></text:p>
          </table:table-cell>
          <table:table-cell office:value-type="float" office:value="17" table:style-name="ce48">
            <text:p>+ 17</text:p>
          </table:table-cell>
          <table:table-cell office:value-type="float" office:value="1.5057573073516386" table:style-name="ce49">
            <text:p>+1,5<text:s text:c="3"/></text:p>
          </table:table-cell>
          <table:table-cell table:style-name="ce1"/>
          <table:table-cell table:style-name="ce201"/>
          <table:table-cell table:style-name="ce202"/>
          <table:table-cell table:style-name="ce189"/>
          <table:table-cell table:style-name="ce1"/>
          <table:table-cell table:style-name="ce187"/>
          <table:table-cell table:style-name="ce190"/>
          <table:table-cell table:style-name="ce192"/>
          <table:table-cell table:number-columns-repeated="16364"/>
        </table:table-row>
        <table:table-row table:style-name="ro28">
          <table:table-cell/>
          <table:table-cell office:value-type="string" table:style-name="ce173">
            <text:p>Transportes e armazenagem</text:p>
          </table:table-cell>
          <table:table-cell office:value-type="float" office:value="205" table:style-name="ce44">
            <text:p><text:s/>205</text:p>
          </table:table-cell>
          <table:table-cell office:value-type="float" office:value="1.9719122739515198" table:style-name="ce62">
            <text:p>2,0<text:s text:c="5"/></text:p>
          </table:table-cell>
          <table:table-cell office:value-type="float" office:value="213" table:style-name="ce63">
            <text:p><text:s/>213</text:p>
          </table:table-cell>
          <table:table-cell office:value-type="float" office:value="1.7622238768925294" table:style-name="ce64">
            <text:p>1,8<text:s text:c="5"/></text:p>
          </table:table-cell>
          <table:table-cell office:value-type="float" office:value="276" table:style-name="ce63">
            <text:p><text:s/>276</text:p>
          </table:table-cell>
          <table:table-cell office:value-type="float" office:value="2.6270702455739579" table:style-name="ce64">
            <text:p>2,6<text:s text:c="5"/></text:p>
          </table:table-cell>
          <table:table-cell office:value-type="float" office:value="-8" table:style-name="ce48">
            <text:p><text:s/>- 8</text:p>
          </table:table-cell>
          <table:table-cell office:value-type="float" office:value="-3.755868544600939" table:style-name="ce49">
            <text:p>-3,8<text:s text:c="3"/></text:p>
          </table:table-cell>
          <table:table-cell office:value-type="float" office:value="-71" table:style-name="ce48">
            <text:p><text:s/>- 71</text:p>
          </table:table-cell>
          <table:table-cell office:value-type="float" office:value="-25.724637681159418" table:style-name="ce49">
            <text:p>-25,7<text:s text:c="3"/></text:p>
          </table:table-cell>
          <table:table-cell table:style-name="ce1"/>
          <table:table-cell table:style-name="ce201"/>
          <table:table-cell table:style-name="ce202"/>
          <table:table-cell table:style-name="ce189"/>
          <table:table-cell table:style-name="ce1"/>
          <table:table-cell table:style-name="ce203"/>
          <table:table-cell table:style-name="ce204"/>
          <table:table-cell table:style-name="ce203"/>
          <table:table-cell table:number-columns-repeated="16364"/>
        </table:table-row>
        <table:table-row table:style-name="ro28">
          <table:table-cell/>
          <table:table-cell office:value-type="string" table:style-name="ce173">
            <text:p>Alojamento, restauração e similares</text:p>
          </table:table-cell>
          <table:table-cell office:value-type="float" office:value="1684" table:style-name="ce44">
            <text:p>1 684</text:p>
          </table:table-cell>
          <table:table-cell office:value-type="float" office:value="16.198537899191997" table:style-name="ce62">
            <text:p>16,2<text:s text:c="5"/></text:p>
          </table:table-cell>
          <table:table-cell office:value-type="float" office:value="1139" table:style-name="ce63">
            <text:p>1 139</text:p>
          </table:table-cell>
          <table:table-cell office:value-type="float" office:value="9.423347398030943" table:style-name="ce64">
            <text:p>9,4<text:s text:c="5"/></text:p>
          </table:table-cell>
          <table:table-cell office:value-type="float" office:value="1811" table:style-name="ce63">
            <text:p>1 811</text:p>
          </table:table-cell>
          <table:table-cell office:value-type="float" office:value="17.237768893965352" table:style-name="ce64">
            <text:p>17,2<text:s text:c="5"/></text:p>
          </table:table-cell>
          <table:table-cell office:value-type="float" office:value="545" table:style-name="ce48">
            <text:p>+ 545</text:p>
          </table:table-cell>
          <table:table-cell office:value-type="float" office:value="47.848990342405614" table:style-name="ce49">
            <text:p>+47,8<text:s text:c="3"/></text:p>
          </table:table-cell>
          <table:table-cell office:value-type="float" office:value="-127" table:style-name="ce48">
            <text:p><text:s/>- 127</text:p>
          </table:table-cell>
          <table:table-cell office:value-type="float" office:value="-7.0127001656543344" table:style-name="ce49">
            <text:p>-7,0<text:s text:c="3"/></text:p>
          </table:table-cell>
          <table:table-cell table:style-name="ce1"/>
          <table:table-cell table:style-name="ce201"/>
          <table:table-cell table:style-name="ce202"/>
          <table:table-cell table:style-name="ce189"/>
          <table:table-cell table:style-name="ce1"/>
          <table:table-cell table:style-name="ce192"/>
          <table:table-cell table:style-name="ce190"/>
          <table:table-cell table:style-name="ce192"/>
          <table:table-cell table:number-columns-repeated="16364"/>
        </table:table-row>
        <table:table-row table:style-name="ro28">
          <table:table-cell/>
          <table:table-cell office:value-type="string" table:style-name="ce173">
            <text:p>Atividades de informação e de comunicação</text:p>
          </table:table-cell>
          <table:table-cell office:value-type="float" office:value="202" table:style-name="ce44">
            <text:p><text:s/>202</text:p>
          </table:table-cell>
          <table:table-cell office:value-type="float" office:value="1.9430550211619855" table:style-name="ce62">
            <text:p>1,9<text:s text:c="5"/></text:p>
          </table:table-cell>
          <table:table-cell office:value-type="float" office:value="180" table:style-name="ce63">
            <text:p><text:s/>180</text:p>
          </table:table-cell>
          <table:table-cell office:value-type="float" office:value="1.4892032762472078" table:style-name="ce64">
            <text:p>1,5<text:s text:c="5"/></text:p>
          </table:table-cell>
          <table:table-cell office:value-type="float" office:value="157" table:style-name="ce63">
            <text:p><text:s/>157</text:p>
          </table:table-cell>
          <table:table-cell office:value-type="float" office:value="1.4943841614315629" table:style-name="ce64">
            <text:p>1,5<text:s text:c="5"/></text:p>
          </table:table-cell>
          <table:table-cell office:value-type="float" office:value="22" table:style-name="ce48">
            <text:p>+ 22</text:p>
          </table:table-cell>
          <table:table-cell office:value-type="float" office:value="12.222222222222221" table:style-name="ce49">
            <text:p>+12,2<text:s text:c="3"/></text:p>
          </table:table-cell>
          <table:table-cell office:value-type="float" office:value="45" table:style-name="ce48">
            <text:p>+ 45</text:p>
          </table:table-cell>
          <table:table-cell office:value-type="float" office:value="28.662420382165603" table:style-name="ce49">
            <text:p>+28,7<text:s text:c="3"/></text:p>
          </table:table-cell>
          <table:table-cell table:style-name="ce1"/>
          <table:table-cell table:style-name="ce201"/>
          <table:table-cell table:style-name="ce202"/>
          <table:table-cell table:style-name="ce189"/>
          <table:table-cell table:style-name="ce1"/>
          <table:table-cell table:style-name="ce192"/>
          <table:table-cell table:style-name="ce190"/>
          <table:table-cell table:style-name="ce192"/>
          <table:table-cell table:number-columns-repeated="16364"/>
        </table:table-row>
        <table:table-row table:style-name="ro28">
          <table:table-cell/>
          <table:table-cell office:value-type="string" table:style-name="ce173">
            <text:p>Atividades financeiras e de seguros</text:p>
          </table:table-cell>
          <table:table-cell office:value-type="float" office:value="39" table:style-name="ce44">
            <text:p><text:s/>39</text:p>
          </table:table-cell>
          <table:table-cell office:value-type="float" office:value="0.37514428626394763" table:style-name="ce62">
            <text:p>0,4<text:s text:c="5"/></text:p>
          </table:table-cell>
          <table:table-cell office:value-type="float" office:value="63" table:style-name="ce63">
            <text:p><text:s/>63</text:p>
          </table:table-cell>
          <table:table-cell office:value-type="float" office:value="0.52122114668652275" table:style-name="ce64">
            <text:p>0,5<text:s text:c="5"/></text:p>
          </table:table-cell>
          <table:table-cell office:value-type="float" office:value="29" table:style-name="ce63">
            <text:p><text:s/>29</text:p>
          </table:table-cell>
          <table:table-cell office:value-type="float" office:value="0.27603274319436516" table:style-name="ce64">
            <text:p>0,3<text:s text:c="5"/></text:p>
          </table:table-cell>
          <table:table-cell office:value-type="float" office:value="-24" table:style-name="ce48">
            <text:p><text:s/>- 24</text:p>
          </table:table-cell>
          <table:table-cell office:value-type="float" office:value="-38.095238095238095" table:style-name="ce49">
            <text:p>-38,1<text:s text:c="3"/></text:p>
          </table:table-cell>
          <table:table-cell office:value-type="float" office:value="10" table:style-name="ce48">
            <text:p>+ 10</text:p>
          </table:table-cell>
          <table:table-cell office:value-type="float" office:value="34.482758620689658" table:style-name="ce49">
            <text:p>+34,5<text:s text:c="3"/></text:p>
          </table:table-cell>
          <table:table-cell table:style-name="ce1"/>
          <table:table-cell table:style-name="ce201"/>
          <table:table-cell table:style-name="ce202"/>
          <table:table-cell table:style-name="ce189"/>
          <table:table-cell table:style-name="ce1"/>
          <table:table-cell table:style-name="ce187"/>
          <table:table-cell table:style-name="ce190"/>
          <table:table-cell table:style-name="ce192"/>
          <table:table-cell table:number-columns-repeated="16364"/>
        </table:table-row>
        <table:table-row table:style-name="ro28">
          <table:table-cell/>
          <table:table-cell office:value-type="string" table:style-name="ce173">
            <text:p>Atividades imobiliárias, administrativas e dos serviços de apoio</text:p>
          </table:table-cell>
          <table:table-cell office:value-type="float" office:value="2041" table:style-name="ce44">
            <text:p>2 041</text:p>
          </table:table-cell>
          <table:table-cell office:value-type="float" office:value="19.632550981146597" table:style-name="ce62">
            <text:p>19,6<text:s text:c="5"/></text:p>
          </table:table-cell>
          <table:table-cell office:value-type="float" office:value="3522" table:style-name="ce63">
            <text:p>3 522</text:p>
          </table:table-cell>
          <table:table-cell office:value-type="float" office:value="29.138744105237031" table:style-name="ce64">
            <text:p>29,1<text:s text:c="5"/></text:p>
          </table:table-cell>
          <table:table-cell office:value-type="float" office:value="2215" table:style-name="ce63">
            <text:p>2 215</text:p>
          </table:table-cell>
          <table:table-cell office:value-type="float" office:value="21.083190557776511" table:style-name="ce64">
            <text:p>21,1<text:s text:c="5"/></text:p>
          </table:table-cell>
          <table:table-cell office:value-type="float" office:value="-1481" table:style-name="ce48">
            <text:p><text:s/>-1 481</text:p>
          </table:table-cell>
          <table:table-cell office:value-type="float" office:value="-42.049971607041456" table:style-name="ce49">
            <text:p>-42,0<text:s text:c="3"/></text:p>
          </table:table-cell>
          <table:table-cell office:value-type="float" office:value="-174" table:style-name="ce48">
            <text:p><text:s/>- 174</text:p>
          </table:table-cell>
          <table:table-cell office:value-type="float" office:value="-7.8555304740406324" table:style-name="ce49">
            <text:p>-7,9<text:s text:c="3"/></text:p>
          </table:table-cell>
          <table:table-cell table:style-name="ce1"/>
          <table:table-cell table:style-name="ce201"/>
          <table:table-cell table:style-name="ce202"/>
          <table:table-cell table:style-name="ce189"/>
          <table:table-cell table:style-name="ce1"/>
          <table:table-cell table:style-name="ce203"/>
          <table:table-cell table:style-name="ce204"/>
          <table:table-cell table:style-name="ce203"/>
          <table:table-cell table:number-columns-repeated="16364"/>
        </table:table-row>
        <table:table-row table:style-name="ro28">
          <table:table-cell/>
          <table:table-cell office:value-type="string" table:style-name="ce173">
            <text:p>Atividades de consultoria, científicas, técnicas e similares</text:p>
          </table:table-cell>
          <table:table-cell office:value-type="float" office:value="534" table:style-name="ce44">
            <text:p><text:s/>534</text:p>
          </table:table-cell>
          <table:table-cell office:value-type="float" office:value="5.1365909965371301" table:style-name="ce62">
            <text:p>5,1<text:s text:c="5"/></text:p>
          </table:table-cell>
          <table:table-cell office:value-type="float" office:value="551" table:style-name="ce63">
            <text:p><text:s/>551</text:p>
          </table:table-cell>
          <table:table-cell office:value-type="float" office:value="4.5586166956233969" table:style-name="ce64">
            <text:p>4,6<text:s text:c="5"/></text:p>
          </table:table-cell>
          <table:table-cell office:value-type="float" office:value="329" table:style-name="ce63">
            <text:p><text:s/>329</text:p>
          </table:table-cell>
          <table:table-cell office:value-type="float" office:value="3.1315438796877975" table:style-name="ce64">
            <text:p>3,1<text:s text:c="5"/></text:p>
          </table:table-cell>
          <table:table-cell office:value-type="float" office:value="-17" table:style-name="ce48">
            <text:p><text:s/>- 17</text:p>
          </table:table-cell>
          <table:table-cell office:value-type="float" office:value="-3.0852994555353903" table:style-name="ce49">
            <text:p>-3,1<text:s text:c="3"/></text:p>
          </table:table-cell>
          <table:table-cell office:value-type="float" office:value="205" table:style-name="ce48">
            <text:p>+ 205</text:p>
          </table:table-cell>
          <table:table-cell office:value-type="float" office:value="62.310030395136771" table:style-name="ce49">
            <text:p>+62,3<text:s text:c="3"/></text:p>
          </table:table-cell>
          <table:table-cell table:style-name="ce1"/>
          <table:table-cell table:style-name="ce201"/>
          <table:table-cell table:style-name="ce202"/>
          <table:table-cell table:style-name="ce189"/>
          <table:table-cell table:style-name="ce1"/>
          <table:table-cell table:style-name="ce187"/>
          <table:table-cell table:style-name="ce190"/>
          <table:table-cell table:style-name="ce192"/>
          <table:table-cell table:number-columns-repeated="16364"/>
        </table:table-row>
        <table:table-row table:style-name="ro28">
          <table:table-cell/>
          <table:table-cell office:value-type="string" table:style-name="ce173">
            <text:p>Admin. pública, educação, atividades de saúde e apoio social</text:p>
          </table:table-cell>
          <table:table-cell office:value-type="float" office:value="809" table:style-name="ce44">
            <text:p><text:s/>809</text:p>
          </table:table-cell>
          <table:table-cell office:value-type="float" office:value="7.7818391689111195" table:style-name="ce62">
            <text:p>7,8<text:s text:c="5"/></text:p>
          </table:table-cell>
          <table:table-cell office:value-type="float" office:value="906" table:style-name="ce63">
            <text:p><text:s/>906</text:p>
          </table:table-cell>
          <table:table-cell office:value-type="float" office:value="7.4956564904442784" table:style-name="ce64">
            <text:p>7,5<text:s text:c="5"/></text:p>
          </table:table-cell>
          <table:table-cell office:value-type="float" office:value="694" table:style-name="ce63">
            <text:p><text:s/>694</text:p>
          </table:table-cell>
          <table:table-cell office:value-type="float" office:value="6.6057490957548062" table:style-name="ce64">
            <text:p>6,6<text:s text:c="5"/></text:p>
          </table:table-cell>
          <table:table-cell office:value-type="float" office:value="-97" table:style-name="ce48">
            <text:p><text:s/>- 97</text:p>
          </table:table-cell>
          <table:table-cell office:value-type="float" office:value="-10.706401766004415" table:style-name="ce49">
            <text:p>-10,7<text:s text:c="3"/></text:p>
          </table:table-cell>
          <table:table-cell office:value-type="float" office:value="115" table:style-name="ce48">
            <text:p>+ 115</text:p>
          </table:table-cell>
          <table:table-cell office:value-type="float" office:value="16.570605187319885" table:style-name="ce49">
            <text:p>+16,6<text:s text:c="3"/></text:p>
          </table:table-cell>
          <table:table-cell table:number-columns-repeated="16372" table:style-name="ce1"/>
        </table:table-row>
        <table:table-row table:style-name="ro28">
          <table:table-cell/>
          <table:table-cell office:value-type="string" table:style-name="ce173">
            <text:p>Outras atividades de serviços</text:p>
          </table:table-cell>
          <table:table-cell office:value-type="float" office:value="299" table:style-name="ce44">
            <text:p><text:s/>299</text:p>
          </table:table-cell>
          <table:table-cell office:value-type="float" office:value="2.8761061946902653" table:style-name="ce62">
            <text:p>2,9<text:s text:c="5"/></text:p>
          </table:table-cell>
          <table:table-cell office:value-type="float" office:value="257" table:style-name="ce63">
            <text:p><text:s/>257</text:p>
          </table:table-cell>
          <table:table-cell office:value-type="float" office:value="2.1262513444196243" table:style-name="ce64">
            <text:p>2,1<text:s text:c="5"/></text:p>
          </table:table-cell>
          <table:table-cell office:value-type="float" office:value="290" table:style-name="ce63">
            <text:p><text:s/>290</text:p>
          </table:table-cell>
          <table:table-cell office:value-type="float" office:value="2.7603274319436513" table:style-name="ce64">
            <text:p>2,8<text:s text:c="5"/></text:p>
          </table:table-cell>
          <table:table-cell office:value-type="float" office:value="42" table:style-name="ce48">
            <text:p>+ 42</text:p>
          </table:table-cell>
          <table:table-cell office:value-type="float" office:value="16.342412451361866" table:style-name="ce49">
            <text:p>+16,3<text:s text:c="3"/></text:p>
          </table:table-cell>
          <table:table-cell office:value-type="float" office:value="9" table:style-name="ce48">
            <text:p>+ 9</text:p>
          </table:table-cell>
          <table:table-cell office:value-type="float" office:value="3.103448275862069" table:style-name="ce49">
            <text:p>+3,1<text:s text:c="3"/></text:p>
          </table:table-cell>
          <table:table-cell table:number-columns-repeated="16372" table:style-name="ce1"/>
        </table:table-row>
        <table:table-row table:style-name="ro28">
          <table:table-cell/>
          <table:table-cell office:value-type="string" table:style-name="ce173">
            <text:p>Sem classificação</text:p>
          </table:table-cell>
          <table:table-cell office:value-type="float" office:value="0" table:style-name="ce44">
            <text:p><text:s/>0</text:p>
          </table:table-cell>
          <table:table-cell office:value-type="float" office:value="0" table:style-name="ce62">
            <text:p>0,0<text:s text:c="5"/></text:p>
          </table:table-cell>
          <table:table-cell office:value-type="float" office:value="0" table:style-name="ce63">
            <text:p><text:s/>0</text:p>
          </table:table-cell>
          <table:table-cell office:value-type="float" office:value="0" table:style-name="ce64">
            <text:p>0,0<text:s text:c="5"/></text:p>
          </table:table-cell>
          <table:table-cell office:value-type="float" office:value="0" table:style-name="ce63">
            <text:p><text:s/>0</text:p>
          </table:table-cell>
          <table:table-cell office:value-type="float" office:value="0" table:style-name="ce64">
            <text:p>0,0<text:s text:c="5"/></text:p>
          </table:table-cell>
          <table:table-cell office:value-type="float" office:value="0" table:style-name="ce48">
            <text:p>+ 0</text:p>
          </table:table-cell>
          <table:table-cell table:style-name="ce49"/>
          <table:table-cell office:value-type="float" office:value="0" table:style-name="ce48">
            <text:p>+ 0</text:p>
          </table:table-cell>
          <table:table-cell table:style-name="ce49"/>
          <table:table-cell table:style-name="ce1"/>
          <table:table-cell table:style-name="ce65"/>
          <table:table-cell table:style-name="ce205"/>
          <table:table-cell table:number-columns-repeated="16369" table:style-name="ce1"/>
        </table:table-row>
        <table:table-row table:style-name="ro10">
          <table:table-cell/>
          <table:table-cell table:style-name="ce175"/>
          <table:table-cell table:style-name="ce176"/>
          <table:table-cell table:style-name="ce177"/>
          <table:table-cell table:style-name="ce178"/>
          <table:table-cell table:style-name="ce179"/>
          <table:table-cell table:style-name="ce178"/>
          <table:table-cell table:style-name="ce179"/>
          <table:table-cell table:style-name="ce180"/>
          <table:table-cell table:style-name="ce181"/>
          <table:table-cell table:style-name="ce180"/>
          <table:table-cell table:style-name="ce181"/>
          <table:table-cell table:number-columns-repeated="2" table:style-name="ce1"/>
          <table:table-cell table:style-name="ce205"/>
          <table:table-cell table:number-columns-repeated="16369" table:style-name="ce1"/>
        </table:table-row>
        <table:table-row table:style-name="ro1">
          <table:table-cell/>
          <table:table-cell office:value-type="string" table:style-name="ce76">
            <text:p><text:s text:c="4"/>(1) - Mês homólogo do ano anterior</text:p>
          </table:table-cell>
          <table:table-cell table:style-name="ce1">
            <draw:g draw:z-index="2" draw:name="Chart 108" draw:id="id30">
              <svg:title/>
              <svg:desc/>
              <draw:frame draw:id="id27" draw:style-name="a80" draw:name="Text Box 1" svg:x="0.00288in" svg:y="0.20833in" svg:width="0in" svg:height="0in">
                <draw:text-box>
                  <text:p text:style-name="a79" text:class-names="" text:cond-style-name=""><text:span text:style-name="a78" text:class-names=""/></text:p>
                </draw:text-box>
                <svg:title/>
                <svg:desc/>
              </draw:frame>
              <draw:frame draw:id="id28" draw:style-name="a83" draw:name="Text Box 2" svg:x="5.44045in" svg:y="6.18324in" svg:width="0in" svg:height="0in">
                <draw:text-box>
                  <text:p text:style-name="a82" text:class-names="" text:cond-style-name=""><text:span text:style-name="a81" text:class-names=""/></text:p>
                </draw:text-box>
                <svg:title/>
                <svg:desc/>
              </draw:frame>
              <draw:custom-shape svg:x="5.45515in" svg:y="5.04479in" svg:width="0.066in" svg:height="0.21084in" draw:id="id29" draw:style-name="a86" draw:name="Text Box 3">
                <svg:title/>
                <svg:desc/>
                <text:p text:style-name="a85" text:class-names="" text:cond-style-name=""><text:span text:style-name="a84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</table:table-cell>
          <table:table-cell table:number-columns-repeated="6" table:style-name="ce1"/>
          <table:table-cell table:style-name="ce163"/>
          <table:table-cell table:style-name="ce162"/>
          <table:table-cell table:style-name="ce163"/>
          <table:table-cell table:number-columns-repeated="1637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table:number-columns-repeated="9" table:style-name="ce1"/>
          <table:table-cell table:style-name="ce182"/>
          <table:table-cell table:number-columns-repeated="16373" table:style-name="ce1"/>
        </table:table-row>
        <table:table-row table:number-rows-repeated="4" table:style-name="ro1">
          <table:table-cell table:number-columns-repeated="16384"/>
        </table:table-row>
        <table:table-row table:style-name="ro24">
          <table:table-cell table:number-columns-repeated="12" table:style-name="ce1"/>
          <table:table-cell table:number-columns-repeated="6" table:style-name="ce3"/>
          <table:table-cell table:number-columns-repeated="16366" table:style-name="ce1"/>
        </table:table-row>
        <table:table-row table:style-name="ro15">
          <table:table-cell table:style-name="ce200"/>
          <table:table-cell table:number-columns-repeated="12" table:style-name="ce1"/>
          <table:table-cell table:number-columns-repeated="5" table:style-name="ce3"/>
          <table:table-cell table:number-columns-repeated="16366" table:style-name="ce1"/>
        </table:table-row>
        <table:table-row table:style-name="ro1">
          <table:table-cell table:number-columns-repeated="12" table:style-name="ce1"/>
          <table:table-cell table:number-columns-repeated="6" table:style-name="ce3"/>
          <table:table-cell table:number-columns-repeated="16366" table:style-name="ce1"/>
        </table:table-row>
        <table:table-row table:number-rows-repeated="2" table:style-name="ro16">
          <table:table-cell table:number-columns-repeated="12" table:style-name="ce1"/>
          <table:table-cell table:number-columns-repeated="6" table:style-name="ce14"/>
          <table:table-cell table:number-columns-repeated="16366" table:style-name="ce1"/>
        </table:table-row>
        <table:table-row table:style-name="ro16">
          <table:table-cell table:number-columns-repeated="12" table:style-name="ce1"/>
          <table:table-cell table:number-columns-repeated="6" table:style-name="ce28"/>
          <table:table-cell table:number-columns-repeated="16366" table:style-name="ce1"/>
        </table:table-row>
        <table:table-row table:style-name="ro8">
          <table:table-cell table:number-columns-repeated="12" table:style-name="ce1"/>
          <table:table-cell table:number-columns-repeated="6" table:style-name="ce28"/>
          <table:table-cell table:number-columns-repeated="16366" table:style-name="ce1"/>
        </table:table-row>
        <table:table-row table:style-name="ro5">
          <table:table-cell table:number-columns-repeated="12" table:style-name="ce1"/>
          <table:table-cell table:style-name="ce59"/>
          <table:table-cell table:style-name="ce3"/>
          <table:table-cell table:number-columns-repeated="4" table:style-name="ce42"/>
          <table:table-cell table:number-columns-repeated="16366" table:style-name="ce1"/>
        </table:table-row>
        <table:table-row table:style-name="ro5">
          <table:table-cell table:number-columns-repeated="12" table:style-name="ce1"/>
          <table:table-cell table:style-name="ce59"/>
          <table:table-cell table:style-name="ce187"/>
          <table:table-cell table:style-name="ce188"/>
          <table:table-cell table:style-name="ce189"/>
          <table:table-cell table:number-columns-repeated="2" table:style-name="ce187"/>
          <table:table-cell table:style-name="ce190"/>
          <table:table-cell table:style-name="ce192"/>
          <table:table-cell table:number-columns-repeated="16364"/>
        </table:table-row>
        <table:table-row table:style-name="ro5">
          <table:table-cell table:number-columns-repeated="12" table:style-name="ce1"/>
          <table:table-cell table:style-name="ce65"/>
          <table:table-cell table:style-name="ce187"/>
          <table:table-cell table:style-name="ce188"/>
          <table:table-cell table:style-name="ce189"/>
          <table:table-cell table:number-columns-repeated="2" table:style-name="ce187"/>
          <table:table-cell table:style-name="ce190"/>
          <table:table-cell table:style-name="ce192"/>
          <table:table-cell table:number-columns-repeated="16364"/>
        </table:table-row>
        <table:table-row table:number-rows-repeated="3" table:style-name="ro5">
          <table:table-cell table:number-columns-repeated="12" table:style-name="ce1"/>
          <table:table-cell table:style-name="ce59"/>
          <table:table-cell table:style-name="ce187"/>
          <table:table-cell table:style-name="ce188"/>
          <table:table-cell table:style-name="ce189"/>
          <table:table-cell table:number-columns-repeated="2" table:style-name="ce187"/>
          <table:table-cell table:style-name="ce190"/>
          <table:table-cell table:style-name="ce192"/>
          <table:table-cell table:number-columns-repeated="16364"/>
        </table:table-row>
        <table:table-row table:number-rows-repeated="3" table:style-name="ro5">
          <table:table-cell table:number-columns-repeated="12"/>
          <table:table-cell table:style-name="ce59"/>
          <table:table-cell table:style-name="ce187"/>
          <table:table-cell table:style-name="ce188"/>
          <table:table-cell table:style-name="ce189"/>
          <table:table-cell table:number-columns-repeated="2" table:style-name="ce187"/>
          <table:table-cell table:style-name="ce190"/>
          <table:table-cell table:style-name="ce192"/>
          <table:table-cell table:number-columns-repeated="16364"/>
        </table:table-row>
        <table:table-row table:style-name="ro5">
          <table:table-cell table:number-columns-repeated="12"/>
          <table:table-cell table:style-name="ce1"/>
          <table:table-cell table:style-name="ce187"/>
          <table:table-cell table:style-name="ce188"/>
          <table:table-cell table:style-name="ce189"/>
          <table:table-cell table:number-columns-repeated="2" table:style-name="ce187"/>
          <table:table-cell table:style-name="ce190"/>
          <table:table-cell table:style-name="ce192"/>
          <table:table-cell table:number-columns-repeated="16364"/>
        </table:table-row>
        <table:table-row table:number-rows-repeated="2" table:style-name="ro5">
          <table:table-cell table:number-columns-repeated="12"/>
          <table:table-cell table:style-name="ce1"/>
          <table:table-cell table:style-name="ce187"/>
          <table:table-cell table:style-name="ce188"/>
          <table:table-cell table:style-name="ce189"/>
          <table:table-cell table:style-name="ce191"/>
          <table:table-cell table:style-name="ce192"/>
          <table:table-cell table:style-name="ce190"/>
          <table:table-cell table:style-name="ce192"/>
          <table:table-cell table:number-columns-repeated="16364"/>
        </table:table-row>
        <table:table-row table:style-name="ro20">
          <table:table-cell table:number-columns-repeated="12"/>
          <table:table-cell table:style-name="ce1"/>
          <table:table-cell table:style-name="ce60"/>
          <table:table-cell table:number-columns-repeated="16370" table:style-name="ce1"/>
        </table:table-row>
        <table:table-row table:style-name="ro1">
          <table:table-cell table:number-columns-repeated="16384"/>
        </table:table-row>
        <table:table-row table:style-name="ro7">
          <table:table-cell table:number-columns-repeated="12"/>
          <table:table-cell table:number-columns-repeated="16372" table:style-name="ce1"/>
        </table:table-row>
        <table:table-row table:style-name="ro5">
          <table:table-cell table:number-columns-repeated="12"/>
          <table:table-cell table:style-name="ce1"/>
          <table:table-cell table:number-columns-repeated="2" table:style-name="ce193"/>
          <table:table-cell table:number-columns-repeated="16369" table:style-name="ce1"/>
        </table:table-row>
        <table:table-row table:style-name="ro1">
          <table:table-cell table:number-columns-repeated="12"/>
          <table:table-cell table:style-name="ce1"/>
          <table:table-cell table:number-columns-repeated="2" table:style-name="ce193"/>
          <table:table-cell table:number-columns-repeated="16369" table:style-name="ce1"/>
        </table:table-row>
        <table:table-row table:number-rows-repeated="1048501" table:style-name="ro1">
          <table:table-cell table:number-columns-repeated="16384"/>
        </table:table-row>
        <table:named-expressions>
          <table:named-range table:name="Print_Area" table:cell-range-address="q10.$B$1:q10.$L$82" table:base-cell-address="q10.$A$1"/>
        </table:named-expressions>
      </table:table>
      <table:table table:name="q11-12" table:style-name="ta2">
        <table:table-column table:style-name="co29" table:default-cell-style-name="ce1" table:visibility="collapse"/>
        <table:table-column table:style-name="co30" table:default-cell-style-name="ce1"/>
        <table:table-column table:style-name="co26" table:default-cell-style-name="ce1"/>
        <table:table-column table:style-name="co1" table:default-cell-style-name="ce1"/>
        <table:table-column table:style-name="co26" table:default-cell-style-name="ce92"/>
        <table:table-column table:style-name="co6" table:default-cell-style-name="ce92"/>
        <table:table-column table:style-name="co7" table:default-cell-style-name="ce1"/>
        <table:table-column table:style-name="co6" table:default-cell-style-name="ce1"/>
        <table:table-column table:style-name="co8" table:default-cell-style-name="ce1"/>
        <table:table-column table:style-name="co9" table:default-cell-style-name="ce1"/>
        <table:table-column table:style-name="co6" table:default-cell-style-name="ce1"/>
        <table:table-column table:style-name="co9" table:default-cell-style-name="ce1"/>
        <table:table-column table:style-name="co1" table:number-columns-repeated="16372" table:default-cell-style-name="ce1"/>
        <table:table-row table:style-name="ro1">
          <table:table-cell table:number-columns-repeated="8"/>
          <table:table-cell table:style-name="ce1">
            <draw:g draw:z-index="2" draw:name="Grupo 9" draw:id="id37">
              <svg:title/>
              <svg:desc/>
              <draw:frame draw:id="id35" draw:style-name="a98" draw:name="Picture 184" svg:x="0.03511in" svg:y="0.17556in" svg:width="2.50498in" svg:height="0.68855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36" draw:style-name="a102" draw:name="CaixaDeTexto 11" svg:x="0.50127in" svg:y="0.30508in" svg:width="1.91139in" svg:height="0.54297in">
                <draw:text-box>
                  <text:p text:style-name="a101" text:class-names="" text:cond-style-name=""><text:span text:style-name="a99" text:class-names="">FEVEREIRO 2019</text:span><text:span text:style-name="a100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1">
          <table:table-cell table:style-name="ce1">
            <draw:frame draw:z-index="1" draw:id="id34" draw:style-name="a97" draw:name="Text Box 122" svg:x="0in" svg:y="0in" svg:width="0.97917in" svg:height="0.32292in">
              <draw:text-box>
                <text:p text:style-name="a94" text:class-names="" text:cond-style-name=""><text:span text:style-name="a92" text:class-names="">Página 12</text:span><text:span text:style-name="a93" text:class-names="">/14</text:span></text:p>
                <text:p text:style-name="a96" text:class-names="" text:cond-style-name=""><text:span text:style-name="a95" text:class-names=""/></text:p>
              </draw:text-box>
              <svg:title/>
              <svg:desc/>
            </draw:frame>
          </table:table-cell>
          <table:table-cell table:number-columns-repeated="16383"/>
        </table:table-row>
        <table:table-row table:number-rows-repeated="2" table:style-name="ro1">
          <table:table-cell table:style-name="ce1"/>
          <table:table-cell table:number-columns-repeated="11" table:style-name="ce2"/>
          <table:table-cell table:number-columns-repeated="5" table:style-name="ce3"/>
          <table:table-cell table:number-columns-repeated="16367"/>
        </table:table-row>
        <table:table-row table:style-name="ro1">
          <table:table-cell table:style-name="ce1"/>
          <table:table-cell table:number-columns-repeated="11" table:style-name="ce2"/>
          <table:table-cell table:number-columns-repeated="16372" table:style-name="ce1"/>
        </table:table-row>
        <table:table-row table:style-name="ro2">
          <table:table-cell table:style-name="ce200"/>
          <table:table-cell office:value-type="string" table:style-name="ce4">
            <text:p><text:s/>Quadro 11 - <text:s/>COLOCAÇÕES EFETUADAS, <text:s text:c="2"/>POR <text:s/>REGIÕES<text:s text:c="3"/></text:p>
          </table:table-cell>
          <table:table-cell table:number-columns-repeated="10" table:style-name="ce183"/>
          <table:table-cell table:number-columns-repeated="16372" table:style-name="ce1"/>
        </table:table-row>
        <table:table-row table:style-name="ro2">
          <table:table-cell table:style-name="ce200"/>
          <table:table-cell office:value-type="string" table:style-name="ce6">
            <text:p>movimento ao longo do mês</text:p>
          </table:table-cell>
          <table:table-cell table:number-columns-repeated="2" table:style-name="ce7"/>
          <table:table-cell table:number-columns-repeated="4" table:style-name="ce6"/>
          <table:table-cell table:number-columns-repeated="4" table:style-name="ce7"/>
          <table:table-cell table:number-columns-repeated="16372" table:style-name="ce1"/>
        </table:table-row>
        <table:table-row table:style-name="ro5">
          <table:table-cell table:style-name="ce200"/>
          <table:table-cell table:style-name="ce2"/>
          <table:table-cell table:style-name="ce8"/>
          <table:table-cell table:number-columns-repeated="9" table:style-name="ce2"/>
          <table:table-cell table:number-columns-repeated="16372" table:style-name="ce1"/>
        </table:table-row>
        <table:table-row table:style-name="ro1">
          <table:table-cell table:style-name="ce1"/>
          <table:table-cell table:style-name="ce9"/>
          <table:table-cell table:style-name="ce93"/>
          <table:table-cell table:style-name="ce94"/>
          <table:table-cell table:style-name="ce95"/>
          <table:table-cell table:style-name="ce96"/>
          <table:table-cell table:style-name="ce95"/>
          <table:table-cell table:style-name="ce96"/>
          <table:table-cell office:value-type="string" table:number-columns-spanned="4" table:number-rows-spanned="1" table:style-name="ce166">
            <text:p>Variação</text:p>
          </table:table-cell>
          <table:covered-table-cell table:number-columns-repeated="3"/>
          <table:table-cell table:number-columns-repeated="3" table:style-name="ce14"/>
          <table:table-cell table:number-columns-repeated="16369" table:style-name="ce1"/>
        </table:table-row>
        <table:table-row table:style-name="ro1">
          <table:table-cell table:style-name="ce1"/>
          <table:table-cell table:style-name="ce15"/>
          <table:table-cell office:value-type="string" table:style-name="ce84">
            <text:p>FEVEREIRO 2019</text:p>
          </table:table-cell>
          <table:table-cell office:value-type="string" table:style-name="ce17">
            <text:p>%</text:p>
          </table:table-cell>
          <table:table-cell office:value-type="string" table:style-name="ce18">
            <text:p>JANEIRO 2019</text:p>
          </table:table-cell>
          <table:table-cell office:value-type="string" table:style-name="ce19">
            <text:p>%</text:p>
          </table:table-cell>
          <table:table-cell office:value-type="string" table:style-name="ce18">
            <text:p>FEVEREIRO 2018</text:p>
          </table:table-cell>
          <table:table-cell office:value-type="string" table:style-name="ce19">
            <text:p>%</text:p>
          </table:table-cell>
          <table:table-cell office:value-type="string" table:number-columns-spanned="2" table:number-rows-spanned="1" table:style-name="ce167">
            <text:p>Mês <text:s/>anterior</text:p>
          </table:table-cell>
          <table:covered-table-cell/>
          <table:table-cell office:value-type="string" table:number-columns-spanned="2" table:number-rows-spanned="1" table:style-name="ce168">
            <text:p>Mês <text:s/>homólogo<text:span text:style-name="T2">(1)<text:s/></text:span></text:p>
          </table:table-cell>
          <table:covered-table-cell/>
          <table:table-cell table:number-columns-repeated="3" table:style-name="ce14"/>
          <table:table-cell table:number-columns-repeated="16369" table:style-name="ce1"/>
        </table:table-row>
        <table:table-row table:style-name="ro1">
          <table:table-cell table:style-name="ce1"/>
          <table:table-cell table:style-name="ce20"/>
          <table:table-cell table:style-name="ce99"/>
          <table:table-cell table:style-name="ce100"/>
          <table:table-cell table:style-name="ce101"/>
          <table:table-cell table:style-name="ce102"/>
          <table:table-cell table:style-name="ce101"/>
          <table:table-cell table:style-name="ce102"/>
          <table:table-cell office:value-type="string" table:style-name="ce104">
            <text:p>Var. Abs.</text:p>
          </table:table-cell>
          <table:table-cell office:value-type="string" table:style-name="ce105">
            <text:p>Var. %</text:p>
          </table:table-cell>
          <table:table-cell office:value-type="string" table:style-name="ce104">
            <text:p>Var. Abs.</text:p>
          </table:table-cell>
          <table:table-cell office:value-type="string" table:style-name="ce106">
            <text:p>Var. %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10">
          <table:table-cell table:style-name="ce1"/>
          <table:table-cell table:style-name="ce2"/>
          <table:table-cell table:style-name="ce107"/>
          <table:table-cell table:style-name="ce108"/>
          <table:table-cell table:style-name="ce109"/>
          <table:table-cell table:style-name="ce110"/>
          <table:table-cell table:style-name="ce109"/>
          <table:table-cell table:style-name="ce110"/>
          <table:table-cell table:style-name="ce111"/>
          <table:table-cell table:number-columns-repeated="3" table:style-name="ce112"/>
          <table:table-cell table:style-name="ce28"/>
          <table:table-cell table:number-columns-repeated="16371" table:style-name="ce1"/>
        </table:table-row>
        <table:table-row table:style-name="ro5">
          <table:table-cell table:style-name="ce1"/>
          <table:table-cell office:value-type="string" table:style-name="ce113">
            <text:p>PORTUGAL</text:p>
          </table:table-cell>
          <table:table-cell office:value-type="float" office:value="6830" table:style-name="ce114">
            <text:p>6 830</text:p>
          </table:table-cell>
          <table:table-cell office:value-type="float" office:value="100" table:style-name="ce115">
            <text:p>100,0<text:s text:c="5"/></text:p>
          </table:table-cell>
          <table:table-cell office:value-type="float" office:value="7709" table:style-name="ce116">
            <text:p>7 709</text:p>
          </table:table-cell>
          <table:table-cell office:value-type="float" office:value="100" table:style-name="ce117">
            <text:p>100,0<text:s text:c="5"/></text:p>
          </table:table-cell>
          <table:table-cell office:value-type="float" office:value="6767" table:style-name="ce116">
            <text:p>6 767</text:p>
          </table:table-cell>
          <table:table-cell office:value-type="float" office:value="100" table:style-name="ce118">
            <text:p>100,0<text:s text:c="5"/></text:p>
          </table:table-cell>
          <table:table-cell office:value-type="float" office:value="-879" table:style-name="ce39">
            <text:p><text:s/>- 879</text:p>
          </table:table-cell>
          <table:table-cell office:value-type="float" office:value="-11.402257102088468" table:style-name="ce40">
            <text:p>-11,4<text:s text:c="3"/></text:p>
          </table:table-cell>
          <table:table-cell office:value-type="float" office:value="63" table:style-name="ce39">
            <text:p>+ 63</text:p>
          </table:table-cell>
          <table:table-cell office:value-type="float" office:value="0.93098862125018478" table:style-name="ce40">
            <text:p>+0,9<text:s text:c="3"/></text:p>
          </table:table-cell>
          <table:table-cell table:style-name="ce3"/>
          <table:table-cell table:number-columns-repeated="2" table:style-name="ce42"/>
          <table:table-cell table:number-columns-repeated="16369" table:style-name="ce1"/>
        </table:table-row>
        <table:table-row table:style-name="ro25">
          <table:table-cell table:style-name="ce1"/>
          <table:table-cell office:value-type="string" table:style-name="ce119">
            <text:p>CONTINENTE</text:p>
          </table:table-cell>
          <table:table-cell office:value-type="float" office:value="6559" table:style-name="ce114">
            <text:p>6 559</text:p>
          </table:table-cell>
          <table:table-cell office:value-type="float" office:value="96.032210834553439" table:style-name="ce115">
            <text:p>96,0<text:s text:c="5"/></text:p>
          </table:table-cell>
          <table:table-cell office:value-type="float" office:value="7420" table:style-name="ce116">
            <text:p>7 420</text:p>
          </table:table-cell>
          <table:table-cell office:value-type="float" office:value="96.251135036969771" table:style-name="ce117">
            <text:p>96,3<text:s text:c="5"/></text:p>
          </table:table-cell>
          <table:table-cell office:value-type="float" office:value="6504" table:style-name="ce116">
            <text:p>6 504</text:p>
          </table:table-cell>
          <table:table-cell office:value-type="float" office:value="96.11349194620955" table:style-name="ce118">
            <text:p>96,1<text:s text:c="5"/></text:p>
          </table:table-cell>
          <table:table-cell office:value-type="float" office:value="-861" table:style-name="ce39">
            <text:p><text:s/>- 861</text:p>
          </table:table-cell>
          <table:table-cell office:value-type="float" office:value="-11.60377358490566" table:style-name="ce40">
            <text:p>-11,6<text:s text:c="3"/></text:p>
          </table:table-cell>
          <table:table-cell office:value-type="float" office:value="55" table:style-name="ce39">
            <text:p>+ 55</text:p>
          </table:table-cell>
          <table:table-cell office:value-type="float" office:value="0.84563345633456333" table:style-name="ce40">
            <text:p>+0,8<text:s text:c="3"/></text:p>
          </table:table-cell>
          <table:table-cell table:style-name="ce90"/>
          <table:table-cell table:number-columns-repeated="2" table:style-name="ce60"/>
          <table:table-cell table:number-columns-repeated="16369" table:style-name="ce1"/>
        </table:table-row>
        <table:table-row table:style-name="ro29">
          <table:table-cell table:style-name="ce1"/>
          <table:table-cell office:value-type="string" table:style-name="ce120">
            <text:p>Norte</text:p>
          </table:table-cell>
          <table:table-cell office:value-type="float" office:value="1915" table:style-name="ce121">
            <text:p>1 915</text:p>
          </table:table-cell>
          <table:table-cell office:value-type="float" office:value="28.038067349926791" table:style-name="ce122">
            <text:p>28,0<text:s text:c="5"/></text:p>
          </table:table-cell>
          <table:table-cell office:value-type="float" office:value="2569" table:style-name="ce123">
            <text:p>2 569</text:p>
          </table:table-cell>
          <table:table-cell office:value-type="float" office:value="33.324685432611233" table:style-name="ce124">
            <text:p>33,3<text:s text:c="5"/></text:p>
          </table:table-cell>
          <table:table-cell office:value-type="float" office:value="2045" table:style-name="ce123">
            <text:p>2 045</text:p>
          </table:table-cell>
          <table:table-cell office:value-type="float" office:value="30.220186197724253" table:style-name="ce125">
            <text:p>30,2<text:s text:c="5"/></text:p>
          </table:table-cell>
          <table:table-cell office:value-type="float" office:value="-654" table:style-name="ce48">
            <text:p><text:s/>- 654</text:p>
          </table:table-cell>
          <table:table-cell office:value-type="float" office:value="-25.457376411054884" table:style-name="ce49">
            <text:p>-25,5<text:s text:c="3"/></text:p>
          </table:table-cell>
          <table:table-cell office:value-type="float" office:value="-130" table:style-name="ce48">
            <text:p><text:s/>- 130</text:p>
          </table:table-cell>
          <table:table-cell office:value-type="float" office:value="-6.3569682151589246" table:style-name="ce49">
            <text:p>-6,4<text:s text:c="3"/></text:p>
          </table:table-cell>
          <table:table-cell table:style-name="ce90"/>
          <table:table-cell table:number-columns-repeated="2" table:style-name="ce60"/>
          <table:table-cell table:number-columns-repeated="16369" table:style-name="ce1"/>
        </table:table-row>
        <table:table-row table:style-name="ro5">
          <table:table-cell table:style-name="ce1"/>
          <table:table-cell office:value-type="string" table:style-name="ce120">
            <text:p>Centro</text:p>
          </table:table-cell>
          <table:table-cell office:value-type="float" office:value="1771" table:style-name="ce121">
            <text:p>1 771</text:p>
          </table:table-cell>
          <table:table-cell office:value-type="float" office:value="25.92972181551977" table:style-name="ce122">
            <text:p>25,9<text:s text:c="5"/></text:p>
          </table:table-cell>
          <table:table-cell office:value-type="float" office:value="2104" table:style-name="ce123">
            <text:p>2 104</text:p>
          </table:table-cell>
          <table:table-cell office:value-type="float" office:value="27.292774678946685" table:style-name="ce124">
            <text:p>27,3<text:s text:c="5"/></text:p>
          </table:table-cell>
          <table:table-cell office:value-type="float" office:value="1638" table:style-name="ce123">
            <text:p>1 638</text:p>
          </table:table-cell>
          <table:table-cell office:value-type="float" office:value="24.205704152504804" table:style-name="ce125">
            <text:p>24,2<text:s text:c="5"/></text:p>
          </table:table-cell>
          <table:table-cell office:value-type="float" office:value="-333" table:style-name="ce48">
            <text:p><text:s/>- 333</text:p>
          </table:table-cell>
          <table:table-cell office:value-type="float" office:value="-15.826996197718632" table:style-name="ce49">
            <text:p>-15,8<text:s text:c="3"/></text:p>
          </table:table-cell>
          <table:table-cell office:value-type="float" office:value="133" table:style-name="ce48">
            <text:p>+ 133</text:p>
          </table:table-cell>
          <table:table-cell office:value-type="float" office:value="8.1196581196581192" table:style-name="ce49">
            <text:p>+8,1<text:s text:c="3"/></text:p>
          </table:table-cell>
          <table:table-cell table:style-name="ce65"/>
          <table:table-cell table:number-columns-repeated="2" table:style-name="ce60"/>
          <table:table-cell table:number-columns-repeated="16369" table:style-name="ce1"/>
        </table:table-row>
        <table:table-row table:style-name="ro5">
          <table:table-cell/>
          <table:table-cell office:value-type="string" table:style-name="ce120">
            <text:p>Lisboa V. Tejo</text:p>
          </table:table-cell>
          <table:table-cell office:value-type="float" office:value="1645" table:style-name="ce121">
            <text:p>1 645</text:p>
          </table:table-cell>
          <table:table-cell office:value-type="float" office:value="24.084919472913615" table:style-name="ce122">
            <text:p>24,1<text:s text:c="5"/></text:p>
          </table:table-cell>
          <table:table-cell office:value-type="float" office:value="2123" table:style-name="ce123">
            <text:p>2 123</text:p>
          </table:table-cell>
          <table:table-cell office:value-type="float" office:value="27.539239849526524" table:style-name="ce124">
            <text:p>27,5<text:s text:c="5"/></text:p>
          </table:table-cell>
          <table:table-cell office:value-type="float" office:value="1547" table:style-name="ce123">
            <text:p>1 547</text:p>
          </table:table-cell>
          <table:table-cell office:value-type="float" office:value="22.86094281069898" table:style-name="ce125">
            <text:p>22,9<text:s text:c="5"/></text:p>
          </table:table-cell>
          <table:table-cell office:value-type="float" office:value="-478" table:style-name="ce48">
            <text:p><text:s/>- 478</text:p>
          </table:table-cell>
          <table:table-cell office:value-type="float" office:value="-22.51530852567122" table:style-name="ce49">
            <text:p>-22,5<text:s text:c="3"/></text:p>
          </table:table-cell>
          <table:table-cell office:value-type="float" office:value="98" table:style-name="ce48">
            <text:p>+ 98</text:p>
          </table:table-cell>
          <table:table-cell office:value-type="float" office:value="6.3348416289592757" table:style-name="ce49">
            <text:p>+6,3<text:s text:c="3"/></text:p>
          </table:table-cell>
          <table:table-cell table:style-name="ce59"/>
          <table:table-cell table:number-columns-repeated="2" table:style-name="ce60"/>
          <table:table-cell table:number-columns-repeated="16369"/>
        </table:table-row>
        <table:table-row table:style-name="ro5">
          <table:table-cell/>
          <table:table-cell office:value-type="string" table:style-name="ce120">
            <text:p>Alentejo</text:p>
          </table:table-cell>
          <table:table-cell office:value-type="float" office:value="349" table:style-name="ce121">
            <text:p><text:s/>349</text:p>
          </table:table-cell>
          <table:table-cell office:value-type="float" office:value="5.109809663250366" table:style-name="ce122">
            <text:p>5,1<text:s text:c="5"/></text:p>
          </table:table-cell>
          <table:table-cell office:value-type="float" office:value="365" table:style-name="ce123">
            <text:p><text:s/>365</text:p>
          </table:table-cell>
          <table:table-cell office:value-type="float" office:value="4.7347256453495916" table:style-name="ce124">
            <text:p>4,7<text:s text:c="5"/></text:p>
          </table:table-cell>
          <table:table-cell office:value-type="float" office:value="414" table:style-name="ce123">
            <text:p><text:s/>414</text:p>
          </table:table-cell>
          <table:table-cell office:value-type="float" office:value="6.1179252253583565" table:style-name="ce125">
            <text:p>6,1<text:s text:c="5"/></text:p>
          </table:table-cell>
          <table:table-cell office:value-type="float" office:value="-16" table:style-name="ce48">
            <text:p><text:s/>- 16</text:p>
          </table:table-cell>
          <table:table-cell office:value-type="float" office:value="-4.3835616438356162" table:style-name="ce49">
            <text:p>-4,4<text:s text:c="3"/></text:p>
          </table:table-cell>
          <table:table-cell office:value-type="float" office:value="-65" table:style-name="ce48">
            <text:p><text:s/>- 65</text:p>
          </table:table-cell>
          <table:table-cell office:value-type="float" office:value="-15.70048309178744" table:style-name="ce49">
            <text:p>-15,7<text:s text:c="3"/></text:p>
          </table:table-cell>
          <table:table-cell table:style-name="ce59"/>
          <table:table-cell table:number-columns-repeated="2" table:style-name="ce60"/>
          <table:table-cell table:number-columns-repeated="16369"/>
        </table:table-row>
        <table:table-row table:style-name="ro5">
          <table:table-cell/>
          <table:table-cell office:value-type="string" table:style-name="ce120">
            <text:p>Algarve</text:p>
          </table:table-cell>
          <table:table-cell office:value-type="float" office:value="879" table:style-name="ce121">
            <text:p><text:s/>879</text:p>
          </table:table-cell>
          <table:table-cell office:value-type="float" office:value="12.869692532942899" table:style-name="ce122">
            <text:p>12,9<text:s text:c="5"/></text:p>
          </table:table-cell>
          <table:table-cell office:value-type="float" office:value="259" table:style-name="ce123">
            <text:p><text:s/>259</text:p>
          </table:table-cell>
          <table:table-cell office:value-type="float" office:value="3.3597094305357373" table:style-name="ce124">
            <text:p>3,4<text:s text:c="5"/></text:p>
          </table:table-cell>
          <table:table-cell office:value-type="float" office:value="860" table:style-name="ce123">
            <text:p><text:s/>860</text:p>
          </table:table-cell>
          <table:table-cell office:value-type="float" office:value="12.708733559923157" table:style-name="ce125">
            <text:p>12,7<text:s text:c="5"/></text:p>
          </table:table-cell>
          <table:table-cell office:value-type="float" office:value="620" table:style-name="ce48">
            <text:p>+ 620</text:p>
          </table:table-cell>
          <table:table-cell office:value-type="float" office:value="239.38223938223939" table:style-name="ce49">
            <text:p>+239,4<text:s text:c="3"/></text:p>
          </table:table-cell>
          <table:table-cell office:value-type="float" office:value="19" table:style-name="ce48">
            <text:p>+ 19</text:p>
          </table:table-cell>
          <table:table-cell office:value-type="float" office:value="2.2093023255813953" table:style-name="ce49">
            <text:p>+2,2<text:s text:c="3"/></text:p>
          </table:table-cell>
          <table:table-cell table:number-columns-repeated="3" table:style-name="ce59"/>
          <table:table-cell table:number-columns-repeated="16369"/>
        </table:table-row>
        <table:table-row table:style-name="ro30">
          <table:table-cell/>
          <table:table-cell office:value-type="string" table:style-name="ce119">
            <text:p>REG.AUTÓNOMAS</text:p>
          </table:table-cell>
          <table:table-cell office:value-type="float" office:value="271" table:style-name="ce114">
            <text:p><text:s/>271</text:p>
          </table:table-cell>
          <table:table-cell office:value-type="float" office:value="3.9677891654465594" table:style-name="ce115">
            <text:p>4,0<text:s text:c="5"/></text:p>
          </table:table-cell>
          <table:table-cell office:value-type="float" office:value="289" table:style-name="ce116">
            <text:p><text:s/>289</text:p>
          </table:table-cell>
          <table:table-cell office:value-type="float" office:value="3.7488649630302247" table:style-name="ce117">
            <text:p>3,7<text:s text:c="5"/></text:p>
          </table:table-cell>
          <table:table-cell office:value-type="float" office:value="263" table:style-name="ce116">
            <text:p><text:s/>263</text:p>
          </table:table-cell>
          <table:table-cell office:value-type="float" office:value="3.8865080537904535" table:style-name="ce118">
            <text:p>3,9<text:s text:c="5"/></text:p>
          </table:table-cell>
          <table:table-cell office:value-type="float" office:value="-18" table:style-name="ce39">
            <text:p><text:s/>- 18</text:p>
          </table:table-cell>
          <table:table-cell office:value-type="float" office:value="-6.2283737024221448" table:style-name="ce40">
            <text:p>-6,2<text:s text:c="3"/></text:p>
          </table:table-cell>
          <table:table-cell office:value-type="float" office:value="8" table:style-name="ce39">
            <text:p>+ 8</text:p>
          </table:table-cell>
          <table:table-cell office:value-type="float" office:value="3.041825095057034" table:style-name="ce40">
            <text:p>+3,0<text:s text:c="3"/></text:p>
          </table:table-cell>
          <table:table-cell table:number-columns-repeated="3" table:style-name="ce59"/>
          <table:table-cell table:number-columns-repeated="16369"/>
        </table:table-row>
        <table:table-row table:style-name="ro17">
          <table:table-cell/>
          <table:table-cell office:value-type="string" table:style-name="ce120">
            <text:p>Açores</text:p>
          </table:table-cell>
          <table:table-cell office:value-type="float" office:value="121" table:style-name="ce121">
            <text:p><text:s/>121</text:p>
          </table:table-cell>
          <table:table-cell office:value-type="float" office:value="1.7715959004392385" table:style-name="ce122">
            <text:p>1,8<text:s text:c="5"/></text:p>
          </table:table-cell>
          <table:table-cell office:value-type="float" office:value="154" table:style-name="ce123">
            <text:p><text:s/>154</text:p>
          </table:table-cell>
          <table:table-cell office:value-type="float" office:value="1.9976650668050333" table:style-name="ce124">
            <text:p>2,0<text:s text:c="5"/></text:p>
          </table:table-cell>
          <table:table-cell office:value-type="float" office:value="102" table:style-name="ce123">
            <text:p><text:s/>102</text:p>
          </table:table-cell>
          <table:table-cell office:value-type="float" office:value="1.5073149105955372" table:style-name="ce125">
            <text:p>1,5<text:s text:c="5"/></text:p>
          </table:table-cell>
          <table:table-cell office:value-type="float" office:value="-33" table:style-name="ce48">
            <text:p><text:s/>- 33</text:p>
          </table:table-cell>
          <table:table-cell office:value-type="float" office:value="-21.428571428571427" table:style-name="ce49">
            <text:p>-21,4<text:s text:c="3"/></text:p>
          </table:table-cell>
          <table:table-cell office:value-type="float" office:value="19" table:style-name="ce48">
            <text:p>+ 19</text:p>
          </table:table-cell>
          <table:table-cell office:value-type="float" office:value="18.627450980392158" table:style-name="ce49">
            <text:p>+18,6<text:s text:c="3"/></text:p>
          </table:table-cell>
          <table:table-cell table:number-columns-repeated="3" table:style-name="ce59"/>
          <table:table-cell table:number-columns-repeated="16369"/>
        </table:table-row>
        <table:table-row table:style-name="ro5">
          <table:table-cell/>
          <table:table-cell office:value-type="string" table:style-name="ce120">
            <text:p>Madeira</text:p>
          </table:table-cell>
          <table:table-cell office:value-type="float" office:value="150" table:style-name="ce121">
            <text:p><text:s/>150</text:p>
          </table:table-cell>
          <table:table-cell office:value-type="float" office:value="2.1961932650073206" table:style-name="ce122">
            <text:p>2,2<text:s text:c="5"/></text:p>
          </table:table-cell>
          <table:table-cell office:value-type="float" office:value="135" table:style-name="ce123">
            <text:p><text:s/>135</text:p>
          </table:table-cell>
          <table:table-cell office:value-type="float" office:value="1.7511998962251913" table:style-name="ce124">
            <text:p>1,8<text:s text:c="5"/></text:p>
          </table:table-cell>
          <table:table-cell office:value-type="float" office:value="161" table:style-name="ce123">
            <text:p><text:s/>161</text:p>
          </table:table-cell>
          <table:table-cell office:value-type="float" office:value="2.3791931431949167" table:style-name="ce125">
            <text:p>2,4<text:s text:c="5"/></text:p>
          </table:table-cell>
          <table:table-cell office:value-type="float" office:value="15" table:style-name="ce48">
            <text:p>+ 15</text:p>
          </table:table-cell>
          <table:table-cell office:value-type="float" office:value="11.111111111111111" table:style-name="ce49">
            <text:p>+11,1<text:s text:c="3"/></text:p>
          </table:table-cell>
          <table:table-cell office:value-type="float" office:value="-11" table:style-name="ce48">
            <text:p><text:s/>- 11</text:p>
          </table:table-cell>
          <table:table-cell office:value-type="float" office:value="-6.8322981366459627" table:style-name="ce49">
            <text:p>-6,8<text:s text:c="3"/></text:p>
          </table:table-cell>
          <table:table-cell table:style-name="ce65"/>
          <table:table-cell table:number-columns-repeated="2" table:style-name="ce59"/>
          <table:table-cell table:number-columns-repeated="16369"/>
        </table:table-row>
        <table:table-row table:style-name="ro28">
          <table:table-cell/>
          <table:table-cell table:style-name="ce126"/>
          <table:table-cell table:style-name="ce127"/>
          <table:table-cell table:style-name="ce128"/>
          <table:table-cell table:style-name="ce129"/>
          <table:table-cell table:style-name="ce130"/>
          <table:table-cell table:style-name="ce129"/>
          <table:table-cell table:style-name="ce131"/>
          <table:table-cell table:style-name="ce132"/>
          <table:table-cell table:style-name="ce133"/>
          <table:table-cell table:style-name="ce132"/>
          <table:table-cell table:style-name="ce133"/>
          <table:table-cell table:number-columns-repeated="16372" table:style-name="ce1"/>
        </table:table-row>
        <table:table-row table:style-name="ro28">
          <table:table-cell/>
          <table:table-cell office:value-type="string" table:style-name="ce76">
            <text:p><text:s text:c="4"/>(1) - Mês homólogo do ano anterior</text:p>
          </table:table-cell>
          <table:table-cell table:number-columns-repeated="2" table:style-name="ce3"/>
          <table:table-cell table:number-columns-repeated="4" table:style-name="ce76"/>
          <table:table-cell table:style-name="ce3"/>
          <table:table-cell table:style-name="ce77"/>
          <table:table-cell table:number-columns-repeated="2" table:style-name="ce3"/>
          <table:table-cell table:number-columns-repeated="16372" table:style-name="ce1"/>
        </table:table-row>
        <table:table-row table:number-rows-repeated="7" table:style-name="ro28">
          <table:table-cell/>
          <table:table-cell table:number-columns-repeated="3" table:style-name="ce1"/>
          <table:table-cell table:number-columns-repeated="2" table:style-name="ce92"/>
          <table:table-cell table:number-columns-repeated="16378" table:style-name="ce1"/>
        </table:table-row>
        <table:table-row table:style-name="ro2">
          <table:table-cell/>
          <table:table-cell office:value-type="string" table:style-name="ce4">
            <text:p><text:s/>Quadro 12 - <text:s/>COLOCAÇÕES EFETUADAS, <text:s text:c="2"/>POR <text:s/>GRUPOS <text:s/>DE <text:s/>PROFISSÕES<text:s/></text:p>
          </table:table-cell>
          <table:table-cell table:number-columns-repeated="8" table:style-name="ce183"/>
          <table:table-cell office:value-type="string" table:style-name="ce184">
            <text:p>CONTINENTE</text:p>
          </table:table-cell>
          <table:table-cell table:style-name="ce184"/>
          <table:table-cell table:number-columns-repeated="16372" table:style-name="ce1"/>
        </table:table-row>
        <table:table-row table:style-name="ro2">
          <table:table-cell/>
          <table:table-cell office:value-type="string" table:style-name="ce206">
            <text:p>Movimento ao longo do mês<text:s text:c="2"/></text:p>
          </table:table-cell>
          <table:table-cell table:number-columns-repeated="2" table:style-name="ce7"/>
          <table:table-cell table:number-columns-repeated="4" table:style-name="ce6"/>
          <table:table-cell table:number-columns-repeated="4" table:style-name="ce7"/>
          <table:table-cell table:number-columns-repeated="16372"/>
        </table:table-row>
        <table:table-row table:style-name="ro5">
          <table:table-cell/>
          <table:table-cell table:style-name="ce2"/>
          <table:table-cell table:style-name="ce8"/>
          <table:table-cell table:number-columns-repeated="9" table:style-name="ce2"/>
          <table:table-cell table:number-columns-repeated="16372"/>
        </table:table-row>
        <table:table-row table:style-name="ro28">
          <table:table-cell/>
          <table:table-cell table:style-name="ce9"/>
          <table:table-cell table:style-name="ce93"/>
          <table:table-cell table:style-name="ce94"/>
          <table:table-cell table:style-name="ce95"/>
          <table:table-cell table:style-name="ce96"/>
          <table:table-cell table:style-name="ce95"/>
          <table:table-cell table:style-name="ce96"/>
          <table:table-cell office:value-type="string" table:number-columns-spanned="4" table:number-rows-spanned="1" table:style-name="ce166">
            <text:p>Variação</text:p>
          </table:table-cell>
          <table:covered-table-cell table:number-columns-repeated="3"/>
          <table:table-cell table:number-columns-repeated="16372"/>
        </table:table-row>
        <table:table-row table:style-name="ro28">
          <table:table-cell/>
          <table:table-cell office:value-type="string" table:style-name="ce15">
            <text:p>CPP-<text:span text:style-name="T2">2010</text:span></text:p>
          </table:table-cell>
          <table:table-cell office:value-type="string" table:style-name="ce84">
            <text:p>FEVEREIRO 2019</text:p>
          </table:table-cell>
          <table:table-cell office:value-type="string" table:style-name="ce17">
            <text:p>%</text:p>
          </table:table-cell>
          <table:table-cell office:value-type="string" table:style-name="ce18">
            <text:p>JANEIRO 2019</text:p>
          </table:table-cell>
          <table:table-cell office:value-type="string" table:style-name="ce19">
            <text:p>%</text:p>
          </table:table-cell>
          <table:table-cell office:value-type="string" table:style-name="ce18">
            <text:p>FEVEREIRO 2018</text:p>
          </table:table-cell>
          <table:table-cell office:value-type="string" table:style-name="ce19">
            <text:p>%</text:p>
          </table:table-cell>
          <table:table-cell office:value-type="string" table:number-columns-spanned="2" table:number-rows-spanned="1" table:style-name="ce167">
            <text:p>Mês <text:s/>anterior</text:p>
          </table:table-cell>
          <table:covered-table-cell/>
          <table:table-cell office:value-type="string" table:number-columns-spanned="2" table:number-rows-spanned="1" table:style-name="ce168">
            <text:p>Mês <text:s/>homólogo<text:span text:style-name="T2">(1)<text:s/></text:span></text:p>
          </table:table-cell>
          <table:covered-table-cell/>
          <table:table-cell table:number-columns-repeated="16372"/>
        </table:table-row>
        <table:table-row table:style-name="ro28">
          <table:table-cell/>
          <table:table-cell table:style-name="ce20"/>
          <table:table-cell table:style-name="ce99"/>
          <table:table-cell table:style-name="ce100"/>
          <table:table-cell table:style-name="ce101"/>
          <table:table-cell table:style-name="ce102"/>
          <table:table-cell table:style-name="ce101"/>
          <table:table-cell table:style-name="ce102"/>
          <table:table-cell office:value-type="string" table:style-name="ce104">
            <text:p>Var. Abs.</text:p>
          </table:table-cell>
          <table:table-cell office:value-type="string" table:style-name="ce105">
            <text:p>Var. %</text:p>
          </table:table-cell>
          <table:table-cell office:value-type="string" table:style-name="ce104">
            <text:p>Var. Abs.</text:p>
          </table:table-cell>
          <table:table-cell office:value-type="string" table:style-name="ce106">
            <text:p>Var. %</text:p>
          </table:table-cell>
          <table:table-cell table:number-columns-repeated="16372"/>
        </table:table-row>
        <table:table-row table:style-name="ro8">
          <table:table-cell/>
          <table:table-cell table:style-name="ce15"/>
          <table:table-cell table:style-name="ce136"/>
          <table:table-cell table:style-name="ce207"/>
          <table:table-cell table:style-name="ce138"/>
          <table:table-cell table:style-name="ce208"/>
          <table:table-cell table:style-name="ce140"/>
          <table:table-cell table:style-name="ce209"/>
          <table:table-cell table:style-name="ce210"/>
          <table:table-cell table:style-name="ce211"/>
          <table:table-cell table:style-name="ce210"/>
          <table:table-cell table:style-name="ce143"/>
          <table:table-cell table:number-columns-repeated="16372"/>
        </table:table-row>
        <table:table-row table:style-name="ro23">
          <table:table-cell/>
          <table:table-cell office:value-type="string" table:style-name="ce212">
            <text:p>Total</text:p>
          </table:table-cell>
          <table:table-cell office:value-type="float" office:value="6559" table:style-name="ce35">
            <text:p>6 559</text:p>
          </table:table-cell>
          <table:table-cell office:value-type="float" office:value="100" table:style-name="ce36">
            <text:p>100,0<text:s text:c="5"/></text:p>
          </table:table-cell>
          <table:table-cell office:value-type="float" office:value="7420" table:style-name="ce146">
            <text:p>7 420</text:p>
          </table:table-cell>
          <table:table-cell office:value-type="float" office:value="100" table:style-name="ce213">
            <text:p>100,0<text:s text:c="5"/></text:p>
          </table:table-cell>
          <table:table-cell office:value-type="float" office:value="6504" table:style-name="ce37">
            <text:p>6 504</text:p>
          </table:table-cell>
          <table:table-cell office:value-type="float" office:value="100" table:style-name="ce38">
            <text:p>100,0<text:s text:c="5"/></text:p>
          </table:table-cell>
          <table:table-cell office:value-type="float" office:value="-861" table:style-name="ce214">
            <text:p><text:s/>- 861</text:p>
          </table:table-cell>
          <table:table-cell office:value-type="float" office:value="-11.60377358490566" table:style-name="ce40">
            <text:p>-11,6<text:s text:c="3"/></text:p>
          </table:table-cell>
          <table:table-cell office:value-type="float" office:value="55" table:style-name="ce214">
            <text:p>+ 55</text:p>
          </table:table-cell>
          <table:table-cell office:value-type="float" office:value="0.84563345633456333" table:style-name="ce40">
            <text:p>+0,8<text:s text:c="3"/></text:p>
          </table:table-cell>
          <table:table-cell table:number-columns-repeated="16372"/>
        </table:table-row>
        <table:table-row table:style-name="ro31">
          <table:table-cell/>
          <table:table-cell office:value-type="string" table:style-name="ce215">
            <text:p>1- Repres. do poder legislativo e de órgãos exec., dirigentes, dire. e gestores execu.</text:p>
          </table:table-cell>
          <table:table-cell office:value-type="float" office:value="12" table:style-name="ce44">
            <text:p><text:s/>12</text:p>
          </table:table-cell>
          <table:table-cell office:value-type="float" office:value="0.18295471870711999" table:style-name="ce45">
            <text:p>0,2<text:s text:c="5"/></text:p>
          </table:table-cell>
          <table:table-cell office:value-type="float" office:value="19" table:style-name="ce151">
            <text:p><text:s/>19</text:p>
          </table:table-cell>
          <table:table-cell office:value-type="float" office:value="0.2560646900269542" table:style-name="ce216">
            <text:p>0,3<text:s text:c="5"/></text:p>
          </table:table-cell>
          <table:table-cell office:value-type="float" office:value="21" table:style-name="ce46">
            <text:p><text:s/>21</text:p>
          </table:table-cell>
          <table:table-cell office:value-type="float" office:value="0.32287822878228783" table:style-name="ce47">
            <text:p>0,3<text:s text:c="5"/></text:p>
          </table:table-cell>
          <table:table-cell office:value-type="float" office:value="-7" table:style-name="ce217">
            <text:p><text:s/>- 7</text:p>
          </table:table-cell>
          <table:table-cell office:value-type="float" office:value="-36.84210526315789" table:style-name="ce49">
            <text:p>-36,8<text:s text:c="3"/></text:p>
          </table:table-cell>
          <table:table-cell office:value-type="float" office:value="-9" table:style-name="ce217">
            <text:p><text:s/>- 9</text:p>
          </table:table-cell>
          <table:table-cell office:value-type="float" office:value="-42.857142857142854" table:style-name="ce49">
            <text:p>-42,9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215">
            <text:p>2- Especialistas das atividades intelectuais e científicas</text:p>
          </table:table-cell>
          <table:table-cell office:value-type="float" office:value="462" table:style-name="ce44">
            <text:p><text:s/>462</text:p>
          </table:table-cell>
          <table:table-cell office:value-type="float" office:value="7.043756670224119" table:style-name="ce45">
            <text:p>7,0<text:s text:c="5"/></text:p>
          </table:table-cell>
          <table:table-cell office:value-type="float" office:value="436" table:style-name="ce151">
            <text:p><text:s/>436</text:p>
          </table:table-cell>
          <table:table-cell office:value-type="float" office:value="5.8760107816711589" table:style-name="ce216">
            <text:p>5,9<text:s text:c="5"/></text:p>
          </table:table-cell>
          <table:table-cell office:value-type="float" office:value="340" table:style-name="ce46">
            <text:p><text:s/>340</text:p>
          </table:table-cell>
          <table:table-cell office:value-type="float" office:value="5.227552275522755" table:style-name="ce47">
            <text:p>5,2<text:s text:c="5"/></text:p>
          </table:table-cell>
          <table:table-cell office:value-type="float" office:value="26" table:style-name="ce217">
            <text:p>+ 26</text:p>
          </table:table-cell>
          <table:table-cell office:value-type="float" office:value="5.9633027522935782" table:style-name="ce49">
            <text:p>+6,0<text:s text:c="3"/></text:p>
          </table:table-cell>
          <table:table-cell office:value-type="float" office:value="122" table:style-name="ce217">
            <text:p>+ 122</text:p>
          </table:table-cell>
          <table:table-cell office:value-type="float" office:value="35.882352941176471" table:style-name="ce49">
            <text:p>+35,9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215">
            <text:p>3- Técnicos e profissões de nível intermédio</text:p>
          </table:table-cell>
          <table:table-cell office:value-type="float" office:value="379" table:style-name="ce44">
            <text:p><text:s/>379</text:p>
          </table:table-cell>
          <table:table-cell office:value-type="float" office:value="5.7783198658332067" table:style-name="ce45">
            <text:p>5,8<text:s text:c="5"/></text:p>
          </table:table-cell>
          <table:table-cell office:value-type="float" office:value="352" table:style-name="ce151">
            <text:p><text:s/>352</text:p>
          </table:table-cell>
          <table:table-cell office:value-type="float" office:value="4.7439353099730459" table:style-name="ce216">
            <text:p>4,7<text:s text:c="5"/></text:p>
          </table:table-cell>
          <table:table-cell office:value-type="float" office:value="333" table:style-name="ce46">
            <text:p><text:s/>333</text:p>
          </table:table-cell>
          <table:table-cell office:value-type="float" office:value="5.1199261992619931" table:style-name="ce47">
            <text:p>5,1<text:s text:c="5"/></text:p>
          </table:table-cell>
          <table:table-cell office:value-type="float" office:value="27" table:style-name="ce217">
            <text:p>+ 27</text:p>
          </table:table-cell>
          <table:table-cell office:value-type="float" office:value="7.6704545454545459" table:style-name="ce49">
            <text:p>+7,7<text:s text:c="3"/></text:p>
          </table:table-cell>
          <table:table-cell office:value-type="float" office:value="46" table:style-name="ce217">
            <text:p>+ 46</text:p>
          </table:table-cell>
          <table:table-cell office:value-type="float" office:value="13.813813813813812" table:style-name="ce49">
            <text:p>+13,8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215">
            <text:p>4- Pessoal administrativo</text:p>
          </table:table-cell>
          <table:table-cell office:value-type="float" office:value="695" table:style-name="ce44">
            <text:p><text:s/>695</text:p>
          </table:table-cell>
          <table:table-cell office:value-type="float" office:value="10.596127458454033" table:style-name="ce45">
            <text:p>10,6<text:s text:c="5"/></text:p>
          </table:table-cell>
          <table:table-cell office:value-type="float" office:value="692" table:style-name="ce151">
            <text:p><text:s/>692</text:p>
          </table:table-cell>
          <table:table-cell office:value-type="float" office:value="9.3261455525606465" table:style-name="ce216">
            <text:p>9,3<text:s text:c="5"/></text:p>
          </table:table-cell>
          <table:table-cell office:value-type="float" office:value="748" table:style-name="ce46">
            <text:p><text:s/>748</text:p>
          </table:table-cell>
          <table:table-cell office:value-type="float" office:value="11.500615006150062" table:style-name="ce47">
            <text:p>11,5<text:s text:c="5"/></text:p>
          </table:table-cell>
          <table:table-cell office:value-type="float" office:value="3" table:style-name="ce217">
            <text:p>+ 3</text:p>
          </table:table-cell>
          <table:table-cell office:value-type="float" office:value="0.43352601156069359" table:style-name="ce49">
            <text:p>+0,4<text:s text:c="3"/></text:p>
          </table:table-cell>
          <table:table-cell office:value-type="float" office:value="-53" table:style-name="ce217">
            <text:p><text:s/>- 53</text:p>
          </table:table-cell>
          <table:table-cell office:value-type="float" office:value="-7.0855614973262036" table:style-name="ce49">
            <text:p>-7,1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215">
            <text:p>5- Trabalhadores dos serviços pessoais, de proteção e segurança e vendedores</text:p>
          </table:table-cell>
          <table:table-cell office:value-type="float" office:value="1263" table:style-name="ce44">
            <text:p>1 263</text:p>
          </table:table-cell>
          <table:table-cell office:value-type="float" office:value="19.25598414392438" table:style-name="ce45">
            <text:p>19,3<text:s text:c="5"/></text:p>
          </table:table-cell>
          <table:table-cell office:value-type="float" office:value="861" table:style-name="ce151">
            <text:p><text:s/>861</text:p>
          </table:table-cell>
          <table:table-cell office:value-type="float" office:value="11.60377358490566" table:style-name="ce216">
            <text:p>11,6<text:s text:c="5"/></text:p>
          </table:table-cell>
          <table:table-cell office:value-type="float" office:value="1158" table:style-name="ce46">
            <text:p>1 158</text:p>
          </table:table-cell>
          <table:table-cell office:value-type="float" office:value="17.804428044280442" table:style-name="ce47">
            <text:p>17,8<text:s text:c="5"/></text:p>
          </table:table-cell>
          <table:table-cell office:value-type="float" office:value="402" table:style-name="ce217">
            <text:p>+ 402</text:p>
          </table:table-cell>
          <table:table-cell office:value-type="float" office:value="46.689895470383277" table:style-name="ce49">
            <text:p>+46,7<text:s text:c="3"/></text:p>
          </table:table-cell>
          <table:table-cell office:value-type="float" office:value="105" table:style-name="ce217">
            <text:p>+ 105</text:p>
          </table:table-cell>
          <table:table-cell office:value-type="float" office:value="9.0673575129533681" table:style-name="ce49">
            <text:p>+9,1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215">
            <text:p>6- Agricultores e trabalhadores qualificados da agricultura, da pesca e da floresta</text:p>
          </table:table-cell>
          <table:table-cell office:value-type="float" office:value="144" table:style-name="ce44">
            <text:p><text:s/>144</text:p>
          </table:table-cell>
          <table:table-cell office:value-type="float" office:value="2.1954566244854399" table:style-name="ce45">
            <text:p>2,2<text:s text:c="5"/></text:p>
          </table:table-cell>
          <table:table-cell office:value-type="float" office:value="399" table:style-name="ce151">
            <text:p><text:s/>399</text:p>
          </table:table-cell>
          <table:table-cell office:value-type="float" office:value="5.3773584905660377" table:style-name="ce216">
            <text:p>5,4<text:s text:c="5"/></text:p>
          </table:table-cell>
          <table:table-cell office:value-type="float" office:value="213" table:style-name="ce46">
            <text:p><text:s/>213</text:p>
          </table:table-cell>
          <table:table-cell office:value-type="float" office:value="3.2749077490774909" table:style-name="ce47">
            <text:p>3,3<text:s text:c="5"/></text:p>
          </table:table-cell>
          <table:table-cell office:value-type="float" office:value="-255" table:style-name="ce217">
            <text:p><text:s/>- 255</text:p>
          </table:table-cell>
          <table:table-cell office:value-type="float" office:value="-63.909774436090231" table:style-name="ce49">
            <text:p>-63,9<text:s text:c="3"/></text:p>
          </table:table-cell>
          <table:table-cell office:value-type="float" office:value="-69" table:style-name="ce217">
            <text:p><text:s/>- 69</text:p>
          </table:table-cell>
          <table:table-cell office:value-type="float" office:value="-32.394366197183103" table:style-name="ce49">
            <text:p>-32,4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215">
            <text:p>7- Trabalhadores qualificados da indústria, construção e artífices</text:p>
          </table:table-cell>
          <table:table-cell office:value-type="float" office:value="874" table:style-name="ce44">
            <text:p><text:s/>874</text:p>
          </table:table-cell>
          <table:table-cell office:value-type="float" office:value="13.325202012501904" table:style-name="ce45">
            <text:p>13,3<text:s text:c="5"/></text:p>
          </table:table-cell>
          <table:table-cell office:value-type="float" office:value="1064" table:style-name="ce151">
            <text:p>1 064</text:p>
          </table:table-cell>
          <table:table-cell office:value-type="float" office:value="14.339622641509434" table:style-name="ce216">
            <text:p>14,3<text:s text:c="5"/></text:p>
          </table:table-cell>
          <table:table-cell office:value-type="float" office:value="963" table:style-name="ce46">
            <text:p><text:s/>963</text:p>
          </table:table-cell>
          <table:table-cell office:value-type="float" office:value="14.806273062730627" table:style-name="ce47">
            <text:p>14,8<text:s text:c="5"/></text:p>
          </table:table-cell>
          <table:table-cell office:value-type="float" office:value="-190" table:style-name="ce217">
            <text:p><text:s/>- 190</text:p>
          </table:table-cell>
          <table:table-cell office:value-type="float" office:value="-17.857142857142858" table:style-name="ce49">
            <text:p>-17,9<text:s text:c="3"/></text:p>
          </table:table-cell>
          <table:table-cell office:value-type="float" office:value="-89" table:style-name="ce217">
            <text:p><text:s/>- 89</text:p>
          </table:table-cell>
          <table:table-cell office:value-type="float" office:value="-9.2419522326064385" table:style-name="ce49">
            <text:p>-9,2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215">
            <text:p>8- Operadores de instalações e máquinas e trabalhadores da montagem</text:p>
          </table:table-cell>
          <table:table-cell office:value-type="float" office:value="612" table:style-name="ce44">
            <text:p><text:s/>612</text:p>
          </table:table-cell>
          <table:table-cell office:value-type="float" office:value="9.3306906540631189" table:style-name="ce45">
            <text:p>9,3<text:s text:c="5"/></text:p>
          </table:table-cell>
          <table:table-cell office:value-type="float" office:value="956" table:style-name="ce151">
            <text:p><text:s/>956</text:p>
          </table:table-cell>
          <table:table-cell office:value-type="float" office:value="12.884097035040432" table:style-name="ce216">
            <text:p>12,9<text:s text:c="5"/></text:p>
          </table:table-cell>
          <table:table-cell office:value-type="float" office:value="631" table:style-name="ce46">
            <text:p><text:s/>631</text:p>
          </table:table-cell>
          <table:table-cell office:value-type="float" office:value="9.7017220172201721" table:style-name="ce47">
            <text:p>9,7<text:s text:c="5"/></text:p>
          </table:table-cell>
          <table:table-cell office:value-type="float" office:value="-344" table:style-name="ce217">
            <text:p><text:s/>- 344</text:p>
          </table:table-cell>
          <table:table-cell office:value-type="float" office:value="-35.98326359832636" table:style-name="ce49">
            <text:p>-36,0<text:s text:c="3"/></text:p>
          </table:table-cell>
          <table:table-cell office:value-type="float" office:value="-19" table:style-name="ce217">
            <text:p><text:s/>- 19</text:p>
          </table:table-cell>
          <table:table-cell office:value-type="float" office:value="-3.0110935023771792" table:style-name="ce49">
            <text:p>-3,0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215">
            <text:p>9- Trabalhadores não qualificados</text:p>
          </table:table-cell>
          <table:table-cell office:value-type="float" office:value="2116" table:style-name="ce44">
            <text:p>2 116</text:p>
          </table:table-cell>
          <table:table-cell office:value-type="float" office:value="32.261015398688826" table:style-name="ce45">
            <text:p>32,3<text:s text:c="5"/></text:p>
          </table:table-cell>
          <table:table-cell office:value-type="float" office:value="2638" table:style-name="ce151">
            <text:p>2 638</text:p>
          </table:table-cell>
          <table:table-cell office:value-type="float" office:value="35.552560646900275" table:style-name="ce216">
            <text:p>35,6<text:s text:c="5"/></text:p>
          </table:table-cell>
          <table:table-cell office:value-type="float" office:value="2095" table:style-name="ce46">
            <text:p>2 095</text:p>
          </table:table-cell>
          <table:table-cell office:value-type="float" office:value="32.210947109471093" table:style-name="ce47">
            <text:p>32,2<text:s text:c="5"/></text:p>
          </table:table-cell>
          <table:table-cell office:value-type="float" office:value="-522" table:style-name="ce217">
            <text:p><text:s/>- 522</text:p>
          </table:table-cell>
          <table:table-cell office:value-type="float" office:value="-19.787717968157693" table:style-name="ce49">
            <text:p>-19,8<text:s text:c="3"/></text:p>
          </table:table-cell>
          <table:table-cell office:value-type="float" office:value="21" table:style-name="ce217">
            <text:p>+ 21</text:p>
          </table:table-cell>
          <table:table-cell office:value-type="float" office:value="1.0023866348448687" table:style-name="ce49">
            <text:p>+1,0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215">
            <text:p>0- Profissões das Forças Armadas</text:p>
          </table:table-cell>
          <table:table-cell office:value-type="float" office:value="2" table:style-name="ce44">
            <text:p><text:s/>2</text:p>
          </table:table-cell>
          <table:table-cell office:value-type="float" office:value="3.0492453117853334E-2" table:style-name="ce45">
            <text:p>0,0<text:s text:c="5"/></text:p>
          </table:table-cell>
          <table:table-cell office:value-type="float" office:value="3" table:style-name="ce151">
            <text:p><text:s/>3</text:p>
          </table:table-cell>
          <table:table-cell office:value-type="float" office:value="4.043126684636119E-2" table:style-name="ce216">
            <text:p>0,0<text:s text:c="5"/></text:p>
          </table:table-cell>
          <table:table-cell office:value-type="float" office:value="2" table:style-name="ce46">
            <text:p><text:s/>2</text:p>
          </table:table-cell>
          <table:table-cell office:value-type="float" office:value="3.0750307503075031E-2" table:style-name="ce47">
            <text:p>0,0<text:s text:c="5"/></text:p>
          </table:table-cell>
          <table:table-cell office:value-type="float" office:value="-1" table:style-name="ce217">
            <text:p><text:s/>- 1</text:p>
          </table:table-cell>
          <table:table-cell office:value-type="float" office:value="-33.333333333333329" table:style-name="ce49">
            <text:p>-33,3<text:s text:c="3"/></text:p>
          </table:table-cell>
          <table:table-cell office:value-type="float" office:value="0" table:style-name="ce217">
            <text:p>+ 0</text:p>
          </table:table-cell>
          <table:table-cell office:value-type="float" office:value="0" table:style-name="ce49">
            <text:p>+0,0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215">
            <text:p><text:s text:c="5"/>Outros</text:p>
          </table:table-cell>
          <table:table-cell office:value-type="float" office:value="0" table:style-name="ce44">
            <text:p><text:s/>0</text:p>
          </table:table-cell>
          <table:table-cell office:value-type="float" office:value="0" table:style-name="ce45">
            <text:p>0,0<text:s text:c="5"/></text:p>
          </table:table-cell>
          <table:table-cell office:value-type="float" office:value="0" table:style-name="ce151">
            <text:p><text:s/>0</text:p>
          </table:table-cell>
          <table:table-cell office:value-type="float" office:value="0" table:style-name="ce216">
            <text:p>0,0<text:s text:c="5"/></text:p>
          </table:table-cell>
          <table:table-cell office:value-type="float" office:value="0" table:style-name="ce46">
            <text:p><text:s/>0</text:p>
          </table:table-cell>
          <table:table-cell office:value-type="float" office:value="0" table:style-name="ce47">
            <text:p>0,0<text:s text:c="5"/></text:p>
          </table:table-cell>
          <table:table-cell office:value-type="float" office:value="0" table:style-name="ce217">
            <text:p>+ 0</text:p>
          </table:table-cell>
          <table:table-cell table:style-name="ce49"/>
          <table:table-cell office:value-type="float" office:value="0" table:style-name="ce217">
            <text:p>+ 0</text:p>
          </table:table-cell>
          <table:table-cell table:style-name="ce49"/>
          <table:table-cell table:number-columns-repeated="16372" table:style-name="ce1"/>
        </table:table-row>
        <table:table-row table:style-name="ro12">
          <table:table-cell/>
          <table:table-cell table:style-name="ce218"/>
          <table:table-cell table:style-name="ce219"/>
          <table:table-cell table:style-name="ce220"/>
          <table:table-cell table:style-name="ce221"/>
          <table:table-cell table:style-name="ce222"/>
          <table:table-cell table:style-name="ce223"/>
          <table:table-cell table:style-name="ce224"/>
          <table:table-cell table:style-name="ce225"/>
          <table:table-cell table:style-name="ce226"/>
          <table:table-cell table:style-name="ce225"/>
          <table:table-cell table:style-name="ce227"/>
          <table:table-cell table:number-columns-repeated="16372" table:style-name="ce1"/>
        </table:table-row>
        <table:table-row table:style-name="ro1">
          <table:table-cell/>
          <table:table-cell office:value-type="string" table:style-name="ce76">
            <text:p><text:s text:c="4"/>(1) - Mês homólogo do ano anterior</text:p>
          </table:table-cell>
          <table:table-cell table:style-name="ce185"/>
          <table:table-cell table:style-name="ce186"/>
          <table:table-cell table:number-columns-repeated="4" table:style-name="ce161"/>
          <table:table-cell table:style-name="ce162"/>
          <table:table-cell table:style-name="ce163"/>
          <table:table-cell table:style-name="ce162"/>
          <table:table-cell table:style-name="ce163"/>
          <table:table-cell table:number-columns-repeated="16372" table:style-name="ce1"/>
        </table:table-row>
        <table:table-row table:number-rows-repeated="3" table:style-name="ro1">
          <table:table-cell table:number-columns-repeated="16384"/>
        </table:table-row>
        <table:table-row table:style-name="ro28">
          <table:table-cell/>
          <table:table-cell table:number-columns-repeated="3" table:style-name="ce1"/>
          <table:table-cell table:number-columns-repeated="2" table:style-name="ce92"/>
          <table:table-cell table:number-columns-repeated="6" table:style-name="ce1"/>
          <table:table-cell table:number-columns-repeated="5" table:style-name="ce3"/>
          <table:table-cell table:number-columns-repeated="16367"/>
        </table:table-row>
        <table:table-row table:style-name="ro20">
          <table:table-cell/>
          <table:table-cell table:number-columns-repeated="3" table:style-name="ce1"/>
          <table:table-cell table:number-columns-repeated="2" table:style-name="ce92"/>
          <table:table-cell table:number-columns-repeated="16378" table:style-name="ce1"/>
        </table:table-row>
        <table:table-row table:style-name="ro1">
          <table:table-cell/>
          <table:table-cell table:number-columns-repeated="3" table:style-name="ce1"/>
          <table:table-cell table:number-columns-repeated="2" table:style-name="ce92"/>
          <table:table-cell table:number-columns-repeated="6" table:style-name="ce1"/>
          <table:table-cell table:number-columns-repeated="5" table:style-name="ce3"/>
          <table:table-cell table:number-columns-repeated="16367"/>
        </table:table-row>
        <table:table-row table:style-name="ro16">
          <table:table-cell/>
          <table:table-cell table:number-columns-repeated="11" table:style-name="ce1"/>
          <table:table-cell table:number-columns-repeated="5" table:style-name="ce14"/>
          <table:table-cell table:number-columns-repeated="16367"/>
        </table:table-row>
        <table:table-row table:style-name="ro16">
          <table:table-cell/>
          <table:table-cell table:number-columns-repeated="3" table:style-name="ce1"/>
          <table:table-cell table:number-columns-repeated="2" table:style-name="ce92"/>
          <table:table-cell table:number-columns-repeated="6" table:style-name="ce1"/>
          <table:table-cell table:number-columns-repeated="5" table:style-name="ce14"/>
          <table:table-cell table:number-columns-repeated="16367"/>
        </table:table-row>
        <table:table-row table:number-rows-repeated="2" table:style-name="ro16">
          <table:table-cell/>
          <table:table-cell table:number-columns-repeated="3" table:style-name="ce1"/>
          <table:table-cell table:number-columns-repeated="2" table:style-name="ce92"/>
          <table:table-cell table:number-columns-repeated="6" table:style-name="ce1"/>
          <table:table-cell table:number-columns-repeated="5" table:style-name="ce28"/>
          <table:table-cell table:number-columns-repeated="16367"/>
        </table:table-row>
        <table:table-row table:number-rows-repeated="2" table:style-name="ro5">
          <table:table-cell/>
          <table:table-cell table:number-columns-repeated="3" table:style-name="ce1"/>
          <table:table-cell table:number-columns-repeated="2" table:style-name="ce92"/>
          <table:table-cell table:number-columns-repeated="6" table:style-name="ce1"/>
          <table:table-cell table:style-name="ce90"/>
          <table:table-cell table:number-columns-repeated="4" table:style-name="ce60"/>
          <table:table-cell table:number-columns-repeated="16367"/>
        </table:table-row>
        <table:table-row table:style-name="ro5">
          <table:table-cell/>
          <table:table-cell table:number-columns-repeated="3" table:style-name="ce1"/>
          <table:table-cell table:number-columns-repeated="2" table:style-name="ce92"/>
          <table:table-cell table:number-columns-repeated="6" table:style-name="ce1"/>
          <table:table-cell table:style-name="ce65"/>
          <table:table-cell table:number-columns-repeated="4" table:style-name="ce60"/>
          <table:table-cell table:number-columns-repeated="16367"/>
        </table:table-row>
        <table:table-row table:number-rows-repeated="2" table:style-name="ro5">
          <table:table-cell/>
          <table:table-cell table:number-columns-repeated="3" table:style-name="ce1"/>
          <table:table-cell table:number-columns-repeated="2" table:style-name="ce92"/>
          <table:table-cell table:number-columns-repeated="6" table:style-name="ce1"/>
          <table:table-cell table:style-name="ce59"/>
          <table:table-cell table:number-columns-repeated="4" table:style-name="ce60"/>
          <table:table-cell table:number-columns-repeated="16367"/>
        </table:table-row>
        <table:table-row table:number-rows-repeated="3" table:style-name="ro5">
          <table:table-cell/>
          <table:table-cell table:number-columns-repeated="3" table:style-name="ce1"/>
          <table:table-cell table:number-columns-repeated="2" table:style-name="ce92"/>
          <table:table-cell table:number-columns-repeated="6" table:style-name="ce1"/>
          <table:table-cell table:number-columns-repeated="5" table:style-name="ce59"/>
          <table:table-cell table:number-columns-repeated="16367"/>
        </table:table-row>
        <table:table-row table:style-name="ro5">
          <table:table-cell/>
          <table:table-cell table:number-columns-repeated="3" table:style-name="ce1"/>
          <table:table-cell table:number-columns-repeated="2" table:style-name="ce92"/>
          <table:table-cell table:number-columns-repeated="6" table:style-name="ce1"/>
          <table:table-cell table:style-name="ce65"/>
          <table:table-cell table:number-columns-repeated="4" table:style-name="ce59"/>
          <table:table-cell table:number-columns-repeated="16367"/>
        </table:table-row>
        <table:table-row table:number-rows-repeated="3" table:style-name="ro5">
          <table:table-cell/>
          <table:table-cell table:number-columns-repeated="3" table:style-name="ce1"/>
          <table:table-cell table:number-columns-repeated="2" table:style-name="ce92"/>
          <table:table-cell table:number-columns-repeated="16378" table:style-name="ce1"/>
        </table:table-row>
        <table:table-row table:style-name="ro20">
          <table:table-cell/>
          <table:table-cell table:number-columns-repeated="3" table:style-name="ce79"/>
          <table:table-cell table:number-columns-repeated="2" table:style-name="ce164"/>
          <table:table-cell table:number-columns-repeated="6" table:style-name="ce79"/>
          <table:table-cell table:number-columns-repeated="16372" table:style-name="ce1"/>
        </table:table-row>
        <table:table-row table:number-rows-repeated="2" table:style-name="ro1">
          <table:table-cell table:number-columns-repeated="16384"/>
        </table:table-row>
        <table:table-row table:style-name="ro5">
          <table:table-cell/>
          <table:table-cell table:number-columns-repeated="3" table:style-name="ce1"/>
          <table:table-cell table:number-columns-repeated="2" table:style-name="ce92"/>
          <table:table-cell table:number-columns-repeated="16378" table:style-name="ce1"/>
        </table:table-row>
        <table:table-row table:number-rows-repeated="1048498" table:style-name="ro1">
          <table:table-cell table:number-columns-repeated="16384"/>
        </table:table-row>
        <table:named-expressions>
          <table:named-range table:name="Print_Area" table:cell-range-address="q11-12.$B$1:q11-12.$L$82" table:base-cell-address="q11-12.$A$1"/>
        </table:named-expressions>
      </table:table>
      <table:table table:name="q13" table:style-name="ta4">
        <table:table-column table:style-name="co1" table:default-cell-style-name="ce1" table:visibility="collapse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8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8" table:default-cell-style-name="ce1"/>
        <table:table-column table:style-name="co9" table:default-cell-style-name="ce1"/>
        <table:table-column table:style-name="co6" table:default-cell-style-name="ce1"/>
        <table:table-column table:style-name="co22" table:default-cell-style-name="ce1"/>
        <table:table-column table:style-name="co1" table:number-columns-repeated="16372" table:default-cell-style-name="ce1"/>
        <table:table-row table:style-name="ro1">
          <table:table-cell table:number-columns-repeated="8"/>
          <table:table-cell table:style-name="ce1">
            <draw:g draw:z-index="3" draw:name="Grupo 10" draw:id="id42">
              <svg:title/>
              <svg:desc/>
              <draw:frame draw:id="id40" draw:style-name="a112" draw:name="Picture 184" svg:x="0.24225in" svg:y="0.10901in" svg:width="2.32383in" svg:height="0.65142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41" draw:style-name="a116" draw:name="CaixaDeTexto 15" svg:x="0.67469in" svg:y="0.23155in" svg:width="1.77317in" svg:height="0.51369in">
                <draw:text-box>
                  <text:p text:style-name="a115" text:class-names="" text:cond-style-name=""><text:span text:style-name="a113" text:class-names="">FEVEREIRO 2019</text:span><text:span text:style-name="a114" text:class-names=""/></text:p>
                </draw:text-box>
                <svg:title/>
                <svg:desc/>
              </draw:frame>
            </draw:g>
          </table:table-cell>
          <table:table-cell table:style-name="ce1">
            <draw:frame draw:z-index="2" draw:id="id39" draw:style-name="a111" draw:name="CaixaDeTexto 7" svg:x="0.53658in" svg:y="0.12989in" svg:width="1.31157in" svg:height="0.30992in">
              <draw:text-box>
                <text:p text:style-name="a110" text:class-names="" text:cond-style-name=""><text:span text:style-name="a109" text:class-names="">OUTUBRO 2016</text:span></text:p>
              </draw:text-box>
              <svg:title/>
              <svg:desc/>
            </draw:frame>
          </table:table-cell>
          <table:table-cell table:number-columns-repeated="16374"/>
        </table:table-row>
        <table:table-row table:style-name="ro1">
          <table:table-cell table:style-name="ce1">
            <draw:frame draw:z-index="1" draw:id="id38" draw:style-name="a108" draw:name="Text Box 122" svg:x="0in" svg:y="0in" svg:width="0.97917in" svg:height="0.32049in">
              <draw:text-box>
                <text:p text:style-name="a105" text:class-names="" text:cond-style-name=""><text:span text:style-name="a103" text:class-names="">Página 13</text:span><text:span text:style-name="a104" text:class-names="">/14</text:span></text:p>
                <text:p text:style-name="a107" text:class-names="" text:cond-style-name=""><text:span text:style-name="a106" text:class-names=""/></text:p>
              </draw:text-box>
              <svg:title/>
              <svg:desc/>
            </draw:frame>
          </table:table-cell>
          <table:table-cell table:number-columns-repeated="16383"/>
        </table:table-row>
        <table:table-row table:number-rows-repeated="2" table:style-name="ro1">
          <table:table-cell table:style-name="ce1"/>
          <table:table-cell table:number-columns-repeated="11" table:style-name="ce2"/>
          <table:table-cell table:number-columns-repeated="3" table:style-name="ce3"/>
          <table:table-cell table:number-columns-repeated="16369"/>
        </table:table-row>
        <table:table-row table:style-name="ro1">
          <table:table-cell table:style-name="ce1"/>
          <table:table-cell table:number-columns-repeated="11" table:style-name="ce2"/>
          <table:table-cell table:number-columns-repeated="16372" table:style-name="ce1"/>
        </table:table-row>
        <table:table-row table:style-name="ro2">
          <table:table-cell table:style-name="ce200"/>
          <table:table-cell office:value-type="string" table:style-name="ce4">
            <text:p>Quadro 13 <text:s/>- <text:s/>COLOCAÇÕES EFETUADAS, <text:s text:c="2"/>POR <text:s/>ATIVIDADE <text:s/>ECONÓMICA</text:p>
          </table:table-cell>
          <table:table-cell table:number-columns-repeated="8" table:style-name="ce4"/>
          <table:table-cell office:value-type="string" table:number-columns-spanned="2" table:number-rows-spanned="1" table:style-name="ce80">
            <text:p>CONTINENTE</text:p>
          </table:table-cell>
          <table:covered-table-cell/>
          <table:table-cell table:number-columns-repeated="16372" table:style-name="ce1"/>
        </table:table-row>
        <table:table-row table:style-name="ro2">
          <table:table-cell table:style-name="ce200"/>
          <table:table-cell office:value-type="string" table:style-name="ce6">
            <text:p>Movimento ao longo do mês<text:s text:c="2"/></text:p>
          </table:table-cell>
          <table:table-cell table:number-columns-repeated="2" table:style-name="ce7"/>
          <table:table-cell table:number-columns-repeated="4" table:style-name="ce6"/>
          <table:table-cell table:number-columns-repeated="4" table:style-name="ce7"/>
          <table:table-cell table:number-columns-repeated="16372" table:style-name="ce1"/>
        </table:table-row>
        <table:table-row table:style-name="ro5">
          <table:table-cell table:style-name="ce200"/>
          <table:table-cell table:style-name="ce2"/>
          <table:table-cell table:style-name="ce8"/>
          <table:table-cell table:number-columns-repeated="9" table:style-name="ce2"/>
          <table:table-cell table:number-columns-repeated="16372" table:style-name="ce1"/>
        </table:table-row>
        <table:table-row table:style-name="ro5">
          <table:table-cell table:style-name="ce1"/>
          <table:table-cell table:style-name="ce9"/>
          <table:table-cell table:style-name="ce10"/>
          <table:table-cell table:style-name="ce11"/>
          <table:table-cell table:style-name="ce12"/>
          <table:table-cell table:style-name="ce13"/>
          <table:table-cell table:style-name="ce12"/>
          <table:table-cell table:style-name="ce13"/>
          <table:table-cell office:value-type="string" table:number-columns-spanned="4" table:number-rows-spanned="1" table:style-name="ce81">
            <text:p>Variação</text:p>
          </table:table-cell>
          <table:covered-table-cell table:number-columns-repeated="3"/>
          <table:table-cell table:number-columns-repeated="3" table:style-name="ce14"/>
          <table:table-cell table:number-columns-repeated="16369"/>
        </table:table-row>
        <table:table-row table:style-name="ro1">
          <table:table-cell table:style-name="ce1"/>
          <table:table-cell office:value-type="string" table:style-name="ce15">
            <text:p>CAE <text:s/>Rev.3</text:p>
          </table:table-cell>
          <table:table-cell office:value-type="string" table:style-name="ce84">
            <text:p>FEVEREIRO 2019</text:p>
          </table:table-cell>
          <table:table-cell office:value-type="string" table:style-name="ce17">
            <text:p>%</text:p>
          </table:table-cell>
          <table:table-cell office:value-type="string" table:style-name="ce18">
            <text:p>JANEIRO 2019</text:p>
          </table:table-cell>
          <table:table-cell office:value-type="string" table:style-name="ce19">
            <text:p>%</text:p>
          </table:table-cell>
          <table:table-cell office:value-type="string" table:style-name="ce18">
            <text:p>FEVEREIRO 2018</text:p>
          </table:table-cell>
          <table:table-cell office:value-type="string" table:style-name="ce19">
            <text:p>%</text:p>
          </table:table-cell>
          <table:table-cell office:value-type="string" table:number-columns-spanned="2" table:number-rows-spanned="1" table:style-name="ce82">
            <text:p>Mês <text:s/>anterior</text:p>
          </table:table-cell>
          <table:covered-table-cell/>
          <table:table-cell office:value-type="string" table:number-columns-spanned="2" table:number-rows-spanned="1" table:style-name="ce83">
            <text:p>Mês <text:s/>homólogo<text:span text:style-name="T2">(1)<text:s/></text:span></text:p>
          </table:table-cell>
          <table:covered-table-cell/>
          <table:table-cell table:number-columns-repeated="3" table:style-name="ce14"/>
          <table:table-cell table:number-columns-repeated="16369"/>
        </table:table-row>
        <table:table-row table:style-name="ro1">
          <table:table-cell table:style-name="ce1"/>
          <table:table-cell table:style-name="ce20"/>
          <table:table-cell table:style-name="ce21"/>
          <table:table-cell table:style-name="ce22"/>
          <table:table-cell table:style-name="ce23"/>
          <table:table-cell table:style-name="ce24"/>
          <table:table-cell table:style-name="ce23"/>
          <table:table-cell table:style-name="ce24"/>
          <table:table-cell office:value-type="string" table:style-name="ce25">
            <text:p>Var. Abs.</text:p>
          </table:table-cell>
          <table:table-cell office:value-type="string" table:style-name="ce26">
            <text:p>Var. %</text:p>
          </table:table-cell>
          <table:table-cell office:value-type="string" table:style-name="ce25">
            <text:p>Var. Abs.</text:p>
          </table:table-cell>
          <table:table-cell office:value-type="string" table:style-name="ce27">
            <text:p>Var. %</text:p>
          </table:table-cell>
          <table:table-cell table:number-columns-repeated="3" table:style-name="ce28"/>
          <table:table-cell table:number-columns-repeated="16369"/>
        </table:table-row>
        <table:table-row table:style-name="ro21">
          <table:table-cell table:style-name="ce1"/>
          <table:table-cell table:style-name="ce15"/>
          <table:table-cell table:style-name="ce85"/>
          <table:table-cell table:style-name="ce86"/>
          <table:table-cell table:style-name="ce87"/>
          <table:table-cell table:style-name="ce88"/>
          <table:table-cell table:style-name="ce87"/>
          <table:table-cell table:style-name="ce88"/>
          <table:table-cell table:number-columns-repeated="4" table:style-name="ce89"/>
          <table:table-cell table:number-columns-repeated="3" table:style-name="ce28"/>
          <table:table-cell table:number-columns-repeated="16369"/>
        </table:table-row>
        <table:table-row table:style-name="ro28">
          <table:table-cell table:style-name="ce1"/>
          <table:table-cell office:value-type="string" table:style-name="ce169">
            <text:p><text:s text:c="2"/>Total</text:p>
          </table:table-cell>
          <table:table-cell office:value-type="float" office:value="6559" table:style-name="ce35">
            <text:p>6 559</text:p>
          </table:table-cell>
          <table:table-cell office:value-type="float" office:value="100" table:style-name="ce36">
            <text:p>100,0<text:s text:c="5"/></text:p>
          </table:table-cell>
          <table:table-cell office:value-type="float" office:value="7420" table:style-name="ce37">
            <text:p>7 420</text:p>
          </table:table-cell>
          <table:table-cell office:value-type="float" office:value="100" table:style-name="ce38">
            <text:p>100,0<text:s text:c="5"/></text:p>
          </table:table-cell>
          <table:table-cell office:value-type="float" office:value="6504" table:style-name="ce37">
            <text:p>6 504</text:p>
          </table:table-cell>
          <table:table-cell office:value-type="float" office:value="100" table:style-name="ce38">
            <text:p>100,0<text:s text:c="5"/></text:p>
          </table:table-cell>
          <table:table-cell office:value-type="float" office:value="-861" table:style-name="ce39">
            <text:p><text:s/>- 861</text:p>
          </table:table-cell>
          <table:table-cell office:value-type="float" office:value="-11.60377358490566" table:style-name="ce40">
            <text:p>-11,6<text:s text:c="3"/></text:p>
          </table:table-cell>
          <table:table-cell office:value-type="float" office:value="55" table:style-name="ce39">
            <text:p>+ 55</text:p>
          </table:table-cell>
          <table:table-cell office:value-type="float" office:value="0.84563345633456333" table:style-name="ce40">
            <text:p>+0,8<text:s text:c="3"/></text:p>
          </table:table-cell>
          <table:table-cell table:style-name="ce3"/>
          <table:table-cell table:number-columns-repeated="2" table:style-name="ce42"/>
          <table:table-cell table:number-columns-repeated="16369"/>
        </table:table-row>
        <table:table-row table:style-name="ro11">
          <table:table-cell table:style-name="ce1"/>
          <table:table-cell office:value-type="string" table:style-name="ce171">
            <text:p>Agricultura, produção animal, caça, floresta e pesca</text:p>
          </table:table-cell>
          <table:table-cell office:value-type="float" office:value="194" table:style-name="ce35">
            <text:p><text:s/>194</text:p>
          </table:table-cell>
          <table:table-cell office:value-type="float" office:value="2.957767952431773" table:style-name="ce36">
            <text:p>3,0<text:s text:c="5"/></text:p>
          </table:table-cell>
          <table:table-cell office:value-type="float" office:value="507" table:style-name="ce37">
            <text:p><text:s/>507</text:p>
          </table:table-cell>
          <table:table-cell office:value-type="float" office:value="6.8328840970350395" table:style-name="ce38">
            <text:p>6,8<text:s text:c="5"/></text:p>
          </table:table-cell>
          <table:table-cell office:value-type="float" office:value="260" table:style-name="ce37">
            <text:p><text:s/>260</text:p>
          </table:table-cell>
          <table:table-cell office:value-type="float" office:value="3.997539975399754" table:style-name="ce38">
            <text:p>4,0<text:s text:c="5"/></text:p>
          </table:table-cell>
          <table:table-cell office:value-type="float" office:value="-313" table:style-name="ce39">
            <text:p><text:s/>- 313</text:p>
          </table:table-cell>
          <table:table-cell office:value-type="float" office:value="-61.735700197238664" table:style-name="ce40">
            <text:p>-61,7<text:s text:c="3"/></text:p>
          </table:table-cell>
          <table:table-cell office:value-type="float" office:value="-66" table:style-name="ce39">
            <text:p><text:s/>- 66</text:p>
          </table:table-cell>
          <table:table-cell office:value-type="float" office:value="-25.384615384615383" table:style-name="ce40">
            <text:p>-25,4<text:s text:c="3"/></text:p>
          </table:table-cell>
          <table:table-cell table:style-name="ce90"/>
          <table:table-cell table:number-columns-repeated="2" table:style-name="ce60"/>
          <table:table-cell table:number-columns-repeated="16369"/>
        </table:table-row>
        <table:table-row table:style-name="ro27">
          <table:table-cell table:style-name="ce1"/>
          <table:table-cell office:value-type="string" table:style-name="ce171">
            <text:p>Indústria, energia e água e construção</text:p>
          </table:table-cell>
          <table:table-cell office:value-type="float" office:value="1513" table:style-name="ce55">
            <text:p>1 513</text:p>
          </table:table-cell>
          <table:table-cell office:value-type="float" office:value="23.067540783656046" table:style-name="ce56">
            <text:p>23,1<text:s text:c="5"/></text:p>
          </table:table-cell>
          <table:table-cell office:value-type="float" office:value="1645" table:style-name="ce37">
            <text:p>1 645</text:p>
          </table:table-cell>
          <table:table-cell office:value-type="float" office:value="22.169811320754718" table:style-name="ce38">
            <text:p>22,2<text:s text:c="5"/></text:p>
          </table:table-cell>
          <table:table-cell office:value-type="float" office:value="1697" table:style-name="ce37">
            <text:p>1 697</text:p>
          </table:table-cell>
          <table:table-cell office:value-type="float" office:value="26.091635916359163" table:style-name="ce38">
            <text:p>26,1<text:s text:c="5"/></text:p>
          </table:table-cell>
          <table:table-cell office:value-type="float" office:value="-132" table:style-name="ce39">
            <text:p><text:s/>- 132</text:p>
          </table:table-cell>
          <table:table-cell office:value-type="float" office:value="-8.0243161094224931" table:style-name="ce40">
            <text:p>-8,0<text:s text:c="3"/></text:p>
          </table:table-cell>
          <table:table-cell office:value-type="float" office:value="-184" table:style-name="ce39">
            <text:p><text:s/>- 184</text:p>
          </table:table-cell>
          <table:table-cell office:value-type="float" office:value="-10.842663523865644" table:style-name="ce40">
            <text:p>-10,8<text:s text:c="3"/></text:p>
          </table:table-cell>
          <table:table-cell table:style-name="ce90"/>
          <table:table-cell table:number-columns-repeated="2" table:style-name="ce60"/>
          <table:table-cell table:number-columns-repeated="16369"/>
        </table:table-row>
        <table:table-row table:style-name="ro28">
          <table:table-cell table:style-name="ce1"/>
          <table:table-cell office:value-type="string" table:style-name="ce173">
            <text:p>Indústrias extrativas</text:p>
          </table:table-cell>
          <table:table-cell office:value-type="float" office:value="9" table:style-name="ce44">
            <text:p><text:s/>9</text:p>
          </table:table-cell>
          <table:table-cell office:value-type="float" office:value="0.13721603903033999" table:style-name="ce45">
            <text:p>0,1<text:s text:c="5"/></text:p>
          </table:table-cell>
          <table:table-cell office:value-type="float" office:value="3" table:style-name="ce46">
            <text:p><text:s/>3</text:p>
          </table:table-cell>
          <table:table-cell office:value-type="float" office:value="4.043126684636119E-2" table:style-name="ce47">
            <text:p>0,0<text:s text:c="5"/></text:p>
          </table:table-cell>
          <table:table-cell office:value-type="float" office:value="16" table:style-name="ce46">
            <text:p><text:s/>16</text:p>
          </table:table-cell>
          <table:table-cell office:value-type="float" office:value="0.24600246002460024" table:style-name="ce47">
            <text:p>0,2<text:s text:c="5"/></text:p>
          </table:table-cell>
          <table:table-cell office:value-type="float" office:value="6" table:style-name="ce48">
            <text:p>+ 6</text:p>
          </table:table-cell>
          <table:table-cell office:value-type="float" office:value="200" table:style-name="ce49">
            <text:p>+200,0<text:s text:c="3"/></text:p>
          </table:table-cell>
          <table:table-cell office:value-type="float" office:value="-7" table:style-name="ce48">
            <text:p><text:s/>- 7</text:p>
          </table:table-cell>
          <table:table-cell office:value-type="float" office:value="-43.75" table:style-name="ce49">
            <text:p>-43,8<text:s text:c="3"/></text:p>
          </table:table-cell>
          <table:table-cell table:style-name="ce65"/>
          <table:table-cell table:number-columns-repeated="2" table:style-name="ce60"/>
          <table:table-cell table:number-columns-repeated="16369"/>
        </table:table-row>
        <table:table-row table:style-name="ro28">
          <table:table-cell/>
          <table:table-cell office:value-type="string" table:style-name="ce173">
            <text:p>Indústrias alimentares das bebidas e do tabaco</text:p>
          </table:table-cell>
          <table:table-cell office:value-type="float" office:value="250" table:style-name="ce44">
            <text:p><text:s/>250</text:p>
          </table:table-cell>
          <table:table-cell office:value-type="float" office:value="3.8115566397316663" table:style-name="ce45">
            <text:p>3,8<text:s text:c="5"/></text:p>
          </table:table-cell>
          <table:table-cell office:value-type="float" office:value="302" table:style-name="ce46">
            <text:p><text:s/>302</text:p>
          </table:table-cell>
          <table:table-cell office:value-type="float" office:value="4.0700808625336924" table:style-name="ce47">
            <text:p>4,1<text:s text:c="5"/></text:p>
          </table:table-cell>
          <table:table-cell office:value-type="float" office:value="248" table:style-name="ce46">
            <text:p><text:s/>248</text:p>
          </table:table-cell>
          <table:table-cell office:value-type="float" office:value="3.8130381303813037" table:style-name="ce47">
            <text:p>3,8<text:s text:c="5"/></text:p>
          </table:table-cell>
          <table:table-cell office:value-type="float" office:value="-52" table:style-name="ce48">
            <text:p><text:s/>- 52</text:p>
          </table:table-cell>
          <table:table-cell office:value-type="float" office:value="-17.218543046357617" table:style-name="ce49">
            <text:p>-17,2<text:s text:c="3"/></text:p>
          </table:table-cell>
          <table:table-cell office:value-type="float" office:value="2" table:style-name="ce48">
            <text:p>+ 2</text:p>
          </table:table-cell>
          <table:table-cell office:value-type="float" office:value="0.80645161290322576" table:style-name="ce49">
            <text:p>+0,8<text:s text:c="3"/></text:p>
          </table:table-cell>
          <table:table-cell table:style-name="ce59"/>
          <table:table-cell table:number-columns-repeated="2" table:style-name="ce60"/>
          <table:table-cell table:number-columns-repeated="16369"/>
        </table:table-row>
        <table:table-row table:style-name="ro28">
          <table:table-cell/>
          <table:table-cell office:value-type="string" table:style-name="ce173">
            <text:p>Fabricação de têxteis</text:p>
          </table:table-cell>
          <table:table-cell office:value-type="float" office:value="46" table:style-name="ce44">
            <text:p><text:s/>46</text:p>
          </table:table-cell>
          <table:table-cell office:value-type="float" office:value="0.70132642171062665" table:style-name="ce62">
            <text:p>0,7<text:s text:c="5"/></text:p>
          </table:table-cell>
          <table:table-cell office:value-type="float" office:value="81" table:style-name="ce63">
            <text:p><text:s/>81</text:p>
          </table:table-cell>
          <table:table-cell office:value-type="float" office:value="1.0916442048517521" table:style-name="ce64">
            <text:p>1,1<text:s text:c="5"/></text:p>
          </table:table-cell>
          <table:table-cell office:value-type="float" office:value="79" table:style-name="ce46">
            <text:p><text:s/>79</text:p>
          </table:table-cell>
          <table:table-cell office:value-type="float" office:value="1.2146371463714638" table:style-name="ce64">
            <text:p>1,2<text:s text:c="5"/></text:p>
          </table:table-cell>
          <table:table-cell office:value-type="float" office:value="-35" table:style-name="ce48">
            <text:p><text:s/>- 35</text:p>
          </table:table-cell>
          <table:table-cell office:value-type="float" office:value="-43.209876543209873" table:style-name="ce49">
            <text:p>-43,2<text:s text:c="3"/></text:p>
          </table:table-cell>
          <table:table-cell office:value-type="float" office:value="-33" table:style-name="ce48">
            <text:p><text:s/>- 33</text:p>
          </table:table-cell>
          <table:table-cell office:value-type="float" office:value="-41.77215189873418" table:style-name="ce49">
            <text:p>-41,8<text:s text:c="3"/></text:p>
          </table:table-cell>
          <table:table-cell table:style-name="ce59"/>
          <table:table-cell table:number-columns-repeated="2" table:style-name="ce60"/>
          <table:table-cell table:number-columns-repeated="16369"/>
        </table:table-row>
        <table:table-row table:style-name="ro28">
          <table:table-cell/>
          <table:table-cell office:value-type="string" table:style-name="ce174">
            <text:p>Indústria do vestuário</text:p>
          </table:table-cell>
          <table:table-cell office:value-type="float" office:value="115" table:style-name="ce44">
            <text:p><text:s/>115</text:p>
          </table:table-cell>
          <table:table-cell office:value-type="float" office:value="1.7533160542765664" table:style-name="ce62">
            <text:p>1,8<text:s text:c="5"/></text:p>
          </table:table-cell>
          <table:table-cell office:value-type="float" office:value="128" table:style-name="ce63">
            <text:p><text:s/>128</text:p>
          </table:table-cell>
          <table:table-cell office:value-type="float" office:value="1.725067385444744" table:style-name="ce64">
            <text:p>1,7<text:s text:c="5"/></text:p>
          </table:table-cell>
          <table:table-cell office:value-type="float" office:value="207" table:style-name="ce46">
            <text:p><text:s/>207</text:p>
          </table:table-cell>
          <table:table-cell office:value-type="float" office:value="3.1826568265682655" table:style-name="ce64">
            <text:p>3,2<text:s text:c="5"/></text:p>
          </table:table-cell>
          <table:table-cell office:value-type="float" office:value="-13" table:style-name="ce48">
            <text:p><text:s/>- 13</text:p>
          </table:table-cell>
          <table:table-cell office:value-type="float" office:value="-10.15625" table:style-name="ce49">
            <text:p>-10,2<text:s text:c="3"/></text:p>
          </table:table-cell>
          <table:table-cell office:value-type="float" office:value="-92" table:style-name="ce48">
            <text:p><text:s/>- 92</text:p>
          </table:table-cell>
          <table:table-cell office:value-type="float" office:value="-44.444444444444443" table:style-name="ce49">
            <text:p>-44,4<text:s text:c="3"/></text:p>
          </table:table-cell>
          <table:table-cell table:number-columns-repeated="3" table:style-name="ce59"/>
          <table:table-cell table:number-columns-repeated="16369"/>
        </table:table-row>
        <table:table-row table:style-name="ro28">
          <table:table-cell/>
          <table:table-cell office:value-type="string" table:style-name="ce173">
            <text:p>Indústria do couro e dos produtos do couro</text:p>
          </table:table-cell>
          <table:table-cell office:value-type="float" office:value="91" table:style-name="ce44">
            <text:p><text:s/>91</text:p>
          </table:table-cell>
          <table:table-cell office:value-type="float" office:value="1.3874066168623265" table:style-name="ce62">
            <text:p>1,4<text:s text:c="5"/></text:p>
          </table:table-cell>
          <table:table-cell office:value-type="float" office:value="95" table:style-name="ce63">
            <text:p><text:s/>95</text:p>
          </table:table-cell>
          <table:table-cell office:value-type="float" office:value="1.2803234501347709" table:style-name="ce64">
            <text:p>1,3<text:s text:c="5"/></text:p>
          </table:table-cell>
          <table:table-cell office:value-type="float" office:value="111" table:style-name="ce46">
            <text:p><text:s/>111</text:p>
          </table:table-cell>
          <table:table-cell office:value-type="float" office:value="1.7066420664206643" table:style-name="ce64">
            <text:p>1,7<text:s text:c="5"/></text:p>
          </table:table-cell>
          <table:table-cell office:value-type="float" office:value="-4" table:style-name="ce48">
            <text:p><text:s/>- 4</text:p>
          </table:table-cell>
          <table:table-cell office:value-type="float" office:value="-4.2105263157894735" table:style-name="ce49">
            <text:p>-4,2<text:s text:c="3"/></text:p>
          </table:table-cell>
          <table:table-cell office:value-type="float" office:value="-20" table:style-name="ce48">
            <text:p><text:s/>- 20</text:p>
          </table:table-cell>
          <table:table-cell office:value-type="float" office:value="-18.018018018018019" table:style-name="ce49">
            <text:p>-18,0<text:s text:c="3"/></text:p>
          </table:table-cell>
          <table:table-cell table:number-columns-repeated="3" table:style-name="ce59"/>
          <table:table-cell table:number-columns-repeated="16369"/>
        </table:table-row>
        <table:table-row table:style-name="ro28">
          <table:table-cell/>
          <table:table-cell office:value-type="string" table:style-name="ce173">
            <text:p>Indústria da madeira e da cortiça</text:p>
          </table:table-cell>
          <table:table-cell office:value-type="float" office:value="61" table:style-name="ce44">
            <text:p><text:s/>61</text:p>
          </table:table-cell>
          <table:table-cell office:value-type="float" office:value="0.93001982009452666" table:style-name="ce62">
            <text:p>0,9<text:s text:c="5"/></text:p>
          </table:table-cell>
          <table:table-cell office:value-type="float" office:value="64" table:style-name="ce63">
            <text:p><text:s/>64</text:p>
          </table:table-cell>
          <table:table-cell office:value-type="float" office:value="0.86253369272237201" table:style-name="ce64">
            <text:p>0,9<text:s text:c="5"/></text:p>
          </table:table-cell>
          <table:table-cell office:value-type="float" office:value="56" table:style-name="ce46">
            <text:p><text:s/>56</text:p>
          </table:table-cell>
          <table:table-cell office:value-type="float" office:value="0.86100861008610086" table:style-name="ce64">
            <text:p>0,9<text:s text:c="5"/></text:p>
          </table:table-cell>
          <table:table-cell office:value-type="float" office:value="-3" table:style-name="ce48">
            <text:p><text:s/>- 3</text:p>
          </table:table-cell>
          <table:table-cell office:value-type="float" office:value="-4.6875" table:style-name="ce49">
            <text:p>-4,7<text:s text:c="3"/></text:p>
          </table:table-cell>
          <table:table-cell office:value-type="float" office:value="5" table:style-name="ce48">
            <text:p>+ 5</text:p>
          </table:table-cell>
          <table:table-cell office:value-type="float" office:value="8.9285714285714288" table:style-name="ce49">
            <text:p>+8,9<text:s text:c="3"/></text:p>
          </table:table-cell>
          <table:table-cell table:number-columns-repeated="3" table:style-name="ce59"/>
          <table:table-cell table:number-columns-repeated="16369"/>
        </table:table-row>
        <table:table-row table:style-name="ro28">
          <table:table-cell/>
          <table:table-cell office:value-type="string" table:style-name="ce173">
            <text:p>Indústrias do papel, impressão e reprodução</text:p>
          </table:table-cell>
          <table:table-cell office:value-type="float" office:value="46" table:style-name="ce44">
            <text:p><text:s/>46</text:p>
          </table:table-cell>
          <table:table-cell office:value-type="float" office:value="0.70132642171062665" table:style-name="ce62">
            <text:p>0,7<text:s text:c="5"/></text:p>
          </table:table-cell>
          <table:table-cell office:value-type="float" office:value="41" table:style-name="ce63">
            <text:p><text:s/>41</text:p>
          </table:table-cell>
          <table:table-cell office:value-type="float" office:value="0.55256064690026963" table:style-name="ce64">
            <text:p>0,6<text:s text:c="5"/></text:p>
          </table:table-cell>
          <table:table-cell office:value-type="float" office:value="23" table:style-name="ce46">
            <text:p><text:s/>23</text:p>
          </table:table-cell>
          <table:table-cell office:value-type="float" office:value="0.35362853628536284" table:style-name="ce64">
            <text:p>0,4<text:s text:c="5"/></text:p>
          </table:table-cell>
          <table:table-cell office:value-type="float" office:value="5" table:style-name="ce48">
            <text:p>+ 5</text:p>
          </table:table-cell>
          <table:table-cell office:value-type="float" office:value="12.195121951219512" table:style-name="ce49">
            <text:p>+12,2<text:s text:c="3"/></text:p>
          </table:table-cell>
          <table:table-cell office:value-type="float" office:value="23" table:style-name="ce48">
            <text:p>+ 23</text:p>
          </table:table-cell>
          <table:table-cell office:value-type="float" office:value="100" table:style-name="ce49">
            <text:p>+100,0<text:s text:c="3"/></text:p>
          </table:table-cell>
          <table:table-cell table:style-name="ce65"/>
          <table:table-cell table:number-columns-repeated="2" table:style-name="ce59"/>
          <table:table-cell table:number-columns-repeated="16369"/>
        </table:table-row>
        <table:table-row table:style-name="ro28">
          <table:table-cell/>
          <table:table-cell office:value-type="string" table:style-name="ce173">
            <text:p>Fab. produtos petrolíferos, químicos, farmacêuticos, borracha e plástico</text:p>
          </table:table-cell>
          <table:table-cell office:value-type="float" office:value="61" table:style-name="ce44">
            <text:p><text:s/>61</text:p>
          </table:table-cell>
          <table:table-cell office:value-type="float" office:value="0.93001982009452666" table:style-name="ce62">
            <text:p>0,9<text:s text:c="5"/></text:p>
          </table:table-cell>
          <table:table-cell office:value-type="float" office:value="62" table:style-name="ce63">
            <text:p><text:s/>62</text:p>
          </table:table-cell>
          <table:table-cell office:value-type="float" office:value="0.83557951482479786" table:style-name="ce64">
            <text:p>0,8<text:s text:c="5"/></text:p>
          </table:table-cell>
          <table:table-cell office:value-type="float" office:value="64" table:style-name="ce46">
            <text:p><text:s/>64</text:p>
          </table:table-cell>
          <table:table-cell office:value-type="float" office:value="0.98400984009840098" table:style-name="ce64">
            <text:p>1,0<text:s text:c="5"/></text:p>
          </table:table-cell>
          <table:table-cell office:value-type="float" office:value="-1" table:style-name="ce48">
            <text:p><text:s/>- 1</text:p>
          </table:table-cell>
          <table:table-cell office:value-type="float" office:value="-1.6129032258064515" table:style-name="ce49">
            <text:p>-1,6<text:s text:c="3"/></text:p>
          </table:table-cell>
          <table:table-cell office:value-type="float" office:value="-3" table:style-name="ce48">
            <text:p><text:s/>- 3</text:p>
          </table:table-cell>
          <table:table-cell office:value-type="float" office:value="-4.6875" table:style-name="ce49">
            <text:p>-4,7<text:s text:c="3"/></text:p>
          </table:table-cell>
          <table:table-cell table:number-columns-repeated="16372" table:style-name="ce1"/>
        </table:table-row>
        <table:table-row table:style-name="ro28">
          <table:table-cell/>
          <table:table-cell office:value-type="string" table:style-name="ce173">
            <text:p>Fabricação de outros produtos minerais não metálicos</text:p>
          </table:table-cell>
          <table:table-cell office:value-type="float" office:value="47" table:style-name="ce44">
            <text:p><text:s/>47</text:p>
          </table:table-cell>
          <table:table-cell office:value-type="float" office:value="0.71657264826955325" table:style-name="ce62">
            <text:p>0,7<text:s text:c="5"/></text:p>
          </table:table-cell>
          <table:table-cell office:value-type="float" office:value="45" table:style-name="ce63">
            <text:p><text:s/>45</text:p>
          </table:table-cell>
          <table:table-cell office:value-type="float" office:value="0.60646900269541781" table:style-name="ce64">
            <text:p>0,6<text:s text:c="5"/></text:p>
          </table:table-cell>
          <table:table-cell office:value-type="float" office:value="47" table:style-name="ce46">
            <text:p><text:s/>47</text:p>
          </table:table-cell>
          <table:table-cell office:value-type="float" office:value="0.7226322263222632" table:style-name="ce64">
            <text:p>0,7<text:s text:c="5"/></text:p>
          </table:table-cell>
          <table:table-cell office:value-type="float" office:value="2" table:style-name="ce48">
            <text:p>+ 2</text:p>
          </table:table-cell>
          <table:table-cell office:value-type="float" office:value="4.4444444444444446" table:style-name="ce49">
            <text:p>+4,4<text:s text:c="3"/></text:p>
          </table:table-cell>
          <table:table-cell office:value-type="float" office:value="0" table:style-name="ce48">
            <text:p>+ 0</text:p>
          </table:table-cell>
          <table:table-cell office:value-type="float" office:value="0" table:style-name="ce49">
            <text:p>+0,0<text:s text:c="3"/></text:p>
          </table:table-cell>
          <table:table-cell table:number-columns-repeated="16372" table:style-name="ce1"/>
        </table:table-row>
        <table:table-row table:style-name="ro28">
          <table:table-cell/>
          <table:table-cell office:value-type="string" table:style-name="ce173">
            <text:p>Indústria metalúrgica de base e fab. produtos metálicos</text:p>
          </table:table-cell>
          <table:table-cell office:value-type="float" office:value="149" table:style-name="ce44">
            <text:p><text:s/>149</text:p>
          </table:table-cell>
          <table:table-cell office:value-type="float" office:value="2.2716877572800729" table:style-name="ce62">
            <text:p>2,3<text:s text:c="5"/></text:p>
          </table:table-cell>
          <table:table-cell office:value-type="float" office:value="127" table:style-name="ce63">
            <text:p><text:s/>127</text:p>
          </table:table-cell>
          <table:table-cell office:value-type="float" office:value="1.7115902964959568" table:style-name="ce64">
            <text:p>1,7<text:s text:c="5"/></text:p>
          </table:table-cell>
          <table:table-cell office:value-type="float" office:value="117" table:style-name="ce46">
            <text:p><text:s/>117</text:p>
          </table:table-cell>
          <table:table-cell office:value-type="float" office:value="1.7988929889298892" table:style-name="ce64">
            <text:p>1,8<text:s text:c="5"/></text:p>
          </table:table-cell>
          <table:table-cell office:value-type="float" office:value="22" table:style-name="ce48">
            <text:p>+ 22</text:p>
          </table:table-cell>
          <table:table-cell office:value-type="float" office:value="17.322834645669293" table:style-name="ce49">
            <text:p>+17,3<text:s text:c="3"/></text:p>
          </table:table-cell>
          <table:table-cell office:value-type="float" office:value="32" table:style-name="ce48">
            <text:p>+ 32</text:p>
          </table:table-cell>
          <table:table-cell office:value-type="float" office:value="27.350427350427353" table:style-name="ce49">
            <text:p>+27,4<text:s text:c="3"/></text:p>
          </table:table-cell>
          <table:table-cell table:number-columns-repeated="16372" table:style-name="ce1"/>
        </table:table-row>
        <table:table-row table:style-name="ro28">
          <table:table-cell/>
          <table:table-cell office:value-type="string" table:style-name="ce173">
            <text:p>Fab. equipamento informático, elétrico, máquinas e equipamentos n.e.</text:p>
          </table:table-cell>
          <table:table-cell office:value-type="float" office:value="67" table:style-name="ce44">
            <text:p><text:s/>67</text:p>
          </table:table-cell>
          <table:table-cell office:value-type="float" office:value="1.0214971794480867" table:style-name="ce62">
            <text:p>1,0<text:s text:c="5"/></text:p>
          </table:table-cell>
          <table:table-cell office:value-type="float" office:value="79" table:style-name="ce63">
            <text:p><text:s/>79</text:p>
          </table:table-cell>
          <table:table-cell office:value-type="float" office:value="1.0646900269541779" table:style-name="ce64">
            <text:p>1,1<text:s text:c="5"/></text:p>
          </table:table-cell>
          <table:table-cell office:value-type="float" office:value="79" table:style-name="ce46">
            <text:p><text:s/>79</text:p>
          </table:table-cell>
          <table:table-cell office:value-type="float" office:value="1.2146371463714638" table:style-name="ce64">
            <text:p>1,2<text:s text:c="5"/></text:p>
          </table:table-cell>
          <table:table-cell office:value-type="float" office:value="-12" table:style-name="ce48">
            <text:p><text:s/>- 12</text:p>
          </table:table-cell>
          <table:table-cell office:value-type="float" office:value="-15.18987341772152" table:style-name="ce49">
            <text:p>-15,2<text:s text:c="3"/></text:p>
          </table:table-cell>
          <table:table-cell office:value-type="float" office:value="-12" table:style-name="ce48">
            <text:p><text:s/>- 12</text:p>
          </table:table-cell>
          <table:table-cell office:value-type="float" office:value="-15.18987341772152" table:style-name="ce49">
            <text:p>-15,2<text:s text:c="3"/></text:p>
          </table:table-cell>
          <table:table-cell table:number-columns-repeated="16372" table:style-name="ce1"/>
        </table:table-row>
        <table:table-row table:style-name="ro28">
          <table:table-cell/>
          <table:table-cell office:value-type="string" table:style-name="ce173">
            <text:p>Fab. veículos automóveis, componentes e outro equipa. de transporte</text:p>
          </table:table-cell>
          <table:table-cell office:value-type="float" office:value="53" table:style-name="ce44">
            <text:p><text:s/>53</text:p>
          </table:table-cell>
          <table:table-cell office:value-type="float" office:value="0.8080500076231133" table:style-name="ce62">
            <text:p>0,8<text:s text:c="5"/></text:p>
          </table:table-cell>
          <table:table-cell office:value-type="float" office:value="63" table:style-name="ce63">
            <text:p><text:s/>63</text:p>
          </table:table-cell>
          <table:table-cell office:value-type="float" office:value="0.84905660377358494" table:style-name="ce64">
            <text:p>0,8<text:s text:c="5"/></text:p>
          </table:table-cell>
          <table:table-cell office:value-type="float" office:value="71" table:style-name="ce46">
            <text:p><text:s/>71</text:p>
          </table:table-cell>
          <table:table-cell office:value-type="float" office:value="1.0916359163591636" table:style-name="ce64">
            <text:p>1,1<text:s text:c="5"/></text:p>
          </table:table-cell>
          <table:table-cell office:value-type="float" office:value="-10" table:style-name="ce48">
            <text:p><text:s/>- 10</text:p>
          </table:table-cell>
          <table:table-cell office:value-type="float" office:value="-15.873015873015872" table:style-name="ce49">
            <text:p>-15,9<text:s text:c="3"/></text:p>
          </table:table-cell>
          <table:table-cell office:value-type="float" office:value="-18" table:style-name="ce48">
            <text:p><text:s/>- 18</text:p>
          </table:table-cell>
          <table:table-cell office:value-type="float" office:value="-25.352112676056336" table:style-name="ce49">
            <text:p>-25,4<text:s text:c="3"/></text:p>
          </table:table-cell>
          <table:table-cell table:number-columns-repeated="16372" table:style-name="ce1"/>
        </table:table-row>
        <table:table-row table:style-name="ro28">
          <table:table-cell/>
          <table:table-cell office:value-type="string" table:style-name="ce173">
            <text:p>Fab. mobiliário, repar. instal. máq. e equipa. e outras ind. transformadoras</text:p>
          </table:table-cell>
          <table:table-cell office:value-type="float" office:value="124" table:style-name="ce44">
            <text:p><text:s/>124</text:p>
          </table:table-cell>
          <table:table-cell office:value-type="float" office:value="1.8905320933069065" table:style-name="ce62">
            <text:p>1,9<text:s text:c="5"/></text:p>
          </table:table-cell>
          <table:table-cell office:value-type="float" office:value="127" table:style-name="ce63">
            <text:p><text:s/>127</text:p>
          </table:table-cell>
          <table:table-cell office:value-type="float" office:value="1.7115902964959568" table:style-name="ce64">
            <text:p>1,7<text:s text:c="5"/></text:p>
          </table:table-cell>
          <table:table-cell office:value-type="float" office:value="104" table:style-name="ce46">
            <text:p><text:s/>104</text:p>
          </table:table-cell>
          <table:table-cell office:value-type="float" office:value="1.5990159901599015" table:style-name="ce64">
            <text:p>1,6<text:s text:c="5"/></text:p>
          </table:table-cell>
          <table:table-cell office:value-type="float" office:value="-3" table:style-name="ce48">
            <text:p><text:s/>- 3</text:p>
          </table:table-cell>
          <table:table-cell office:value-type="float" office:value="-2.3622047244094486" table:style-name="ce49">
            <text:p>-2,4<text:s text:c="3"/></text:p>
          </table:table-cell>
          <table:table-cell office:value-type="float" office:value="20" table:style-name="ce48">
            <text:p>+ 20</text:p>
          </table:table-cell>
          <table:table-cell office:value-type="float" office:value="19.230769230769234" table:style-name="ce49">
            <text:p>+19,2<text:s text:c="3"/></text:p>
          </table:table-cell>
          <table:table-cell table:number-columns-repeated="16372" table:style-name="ce1"/>
        </table:table-row>
        <table:table-row table:style-name="ro28">
          <table:table-cell/>
          <table:table-cell office:value-type="string" table:style-name="ce173">
            <text:p>Eletricidade, gás e água, saneamento, resíduos e despoluição</text:p>
          </table:table-cell>
          <table:table-cell office:value-type="float" office:value="34" table:style-name="ce44">
            <text:p><text:s/>34</text:p>
          </table:table-cell>
          <table:table-cell office:value-type="float" office:value="0.51837170300350666" table:style-name="ce62">
            <text:p>0,5<text:s text:c="5"/></text:p>
          </table:table-cell>
          <table:table-cell office:value-type="float" office:value="32" table:style-name="ce63">
            <text:p><text:s/>32</text:p>
          </table:table-cell>
          <table:table-cell office:value-type="float" office:value="0.43126684636118601" table:style-name="ce64">
            <text:p>0,4<text:s text:c="5"/></text:p>
          </table:table-cell>
          <table:table-cell office:value-type="float" office:value="30" table:style-name="ce46">
            <text:p><text:s/>30</text:p>
          </table:table-cell>
          <table:table-cell office:value-type="float" office:value="0.46125461254612543" table:style-name="ce64">
            <text:p>0,5<text:s text:c="5"/></text:p>
          </table:table-cell>
          <table:table-cell office:value-type="float" office:value="2" table:style-name="ce48">
            <text:p>+ 2</text:p>
          </table:table-cell>
          <table:table-cell office:value-type="float" office:value="6.25" table:style-name="ce49">
            <text:p>+6,3<text:s text:c="3"/></text:p>
          </table:table-cell>
          <table:table-cell office:value-type="float" office:value="4" table:style-name="ce48">
            <text:p>+ 4</text:p>
          </table:table-cell>
          <table:table-cell office:value-type="float" office:value="13.333333333333334" table:style-name="ce49">
            <text:p>+13,3<text:s text:c="3"/></text:p>
          </table:table-cell>
          <table:table-cell table:number-columns-repeated="16372" table:style-name="ce1"/>
        </table:table-row>
        <table:table-row table:style-name="ro28">
          <table:table-cell/>
          <table:table-cell office:value-type="string" table:style-name="ce173">
            <text:p>Construção</text:p>
          </table:table-cell>
          <table:table-cell office:value-type="float" office:value="360" table:style-name="ce44">
            <text:p><text:s/>360</text:p>
          </table:table-cell>
          <table:table-cell office:value-type="float" office:value="5.4886415612135995" table:style-name="ce62">
            <text:p>5,5<text:s text:c="5"/></text:p>
          </table:table-cell>
          <table:table-cell office:value-type="float" office:value="396" table:style-name="ce63">
            <text:p><text:s/>396</text:p>
          </table:table-cell>
          <table:table-cell office:value-type="float" office:value="5.3369272237196768" table:style-name="ce64">
            <text:p>5,3<text:s text:c="5"/></text:p>
          </table:table-cell>
          <table:table-cell office:value-type="float" office:value="445" table:style-name="ce46">
            <text:p><text:s/>445</text:p>
          </table:table-cell>
          <table:table-cell office:value-type="float" office:value="6.8419434194341946" table:style-name="ce64">
            <text:p>6,8<text:s text:c="5"/></text:p>
          </table:table-cell>
          <table:table-cell office:value-type="float" office:value="-36" table:style-name="ce48">
            <text:p><text:s/>- 36</text:p>
          </table:table-cell>
          <table:table-cell office:value-type="float" office:value="-9.0909090909090917" table:style-name="ce49">
            <text:p>-9,1<text:s text:c="3"/></text:p>
          </table:table-cell>
          <table:table-cell office:value-type="float" office:value="-85" table:style-name="ce48">
            <text:p><text:s/>- 85</text:p>
          </table:table-cell>
          <table:table-cell office:value-type="float" office:value="-19.101123595505616" table:style-name="ce49">
            <text:p>-19,1<text:s text:c="3"/></text:p>
          </table:table-cell>
          <table:table-cell table:number-columns-repeated="16372" table:style-name="ce1"/>
        </table:table-row>
        <table:table-row table:style-name="ro27">
          <table:table-cell/>
          <table:table-cell office:value-type="string" table:style-name="ce171">
            <text:p>Serviços</text:p>
          </table:table-cell>
          <table:table-cell office:value-type="float" office:value="4852" table:style-name="ce55">
            <text:p>4 852</text:p>
          </table:table-cell>
          <table:table-cell office:value-type="float" office:value="73.974691263912177" table:style-name="ce56">
            <text:p>74,0<text:s text:c="5"/></text:p>
          </table:table-cell>
          <table:table-cell office:value-type="float" office:value="5268" table:style-name="ce57">
            <text:p>5 268</text:p>
          </table:table-cell>
          <table:table-cell office:value-type="float" office:value="70.997304582210248" table:style-name="ce58">
            <text:p>71,0<text:s text:c="5"/></text:p>
          </table:table-cell>
          <table:table-cell office:value-type="float" office:value="4547" table:style-name="ce57">
            <text:p>4 547</text:p>
          </table:table-cell>
          <table:table-cell office:value-type="float" office:value="69.910824108241087" table:style-name="ce58">
            <text:p>69,9<text:s text:c="5"/></text:p>
          </table:table-cell>
          <table:table-cell office:value-type="float" office:value="-416" table:style-name="ce39">
            <text:p><text:s/>- 416</text:p>
          </table:table-cell>
          <table:table-cell office:value-type="float" office:value="-7.8967350037965067" table:style-name="ce40">
            <text:p>-7,9<text:s text:c="3"/></text:p>
          </table:table-cell>
          <table:table-cell office:value-type="float" office:value="305" table:style-name="ce39">
            <text:p>+ 305</text:p>
          </table:table-cell>
          <table:table-cell office:value-type="float" office:value="6.7077193754123607" table:style-name="ce40">
            <text:p>+6,7<text:s text:c="3"/></text:p>
          </table:table-cell>
          <table:table-cell table:number-columns-repeated="16372" table:style-name="ce1"/>
        </table:table-row>
        <table:table-row table:style-name="ro28">
          <table:table-cell/>
          <table:table-cell office:value-type="string" table:style-name="ce173">
            <text:p>Comércio, manut. repar. de veículos automóveis e motociclos</text:p>
          </table:table-cell>
          <table:table-cell office:value-type="float" office:value="126" table:style-name="ce44">
            <text:p><text:s/>126</text:p>
          </table:table-cell>
          <table:table-cell office:value-type="float" office:value="1.9210245464247599" table:style-name="ce62">
            <text:p>1,9<text:s text:c="5"/></text:p>
          </table:table-cell>
          <table:table-cell office:value-type="float" office:value="78" table:style-name="ce63">
            <text:p><text:s/>78</text:p>
          </table:table-cell>
          <table:table-cell office:value-type="float" office:value="1.051212938005391" table:style-name="ce64">
            <text:p>1,1<text:s text:c="5"/></text:p>
          </table:table-cell>
          <table:table-cell office:value-type="float" office:value="105" table:style-name="ce63">
            <text:p><text:s/>105</text:p>
          </table:table-cell>
          <table:table-cell office:value-type="float" office:value="1.6143911439114391" table:style-name="ce64">
            <text:p>1,6<text:s text:c="5"/></text:p>
          </table:table-cell>
          <table:table-cell office:value-type="float" office:value="48" table:style-name="ce48">
            <text:p>+ 48</text:p>
          </table:table-cell>
          <table:table-cell office:value-type="float" office:value="61.53846153846154" table:style-name="ce49">
            <text:p>+61,5<text:s text:c="3"/></text:p>
          </table:table-cell>
          <table:table-cell office:value-type="float" office:value="21" table:style-name="ce48">
            <text:p>+ 21</text:p>
          </table:table-cell>
          <table:table-cell office:value-type="float" office:value="20" table:style-name="ce49">
            <text:p>+20,0<text:s text:c="3"/></text:p>
          </table:table-cell>
          <table:table-cell table:number-columns-repeated="16372" table:style-name="ce1"/>
        </table:table-row>
        <table:table-row table:style-name="ro28">
          <table:table-cell/>
          <table:table-cell office:value-type="string" table:style-name="ce173">
            <text:p>Comércio por grosso e a retalho</text:p>
          </table:table-cell>
          <table:table-cell office:value-type="float" office:value="789" table:style-name="ce44">
            <text:p><text:s/>789</text:p>
          </table:table-cell>
          <table:table-cell office:value-type="float" office:value="12.029272754993139" table:style-name="ce62">
            <text:p>12,0<text:s text:c="5"/></text:p>
          </table:table-cell>
          <table:table-cell office:value-type="float" office:value="683" table:style-name="ce63">
            <text:p><text:s/>683</text:p>
          </table:table-cell>
          <table:table-cell office:value-type="float" office:value="9.2048517520215629" table:style-name="ce64">
            <text:p>9,2<text:s text:c="5"/></text:p>
          </table:table-cell>
          <table:table-cell office:value-type="float" office:value="753" table:style-name="ce63">
            <text:p><text:s/>753</text:p>
          </table:table-cell>
          <table:table-cell office:value-type="float" office:value="11.57749077490775" table:style-name="ce64">
            <text:p>11,6<text:s text:c="5"/></text:p>
          </table:table-cell>
          <table:table-cell office:value-type="float" office:value="106" table:style-name="ce48">
            <text:p>+ 106</text:p>
          </table:table-cell>
          <table:table-cell office:value-type="float" office:value="15.519765739385067" table:style-name="ce49">
            <text:p>+15,5<text:s text:c="3"/></text:p>
          </table:table-cell>
          <table:table-cell office:value-type="float" office:value="36" table:style-name="ce48">
            <text:p>+ 36</text:p>
          </table:table-cell>
          <table:table-cell office:value-type="float" office:value="4.7808764940239046" table:style-name="ce49">
            <text:p>+4,8<text:s text:c="3"/></text:p>
          </table:table-cell>
          <table:table-cell table:number-columns-repeated="16372"/>
        </table:table-row>
        <table:table-row table:style-name="ro23">
          <table:table-cell/>
          <table:table-cell office:value-type="string" table:style-name="ce173">
            <text:p>Transportes e armazenagem</text:p>
          </table:table-cell>
          <table:table-cell office:value-type="float" office:value="151" table:style-name="ce44">
            <text:p><text:s/>151</text:p>
          </table:table-cell>
          <table:table-cell office:value-type="float" office:value="2.3021802103979265" table:style-name="ce62">
            <text:p>2,3<text:s text:c="5"/></text:p>
          </table:table-cell>
          <table:table-cell office:value-type="float" office:value="101" table:style-name="ce63">
            <text:p><text:s/>101</text:p>
          </table:table-cell>
          <table:table-cell office:value-type="float" office:value="1.3611859838274933" table:style-name="ce64">
            <text:p>1,4<text:s text:c="5"/></text:p>
          </table:table-cell>
          <table:table-cell office:value-type="float" office:value="171" table:style-name="ce63">
            <text:p><text:s/>171</text:p>
          </table:table-cell>
          <table:table-cell office:value-type="float" office:value="2.6291512915129154" table:style-name="ce64">
            <text:p>2,6<text:s text:c="5"/></text:p>
          </table:table-cell>
          <table:table-cell office:value-type="float" office:value="50" table:style-name="ce48">
            <text:p>+ 50</text:p>
          </table:table-cell>
          <table:table-cell office:value-type="float" office:value="49.504950495049506" table:style-name="ce49">
            <text:p>+49,5<text:s text:c="3"/></text:p>
          </table:table-cell>
          <table:table-cell office:value-type="float" office:value="-20" table:style-name="ce48">
            <text:p><text:s/>- 20</text:p>
          </table:table-cell>
          <table:table-cell office:value-type="float" office:value="-11.695906432748536" table:style-name="ce49">
            <text:p>-11,7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173">
            <text:p>Alojamento, restauração e similares</text:p>
          </table:table-cell>
          <table:table-cell office:value-type="float" office:value="944" table:style-name="ce44">
            <text:p><text:s/>944</text:p>
          </table:table-cell>
          <table:table-cell office:value-type="float" office:value="14.392437871626774" table:style-name="ce62">
            <text:p>14,4<text:s text:c="5"/></text:p>
          </table:table-cell>
          <table:table-cell office:value-type="float" office:value="439" table:style-name="ce63">
            <text:p><text:s/>439</text:p>
          </table:table-cell>
          <table:table-cell office:value-type="float" office:value="5.9164420485175198" table:style-name="ce64">
            <text:p>5,9<text:s text:c="5"/></text:p>
          </table:table-cell>
          <table:table-cell office:value-type="float" office:value="951" table:style-name="ce63">
            <text:p><text:s/>951</text:p>
          </table:table-cell>
          <table:table-cell office:value-type="float" office:value="14.621771217712176" table:style-name="ce64">
            <text:p>14,6<text:s text:c="5"/></text:p>
          </table:table-cell>
          <table:table-cell office:value-type="float" office:value="505" table:style-name="ce48">
            <text:p>+ 505</text:p>
          </table:table-cell>
          <table:table-cell office:value-type="float" office:value="115.03416856492028" table:style-name="ce49">
            <text:p>+115,0<text:s text:c="3"/></text:p>
          </table:table-cell>
          <table:table-cell office:value-type="float" office:value="-7" table:style-name="ce48">
            <text:p><text:s/>- 7</text:p>
          </table:table-cell>
          <table:table-cell office:value-type="float" office:value="-0.73606729758149314" table:style-name="ce49">
            <text:p>-0,7<text:s text:c="3"/></text:p>
          </table:table-cell>
          <table:table-cell table:number-columns-repeated="16372"/>
        </table:table-row>
        <table:table-row table:style-name="ro28">
          <table:table-cell/>
          <table:table-cell office:value-type="string" table:style-name="ce173">
            <text:p>Atividades de informação e de comunicação</text:p>
          </table:table-cell>
          <table:table-cell office:value-type="float" office:value="122" table:style-name="ce44">
            <text:p><text:s/>122</text:p>
          </table:table-cell>
          <table:table-cell office:value-type="float" office:value="1.8600396401890533" table:style-name="ce62">
            <text:p>1,9<text:s text:c="5"/></text:p>
          </table:table-cell>
          <table:table-cell office:value-type="float" office:value="91" table:style-name="ce63">
            <text:p><text:s/>91</text:p>
          </table:table-cell>
          <table:table-cell office:value-type="float" office:value="1.2264150943396228" table:style-name="ce64">
            <text:p>1,2<text:s text:c="5"/></text:p>
          </table:table-cell>
          <table:table-cell office:value-type="float" office:value="77" table:style-name="ce63">
            <text:p><text:s/>77</text:p>
          </table:table-cell>
          <table:table-cell office:value-type="float" office:value="1.1838868388683885" table:style-name="ce64">
            <text:p>1,2<text:s text:c="5"/></text:p>
          </table:table-cell>
          <table:table-cell office:value-type="float" office:value="31" table:style-name="ce48">
            <text:p>+ 31</text:p>
          </table:table-cell>
          <table:table-cell office:value-type="float" office:value="34.065934065934066" table:style-name="ce49">
            <text:p>+34,1<text:s text:c="3"/></text:p>
          </table:table-cell>
          <table:table-cell office:value-type="float" office:value="45" table:style-name="ce48">
            <text:p>+ 45</text:p>
          </table:table-cell>
          <table:table-cell office:value-type="float" office:value="58.441558441558442" table:style-name="ce49">
            <text:p>+58,4<text:s text:c="3"/></text:p>
          </table:table-cell>
          <table:table-cell table:number-columns-repeated="16372"/>
        </table:table-row>
        <table:table-row table:style-name="ro28">
          <table:table-cell/>
          <table:table-cell office:value-type="string" table:style-name="ce173">
            <text:p>Atividades financeiras e de seguros</text:p>
          </table:table-cell>
          <table:table-cell office:value-type="float" office:value="36" table:style-name="ce44">
            <text:p><text:s/>36</text:p>
          </table:table-cell>
          <table:table-cell office:value-type="float" office:value="0.54886415612135997" table:style-name="ce62">
            <text:p>0,5<text:s text:c="5"/></text:p>
          </table:table-cell>
          <table:table-cell office:value-type="float" office:value="34" table:style-name="ce63">
            <text:p><text:s/>34</text:p>
          </table:table-cell>
          <table:table-cell office:value-type="float" office:value="0.4582210242587601" table:style-name="ce64">
            <text:p>0,5<text:s text:c="5"/></text:p>
          </table:table-cell>
          <table:table-cell office:value-type="float" office:value="17" table:style-name="ce63">
            <text:p><text:s/>17</text:p>
          </table:table-cell>
          <table:table-cell office:value-type="float" office:value="0.26137761377613777" table:style-name="ce64">
            <text:p>0,3<text:s text:c="5"/></text:p>
          </table:table-cell>
          <table:table-cell office:value-type="float" office:value="2" table:style-name="ce48">
            <text:p>+ 2</text:p>
          </table:table-cell>
          <table:table-cell office:value-type="float" office:value="5.8823529411764701" table:style-name="ce49">
            <text:p>+5,9<text:s text:c="3"/></text:p>
          </table:table-cell>
          <table:table-cell office:value-type="float" office:value="19" table:style-name="ce48">
            <text:p>+ 19</text:p>
          </table:table-cell>
          <table:table-cell office:value-type="float" office:value="111.76470588235294" table:style-name="ce49">
            <text:p>+111,8<text:s text:c="3"/></text:p>
          </table:table-cell>
          <table:table-cell table:number-columns-repeated="16372"/>
        </table:table-row>
        <table:table-row table:style-name="ro28">
          <table:table-cell/>
          <table:table-cell office:value-type="string" table:style-name="ce173">
            <text:p>Atividades imobiliárias, administrativas e dos serviços de apoio</text:p>
          </table:table-cell>
          <table:table-cell office:value-type="float" office:value="1560" table:style-name="ce44">
            <text:p>1 560</text:p>
          </table:table-cell>
          <table:table-cell office:value-type="float" office:value="23.784113431925601" table:style-name="ce62">
            <text:p>23,8<text:s text:c="5"/></text:p>
          </table:table-cell>
          <table:table-cell office:value-type="float" office:value="2828" table:style-name="ce63">
            <text:p>2 828</text:p>
          </table:table-cell>
          <table:table-cell office:value-type="float" office:value="38.113207547169814" table:style-name="ce64">
            <text:p>38,1<text:s text:c="5"/></text:p>
          </table:table-cell>
          <table:table-cell office:value-type="float" office:value="1581" table:style-name="ce63">
            <text:p>1 581</text:p>
          </table:table-cell>
          <table:table-cell office:value-type="float" office:value="24.308118081180812" table:style-name="ce64">
            <text:p>24,3<text:s text:c="5"/></text:p>
          </table:table-cell>
          <table:table-cell office:value-type="float" office:value="-1268" table:style-name="ce48">
            <text:p><text:s/>-1 268</text:p>
          </table:table-cell>
          <table:table-cell office:value-type="float" office:value="-44.837340876944836" table:style-name="ce49">
            <text:p>-44,8<text:s text:c="3"/></text:p>
          </table:table-cell>
          <table:table-cell office:value-type="float" office:value="-21" table:style-name="ce48">
            <text:p><text:s/>- 21</text:p>
          </table:table-cell>
          <table:table-cell office:value-type="float" office:value="-1.3282732447817838" table:style-name="ce49">
            <text:p>-1,3<text:s text:c="3"/></text:p>
          </table:table-cell>
          <table:table-cell table:number-columns-repeated="16372"/>
        </table:table-row>
        <table:table-row table:style-name="ro28">
          <table:table-cell/>
          <table:table-cell office:value-type="string" table:style-name="ce173">
            <text:p>Atividades de consultoria, científicas, técnicas e similares</text:p>
          </table:table-cell>
          <table:table-cell office:value-type="float" office:value="358" table:style-name="ce44">
            <text:p><text:s/>358</text:p>
          </table:table-cell>
          <table:table-cell office:value-type="float" office:value="5.4581491080957463" table:style-name="ce62">
            <text:p>5,5<text:s text:c="5"/></text:p>
          </table:table-cell>
          <table:table-cell office:value-type="float" office:value="354" table:style-name="ce63">
            <text:p><text:s/>354</text:p>
          </table:table-cell>
          <table:table-cell office:value-type="float" office:value="4.7708894878706198" table:style-name="ce64">
            <text:p>4,8<text:s text:c="5"/></text:p>
          </table:table-cell>
          <table:table-cell office:value-type="float" office:value="236" table:style-name="ce63">
            <text:p><text:s/>236</text:p>
          </table:table-cell>
          <table:table-cell office:value-type="float" office:value="3.6285362853628538" table:style-name="ce64">
            <text:p>3,6<text:s text:c="5"/></text:p>
          </table:table-cell>
          <table:table-cell office:value-type="float" office:value="4" table:style-name="ce48">
            <text:p>+ 4</text:p>
          </table:table-cell>
          <table:table-cell office:value-type="float" office:value="1.1299435028248588" table:style-name="ce49">
            <text:p>+1,1<text:s text:c="3"/></text:p>
          </table:table-cell>
          <table:table-cell office:value-type="float" office:value="122" table:style-name="ce48">
            <text:p>+ 122</text:p>
          </table:table-cell>
          <table:table-cell office:value-type="float" office:value="51.694915254237287" table:style-name="ce49">
            <text:p>+51,7<text:s text:c="3"/></text:p>
          </table:table-cell>
          <table:table-cell table:number-columns-repeated="16372"/>
        </table:table-row>
        <table:table-row table:style-name="ro28">
          <table:table-cell/>
          <table:table-cell office:value-type="string" table:style-name="ce173">
            <text:p>Admin. pública, educação, atividades de saúde e apoio social</text:p>
          </table:table-cell>
          <table:table-cell office:value-type="float" office:value="576" table:style-name="ce44">
            <text:p><text:s/>576</text:p>
          </table:table-cell>
          <table:table-cell office:value-type="float" office:value="8.7818264979417595" table:style-name="ce62">
            <text:p>8,8<text:s text:c="5"/></text:p>
          </table:table-cell>
          <table:table-cell office:value-type="float" office:value="518" table:style-name="ce63">
            <text:p><text:s/>518</text:p>
          </table:table-cell>
          <table:table-cell office:value-type="float" office:value="6.9811320754716979" table:style-name="ce64">
            <text:p>7,0<text:s text:c="5"/></text:p>
          </table:table-cell>
          <table:table-cell office:value-type="float" office:value="501" table:style-name="ce63">
            <text:p><text:s/>501</text:p>
          </table:table-cell>
          <table:table-cell office:value-type="float" office:value="7.7029520295202953" table:style-name="ce64">
            <text:p>7,7<text:s text:c="5"/></text:p>
          </table:table-cell>
          <table:table-cell office:value-type="float" office:value="58" table:style-name="ce48">
            <text:p>+ 58</text:p>
          </table:table-cell>
          <table:table-cell office:value-type="float" office:value="11.196911196911197" table:style-name="ce49">
            <text:p>+11,2<text:s text:c="3"/></text:p>
          </table:table-cell>
          <table:table-cell office:value-type="float" office:value="75" table:style-name="ce48">
            <text:p>+ 75</text:p>
          </table:table-cell>
          <table:table-cell office:value-type="float" office:value="14.97005988023952" table:style-name="ce49">
            <text:p>+15,0<text:s text:c="3"/></text:p>
          </table:table-cell>
          <table:table-cell table:number-columns-repeated="16372"/>
        </table:table-row>
        <table:table-row table:style-name="ro28">
          <table:table-cell/>
          <table:table-cell office:value-type="string" table:style-name="ce173">
            <text:p>Outras atividades de serviços</text:p>
          </table:table-cell>
          <table:table-cell office:value-type="float" office:value="190" table:style-name="ce44">
            <text:p><text:s/>190</text:p>
          </table:table-cell>
          <table:table-cell office:value-type="float" office:value="2.8967830461960666" table:style-name="ce62">
            <text:p>2,9<text:s text:c="5"/></text:p>
          </table:table-cell>
          <table:table-cell office:value-type="float" office:value="142" table:style-name="ce63">
            <text:p><text:s/>142</text:p>
          </table:table-cell>
          <table:table-cell office:value-type="float" office:value="1.9137466307277629" table:style-name="ce64">
            <text:p>1,9<text:s text:c="5"/></text:p>
          </table:table-cell>
          <table:table-cell office:value-type="float" office:value="155" table:style-name="ce63">
            <text:p><text:s/>155</text:p>
          </table:table-cell>
          <table:table-cell office:value-type="float" office:value="2.3831488314883149" table:style-name="ce64">
            <text:p>2,4<text:s text:c="5"/></text:p>
          </table:table-cell>
          <table:table-cell office:value-type="float" office:value="48" table:style-name="ce48">
            <text:p>+ 48</text:p>
          </table:table-cell>
          <table:table-cell office:value-type="float" office:value="33.802816901408448" table:style-name="ce49">
            <text:p>+33,8<text:s text:c="3"/></text:p>
          </table:table-cell>
          <table:table-cell office:value-type="float" office:value="35" table:style-name="ce48">
            <text:p>+ 35</text:p>
          </table:table-cell>
          <table:table-cell office:value-type="float" office:value="22.58064516129032" table:style-name="ce49">
            <text:p>+22,6<text:s text:c="3"/></text:p>
          </table:table-cell>
          <table:table-cell table:number-columns-repeated="16372"/>
        </table:table-row>
        <table:table-row table:style-name="ro28">
          <table:table-cell/>
          <table:table-cell office:value-type="string" table:style-name="ce173">
            <text:p>Sem classificação</text:p>
          </table:table-cell>
          <table:table-cell office:value-type="float" office:value="0" table:style-name="ce44">
            <text:p><text:s/>0</text:p>
          </table:table-cell>
          <table:table-cell office:value-type="float" office:value="0" table:style-name="ce62">
            <text:p>0,0<text:s text:c="5"/></text:p>
          </table:table-cell>
          <table:table-cell office:value-type="float" office:value="0" table:style-name="ce63">
            <text:p><text:s/>0</text:p>
          </table:table-cell>
          <table:table-cell office:value-type="float" office:value="0" table:style-name="ce64">
            <text:p>0,0<text:s text:c="5"/></text:p>
          </table:table-cell>
          <table:table-cell office:value-type="float" office:value="0" table:style-name="ce63">
            <text:p><text:s/>0</text:p>
          </table:table-cell>
          <table:table-cell office:value-type="float" office:value="0" table:style-name="ce64">
            <text:p>0,0<text:s text:c="5"/></text:p>
          </table:table-cell>
          <table:table-cell office:value-type="float" office:value="0" table:style-name="ce48">
            <text:p>+ 0</text:p>
          </table:table-cell>
          <table:table-cell table:style-name="ce49"/>
          <table:table-cell office:value-type="float" office:value="0" table:style-name="ce48">
            <text:p>+ 0</text:p>
          </table:table-cell>
          <table:table-cell table:style-name="ce49"/>
          <table:table-cell table:number-columns-repeated="16372"/>
        </table:table-row>
        <table:table-row table:style-name="ro10">
          <table:table-cell/>
          <table:table-cell table:style-name="ce175"/>
          <table:table-cell table:style-name="ce176"/>
          <table:table-cell table:style-name="ce177"/>
          <table:table-cell table:style-name="ce178"/>
          <table:table-cell table:style-name="ce179"/>
          <table:table-cell table:style-name="ce178"/>
          <table:table-cell table:style-name="ce179"/>
          <table:table-cell table:style-name="ce180"/>
          <table:table-cell table:style-name="ce181"/>
          <table:table-cell table:style-name="ce180"/>
          <table:table-cell table:style-name="ce181"/>
          <table:table-cell table:number-columns-repeated="16372"/>
        </table:table-row>
        <table:table-row table:style-name="ro1">
          <table:table-cell/>
          <table:table-cell office:value-type="string" table:style-name="ce76">
            <text:p><text:s text:c="4"/>(1) - Mês homólogo do ano anterior</text:p>
          </table:table-cell>
          <table:table-cell table:number-columns-repeated="7" table:style-name="ce1"/>
          <table:table-cell table:style-name="ce163"/>
          <table:table-cell table:style-name="ce162"/>
          <table:table-cell table:style-name="ce163"/>
          <table:table-cell table:number-columns-repeated="1637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table:number-columns-repeated="9" table:style-name="ce1"/>
          <table:table-cell table:style-name="ce182"/>
          <table:table-cell table:number-columns-repeated="16373" table:style-name="ce1"/>
        </table:table-row>
        <table:table-row table:number-rows-repeated="4" table:style-name="ro1">
          <table:table-cell table:number-columns-repeated="16384"/>
        </table:table-row>
        <table:table-row table:style-name="ro24">
          <table:table-cell table:number-columns-repeated="12" table:style-name="ce1"/>
          <table:table-cell table:number-columns-repeated="3" table:style-name="ce3"/>
          <table:table-cell table:number-columns-repeated="16369"/>
        </table:table-row>
        <table:table-row table:style-name="ro3">
          <table:table-cell table:style-name="ce200"/>
          <table:table-cell table:number-columns-repeated="16383" table:style-name="ce1"/>
        </table:table-row>
        <table:table-row table:style-name="ro1">
          <table:table-cell table:number-columns-repeated="12" table:style-name="ce1"/>
          <table:table-cell table:number-columns-repeated="3" table:style-name="ce3"/>
          <table:table-cell table:number-columns-repeated="16369"/>
        </table:table-row>
        <table:table-row table:number-rows-repeated="2" table:style-name="ro16">
          <table:table-cell table:number-columns-repeated="12" table:style-name="ce1"/>
          <table:table-cell table:number-columns-repeated="3" table:style-name="ce14"/>
          <table:table-cell table:number-columns-repeated="16369"/>
        </table:table-row>
        <table:table-row table:number-rows-repeated="2" table:style-name="ro16">
          <table:table-cell table:number-columns-repeated="12" table:style-name="ce1"/>
          <table:table-cell table:number-columns-repeated="3" table:style-name="ce28"/>
          <table:table-cell table:number-columns-repeated="16369"/>
        </table:table-row>
        <table:table-row table:number-rows-repeated="2" table:style-name="ro5">
          <table:table-cell table:number-columns-repeated="12" table:style-name="ce1"/>
          <table:table-cell table:style-name="ce90"/>
          <table:table-cell table:number-columns-repeated="2" table:style-name="ce60"/>
          <table:table-cell table:number-columns-repeated="16369"/>
        </table:table-row>
        <table:table-row table:style-name="ro5">
          <table:table-cell table:number-columns-repeated="12" table:style-name="ce1"/>
          <table:table-cell table:style-name="ce65"/>
          <table:table-cell table:number-columns-repeated="2" table:style-name="ce60"/>
          <table:table-cell table:number-columns-repeated="16369"/>
        </table:table-row>
        <table:table-row table:number-rows-repeated="2" table:style-name="ro5">
          <table:table-cell table:number-columns-repeated="12" table:style-name="ce1"/>
          <table:table-cell table:style-name="ce59"/>
          <table:table-cell table:number-columns-repeated="2" table:style-name="ce60"/>
          <table:table-cell table:number-columns-repeated="16369"/>
        </table:table-row>
        <table:table-row table:style-name="ro5">
          <table:table-cell table:number-columns-repeated="12" table:style-name="ce1"/>
          <table:table-cell table:number-columns-repeated="3" table:style-name="ce59"/>
          <table:table-cell table:number-columns-repeated="16369"/>
        </table:table-row>
        <table:table-row table:number-rows-repeated="2" table:style-name="ro5">
          <table:table-cell table:number-columns-repeated="12"/>
          <table:table-cell table:number-columns-repeated="3" table:style-name="ce59"/>
          <table:table-cell table:number-columns-repeated="16369"/>
        </table:table-row>
        <table:table-row table:style-name="ro5">
          <table:table-cell table:number-columns-repeated="12"/>
          <table:table-cell table:style-name="ce65"/>
          <table:table-cell table:number-columns-repeated="2" table:style-name="ce59"/>
          <table:table-cell table:number-columns-repeated="16369"/>
        </table:table-row>
        <table:table-row table:number-rows-repeated="3" table:style-name="ro5">
          <table:table-cell table:number-columns-repeated="12"/>
          <table:table-cell table:number-columns-repeated="16372" table:style-name="ce1"/>
        </table:table-row>
        <table:table-row table:style-name="ro20">
          <table:table-cell table:number-columns-repeated="12"/>
          <table:table-cell table:number-columns-repeated="16372" table:style-name="ce1"/>
        </table:table-row>
        <table:table-row table:number-rows-repeated="2" table:style-name="ro1">
          <table:table-cell table:number-columns-repeated="16384"/>
        </table:table-row>
        <table:table-row table:style-name="ro5">
          <table:table-cell table:number-columns-repeated="12"/>
          <table:table-cell table:number-columns-repeated="16372" table:style-name="ce1"/>
        </table:table-row>
        <table:table-row table:number-rows-repeated="1048502" table:style-name="ro1">
          <table:table-cell table:number-columns-repeated="16384"/>
        </table:table-row>
        <table:named-expressions>
          <table:named-range table:name="Print_Area" table:cell-range-address="q13.$B$1:q13.$L$60" table:base-cell-address="q13.$A$1"/>
          <table:named-expression table:name="Desemprego_registado" table:expression="of:=[.#REF!]" table:base-cell-address="q1.$A$1"/>
        </table:named-expressions>
      </table:table>
      <table:named-expressions>
        <table:named-expression table:name="Desemprego_registado" table:expression="of:=[.#REF!]" table:base-cell-address="q1.$A$1"/>
      </table:named-expressions>
      <table:database-ranges>
        <table:database-range table:target-range-address="q5.R60:q5.T70" table:contains-header="false">
          <table:sort>
            <table:sort-by table:field-number="1" table:order="descending"/>
          </table:sort>
        </table:database-range>
        <table:database-range table:target-range-address="q10.R14:q10.T39" table:contains-header="false">
          <table:sort>
            <table:sort-by table:field-number="1" table:order="descending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ConduitITC TT" svg:font-family="&quot;ConduitITC TT&quot;"/>
    <style:font-face style:name="Franklin Gothic Demi" svg:font-family="&quot;Franklin Gothic Demi&quot;"/>
    <style:font-face style:name="Franklin Gothic Book" svg:font-family="&quot;Franklin Gothic Book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number-style style:name="N36">
      <number:number number:decimal-places="0" number:min-integer-digits="1">
        <number:embedded-text number:position="0"> </number:embedded-text>
        <number:embedded-text number:position="3"> </number:embedded-text>
      </number:number>
    </number:number-style>
    <number:number-style style:name="N37">
      <number:number number:decimal-places="1" number:min-integer-digits="1"/>
      <number:text>     </number:text>
    </number:number-style>
    <number:number-style style:name="N38">
      <number:number number:decimal-places="0" number:min-integer-digits="1">
        <number:embedded-text number:position="3"> </number:embedded-text>
      </number:number>
    </number:number-style>
    <number:number-style style:name="N39P0">
      <number:text>+</number:text>
      <number:number number:decimal-places="0" number:min-integer-digits="1">
        <number:embedded-text number:position="3"> </number:embedded-text>
      </number:number>
    </number:number-style>
    <number:number-style style:name="N39">
      <number:text> -</number:text>
      <number:number number:decimal-places="0" number:min-integer-digits="1">
        <number:embedded-text number:position="3"> </number:embedded-text>
      </number:number>
      <style:map style:condition="value()&gt;=0" style:apply-style-name="N39P0"/>
    </number:number-style>
    <number:number-style style:name="N40P0">
      <number:text>+</number:text>
      <number:number number:decimal-places="1" number:min-integer-digits="1"/>
      <number:text>   </number:text>
    </number:number-style>
    <number:number-style style:name="N40">
      <number:text>-</number:text>
      <number:number number:decimal-places="1" number:min-integer-digits="1"/>
      <number:text>   </number:text>
      <style:map style:condition="value()&gt;=0" style:apply-style-name="N40P0"/>
    </number:number-style>
    <number:date-style style:name="N41">
      <number:month number:textual="true"/>
      <number:text>-</number:text>
      <number:year/>
    </number:date-style>
    <number:number-style style:name="N42">
      <number:number number:decimal-places="1" number:min-integer-digits="1"/>
    </number:number-style>
    <number:number-style style:name="N43">
      <number:number number:decimal-places="1" number:min-integer-digits="1"/>
      <number:text>    </number:text>
    </number:number-style>
    <number:currency-style style:name="N44P0" number:language="pt" number:country="PT">
      <number:text> </number:text>
      <number:number number:decimal-places="2" number:min-integer-digits="1" number:grouping="true"/>
      <number:text> </number:text>
      <number:currency-symbol number:language="pt" number:country="PT">€</number:currency-symbol>
      <number:text> </number:text>
    </number:currency-style>
    <number:currency-style style:name="N44P1" number:language="pt" number:country="PT"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number:text> </number:text>
    </number:currency-style>
    <number:currency-style style:name="N44P2" number:language="pt" number:country="PT">
      <number:text> -</number:text>
      <number:number number:decimal-places="0" number:min-integer-digits="2">
        <number:embedded-text number:position="0"> </number:embedded-text>
      </number:number>
      <number:currency-symbol number:language="pt" number:country="PT">€</number:currency-symbol>
      <number:text> </number:text>
    </number:currency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Euro" style:family="table-cell" style:data-style-name="N44"/>
    <style:style style:name="Euro_32_2" style:display-name="Euro 2" style:family="table-cell" style:data-style-name="N44"/>
    <style:style style:name="Euro_32_2_32_2" style:display-name="Euro 2 2" style:family="table-cell" style:data-style-name="N44"/>
    <style:style style:name="Euro_32_3" style:display-name="Euro 3" style:family="table-cell" style:data-style-name="N44"/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_32_2" style:display-name="Normal 3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_Pa_237_s" style:display-name="Normal 3_País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_32_2" style:display-name="Normal 4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_Pa_237_s" style:display-name="Normal 4_País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1496062992126in" fo:margin-bottom="0.15748031496063in" fo:margin-left="0.31496062992126in" fo:margin-right="0.31496062992126in" style:print-orientation="portrait" style:print-page-order="ttb" style:first-page-number="continue" style:scale-to="70%" style:table-centering="none" style:print="objects charts drawings"/>
      <style:header-style>
        <style:header-footer-properties fo:min-height="0.0393700787401575in" fo:margin-left="0.31496062992126in" fo:margin-right="0.31496062992126in" fo:margin-bottom="0in"/>
      </style:header-style>
      <style:footer-style>
        <style:header-footer-properties fo:min-height="0in" fo:margin-left="0.31496062992126in" fo:margin-right="0.31496062992126in" fo:margin-top="0in"/>
      </style:footer-style>
    </style:page-layout>
    <style:page-layout style:name="pm2">
      <style:page-layout-properties fo:margin-top="0.31496062992126in" fo:margin-bottom="0.15748031496063in" fo:margin-left="0.31496062992126in" fo:margin-right="0.196850393700787in" style:print-orientation="portrait" style:print-page-order="ttb" style:first-page-number="continue" style:scale-to="62%" style:table-centering="none" style:print="objects charts drawings"/>
      <style:header-style>
        <style:header-footer-properties fo:min-height="0.0393700787401575in" fo:margin-left="0.31496062992126in" fo:margin-right="0.196850393700787in" fo:margin-bottom="0in"/>
      </style:header-style>
      <style:footer-style>
        <style:header-footer-properties fo:min-height="0in" fo:margin-left="0.31496062992126in" fo:margin-right="0.196850393700787in" fo:margin-top="0in"/>
      </style:footer-style>
    </style:page-layout>
    <style:page-layout style:name="pm3">
      <style:page-layout-properties fo:margin-top="0.31496062992126in" fo:margin-bottom="0.15748031496063in" fo:margin-left="0.31496062992126in" fo:margin-right="0.31496062992126in" style:print-orientation="portrait" style:print-page-order="ttb" style:first-page-number="continue" style:scale-to="62%" style:table-centering="none" style:print="objects charts drawings"/>
      <style:header-style>
        <style:header-footer-properties fo:min-height="0.0393700787401575in" fo:margin-left="0.31496062992126in" fo:margin-right="0.31496062992126in" fo:margin-bottom="0in"/>
      </style:header-style>
      <style:footer-style>
        <style:header-footer-properties fo:min-height="0in" fo:margin-left="0.31496062992126in" fo:margin-right="0.31496062992126in" fo:margin-top="0in"/>
      </style:footer-style>
    </style:page-layout>
    <style:page-layout style:name="pm4">
      <style:page-layout-properties fo:margin-top="0.31496062992126in" fo:margin-bottom="0.15748031496063in" fo:margin-left="0.31496062992126in" fo:margin-right="0.31496062992126in" style:print-orientation="portrait" style:print-page-order="ttb" style:first-page-number="continue" style:scale-to="60%" style:table-centering="none" style:print="objects charts drawings"/>
      <style:header-style>
        <style:header-footer-properties fo:min-height="0.0393700787401575in" fo:margin-left="0.31496062992126in" fo:margin-right="0.31496062992126in" fo:margin-bottom="0in"/>
      </style:header-style>
      <style:footer-style>
        <style:header-footer-properties fo:min-height="0in" fo:margin-left="0.31496062992126in" fo:margin-right="0.31496062992126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730</meta:generator>
    <meta:initial-creator>Emília Josué;Ana Paula Brito</meta:initial-creator>
    <dc:creator>João Alface</dc:creator>
    <meta:creation-date>2014-01-15T09:56:08Z</meta:creation-date>
    <dc:date>2019-03-11T16:11:37Z</dc:date>
    <meta:print-date>2019-03-11T12:20:21Z</meta:print-date>
  </office:meta>
</office:document-meta>
</file>